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1" table:style-name="ta1">
        <table:shapes>
          <draw:frame draw:z-index="0" draw:style-name="gr1" draw:text-style-name="P1" svg:width="26.865cm" svg:height="15.087cm" svg:x="13.061cm" svg:y="0.558cm">
            <draw:object draw:notify-on-update-of-ranges="LOGGER01.B1:LOGGER01.B1 LOGGER01.B2:LOGGER01.B1066 LOGGER01.C1:LOGGER01.C1 LOGGER01.C2:LOGGER01.C10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9" calcext:value-type="float">
            <text:p>1.29</text:p>
          </table:table-cell>
          <table:table-cell office:value-type="float" office:value="500" calcext:value-type="float">
            <text:p>500</text:p>
          </table:table-cell>
          <table:table-cell office:value-type="float" office:value="645.03" calcext:value-type="float">
            <text:p>645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4" calcext:value-type="float">
            <text:p>15964</text:p>
          </table:table-cell>
          <table:table-cell table:formula="of:=[.A3]/1000/(60*60*24)" office:value-type="time" office:time-value="PT00H00M15.964S" calcext:value-type="time">
            <text:p>00:00:16</text:p>
          </table:table-cell>
          <table:table-cell office:value-type="float" office:value="1.29" calcext:value-type="float">
            <text:p>1.29</text:p>
          </table:table-cell>
          <table:table-cell office:value-type="float" office:value="500.12" calcext:value-type="float">
            <text:p>500.12</text:p>
          </table:table-cell>
          <table:table-cell office:value-type="float" office:value="643.15" calcext:value-type="float">
            <text:p>643.15</text:p>
          </table:table-cell>
          <table:table-cell office:value-type="float" office:value="2.22" calcext:value-type="float">
            <text:p>2.22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31964" calcext:value-type="float">
            <text:p>31964</text:p>
          </table:table-cell>
          <table:table-cell table:formula="of:=[.A4]/1000/(60*60*24)" office:value-type="time" office:time-value="PT00H00M31.964S" calcext:value-type="time">
            <text:p>00:00:32</text:p>
          </table:table-cell>
          <table:table-cell office:value-type="float" office:value="1.28" calcext:value-type="float">
            <text:p>1.28</text:p>
          </table:table-cell>
          <table:table-cell office:value-type="float" office:value="499.6" calcext:value-type="float">
            <text:p>499.6</text:p>
          </table:table-cell>
          <table:table-cell office:value-type="float" office:value="640.48" calcext:value-type="float">
            <text:p>640.48</text:p>
          </table:table-cell>
          <table:table-cell office:value-type="float" office:value="4.44" calcext:value-type="float">
            <text:p>4.44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47964" calcext:value-type="float">
            <text:p>47964</text:p>
          </table:table-cell>
          <table:table-cell table:formula="of:=[.A5]/1000/(60*60*24)" office:value-type="time" office:time-value="PT00H00M47.964S" calcext:value-type="time">
            <text:p>00:00:48</text:p>
          </table:table-cell>
          <table:table-cell office:value-type="float" office:value="1.28" calcext:value-type="float">
            <text:p>1.28</text:p>
          </table:table-cell>
          <table:table-cell office:value-type="float" office:value="499.4" calcext:value-type="float">
            <text:p>499.4</text:p>
          </table:table-cell>
          <table:table-cell office:value-type="float" office:value="638.23" calcext:value-type="float">
            <text:p>638.23</text:p>
          </table:table-cell>
          <table:table-cell office:value-type="float" office:value="6.66" calcext:value-type="float">
            <text:p>6.66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float" office:value="63964" calcext:value-type="float">
            <text:p>63964</text:p>
          </table:table-cell>
          <table:table-cell table:formula="of:=[.A6]/1000/(60*60*24)" office:value-type="time" office:time-value="PT00H01M03.964S" calcext:value-type="time">
            <text:p>00:01:04</text:p>
          </table:table-cell>
          <table:table-cell office:value-type="float" office:value="1.27" calcext:value-type="float">
            <text:p>1.27</text:p>
          </table:table-cell>
          <table:table-cell office:value-type="float" office:value="499.72" calcext:value-type="float">
            <text:p>499.72</text:p>
          </table:table-cell>
          <table:table-cell office:value-type="float" office:value="636.62" calcext:value-type="float">
            <text:p>636.62</text:p>
          </table:table-cell>
          <table:table-cell office:value-type="float" office:value="8.88" calcext:value-type="float">
            <text:p>8.88</text:p>
          </table:table-cell>
          <table:table-cell office:value-type="float" office:value="11.38" calcext:value-type="float">
            <text:p>11.38</text:p>
          </table:table-cell>
        </table:table-row>
        <table:table-row table:style-name="ro1">
          <table:table-cell office:value-type="float" office:value="79965" calcext:value-type="float">
            <text:p>79965</text:p>
          </table:table-cell>
          <table:table-cell table:formula="of:=[.A7]/1000/(60*60*24)" office:value-type="time" office:time-value="PT00H01M19.965S" calcext:value-type="time">
            <text:p>00:01:20</text:p>
          </table:table-cell>
          <table:table-cell office:value-type="float" office:value="1.27" calcext:value-type="float">
            <text:p>1.27</text:p>
          </table:table-cell>
          <table:table-cell office:value-type="float" office:value="499.6" calcext:value-type="float">
            <text:p>499.6</text:p>
          </table:table-cell>
          <table:table-cell office:value-type="float" office:value="634.47" calcext:value-type="float">
            <text:p>634.47</text:p>
          </table:table-cell>
          <table:table-cell office:value-type="float" office:value="11.1" calcext:value-type="float">
            <text:p>11.1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95964" calcext:value-type="float">
            <text:p>95964</text:p>
          </table:table-cell>
          <table:table-cell table:formula="of:=[.A8]/1000/(60*60*24)" office:value-type="time" office:time-value="PT00H01M35.964S" calcext:value-type="time">
            <text:p>00:01:36</text:p>
          </table:table-cell>
          <table:table-cell office:value-type="float" office:value="1.27" calcext:value-type="float">
            <text:p>1.27</text:p>
          </table:table-cell>
          <table:table-cell office:value-type="float" office:value="499.8" calcext:value-type="float">
            <text:p>499.8</text:p>
          </table:table-cell>
          <table:table-cell office:value-type="float" office:value="634.73" calcext:value-type="float">
            <text:p>634.73</text:p>
          </table:table-cell>
          <table:table-cell office:value-type="float" office:value="13.32" calcext:value-type="float">
            <text:p>13.32</text:p>
          </table:table-cell>
          <table:table-cell office:value-type="float" office:value="17.03" calcext:value-type="float">
            <text:p>17.03</text:p>
          </table:table-cell>
        </table:table-row>
        <table:table-row table:style-name="ro1">
          <table:table-cell office:value-type="float" office:value="111964" calcext:value-type="float">
            <text:p>111964</text:p>
          </table:table-cell>
          <table:table-cell table:formula="of:=[.A9]/1000/(60*60*24)" office:value-type="time" office:time-value="PT00H01M51.964S" calcext:value-type="time">
            <text:p>00:01:52</text:p>
          </table:table-cell>
          <table:table-cell office:value-type="float" office:value="1.27" calcext:value-type="float">
            <text:p>1.27</text:p>
          </table:table-cell>
          <table:table-cell office:value-type="float" office:value="499.6" calcext:value-type="float">
            <text:p>499.6</text:p>
          </table:table-cell>
          <table:table-cell office:value-type="float" office:value="634.48" calcext:value-type="float">
            <text:p>634.48</text:p>
          </table:table-cell>
          <table:table-cell office:value-type="float" office:value="15.54" calcext:value-type="float">
            <text:p>15.54</text:p>
          </table:table-cell>
          <table:table-cell office:value-type="float" office:value="19.85" calcext:value-type="float">
            <text:p>19.85</text:p>
          </table:table-cell>
        </table:table-row>
        <table:table-row table:style-name="ro1">
          <table:table-cell office:value-type="float" office:value="127964" calcext:value-type="float">
            <text:p>127964</text:p>
          </table:table-cell>
          <table:table-cell table:formula="of:=[.A10]/1000/(60*60*24)" office:value-type="time" office:time-value="PT00H02M07.964S" calcext:value-type="time">
            <text:p>00:02:08</text:p>
          </table:table-cell>
          <table:table-cell office:value-type="float" office:value="1.27" calcext:value-type="float">
            <text:p>1.27</text:p>
          </table:table-cell>
          <table:table-cell office:value-type="float" office:value="499.72" calcext:value-type="float">
            <text:p>499.72</text:p>
          </table:table-cell>
          <table:table-cell office:value-type="float" office:value="632.62" calcext:value-type="float">
            <text:p>632.62</text:p>
          </table:table-cell>
          <table:table-cell office:value-type="float" office:value="17.76" calcext:value-type="float">
            <text:p>17.76</text:p>
          </table:table-cell>
          <table:table-cell office:value-type="float" office:value="22.66" calcext:value-type="float">
            <text:p>22.66</text:p>
          </table:table-cell>
        </table:table-row>
        <table:table-row table:style-name="ro1">
          <table:table-cell office:value-type="float" office:value="143964" calcext:value-type="float">
            <text:p>143964</text:p>
          </table:table-cell>
          <table:table-cell table:formula="of:=[.A11]/1000/(60*60*24)" office:value-type="time" office:time-value="PT00H02M23.964S" calcext:value-type="time">
            <text:p>00:02:24</text:p>
          </table:table-cell>
          <table:table-cell office:value-type="float" office:value="1.27" calcext:value-type="float">
            <text:p>1.27</text:p>
          </table:table-cell>
          <table:table-cell office:value-type="float" office:value="499.4" calcext:value-type="float">
            <text:p>499.4</text:p>
          </table:table-cell>
          <table:table-cell office:value-type="float" office:value="632.22" calcext:value-type="float">
            <text:p>632.22</text:p>
          </table:table-cell>
          <table:table-cell office:value-type="float" office:value="19.98" calcext:value-type="float">
            <text:p>19.98</text:p>
          </table:table-cell>
          <table:table-cell office:value-type="float" office:value="25.47" calcext:value-type="float">
            <text:p>25.47</text:p>
          </table:table-cell>
        </table:table-row>
        <table:table-row table:style-name="ro1">
          <table:table-cell office:value-type="float" office:value="159964" calcext:value-type="float">
            <text:p>159964</text:p>
          </table:table-cell>
          <table:table-cell table:formula="of:=[.A12]/1000/(60*60*24)" office:value-type="time" office:time-value="PT00H02M39.964S" calcext:value-type="time">
            <text:p>00:02:40</text:p>
          </table:table-cell>
          <table:table-cell office:value-type="float" office:value="1.27" calcext:value-type="float">
            <text:p>1.27</text:p>
          </table:table-cell>
          <table:table-cell office:value-type="float" office:value="499.6" calcext:value-type="float">
            <text:p>499.6</text:p>
          </table:table-cell>
          <table:table-cell office:value-type="float" office:value="632.47" calcext:value-type="float">
            <text:p>632.47</text:p>
          </table:table-cell>
          <table:table-cell office:value-type="float" office:value="22.2" calcext:value-type="float">
            <text:p>22.2</text:p>
          </table:table-cell>
          <table:table-cell office:value-type="float" office:value="28.28" calcext:value-type="float">
            <text:p>28.28</text:p>
          </table:table-cell>
        </table:table-row>
        <table:table-row table:style-name="ro1">
          <table:table-cell office:value-type="float" office:value="175964" calcext:value-type="float">
            <text:p>175964</text:p>
          </table:table-cell>
          <table:table-cell table:formula="of:=[.A13]/1000/(60*60*24)" office:value-type="time" office:time-value="PT00H02M55.964S" calcext:value-type="time">
            <text:p>00:02:56</text:p>
          </table:table-cell>
          <table:table-cell office:value-type="float" office:value="1.26" calcext:value-type="float">
            <text:p>1.26</text:p>
          </table:table-cell>
          <table:table-cell office:value-type="float" office:value="499.52" calcext:value-type="float">
            <text:p>499.52</text:p>
          </table:table-cell>
          <table:table-cell office:value-type="float" office:value="630.36" calcext:value-type="float">
            <text:p>630.36</text:p>
          </table:table-cell>
          <table:table-cell office:value-type="float" office:value="24.42" calcext:value-type="float">
            <text:p>24.42</text:p>
          </table:table-cell>
          <table:table-cell office:value-type="float" office:value="31.09" calcext:value-type="float">
            <text:p>31.09</text:p>
          </table:table-cell>
        </table:table-row>
        <table:table-row table:style-name="ro1">
          <table:table-cell office:value-type="float" office:value="191964" calcext:value-type="float">
            <text:p>191964</text:p>
          </table:table-cell>
          <table:table-cell table:formula="of:=[.A14]/1000/(60*60*24)" office:value-type="time" office:time-value="PT00H03M11.964S" calcext:value-type="time">
            <text:p>00:03:12</text:p>
          </table:table-cell>
          <table:table-cell office:value-type="float" office:value="1.26" calcext:value-type="float">
            <text:p>1.26</text:p>
          </table:table-cell>
          <table:table-cell office:value-type="float" office:value="499.52" calcext:value-type="float">
            <text:p>499.52</text:p>
          </table:table-cell>
          <table:table-cell office:value-type="float" office:value="630.38" calcext:value-type="float">
            <text:p>630.38</text:p>
          </table:table-cell>
          <table:table-cell office:value-type="float" office:value="26.65" calcext:value-type="float">
            <text:p>26.65</text:p>
          </table:table-cell>
          <table:table-cell office:value-type="float" office:value="33.89" calcext:value-type="float">
            <text:p>33.89</text:p>
          </table:table-cell>
        </table:table-row>
        <table:table-row table:style-name="ro1">
          <table:table-cell office:value-type="float" office:value="207965" calcext:value-type="float">
            <text:p>207965</text:p>
          </table:table-cell>
          <table:table-cell table:formula="of:=[.A15]/1000/(60*60*24)" office:value-type="time" office:time-value="PT00H03M27.965S" calcext:value-type="time">
            <text:p>00:03:28</text:p>
          </table:table-cell>
          <table:table-cell office:value-type="float" office:value="1.26" calcext:value-type="float">
            <text:p>1.26</text:p>
          </table:table-cell>
          <table:table-cell office:value-type="float" office:value="499.6" calcext:value-type="float">
            <text:p>499.6</text:p>
          </table:table-cell>
          <table:table-cell office:value-type="float" office:value="628.47" calcext:value-type="float">
            <text:p>628.47</text:p>
          </table:table-cell>
          <table:table-cell office:value-type="float" office:value="28.87" calcext:value-type="float">
            <text:p>28.87</text:p>
          </table:table-cell>
          <table:table-cell office:value-type="float" office:value="36.69" calcext:value-type="float">
            <text:p>36.69</text:p>
          </table:table-cell>
        </table:table-row>
        <table:table-row table:style-name="ro1">
          <table:table-cell office:value-type="float" office:value="223964" calcext:value-type="float">
            <text:p>223964</text:p>
          </table:table-cell>
          <table:table-cell table:formula="of:=[.A16]/1000/(60*60*24)" office:value-type="time" office:time-value="PT00H03M43.964S" calcext:value-type="time">
            <text:p>00:03:44</text:p>
          </table:table-cell>
          <table:table-cell office:value-type="float" office:value="1.26" calcext:value-type="float">
            <text:p>1.26</text:p>
          </table:table-cell>
          <table:table-cell office:value-type="float" office:value="499.52" calcext:value-type="float">
            <text:p>499.52</text:p>
          </table:table-cell>
          <table:table-cell office:value-type="float" office:value="630.38" calcext:value-type="float">
            <text:p>630.38</text:p>
          </table:table-cell>
          <table:table-cell office:value-type="float" office:value="31.09" calcext:value-type="float">
            <text:p>31.09</text:p>
          </table:table-cell>
          <table:table-cell office:value-type="float" office:value="39.49" calcext:value-type="float">
            <text:p>39.49</text:p>
          </table:table-cell>
        </table:table-row>
        <table:table-row table:style-name="ro1">
          <table:table-cell office:value-type="float" office:value="239965" calcext:value-type="float">
            <text:p>239965</text:p>
          </table:table-cell>
          <table:table-cell table:formula="of:=[.A17]/1000/(60*60*24)" office:value-type="time" office:time-value="PT00H03M59.965S" calcext:value-type="time">
            <text:p>00:04:00</text:p>
          </table:table-cell>
          <table:table-cell office:value-type="float" office:value="1.26" calcext:value-type="float">
            <text:p>1.26</text:p>
          </table:table-cell>
          <table:table-cell office:value-type="float" office:value="499.6" calcext:value-type="float">
            <text:p>499.6</text:p>
          </table:table-cell>
          <table:table-cell office:value-type="float" office:value="628.47" calcext:value-type="float">
            <text:p>628.47</text:p>
          </table:table-cell>
          <table:table-cell office:value-type="float" office:value="33.31" calcext:value-type="float">
            <text:p>33.31</text:p>
          </table:table-cell>
          <table:table-cell office:value-type="float" office:value="42.28" calcext:value-type="float">
            <text:p>42.28</text:p>
          </table:table-cell>
        </table:table-row>
        <table:table-row table:style-name="ro1">
          <table:table-cell office:value-type="float" office:value="255964" calcext:value-type="float">
            <text:p>255964</text:p>
          </table:table-cell>
          <table:table-cell table:formula="of:=[.A18]/1000/(60*60*24)" office:value-type="time" office:time-value="PT00H04M15.964S" calcext:value-type="time">
            <text:p>00:04:16</text:p>
          </table:table-cell>
          <table:table-cell office:value-type="float" office:value="1.26" calcext:value-type="float">
            <text:p>1.26</text:p>
          </table:table-cell>
          <table:table-cell office:value-type="float" office:value="499.6" calcext:value-type="float">
            <text:p>499.6</text:p>
          </table:table-cell>
          <table:table-cell office:value-type="float" office:value="628.47" calcext:value-type="float">
            <text:p>628.47</text:p>
          </table:table-cell>
          <table:table-cell office:value-type="float" office:value="35.53" calcext:value-type="float">
            <text:p>35.53</text:p>
          </table:table-cell>
          <table:table-cell office:value-type="float" office:value="45.07" calcext:value-type="float">
            <text:p>45.07</text:p>
          </table:table-cell>
        </table:table-row>
        <table:table-row table:style-name="ro1">
          <table:table-cell office:value-type="float" office:value="271964" calcext:value-type="float">
            <text:p>271964</text:p>
          </table:table-cell>
          <table:table-cell table:formula="of:=[.A19]/1000/(60*60*24)" office:value-type="time" office:time-value="PT00H04M31.964S" calcext:value-type="time">
            <text:p>00:04:32</text:p>
          </table:table-cell>
          <table:table-cell office:value-type="float" office:value="1.26" calcext:value-type="float">
            <text:p>1.26</text:p>
          </table:table-cell>
          <table:table-cell office:value-type="float" office:value="499.6" calcext:value-type="float">
            <text:p>499.6</text:p>
          </table:table-cell>
          <table:table-cell office:value-type="float" office:value="628.48" calcext:value-type="float">
            <text:p>628.48</text:p>
          </table:table-cell>
          <table:table-cell office:value-type="float" office:value="37.75" calcext:value-type="float">
            <text:p>37.75</text:p>
          </table:table-cell>
          <table:table-cell office:value-type="float" office:value="47.86" calcext:value-type="float">
            <text:p>47.86</text:p>
          </table:table-cell>
        </table:table-row>
        <table:table-row table:style-name="ro1">
          <table:table-cell office:value-type="float" office:value="287965" calcext:value-type="float">
            <text:p>287965</text:p>
          </table:table-cell>
          <table:table-cell table:formula="of:=[.A20]/1000/(60*60*24)" office:value-type="time" office:time-value="PT00H04M47.965S" calcext:value-type="time">
            <text:p>00:04:48</text:p>
          </table:table-cell>
          <table:table-cell office:value-type="float" office:value="1.25" calcext:value-type="float">
            <text:p>1.25</text:p>
          </table:table-cell>
          <table:table-cell office:value-type="float" office:value="499.2" calcext:value-type="float">
            <text:p>499.2</text:p>
          </table:table-cell>
          <table:table-cell office:value-type="float" office:value="625.97" calcext:value-type="float">
            <text:p>625.97</text:p>
          </table:table-cell>
          <table:table-cell office:value-type="float" office:value="39.97" calcext:value-type="float">
            <text:p>39.97</text:p>
          </table:table-cell>
          <table:table-cell office:value-type="float" office:value="50.65" calcext:value-type="float">
            <text:p>50.65</text:p>
          </table:table-cell>
        </table:table-row>
        <table:table-row table:style-name="ro1">
          <table:table-cell office:value-type="float" office:value="303965" calcext:value-type="float">
            <text:p>303965</text:p>
          </table:table-cell>
          <table:table-cell table:formula="of:=[.A21]/1000/(60*60*24)" office:value-type="time" office:time-value="PT00H05M03.965S" calcext:value-type="time">
            <text:p>00:05:04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6.37" calcext:value-type="float">
            <text:p>626.37</text:p>
          </table:table-cell>
          <table:table-cell office:value-type="float" office:value="42.19" calcext:value-type="float">
            <text:p>42.19</text:p>
          </table:table-cell>
          <table:table-cell office:value-type="float" office:value="53.43" calcext:value-type="float">
            <text:p>53.43</text:p>
          </table:table-cell>
        </table:table-row>
        <table:table-row table:style-name="ro1">
          <table:table-cell office:value-type="float" office:value="319964" calcext:value-type="float">
            <text:p>319964</text:p>
          </table:table-cell>
          <table:table-cell table:formula="of:=[.A22]/1000/(60*60*24)" office:value-type="time" office:time-value="PT00H05M19.964S" calcext:value-type="time">
            <text:p>00:05:20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4.47" calcext:value-type="float">
            <text:p>624.47</text:p>
          </table:table-cell>
          <table:table-cell office:value-type="float" office:value="44.41" calcext:value-type="float">
            <text:p>44.41</text:p>
          </table:table-cell>
          <table:table-cell office:value-type="float" office:value="56.21" calcext:value-type="float">
            <text:p>56.21</text:p>
          </table:table-cell>
        </table:table-row>
        <table:table-row table:style-name="ro1">
          <table:table-cell office:value-type="float" office:value="335964" calcext:value-type="float">
            <text:p>335964</text:p>
          </table:table-cell>
          <table:table-cell table:formula="of:=[.A23]/1000/(60*60*24)" office:value-type="time" office:time-value="PT00H05M35.964S" calcext:value-type="time">
            <text:p>00:05:36</text:p>
          </table:table-cell>
          <table:table-cell office:value-type="float" office:value="1.25" calcext:value-type="float">
            <text:p>1.25</text:p>
          </table:table-cell>
          <table:table-cell office:value-type="float" office:value="499.2" calcext:value-type="float">
            <text:p>499.2</text:p>
          </table:table-cell>
          <table:table-cell office:value-type="float" office:value="623.98" calcext:value-type="float">
            <text:p>623.98</text:p>
          </table:table-cell>
          <table:table-cell office:value-type="float" office:value="46.63" calcext:value-type="float">
            <text:p>46.63</text:p>
          </table:table-cell>
          <table:table-cell office:value-type="float" office:value="58.99" calcext:value-type="float">
            <text:p>58.99</text:p>
          </table:table-cell>
        </table:table-row>
        <table:table-row table:style-name="ro1">
          <table:table-cell office:value-type="float" office:value="351964" calcext:value-type="float">
            <text:p>351964</text:p>
          </table:table-cell>
          <table:table-cell table:formula="of:=[.A24]/1000/(60*60*24)" office:value-type="time" office:time-value="PT00H05M51.964S" calcext:value-type="time">
            <text:p>00:05:52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4.49" calcext:value-type="float">
            <text:p>624.49</text:p>
          </table:table-cell>
          <table:table-cell office:value-type="float" office:value="48.85" calcext:value-type="float">
            <text:p>48.85</text:p>
          </table:table-cell>
          <table:table-cell office:value-type="float" office:value="61.77" calcext:value-type="float">
            <text:p>61.77</text:p>
          </table:table-cell>
        </table:table-row>
        <table:table-row table:style-name="ro1">
          <table:table-cell office:value-type="float" office:value="367964" calcext:value-type="float">
            <text:p>367964</text:p>
          </table:table-cell>
          <table:table-cell table:formula="of:=[.A25]/1000/(60*60*24)" office:value-type="time" office:time-value="PT00H06M07.964S" calcext:value-type="time">
            <text:p>00:06:08</text:p>
          </table:table-cell>
          <table:table-cell office:value-type="float" office:value="1.25" calcext:value-type="float">
            <text:p>1.25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4.62" calcext:value-type="float">
            <text:p>624.62</text:p>
          </table:table-cell>
          <table:table-cell office:value-type="float" office:value="51.07" calcext:value-type="float">
            <text:p>51.07</text:p>
          </table:table-cell>
          <table:table-cell office:value-type="float" office:value="64.55" calcext:value-type="float">
            <text:p>64.55</text:p>
          </table:table-cell>
        </table:table-row>
        <table:table-row table:style-name="ro1">
          <table:table-cell office:value-type="float" office:value="383965" calcext:value-type="float">
            <text:p>383965</text:p>
          </table:table-cell>
          <table:table-cell table:formula="of:=[.A26]/1000/(60*60*24)" office:value-type="time" office:time-value="PT00H06M23.965S" calcext:value-type="time">
            <text:p>00:06:24</text:p>
          </table:table-cell>
          <table:table-cell office:value-type="float" office:value="1.25" calcext:value-type="float">
            <text:p>1.25</text:p>
          </table:table-cell>
          <table:table-cell office:value-type="float" office:value="499.8" calcext:value-type="float">
            <text:p>499.8</text:p>
          </table:table-cell>
          <table:table-cell office:value-type="float" office:value="622.73" calcext:value-type="float">
            <text:p>622.73</text:p>
          </table:table-cell>
          <table:table-cell office:value-type="float" office:value="53.29" calcext:value-type="float">
            <text:p>53.29</text:p>
          </table:table-cell>
          <table:table-cell office:value-type="float" office:value="67.32" calcext:value-type="float">
            <text:p>67.32</text:p>
          </table:table-cell>
        </table:table-row>
        <table:table-row table:style-name="ro1">
          <table:table-cell office:value-type="float" office:value="399964" calcext:value-type="float">
            <text:p>399964</text:p>
          </table:table-cell>
          <table:table-cell table:formula="of:=[.A27]/1000/(60*60*24)" office:value-type="time" office:time-value="PT00H06M39.964S" calcext:value-type="time">
            <text:p>00:06:40</text:p>
          </table:table-cell>
          <table:table-cell office:value-type="float" office:value="1.25" calcext:value-type="float">
            <text:p>1.25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4.63" calcext:value-type="float">
            <text:p>624.63</text:p>
          </table:table-cell>
          <table:table-cell office:value-type="float" office:value="55.51" calcext:value-type="float">
            <text:p>55.51</text:p>
          </table:table-cell>
          <table:table-cell office:value-type="float" office:value="70.09" calcext:value-type="float">
            <text:p>70.09</text:p>
          </table:table-cell>
        </table:table-row>
        <table:table-row table:style-name="ro1">
          <table:table-cell office:value-type="float" office:value="415964" calcext:value-type="float">
            <text:p>415964</text:p>
          </table:table-cell>
          <table:table-cell table:formula="of:=[.A28]/1000/(60*60*24)" office:value-type="time" office:time-value="PT00H06M55.964S" calcext:value-type="time">
            <text:p>00:06:56</text:p>
          </table:table-cell>
          <table:table-cell office:value-type="float" office:value="1.25" calcext:value-type="float">
            <text:p>1.25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2.63" calcext:value-type="float">
            <text:p>622.63</text:p>
          </table:table-cell>
          <table:table-cell office:value-type="float" office:value="57.73" calcext:value-type="float">
            <text:p>57.73</text:p>
          </table:table-cell>
          <table:table-cell office:value-type="float" office:value="72.86" calcext:value-type="float">
            <text:p>72.86</text:p>
          </table:table-cell>
        </table:table-row>
        <table:table-row table:style-name="ro1">
          <table:table-cell office:value-type="float" office:value="431965" calcext:value-type="float">
            <text:p>431965</text:p>
          </table:table-cell>
          <table:table-cell table:formula="of:=[.A29]/1000/(60*60*24)" office:value-type="time" office:time-value="PT00H07M11.965S" calcext:value-type="time">
            <text:p>00:07:12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2.39" calcext:value-type="float">
            <text:p>622.39</text:p>
          </table:table-cell>
          <table:table-cell office:value-type="float" office:value="59.95" calcext:value-type="float">
            <text:p>59.95</text:p>
          </table:table-cell>
          <table:table-cell office:value-type="float" office:value="75.63" calcext:value-type="float">
            <text:p>75.63</text:p>
          </table:table-cell>
        </table:table-row>
        <table:table-row table:style-name="ro1">
          <table:table-cell office:value-type="float" office:value="447964" calcext:value-type="float">
            <text:p>447964</text:p>
          </table:table-cell>
          <table:table-cell table:formula="of:=[.A30]/1000/(60*60*24)" office:value-type="time" office:time-value="PT00H07M27.964S" calcext:value-type="time">
            <text:p>00:07:28</text:p>
          </table:table-cell>
          <table:table-cell office:value-type="float" office:value="1.24" calcext:value-type="float">
            <text:p>1.24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0.63" calcext:value-type="float">
            <text:p>620.63</text:p>
          </table:table-cell>
          <table:table-cell office:value-type="float" office:value="62.17" calcext:value-type="float">
            <text:p>62.17</text:p>
          </table:table-cell>
          <table:table-cell office:value-type="float" office:value="78.39" calcext:value-type="float">
            <text:p>78.39</text:p>
          </table:table-cell>
        </table:table-row>
        <table:table-row table:style-name="ro1">
          <table:table-cell office:value-type="float" office:value="463964" calcext:value-type="float">
            <text:p>463964</text:p>
          </table:table-cell>
          <table:table-cell table:formula="of:=[.A31]/1000/(60*60*24)" office:value-type="time" office:time-value="PT00H07M43.964S" calcext:value-type="time">
            <text:p>00:07:44</text:p>
          </table:table-cell>
          <table:table-cell office:value-type="float" office:value="1.24" calcext:value-type="float">
            <text:p>1.24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0.64" calcext:value-type="float">
            <text:p>620.64</text:p>
          </table:table-cell>
          <table:table-cell office:value-type="float" office:value="64.39" calcext:value-type="float">
            <text:p>64.39</text:p>
          </table:table-cell>
          <table:table-cell office:value-type="float" office:value="81.16" calcext:value-type="float">
            <text:p>81.16</text:p>
          </table:table-cell>
        </table:table-row>
        <table:table-row table:style-name="ro1">
          <table:table-cell office:value-type="float" office:value="479964" calcext:value-type="float">
            <text:p>479964</text:p>
          </table:table-cell>
          <table:table-cell table:formula="of:=[.A32]/1000/(60*60*24)" office:value-type="time" office:time-value="PT00H07M59.964S" calcext:value-type="time">
            <text:p>00:08:00</text:p>
          </table:table-cell>
          <table:table-cell office:value-type="float" office:value="1.24" calcext:value-type="float">
            <text:p>1.24</text:p>
          </table:table-cell>
          <table:table-cell office:value-type="float" office:value="499.8" calcext:value-type="float">
            <text:p>499.8</text:p>
          </table:table-cell>
          <table:table-cell office:value-type="float" office:value="620.74" calcext:value-type="float">
            <text:p>620.74</text:p>
          </table:table-cell>
          <table:table-cell office:value-type="float" office:value="66.61" calcext:value-type="float">
            <text:p>66.61</text:p>
          </table:table-cell>
          <table:table-cell office:value-type="float" office:value="83.92" calcext:value-type="float">
            <text:p>83.92</text:p>
          </table:table-cell>
        </table:table-row>
        <table:table-row table:style-name="ro1">
          <table:table-cell office:value-type="float" office:value="495964" calcext:value-type="float">
            <text:p>495964</text:p>
          </table:table-cell>
          <table:table-cell table:formula="of:=[.A33]/1000/(60*60*24)" office:value-type="time" office:time-value="PT00H08M15.964S" calcext:value-type="time">
            <text:p>00:08:16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20.23" calcext:value-type="float">
            <text:p>620.23</text:p>
          </table:table-cell>
          <table:table-cell office:value-type="float" office:value="68.83" calcext:value-type="float">
            <text:p>68.83</text:p>
          </table:table-cell>
          <table:table-cell office:value-type="float" office:value="86.68" calcext:value-type="float">
            <text:p>86.68</text:p>
          </table:table-cell>
        </table:table-row>
        <table:table-row table:style-name="ro1">
          <table:table-cell office:value-type="float" office:value="511964" calcext:value-type="float">
            <text:p>511964</text:p>
          </table:table-cell>
          <table:table-cell table:formula="of:=[.A34]/1000/(60*60*24)" office:value-type="time" office:time-value="PT00H08M31.964S" calcext:value-type="time">
            <text:p>00:08:32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20.47" calcext:value-type="float">
            <text:p>620.47</text:p>
          </table:table-cell>
          <table:table-cell office:value-type="float" office:value="71.05" calcext:value-type="float">
            <text:p>71.05</text:p>
          </table:table-cell>
          <table:table-cell office:value-type="float" office:value="89.44" calcext:value-type="float">
            <text:p>89.44</text:p>
          </table:table-cell>
        </table:table-row>
        <table:table-row table:style-name="ro1">
          <table:table-cell office:value-type="float" office:value="527965" calcext:value-type="float">
            <text:p>527965</text:p>
          </table:table-cell>
          <table:table-cell table:formula="of:=[.A35]/1000/(60*60*24)" office:value-type="time" office:time-value="PT00H08M47.965S" calcext:value-type="time">
            <text:p>00:08:48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8.37" calcext:value-type="float">
            <text:p>618.37</text:p>
          </table:table-cell>
          <table:table-cell office:value-type="float" office:value="73.27" calcext:value-type="float">
            <text:p>73.27</text:p>
          </table:table-cell>
          <table:table-cell office:value-type="float" office:value="92.19" calcext:value-type="float">
            <text:p>92.19</text:p>
          </table:table-cell>
        </table:table-row>
        <table:table-row table:style-name="ro1">
          <table:table-cell office:value-type="float" office:value="543964" calcext:value-type="float">
            <text:p>543964</text:p>
          </table:table-cell>
          <table:table-cell table:formula="of:=[.A36]/1000/(60*60*24)" office:value-type="time" office:time-value="PT00H09M03.964S" calcext:value-type="time">
            <text:p>00:09:04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18.24" calcext:value-type="float">
            <text:p>618.24</text:p>
          </table:table-cell>
          <table:table-cell office:value-type="float" office:value="75.49" calcext:value-type="float">
            <text:p>75.49</text:p>
          </table:table-cell>
          <table:table-cell office:value-type="float" office:value="94.95" calcext:value-type="float">
            <text:p>94.95</text:p>
          </table:table-cell>
        </table:table-row>
        <table:table-row table:style-name="ro1">
          <table:table-cell office:value-type="float" office:value="559964" calcext:value-type="float">
            <text:p>559964</text:p>
          </table:table-cell>
          <table:table-cell table:formula="of:=[.A37]/1000/(60*60*24)" office:value-type="time" office:time-value="PT00H09M19.964S" calcext:value-type="time">
            <text:p>00:09:20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8.39" calcext:value-type="float">
            <text:p>618.39</text:p>
          </table:table-cell>
          <table:table-cell office:value-type="float" office:value="77.71" calcext:value-type="float">
            <text:p>77.71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float" office:value="575965" calcext:value-type="float">
            <text:p>575965</text:p>
          </table:table-cell>
          <table:table-cell table:formula="of:=[.A38]/1000/(60*60*24)" office:value-type="time" office:time-value="PT00H09M35.965S" calcext:value-type="time">
            <text:p>00:09:36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0.38" calcext:value-type="float">
            <text:p>620.38</text:p>
          </table:table-cell>
          <table:table-cell office:value-type="float" office:value="79.93" calcext:value-type="float">
            <text:p>79.93</text:p>
          </table:table-cell>
          <table:table-cell office:value-type="float" office:value="100.45" calcext:value-type="float">
            <text:p>100.45</text:p>
          </table:table-cell>
        </table:table-row>
        <table:table-row table:style-name="ro1">
          <table:table-cell office:value-type="float" office:value="591964" calcext:value-type="float">
            <text:p>591964</text:p>
          </table:table-cell>
          <table:table-cell table:formula="of:=[.A39]/1000/(60*60*24)" office:value-type="time" office:time-value="PT00H09M51.964S" calcext:value-type="time">
            <text:p>00:09:52</text:p>
          </table:table-cell>
          <table:table-cell office:value-type="float" office:value="1.24" calcext:value-type="float">
            <text:p>1.24</text:p>
          </table:table-cell>
          <table:table-cell office:value-type="float" office:value="499.32" calcext:value-type="float">
            <text:p>499.32</text:p>
          </table:table-cell>
          <table:table-cell office:value-type="float" office:value="620.14" calcext:value-type="float">
            <text:p>620.14</text:p>
          </table:table-cell>
          <table:table-cell office:value-type="float" office:value="82.15" calcext:value-type="float">
            <text:p>82.15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float" office:value="607965" calcext:value-type="float">
            <text:p>607965</text:p>
          </table:table-cell>
          <table:table-cell table:formula="of:=[.A40]/1000/(60*60*24)" office:value-type="time" office:time-value="PT00H10M07.965S" calcext:value-type="time">
            <text:p>00:10:08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18.23" calcext:value-type="float">
            <text:p>618.23</text:p>
          </table:table-cell>
          <table:table-cell office:value-type="float" office:value="84.37" calcext:value-type="float">
            <text:p>84.37</text:p>
          </table:table-cell>
          <table:table-cell office:value-type="float" office:value="105.95" calcext:value-type="float">
            <text:p>105.95</text:p>
          </table:table-cell>
        </table:table-row>
        <table:table-row table:style-name="ro1">
          <table:table-cell office:value-type="float" office:value="623965" calcext:value-type="float">
            <text:p>623965</text:p>
          </table:table-cell>
          <table:table-cell table:formula="of:=[.A41]/1000/(60*60*24)" office:value-type="time" office:time-value="PT00H10M23.965S" calcext:value-type="time">
            <text:p>00:10:24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18.49" calcext:value-type="float">
            <text:p>618.49</text:p>
          </table:table-cell>
          <table:table-cell office:value-type="float" office:value="86.59" calcext:value-type="float">
            <text:p>86.59</text:p>
          </table:table-cell>
          <table:table-cell office:value-type="float" office:value="108.69" calcext:value-type="float">
            <text:p>108.69</text:p>
          </table:table-cell>
        </table:table-row>
        <table:table-row table:style-name="ro1">
          <table:table-cell office:value-type="float" office:value="639964" calcext:value-type="float">
            <text:p>639964</text:p>
          </table:table-cell>
          <table:table-cell table:formula="of:=[.A42]/1000/(60*60*24)" office:value-type="time" office:time-value="PT00H10M39.964S" calcext:value-type="time">
            <text:p>00:10:40</text:p>
          </table:table-cell>
          <table:table-cell office:value-type="float" office:value="1.24" calcext:value-type="float">
            <text:p>1.24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8.64" calcext:value-type="float">
            <text:p>618.64</text:p>
          </table:table-cell>
          <table:table-cell office:value-type="float" office:value="88.81" calcext:value-type="float">
            <text:p>88.81</text:p>
          </table:table-cell>
          <table:table-cell office:value-type="float" office:value="111.44" calcext:value-type="float">
            <text:p>111.44</text:p>
          </table:table-cell>
        </table:table-row>
        <table:table-row table:style-name="ro1">
          <table:table-cell office:value-type="float" office:value="655965" calcext:value-type="float">
            <text:p>655965</text:p>
          </table:table-cell>
          <table:table-cell table:formula="of:=[.A43]/1000/(60*60*24)" office:value-type="time" office:time-value="PT00H10M55.965S" calcext:value-type="time">
            <text:p>00:10:56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6.49" calcext:value-type="float">
            <text:p>616.49</text:p>
          </table:table-cell>
          <table:table-cell office:value-type="float" office:value="91.04" calcext:value-type="float">
            <text:p>91.04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office:value-type="float" office:value="671965" calcext:value-type="float">
            <text:p>671965</text:p>
          </table:table-cell>
          <table:table-cell table:formula="of:=[.A44]/1000/(60*60*24)" office:value-type="time" office:time-value="PT00H11M11.965S" calcext:value-type="time">
            <text:p>00:11:12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6.48" calcext:value-type="float">
            <text:p>616.48</text:p>
          </table:table-cell>
          <table:table-cell office:value-type="float" office:value="93.26" calcext:value-type="float">
            <text:p>93.26</text:p>
          </table:table-cell>
          <table:table-cell office:value-type="float" office:value="116.92" calcext:value-type="float">
            <text:p>116.92</text:p>
          </table:table-cell>
        </table:table-row>
        <table:table-row table:style-name="ro1">
          <table:table-cell office:value-type="float" office:value="687964" calcext:value-type="float">
            <text:p>687964</text:p>
          </table:table-cell>
          <table:table-cell table:formula="of:=[.A45]/1000/(60*60*24)" office:value-type="time" office:time-value="PT00H11M27.964S" calcext:value-type="time">
            <text:p>00:11:28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6.38" calcext:value-type="float">
            <text:p>616.38</text:p>
          </table:table-cell>
          <table:table-cell office:value-type="float" office:value="95.48" calcext:value-type="float">
            <text:p>95.48</text:p>
          </table:table-cell>
          <table:table-cell office:value-type="float" office:value="119.66" calcext:value-type="float">
            <text:p>119.66</text:p>
          </table:table-cell>
        </table:table-row>
        <table:table-row table:style-name="ro1">
          <table:table-cell office:value-type="float" office:value="703964" calcext:value-type="float">
            <text:p>703964</text:p>
          </table:table-cell>
          <table:table-cell table:formula="of:=[.A46]/1000/(60*60*24)" office:value-type="time" office:time-value="PT00H11M43.964S" calcext:value-type="time">
            <text:p>00:11:44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6.63" calcext:value-type="float">
            <text:p>616.63</text:p>
          </table:table-cell>
          <table:table-cell office:value-type="float" office:value="97.7" calcext:value-type="float">
            <text:p>97.7</text:p>
          </table:table-cell>
          <table:table-cell office:value-type="float" office:value="122.4" calcext:value-type="float">
            <text:p>122.4</text:p>
          </table:table-cell>
        </table:table-row>
        <table:table-row table:style-name="ro1">
          <table:table-cell office:value-type="float" office:value="719964" calcext:value-type="float">
            <text:p>719964</text:p>
          </table:table-cell>
          <table:table-cell table:formula="of:=[.A47]/1000/(60*60*24)" office:value-type="time" office:time-value="PT00H11M59.964S" calcext:value-type="time">
            <text:p>00:12:00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6.23" calcext:value-type="float">
            <text:p>616.23</text:p>
          </table:table-cell>
          <table:table-cell office:value-type="float" office:value="99.92" calcext:value-type="float">
            <text:p>99.92</text:p>
          </table:table-cell>
          <table:table-cell office:value-type="float" office:value="125.14" calcext:value-type="float">
            <text:p>125.14</text:p>
          </table:table-cell>
        </table:table-row>
        <table:table-row table:style-name="ro1">
          <table:table-cell office:value-type="float" office:value="735964" calcext:value-type="float">
            <text:p>735964</text:p>
          </table:table-cell>
          <table:table-cell table:formula="of:=[.A48]/1000/(60*60*24)" office:value-type="time" office:time-value="PT00H12M15.964S" calcext:value-type="time">
            <text:p>00:12:16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4.47" calcext:value-type="float">
            <text:p>614.47</text:p>
          </table:table-cell>
          <table:table-cell office:value-type="float" office:value="102.14" calcext:value-type="float">
            <text:p>102.14</text:p>
          </table:table-cell>
          <table:table-cell office:value-type="float" office:value="127.88" calcext:value-type="float">
            <text:p>127.88</text:p>
          </table:table-cell>
        </table:table-row>
        <table:table-row table:style-name="ro1">
          <table:table-cell office:value-type="float" office:value="751964" calcext:value-type="float">
            <text:p>751964</text:p>
          </table:table-cell>
          <table:table-cell table:formula="of:=[.A49]/1000/(60*60*24)" office:value-type="time" office:time-value="PT00H12M31.964S" calcext:value-type="time">
            <text:p>00:12:32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4.38" calcext:value-type="float">
            <text:p>614.38</text:p>
          </table:table-cell>
          <table:table-cell office:value-type="float" office:value="104.36" calcext:value-type="float">
            <text:p>104.36</text:p>
          </table:table-cell>
          <table:table-cell office:value-type="float" office:value="130.61" calcext:value-type="float">
            <text:p>130.61</text:p>
          </table:table-cell>
        </table:table-row>
        <table:table-row table:style-name="ro1">
          <table:table-cell office:value-type="float" office:value="767964" calcext:value-type="float">
            <text:p>767964</text:p>
          </table:table-cell>
          <table:table-cell table:formula="of:=[.A50]/1000/(60*60*24)" office:value-type="time" office:time-value="PT00H12M47.964S" calcext:value-type="time">
            <text:p>00:12:48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4.23" calcext:value-type="float">
            <text:p>614.23</text:p>
          </table:table-cell>
          <table:table-cell office:value-type="float" office:value="106.58" calcext:value-type="float">
            <text:p>106.58</text:p>
          </table:table-cell>
          <table:table-cell office:value-type="float" office:value="133.35" calcext:value-type="float">
            <text:p>133.35</text:p>
          </table:table-cell>
        </table:table-row>
        <table:table-row table:style-name="ro1">
          <table:table-cell office:value-type="float" office:value="783964" calcext:value-type="float">
            <text:p>783964</text:p>
          </table:table-cell>
          <table:table-cell table:formula="of:=[.A51]/1000/(60*60*24)" office:value-type="time" office:time-value="PT00H13M03.964S" calcext:value-type="time">
            <text:p>00:13:04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4.64" calcext:value-type="float">
            <text:p>614.64</text:p>
          </table:table-cell>
          <table:table-cell office:value-type="float" office:value="108.8" calcext:value-type="float">
            <text:p>108.8</text:p>
          </table:table-cell>
          <table:table-cell office:value-type="float" office:value="136.08" calcext:value-type="float">
            <text:p>136.08</text:p>
          </table:table-cell>
        </table:table-row>
        <table:table-row table:style-name="ro1">
          <table:table-cell office:value-type="float" office:value="799965" calcext:value-type="float">
            <text:p>799965</text:p>
          </table:table-cell>
          <table:table-cell table:formula="of:=[.A52]/1000/(60*60*24)" office:value-type="time" office:time-value="PT00H13M19.965S" calcext:value-type="time">
            <text:p>00:13:20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4.48" calcext:value-type="float">
            <text:p>614.48</text:p>
          </table:table-cell>
          <table:table-cell office:value-type="float" office:value="111.02" calcext:value-type="float">
            <text:p>111.02</text:p>
          </table:table-cell>
          <table:table-cell office:value-type="float" office:value="138.81" calcext:value-type="float">
            <text:p>138.81</text:p>
          </table:table-cell>
        </table:table-row>
        <table:table-row table:style-name="ro1">
          <table:table-cell office:value-type="float" office:value="815965" calcext:value-type="float">
            <text:p>815965</text:p>
          </table:table-cell>
          <table:table-cell table:formula="of:=[.A53]/1000/(60*60*24)" office:value-type="time" office:time-value="PT00H13M35.965S" calcext:value-type="time">
            <text:p>00:13:36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4.63" calcext:value-type="float">
            <text:p>614.63</text:p>
          </table:table-cell>
          <table:table-cell office:value-type="float" office:value="113.24" calcext:value-type="float">
            <text:p>113.24</text:p>
          </table:table-cell>
          <table:table-cell office:value-type="float" office:value="141.54" calcext:value-type="float">
            <text:p>141.54</text:p>
          </table:table-cell>
        </table:table-row>
        <table:table-row table:style-name="ro1">
          <table:table-cell office:value-type="float" office:value="831964" calcext:value-type="float">
            <text:p>831964</text:p>
          </table:table-cell>
          <table:table-cell table:formula="of:=[.A54]/1000/(60*60*24)" office:value-type="time" office:time-value="PT00H13M51.964S" calcext:value-type="time">
            <text:p>00:13:52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4.63" calcext:value-type="float">
            <text:p>614.63</text:p>
          </table:table-cell>
          <table:table-cell office:value-type="float" office:value="115.46" calcext:value-type="float">
            <text:p>115.46</text:p>
          </table:table-cell>
          <table:table-cell office:value-type="float" office:value="144.27" calcext:value-type="float">
            <text:p>144.27</text:p>
          </table:table-cell>
        </table:table-row>
        <table:table-row table:style-name="ro1">
          <table:table-cell office:value-type="float" office:value="847964" calcext:value-type="float">
            <text:p>847964</text:p>
          </table:table-cell>
          <table:table-cell table:formula="of:=[.A55]/1000/(60*60*24)" office:value-type="time" office:time-value="PT00H14M07.964S" calcext:value-type="time">
            <text:p>00:14:08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4.49" calcext:value-type="float">
            <text:p>614.49</text:p>
          </table:table-cell>
          <table:table-cell office:value-type="float" office:value="117.68" calcext:value-type="float">
            <text:p>117.6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863964" calcext:value-type="float">
            <text:p>863964</text:p>
          </table:table-cell>
          <table:table-cell table:formula="of:=[.A56]/1000/(60*60*24)" office:value-type="time" office:time-value="PT00H14M23.964S" calcext:value-type="time">
            <text:p>00:14:24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4.39" calcext:value-type="float">
            <text:p>614.39</text:p>
          </table:table-cell>
          <table:table-cell office:value-type="float" office:value="119.9" calcext:value-type="float">
            <text:p>119.9</text:p>
          </table:table-cell>
          <table:table-cell office:value-type="float" office:value="149.73" calcext:value-type="float">
            <text:p>149.73</text:p>
          </table:table-cell>
        </table:table-row>
        <table:table-row table:style-name="ro1">
          <table:table-cell office:value-type="float" office:value="879964" calcext:value-type="float">
            <text:p>879964</text:p>
          </table:table-cell>
          <table:table-cell table:formula="of:=[.A57]/1000/(60*60*24)" office:value-type="time" office:time-value="PT00H14M39.964S" calcext:value-type="time">
            <text:p>00:14:40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2.48" calcext:value-type="float">
            <text:p>612.48</text:p>
          </table:table-cell>
          <table:table-cell office:value-type="float" office:value="122.12" calcext:value-type="float">
            <text:p>122.12</text:p>
          </table:table-cell>
          <table:table-cell office:value-type="float" office:value="152.45" calcext:value-type="float">
            <text:p>152.45</text:p>
          </table:table-cell>
        </table:table-row>
        <table:table-row table:style-name="ro1">
          <table:table-cell office:value-type="float" office:value="895964" calcext:value-type="float">
            <text:p>895964</text:p>
          </table:table-cell>
          <table:table-cell table:formula="of:=[.A58]/1000/(60*60*24)" office:value-type="time" office:time-value="PT00H14M55.964S" calcext:value-type="time">
            <text:p>00:14:56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4.63" calcext:value-type="float">
            <text:p>614.63</text:p>
          </table:table-cell>
          <table:table-cell office:value-type="float" office:value="124.34" calcext:value-type="float">
            <text:p>124.34</text:p>
          </table:table-cell>
          <table:table-cell office:value-type="float" office:value="155.18" calcext:value-type="float">
            <text:p>155.18</text:p>
          </table:table-cell>
        </table:table-row>
        <table:table-row table:style-name="ro1">
          <table:table-cell office:value-type="float" office:value="911965" calcext:value-type="float">
            <text:p>911965</text:p>
          </table:table-cell>
          <table:table-cell table:formula="of:=[.A59]/1000/(60*60*24)" office:value-type="time" office:time-value="PT00H15M11.965S" calcext:value-type="time">
            <text:p>00:15:12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0.14" calcext:value-type="float">
            <text:p>610.14</text:p>
          </table:table-cell>
          <table:table-cell office:value-type="float" office:value="126.56" calcext:value-type="float">
            <text:p>126.56</text:p>
          </table:table-cell>
          <table:table-cell office:value-type="float" office:value="157.9" calcext:value-type="float">
            <text:p>157.9</text:p>
          </table:table-cell>
        </table:table-row>
        <table:table-row table:style-name="ro1">
          <table:table-cell office:value-type="float" office:value="927964" calcext:value-type="float">
            <text:p>927964</text:p>
          </table:table-cell>
          <table:table-cell table:formula="of:=[.A60]/1000/(60*60*24)" office:value-type="time" office:time-value="PT00H15M27.964S" calcext:value-type="time">
            <text:p>00:15:28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2.14" calcext:value-type="float">
            <text:p>612.14</text:p>
          </table:table-cell>
          <table:table-cell office:value-type="float" office:value="128.78" calcext:value-type="float">
            <text:p>128.78</text:p>
          </table:table-cell>
          <table:table-cell office:value-type="float" office:value="160.62" calcext:value-type="float">
            <text:p>160.62</text:p>
          </table:table-cell>
        </table:table-row>
        <table:table-row table:style-name="ro1">
          <table:table-cell office:value-type="float" office:value="943964" calcext:value-type="float">
            <text:p>943964</text:p>
          </table:table-cell>
          <table:table-cell table:formula="of:=[.A61]/1000/(60*60*24)" office:value-type="time" office:time-value="PT00H15M43.964S" calcext:value-type="time">
            <text:p>00:15:44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2.15" calcext:value-type="float">
            <text:p>612.15</text:p>
          </table:table-cell>
          <table:table-cell office:value-type="float" office:value="131" calcext:value-type="float">
            <text:p>131</text:p>
          </table:table-cell>
          <table:table-cell office:value-type="float" office:value="163.35" calcext:value-type="float">
            <text:p>163.35</text:p>
          </table:table-cell>
        </table:table-row>
        <table:table-row table:style-name="ro1">
          <table:table-cell office:value-type="float" office:value="959964" calcext:value-type="float">
            <text:p>959964</text:p>
          </table:table-cell>
          <table:table-cell table:formula="of:=[.A62]/1000/(60*60*24)" office:value-type="time" office:time-value="PT00H15M59.964S" calcext:value-type="time">
            <text:p>00:16:00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0.38" calcext:value-type="float">
            <text:p>610.38</text:p>
          </table:table-cell>
          <table:table-cell office:value-type="float" office:value="133.22" calcext:value-type="float">
            <text:p>133.22</text:p>
          </table:table-cell>
          <table:table-cell office:value-type="float" office:value="166.07" calcext:value-type="float">
            <text:p>166.07</text:p>
          </table:table-cell>
        </table:table-row>
        <table:table-row table:style-name="ro1">
          <table:table-cell office:value-type="float" office:value="975964" calcext:value-type="float">
            <text:p>975964</text:p>
          </table:table-cell>
          <table:table-cell table:formula="of:=[.A63]/1000/(60*60*24)" office:value-type="time" office:time-value="PT00H16M15.964S" calcext:value-type="time">
            <text:p>00:16:16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2.39" calcext:value-type="float">
            <text:p>612.39</text:p>
          </table:table-cell>
          <table:table-cell office:value-type="float" office:value="135.44" calcext:value-type="float">
            <text:p>135.44</text:p>
          </table:table-cell>
          <table:table-cell office:value-type="float" office:value="168.79" calcext:value-type="float">
            <text:p>168.79</text:p>
          </table:table-cell>
        </table:table-row>
        <table:table-row table:style-name="ro1">
          <table:table-cell office:value-type="float" office:value="991964" calcext:value-type="float">
            <text:p>991964</text:p>
          </table:table-cell>
          <table:table-cell table:formula="of:=[.A64]/1000/(60*60*24)" office:value-type="time" office:time-value="PT00H16M31.964S" calcext:value-type="time">
            <text:p>00:16:32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0.39" calcext:value-type="float">
            <text:p>610.39</text:p>
          </table:table-cell>
          <table:table-cell office:value-type="float" office:value="137.66" calcext:value-type="float">
            <text:p>137.66</text:p>
          </table:table-cell>
          <table:table-cell office:value-type="float" office:value="171.5" calcext:value-type="float">
            <text:p>171.5</text:p>
          </table:table-cell>
        </table:table-row>
        <table:table-row table:style-name="ro1">
          <table:table-cell office:value-type="float" office:value="1007964" calcext:value-type="float">
            <text:p>1007964</text:p>
          </table:table-cell>
          <table:table-cell table:formula="of:=[.A65]/1000/(60*60*24)" office:value-type="time" office:time-value="PT00H16M47.964S" calcext:value-type="time">
            <text:p>00:16:48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10.49" calcext:value-type="float">
            <text:p>610.49</text:p>
          </table:table-cell>
          <table:table-cell office:value-type="float" office:value="139.88" calcext:value-type="float">
            <text:p>139.88</text:p>
          </table:table-cell>
          <table:table-cell office:value-type="float" office:value="174.22" calcext:value-type="float">
            <text:p>174.22</text:p>
          </table:table-cell>
        </table:table-row>
        <table:table-row table:style-name="ro1">
          <table:table-cell office:value-type="float" office:value="1023964" calcext:value-type="float">
            <text:p>1023964</text:p>
          </table:table-cell>
          <table:table-cell table:formula="of:=[.A66]/1000/(60*60*24)" office:value-type="time" office:time-value="PT00H17M03.964S" calcext:value-type="time">
            <text:p>00:17:04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10.49" calcext:value-type="float">
            <text:p>610.49</text:p>
          </table:table-cell>
          <table:table-cell office:value-type="float" office:value="142.1" calcext:value-type="float">
            <text:p>142.1</text:p>
          </table:table-cell>
          <table:table-cell office:value-type="float" office:value="176.93" calcext:value-type="float">
            <text:p>176.93</text:p>
          </table:table-cell>
        </table:table-row>
        <table:table-row table:style-name="ro1">
          <table:table-cell office:value-type="float" office:value="1039965" calcext:value-type="float">
            <text:p>1039965</text:p>
          </table:table-cell>
          <table:table-cell table:formula="of:=[.A67]/1000/(60*60*24)" office:value-type="time" office:time-value="PT00H17M19.965S" calcext:value-type="time">
            <text:p>00:17:20</text:p>
          </table:table-cell>
          <table:table-cell office:value-type="float" office:value="1.22" calcext:value-type="float">
            <text:p>1.2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0.63" calcext:value-type="float">
            <text:p>610.63</text:p>
          </table:table-cell>
          <table:table-cell office:value-type="float" office:value="144.32" calcext:value-type="float">
            <text:p>144.32</text:p>
          </table:table-cell>
          <table:table-cell office:value-type="float" office:value="179.64" calcext:value-type="float">
            <text:p>179.64</text:p>
          </table:table-cell>
        </table:table-row>
        <table:table-row table:style-name="ro1">
          <table:table-cell office:value-type="float" office:value="1055964" calcext:value-type="float">
            <text:p>1055964</text:p>
          </table:table-cell>
          <table:table-cell table:formula="of:=[.A68]/1000/(60*60*24)" office:value-type="time" office:time-value="PT00H17M35.964S" calcext:value-type="time">
            <text:p>00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10.49" calcext:value-type="float">
            <text:p>610.49</text:p>
          </table:table-cell>
          <table:table-cell office:value-type="float" office:value="146.54" calcext:value-type="float">
            <text:p>146.54</text:p>
          </table:table-cell>
          <table:table-cell office:value-type="float" office:value="182.36" calcext:value-type="float">
            <text:p>182.36</text:p>
          </table:table-cell>
        </table:table-row>
        <table:table-row table:style-name="ro1">
          <table:table-cell office:value-type="float" office:value="1071964" calcext:value-type="float">
            <text:p>1071964</text:p>
          </table:table-cell>
          <table:table-cell table:formula="of:=[.A69]/1000/(60*60*24)" office:value-type="time" office:time-value="PT00H17M51.964S" calcext:value-type="time">
            <text:p>00:17:52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10.49" calcext:value-type="float">
            <text:p>610.49</text:p>
          </table:table-cell>
          <table:table-cell office:value-type="float" office:value="148.76" calcext:value-type="float">
            <text:p>148.76</text:p>
          </table:table-cell>
          <table:table-cell office:value-type="float" office:value="185.07" calcext:value-type="float">
            <text:p>185.07</text:p>
          </table:table-cell>
        </table:table-row>
        <table:table-row table:style-name="ro1">
          <table:table-cell office:value-type="float" office:value="1087964" calcext:value-type="float">
            <text:p>1087964</text:p>
          </table:table-cell>
          <table:table-cell table:formula="of:=[.A70]/1000/(60*60*24)" office:value-type="time" office:time-value="PT00H18M07.964S" calcext:value-type="time">
            <text:p>00:18:08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10.48" calcext:value-type="float">
            <text:p>610.48</text:p>
          </table:table-cell>
          <table:table-cell office:value-type="float" office:value="150.98" calcext:value-type="float">
            <text:p>150.98</text:p>
          </table:table-cell>
          <table:table-cell office:value-type="float" office:value="187.78" calcext:value-type="float">
            <text:p>187.78</text:p>
          </table:table-cell>
        </table:table-row>
        <table:table-row table:style-name="ro1">
          <table:table-cell office:value-type="float" office:value="1103964" calcext:value-type="float">
            <text:p>1103964</text:p>
          </table:table-cell>
          <table:table-cell table:formula="of:=[.A71]/1000/(60*60*24)" office:value-type="time" office:time-value="PT00H18M23.964S" calcext:value-type="time">
            <text:p>00:18:24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39" calcext:value-type="float">
            <text:p>608.39</text:p>
          </table:table-cell>
          <table:table-cell office:value-type="float" office:value="153.2" calcext:value-type="float">
            <text:p>153.2</text:p>
          </table:table-cell>
          <table:table-cell office:value-type="float" office:value="190.49" calcext:value-type="float">
            <text:p>190.49</text:p>
          </table:table-cell>
        </table:table-row>
        <table:table-row table:style-name="ro1">
          <table:table-cell office:value-type="float" office:value="1119964" calcext:value-type="float">
            <text:p>1119964</text:p>
          </table:table-cell>
          <table:table-cell table:formula="of:=[.A72]/1000/(60*60*24)" office:value-type="time" office:time-value="PT00H18M39.964S" calcext:value-type="time">
            <text:p>00:18:40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8" calcext:value-type="float">
            <text:p>608</text:p>
          </table:table-cell>
          <table:table-cell office:value-type="float" office:value="155.42" calcext:value-type="float">
            <text:p>155.42</text:p>
          </table:table-cell>
          <table:table-cell office:value-type="float" office:value="193.19" calcext:value-type="float">
            <text:p>193.19</text:p>
          </table:table-cell>
        </table:table-row>
        <table:table-row table:style-name="ro1">
          <table:table-cell office:value-type="float" office:value="1135965" calcext:value-type="float">
            <text:p>1135965</text:p>
          </table:table-cell>
          <table:table-cell table:formula="of:=[.A73]/1000/(60*60*24)" office:value-type="time" office:time-value="PT00H18M55.965S" calcext:value-type="time">
            <text:p>00:18:56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4" calcext:value-type="float">
            <text:p>608.4</text:p>
          </table:table-cell>
          <table:table-cell office:value-type="float" office:value="157.64" calcext:value-type="float">
            <text:p>157.64</text:p>
          </table:table-cell>
          <table:table-cell office:value-type="float" office:value="195.9" calcext:value-type="float">
            <text:p>195.9</text:p>
          </table:table-cell>
        </table:table-row>
        <table:table-row table:style-name="ro1">
          <table:table-cell office:value-type="float" office:value="1151965" calcext:value-type="float">
            <text:p>1151965</text:p>
          </table:table-cell>
          <table:table-cell table:formula="of:=[.A74]/1000/(60*60*24)" office:value-type="time" office:time-value="PT00H19M11.965S" calcext:value-type="time">
            <text:p>00:19:12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39" calcext:value-type="float">
            <text:p>608.39</text:p>
          </table:table-cell>
          <table:table-cell office:value-type="float" office:value="159.86" calcext:value-type="float">
            <text:p>159.86</text:p>
          </table:table-cell>
          <table:table-cell office:value-type="float" office:value="198.6" calcext:value-type="float">
            <text:p>198.6</text:p>
          </table:table-cell>
        </table:table-row>
        <table:table-row table:style-name="ro1">
          <table:table-cell office:value-type="float" office:value="1167965" calcext:value-type="float">
            <text:p>1167965</text:p>
          </table:table-cell>
          <table:table-cell table:formula="of:=[.A75]/1000/(60*60*24)" office:value-type="time" office:time-value="PT00H19M27.965S" calcext:value-type="time">
            <text:p>00:19:28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08.24" calcext:value-type="float">
            <text:p>608.24</text:p>
          </table:table-cell>
          <table:table-cell office:value-type="float" office:value="162.08" calcext:value-type="float">
            <text:p>162.08</text:p>
          </table:table-cell>
          <table:table-cell office:value-type="float" office:value="201.31" calcext:value-type="float">
            <text:p>201.31</text:p>
          </table:table-cell>
        </table:table-row>
        <table:table-row table:style-name="ro1">
          <table:table-cell office:value-type="float" office:value="1183965" calcext:value-type="float">
            <text:p>1183965</text:p>
          </table:table-cell>
          <table:table-cell table:formula="of:=[.A76]/1000/(60*60*24)" office:value-type="time" office:time-value="PT00H19M43.965S" calcext:value-type="time">
            <text:p>00:19:44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08.49" calcext:value-type="float">
            <text:p>608.49</text:p>
          </table:table-cell>
          <table:table-cell office:value-type="float" office:value="164.3" calcext:value-type="float">
            <text:p>164.3</text:p>
          </table:table-cell>
          <table:table-cell office:value-type="float" office:value="204.01" calcext:value-type="float">
            <text:p>204.01</text:p>
          </table:table-cell>
        </table:table-row>
        <table:table-row table:style-name="ro1">
          <table:table-cell office:value-type="float" office:value="1199964" calcext:value-type="float">
            <text:p>1199964</text:p>
          </table:table-cell>
          <table:table-cell table:formula="of:=[.A77]/1000/(60*60*24)" office:value-type="time" office:time-value="PT00H19M59.964S" calcext:value-type="time">
            <text:p>00:20:00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0.41" calcext:value-type="float">
            <text:p>610.41</text:p>
          </table:table-cell>
          <table:table-cell office:value-type="float" office:value="166.52" calcext:value-type="float">
            <text:p>166.52</text:p>
          </table:table-cell>
          <table:table-cell office:value-type="float" office:value="206.72" calcext:value-type="float">
            <text:p>206.72</text:p>
          </table:table-cell>
        </table:table-row>
        <table:table-row table:style-name="ro1">
          <table:table-cell office:value-type="float" office:value="1215964" calcext:value-type="float">
            <text:p>1215964</text:p>
          </table:table-cell>
          <table:table-cell table:formula="of:=[.A78]/1000/(60*60*24)" office:value-type="time" office:time-value="PT00H20M15.964S" calcext:value-type="time">
            <text:p>00:20:16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6.4" calcext:value-type="float">
            <text:p>606.4</text:p>
          </table:table-cell>
          <table:table-cell office:value-type="float" office:value="168.74" calcext:value-type="float">
            <text:p>168.74</text:p>
          </table:table-cell>
          <table:table-cell office:value-type="float" office:value="209.42" calcext:value-type="float">
            <text:p>209.42</text:p>
          </table:table-cell>
        </table:table-row>
        <table:table-row table:style-name="ro1">
          <table:table-cell office:value-type="float" office:value="1231964" calcext:value-type="float">
            <text:p>1231964</text:p>
          </table:table-cell>
          <table:table-cell table:formula="of:=[.A79]/1000/(60*60*24)" office:value-type="time" office:time-value="PT00H20M31.964S" calcext:value-type="time">
            <text:p>00:20:32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6.49" calcext:value-type="float">
            <text:p>606.49</text:p>
          </table:table-cell>
          <table:table-cell office:value-type="float" office:value="170.96" calcext:value-type="float">
            <text:p>170.96</text:p>
          </table:table-cell>
          <table:table-cell office:value-type="float" office:value="212.12" calcext:value-type="float">
            <text:p>212.12</text:p>
          </table:table-cell>
        </table:table-row>
        <table:table-row table:style-name="ro1">
          <table:table-cell office:value-type="float" office:value="1247964" calcext:value-type="float">
            <text:p>1247964</text:p>
          </table:table-cell>
          <table:table-cell table:formula="of:=[.A80]/1000/(60*60*24)" office:value-type="time" office:time-value="PT00H20M47.964S" calcext:value-type="time">
            <text:p>00:20:48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6.39" calcext:value-type="float">
            <text:p>606.39</text:p>
          </table:table-cell>
          <table:table-cell office:value-type="float" office:value="173.18" calcext:value-type="float">
            <text:p>173.18</text:p>
          </table:table-cell>
          <table:table-cell office:value-type="float" office:value="214.82" calcext:value-type="float">
            <text:p>214.82</text:p>
          </table:table-cell>
        </table:table-row>
        <table:table-row table:style-name="ro1">
          <table:table-cell office:value-type="float" office:value="1263965" calcext:value-type="float">
            <text:p>1263965</text:p>
          </table:table-cell>
          <table:table-cell table:formula="of:=[.A81]/1000/(60*60*24)" office:value-type="time" office:time-value="PT00H21M03.965S" calcext:value-type="time">
            <text:p>00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8.64" calcext:value-type="float">
            <text:p>608.64</text:p>
          </table:table-cell>
          <table:table-cell office:value-type="float" office:value="175.4" calcext:value-type="float">
            <text:p>175.4</text:p>
          </table:table-cell>
          <table:table-cell office:value-type="float" office:value="217.52" calcext:value-type="float">
            <text:p>217.52</text:p>
          </table:table-cell>
        </table:table-row>
        <table:table-row table:style-name="ro1">
          <table:table-cell office:value-type="float" office:value="1279964" calcext:value-type="float">
            <text:p>1279964</text:p>
          </table:table-cell>
          <table:table-cell table:formula="of:=[.A82]/1000/(60*60*24)" office:value-type="time" office:time-value="PT00H21M19.964S" calcext:value-type="time">
            <text:p>00:21:20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08.25" calcext:value-type="float">
            <text:p>608.25</text:p>
          </table:table-cell>
          <table:table-cell office:value-type="float" office:value="177.62" calcext:value-type="float">
            <text:p>177.62</text:p>
          </table:table-cell>
          <table:table-cell office:value-type="float" office:value="220.22" calcext:value-type="float">
            <text:p>220.22</text:p>
          </table:table-cell>
        </table:table-row>
        <table:table-row table:style-name="ro1">
          <table:table-cell office:value-type="float" office:value="1295965" calcext:value-type="float">
            <text:p>1295965</text:p>
          </table:table-cell>
          <table:table-cell table:formula="of:=[.A83]/1000/(60*60*24)" office:value-type="time" office:time-value="PT00H21M35.965S" calcext:value-type="time">
            <text:p>00:21:36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4" calcext:value-type="float">
            <text:p>606.24</text:p>
          </table:table-cell>
          <table:table-cell office:value-type="float" office:value="179.84" calcext:value-type="float">
            <text:p>179.84</text:p>
          </table:table-cell>
          <table:table-cell office:value-type="float" office:value="222.92" calcext:value-type="float">
            <text:p>222.92</text:p>
          </table:table-cell>
        </table:table-row>
        <table:table-row table:style-name="ro1">
          <table:table-cell office:value-type="float" office:value="1311964" calcext:value-type="float">
            <text:p>1311964</text:p>
          </table:table-cell>
          <table:table-cell table:formula="of:=[.A84]/1000/(60*60*24)" office:value-type="time" office:time-value="PT00H21M51.964S" calcext:value-type="time">
            <text:p>00:21:52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6" calcext:value-type="float">
            <text:p>606.26</text:p>
          </table:table-cell>
          <table:table-cell office:value-type="float" office:value="182.06" calcext:value-type="float">
            <text:p>182.06</text:p>
          </table:table-cell>
          <table:table-cell office:value-type="float" office:value="225.61" calcext:value-type="float">
            <text:p>225.61</text:p>
          </table:table-cell>
        </table:table-row>
        <table:table-row table:style-name="ro1">
          <table:table-cell office:value-type="float" office:value="1327964" calcext:value-type="float">
            <text:p>1327964</text:p>
          </table:table-cell>
          <table:table-cell table:formula="of:=[.A85]/1000/(60*60*24)" office:value-type="time" office:time-value="PT00H22M07.964S" calcext:value-type="time">
            <text:p>00:22:08</text:p>
          </table:table-cell>
          <table:table-cell office:value-type="float" office:value="1.21" calcext:value-type="float">
            <text:p>1.21</text:p>
          </table:table-cell>
          <table:table-cell office:value-type="float" office:value="499.12" calcext:value-type="float">
            <text:p>499.12</text:p>
          </table:table-cell>
          <table:table-cell office:value-type="float" office:value="605.9" calcext:value-type="float">
            <text:p>605.9</text:p>
          </table:table-cell>
          <table:table-cell office:value-type="float" office:value="184.28" calcext:value-type="float">
            <text:p>184.28</text:p>
          </table:table-cell>
          <table:table-cell office:value-type="float" office:value="228.31" calcext:value-type="float">
            <text:p>228.31</text:p>
          </table:table-cell>
        </table:table-row>
        <table:table-row table:style-name="ro1">
          <table:table-cell office:value-type="float" office:value="1343965" calcext:value-type="float">
            <text:p>1343965</text:p>
          </table:table-cell>
          <table:table-cell table:formula="of:=[.A86]/1000/(60*60*24)" office:value-type="time" office:time-value="PT00H22M23.965S" calcext:value-type="time">
            <text:p>00:22:24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4" calcext:value-type="float">
            <text:p>606.14</text:p>
          </table:table-cell>
          <table:table-cell office:value-type="float" office:value="186.5" calcext:value-type="float">
            <text:p>186.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359965" calcext:value-type="float">
            <text:p>1359965</text:p>
          </table:table-cell>
          <table:table-cell table:formula="of:=[.A87]/1000/(60*60*24)" office:value-type="time" office:time-value="PT00H22M39.965S" calcext:value-type="time">
            <text:p>00:22:40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3" calcext:value-type="float">
            <text:p>606.23</text:p>
          </table:table-cell>
          <table:table-cell office:value-type="float" office:value="188.72" calcext:value-type="float">
            <text:p>188.72</text:p>
          </table:table-cell>
          <table:table-cell office:value-type="float" office:value="233.7" calcext:value-type="float">
            <text:p>233.7</text:p>
          </table:table-cell>
        </table:table-row>
        <table:table-row table:style-name="ro1">
          <table:table-cell office:value-type="float" office:value="1375964" calcext:value-type="float">
            <text:p>1375964</text:p>
          </table:table-cell>
          <table:table-cell table:formula="of:=[.A88]/1000/(60*60*24)" office:value-type="time" office:time-value="PT00H22M55.964S" calcext:value-type="time">
            <text:p>00:22:56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6.39" calcext:value-type="float">
            <text:p>606.39</text:p>
          </table:table-cell>
          <table:table-cell office:value-type="float" office:value="190.94" calcext:value-type="float">
            <text:p>190.94</text:p>
          </table:table-cell>
          <table:table-cell office:value-type="float" office:value="236.39" calcext:value-type="float">
            <text:p>236.39</text:p>
          </table:table-cell>
        </table:table-row>
        <table:table-row table:style-name="ro1">
          <table:table-cell office:value-type="float" office:value="1391964" calcext:value-type="float">
            <text:p>1391964</text:p>
          </table:table-cell>
          <table:table-cell table:formula="of:=[.A89]/1000/(60*60*24)" office:value-type="time" office:time-value="PT00H23M11.964S" calcext:value-type="time">
            <text:p>00:23:12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5" calcext:value-type="float">
            <text:p>606.25</text:p>
          </table:table-cell>
          <table:table-cell office:value-type="float" office:value="193.16" calcext:value-type="float">
            <text:p>193.16</text:p>
          </table:table-cell>
          <table:table-cell office:value-type="float" office:value="239.09" calcext:value-type="float">
            <text:p>239.09</text:p>
          </table:table-cell>
        </table:table-row>
        <table:table-row table:style-name="ro1">
          <table:table-cell office:value-type="float" office:value="1407964" calcext:value-type="float">
            <text:p>1407964</text:p>
          </table:table-cell>
          <table:table-cell table:formula="of:=[.A90]/1000/(60*60*24)" office:value-type="time" office:time-value="PT00H23M27.964S" calcext:value-type="time">
            <text:p>00:23:28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4" calcext:value-type="float">
            <text:p>606.24</text:p>
          </table:table-cell>
          <table:table-cell office:value-type="float" office:value="195.38" calcext:value-type="float">
            <text:p>195.38</text:p>
          </table:table-cell>
          <table:table-cell office:value-type="float" office:value="241.79" calcext:value-type="float">
            <text:p>241.79</text:p>
          </table:table-cell>
        </table:table-row>
        <table:table-row table:style-name="ro1">
          <table:table-cell office:value-type="float" office:value="1423964" calcext:value-type="float">
            <text:p>1423964</text:p>
          </table:table-cell>
          <table:table-cell table:formula="of:=[.A91]/1000/(60*60*24)" office:value-type="time" office:time-value="PT00H23M43.964S" calcext:value-type="time">
            <text:p>00:23:44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6.4" calcext:value-type="float">
            <text:p>606.4</text:p>
          </table:table-cell>
          <table:table-cell office:value-type="float" office:value="197.6" calcext:value-type="float">
            <text:p>197.6</text:p>
          </table:table-cell>
          <table:table-cell office:value-type="float" office:value="244.48" calcext:value-type="float">
            <text:p>244.48</text:p>
          </table:table-cell>
        </table:table-row>
        <table:table-row table:style-name="ro1">
          <table:table-cell office:value-type="float" office:value="1439965" calcext:value-type="float">
            <text:p>1439965</text:p>
          </table:table-cell>
          <table:table-cell table:formula="of:=[.A92]/1000/(60*60*24)" office:value-type="time" office:time-value="PT00H23M59.965S" calcext:value-type="time">
            <text:p>00:24:00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5" calcext:value-type="float">
            <text:p>606.25</text:p>
          </table:table-cell>
          <table:table-cell office:value-type="float" office:value="199.82" calcext:value-type="float">
            <text:p>199.82</text:p>
          </table:table-cell>
          <table:table-cell office:value-type="float" office:value="247.18" calcext:value-type="float">
            <text:p>247.18</text:p>
          </table:table-cell>
        </table:table-row>
        <table:table-row table:style-name="ro1">
          <table:table-cell office:value-type="float" office:value="1455965" calcext:value-type="float">
            <text:p>1455965</text:p>
          </table:table-cell>
          <table:table-cell table:formula="of:=[.A93]/1000/(60*60*24)" office:value-type="time" office:time-value="PT00H24M15.965S" calcext:value-type="time">
            <text:p>00:24:16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5" calcext:value-type="float">
            <text:p>606.25</text:p>
          </table:table-cell>
          <table:table-cell office:value-type="float" office:value="202.04" calcext:value-type="float">
            <text:p>202.04</text:p>
          </table:table-cell>
          <table:table-cell office:value-type="float" office:value="249.87" calcext:value-type="float">
            <text:p>249.87</text:p>
          </table:table-cell>
        </table:table-row>
        <table:table-row table:style-name="ro1">
          <table:table-cell office:value-type="float" office:value="1471965" calcext:value-type="float">
            <text:p>1471965</text:p>
          </table:table-cell>
          <table:table-cell table:formula="of:=[.A94]/1000/(60*60*24)" office:value-type="time" office:time-value="PT00H24M31.965S" calcext:value-type="time">
            <text:p>00:24:32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6.48" calcext:value-type="float">
            <text:p>606.48</text:p>
          </table:table-cell>
          <table:table-cell office:value-type="float" office:value="204.26" calcext:value-type="float">
            <text:p>204.26</text:p>
          </table:table-cell>
          <table:table-cell office:value-type="float" office:value="252.56" calcext:value-type="float">
            <text:p>252.56</text:p>
          </table:table-cell>
        </table:table-row>
        <table:table-row table:style-name="ro1">
          <table:table-cell office:value-type="float" office:value="1487964" calcext:value-type="float">
            <text:p>1487964</text:p>
          </table:table-cell>
          <table:table-cell table:formula="of:=[.A95]/1000/(60*60*24)" office:value-type="time" office:time-value="PT00H24M47.964S" calcext:value-type="time">
            <text:p>00:24:48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3" calcext:value-type="float">
            <text:p>606.23</text:p>
          </table:table-cell>
          <table:table-cell office:value-type="float" office:value="206.48" calcext:value-type="float">
            <text:p>206.48</text:p>
          </table:table-cell>
          <table:table-cell office:value-type="float" office:value="255.25" calcext:value-type="float">
            <text:p>255.25</text:p>
          </table:table-cell>
        </table:table-row>
        <table:table-row table:style-name="ro1">
          <table:table-cell office:value-type="float" office:value="1503964" calcext:value-type="float">
            <text:p>1503964</text:p>
          </table:table-cell>
          <table:table-cell table:formula="of:=[.A96]/1000/(60*60*24)" office:value-type="time" office:time-value="PT00H25M03.964S" calcext:value-type="time">
            <text:p>00:25:04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39" calcext:value-type="float">
            <text:p>604.39</text:p>
          </table:table-cell>
          <table:table-cell office:value-type="float" office:value="208.7" calcext:value-type="float">
            <text:p>208.7</text:p>
          </table:table-cell>
          <table:table-cell office:value-type="float" office:value="257.94" calcext:value-type="float">
            <text:p>257.94</text:p>
          </table:table-cell>
        </table:table-row>
        <table:table-row table:style-name="ro1">
          <table:table-cell office:value-type="float" office:value="1519964" calcext:value-type="float">
            <text:p>1519964</text:p>
          </table:table-cell>
          <table:table-cell table:formula="of:=[.A97]/1000/(60*60*24)" office:value-type="time" office:time-value="PT00H25M19.964S" calcext:value-type="time">
            <text:p>00:25:20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4" calcext:value-type="float">
            <text:p>604.14</text:p>
          </table:table-cell>
          <table:table-cell office:value-type="float" office:value="210.92" calcext:value-type="float">
            <text:p>210.92</text:p>
          </table:table-cell>
          <table:table-cell office:value-type="float" office:value="260.63" calcext:value-type="float">
            <text:p>260.63</text:p>
          </table:table-cell>
        </table:table-row>
        <table:table-row table:style-name="ro1">
          <table:table-cell office:value-type="float" office:value="1535965" calcext:value-type="float">
            <text:p>1535965</text:p>
          </table:table-cell>
          <table:table-cell table:formula="of:=[.A98]/1000/(60*60*24)" office:value-type="time" office:time-value="PT00H25M35.965S" calcext:value-type="time">
            <text:p>00:25:36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4" calcext:value-type="float">
            <text:p>606.24</text:p>
          </table:table-cell>
          <table:table-cell office:value-type="float" office:value="213.14" calcext:value-type="float">
            <text:p>213.14</text:p>
          </table:table-cell>
          <table:table-cell office:value-type="float" office:value="263.32" calcext:value-type="float">
            <text:p>263.32</text:p>
          </table:table-cell>
        </table:table-row>
        <table:table-row table:style-name="ro1">
          <table:table-cell office:value-type="float" office:value="1551964" calcext:value-type="float">
            <text:p>1551964</text:p>
          </table:table-cell>
          <table:table-cell table:formula="of:=[.A99]/1000/(60*60*24)" office:value-type="time" office:time-value="PT00H25M51.964S" calcext:value-type="time">
            <text:p>00:25:52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6.39" calcext:value-type="float">
            <text:p>606.39</text:p>
          </table:table-cell>
          <table:table-cell office:value-type="float" office:value="215.36" calcext:value-type="float">
            <text:p>215.36</text:p>
          </table:table-cell>
          <table:table-cell office:value-type="float" office:value="266.01" calcext:value-type="float">
            <text:p>266.01</text:p>
          </table:table-cell>
        </table:table-row>
        <table:table-row table:style-name="ro1">
          <table:table-cell office:value-type="float" office:value="1567964" calcext:value-type="float">
            <text:p>1567964</text:p>
          </table:table-cell>
          <table:table-cell table:formula="of:=[.A100]/1000/(60*60*24)" office:value-type="time" office:time-value="PT00H26M07.964S" calcext:value-type="time">
            <text:p>00:26:08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39" calcext:value-type="float">
            <text:p>604.39</text:p>
          </table:table-cell>
          <table:table-cell office:value-type="float" office:value="217.58" calcext:value-type="float">
            <text:p>217.58</text:p>
          </table:table-cell>
          <table:table-cell office:value-type="float" office:value="268.7" calcext:value-type="float">
            <text:p>268.7</text:p>
          </table:table-cell>
        </table:table-row>
        <table:table-row table:style-name="ro1">
          <table:table-cell office:value-type="float" office:value="1583964" calcext:value-type="float">
            <text:p>1583964</text:p>
          </table:table-cell>
          <table:table-cell table:formula="of:=[.A101]/1000/(60*60*24)" office:value-type="time" office:time-value="PT00H26M23.964S" calcext:value-type="time">
            <text:p>00:26:24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5" calcext:value-type="float">
            <text:p>604.5</text:p>
          </table:table-cell>
          <table:table-cell office:value-type="float" office:value="219.8" calcext:value-type="float">
            <text:p>219.8</text:p>
          </table:table-cell>
          <table:table-cell office:value-type="float" office:value="271.39" calcext:value-type="float">
            <text:p>271.39</text:p>
          </table:table-cell>
        </table:table-row>
        <table:table-row table:style-name="ro1">
          <table:table-cell office:value-type="float" office:value="1599965" calcext:value-type="float">
            <text:p>1599965</text:p>
          </table:table-cell>
          <table:table-cell table:formula="of:=[.A102]/1000/(60*60*24)" office:value-type="time" office:time-value="PT00H26M39.965S" calcext:value-type="time">
            <text:p>00:26:40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49" calcext:value-type="float">
            <text:p>604.49</text:p>
          </table:table-cell>
          <table:table-cell office:value-type="float" office:value="222.02" calcext:value-type="float">
            <text:p>222.02</text:p>
          </table:table-cell>
          <table:table-cell office:value-type="float" office:value="274.08" calcext:value-type="float">
            <text:p>274.08</text:p>
          </table:table-cell>
        </table:table-row>
        <table:table-row table:style-name="ro1">
          <table:table-cell office:value-type="float" office:value="1615964" calcext:value-type="float">
            <text:p>1615964</text:p>
          </table:table-cell>
          <table:table-cell table:formula="of:=[.A103]/1000/(60*60*24)" office:value-type="time" office:time-value="PT00H26M55.964S" calcext:value-type="time">
            <text:p>00:26:56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5" calcext:value-type="float">
            <text:p>604.25</text:p>
          </table:table-cell>
          <table:table-cell office:value-type="float" office:value="224.24" calcext:value-type="float">
            <text:p>224.24</text:p>
          </table:table-cell>
          <table:table-cell office:value-type="float" office:value="276.76" calcext:value-type="float">
            <text:p>276.76</text:p>
          </table:table-cell>
        </table:table-row>
        <table:table-row table:style-name="ro1">
          <table:table-cell office:value-type="float" office:value="1631964" calcext:value-type="float">
            <text:p>1631964</text:p>
          </table:table-cell>
          <table:table-cell table:formula="of:=[.A104]/1000/(60*60*24)" office:value-type="time" office:time-value="PT00H27M11.964S" calcext:value-type="time">
            <text:p>00:27:12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4" calcext:value-type="float">
            <text:p>604.24</text:p>
          </table:table-cell>
          <table:table-cell office:value-type="float" office:value="226.46" calcext:value-type="float">
            <text:p>226.46</text:p>
          </table:table-cell>
          <table:table-cell office:value-type="float" office:value="279.45" calcext:value-type="float">
            <text:p>279.45</text:p>
          </table:table-cell>
        </table:table-row>
        <table:table-row table:style-name="ro1">
          <table:table-cell office:value-type="float" office:value="1647964" calcext:value-type="float">
            <text:p>1647964</text:p>
          </table:table-cell>
          <table:table-cell table:formula="of:=[.A105]/1000/(60*60*24)" office:value-type="time" office:time-value="PT00H27M27.964S" calcext:value-type="time">
            <text:p>00:27:28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4" calcext:value-type="float">
            <text:p>606.24</text:p>
          </table:table-cell>
          <table:table-cell office:value-type="float" office:value="228.68" calcext:value-type="float">
            <text:p>228.68</text:p>
          </table:table-cell>
          <table:table-cell office:value-type="float" office:value="282.14" calcext:value-type="float">
            <text:p>282.14</text:p>
          </table:table-cell>
        </table:table-row>
        <table:table-row table:style-name="ro1">
          <table:table-cell office:value-type="float" office:value="1663964" calcext:value-type="float">
            <text:p>1663964</text:p>
          </table:table-cell>
          <table:table-cell table:formula="of:=[.A106]/1000/(60*60*24)" office:value-type="time" office:time-value="PT00H27M43.964S" calcext:value-type="time">
            <text:p>00:27:44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38" calcext:value-type="float">
            <text:p>604.38</text:p>
          </table:table-cell>
          <table:table-cell office:value-type="float" office:value="230.9" calcext:value-type="float">
            <text:p>230.9</text:p>
          </table:table-cell>
          <table:table-cell office:value-type="float" office:value="284.82" calcext:value-type="float">
            <text:p>284.82</text:p>
          </table:table-cell>
        </table:table-row>
        <table:table-row table:style-name="ro1">
          <table:table-cell office:value-type="float" office:value="1679964" calcext:value-type="float">
            <text:p>1679964</text:p>
          </table:table-cell>
          <table:table-cell table:formula="of:=[.A107]/1000/(60*60*24)" office:value-type="time" office:time-value="PT00H27M59.964S" calcext:value-type="time">
            <text:p>00:28:00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4" calcext:value-type="float">
            <text:p>604.14</text:p>
          </table:table-cell>
          <table:table-cell office:value-type="float" office:value="233.12" calcext:value-type="float">
            <text:p>233.12</text:p>
          </table:table-cell>
          <table:table-cell office:value-type="float" office:value="287.51" calcext:value-type="float">
            <text:p>287.51</text:p>
          </table:table-cell>
        </table:table-row>
        <table:table-row table:style-name="ro1">
          <table:table-cell office:value-type="float" office:value="1695964" calcext:value-type="float">
            <text:p>1695964</text:p>
          </table:table-cell>
          <table:table-cell table:formula="of:=[.A108]/1000/(60*60*24)" office:value-type="time" office:time-value="PT00H28M15.964S" calcext:value-type="time">
            <text:p>00:28:16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5" calcext:value-type="float">
            <text:p>604.15</text:p>
          </table:table-cell>
          <table:table-cell office:value-type="float" office:value="235.33" calcext:value-type="float">
            <text:p>235.33</text:p>
          </table:table-cell>
          <table:table-cell office:value-type="float" office:value="290.19" calcext:value-type="float">
            <text:p>290.19</text:p>
          </table:table-cell>
        </table:table-row>
        <table:table-row table:style-name="ro1">
          <table:table-cell office:value-type="float" office:value="1711964" calcext:value-type="float">
            <text:p>1711964</text:p>
          </table:table-cell>
          <table:table-cell table:formula="of:=[.A109]/1000/(60*60*24)" office:value-type="time" office:time-value="PT00H28M31.964S" calcext:value-type="time">
            <text:p>00:28:32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39" calcext:value-type="float">
            <text:p>604.39</text:p>
          </table:table-cell>
          <table:table-cell office:value-type="float" office:value="237.55" calcext:value-type="float">
            <text:p>237.55</text:p>
          </table:table-cell>
          <table:table-cell office:value-type="float" office:value="292.88" calcext:value-type="float">
            <text:p>292.88</text:p>
          </table:table-cell>
        </table:table-row>
        <table:table-row table:style-name="ro1">
          <table:table-cell office:value-type="float" office:value="1727964" calcext:value-type="float">
            <text:p>1727964</text:p>
          </table:table-cell>
          <table:table-cell table:formula="of:=[.A110]/1000/(60*60*24)" office:value-type="time" office:time-value="PT00H28M47.964S" calcext:value-type="time">
            <text:p>00:28:48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2.39" calcext:value-type="float">
            <text:p>602.39</text:p>
          </table:table-cell>
          <table:table-cell office:value-type="float" office:value="239.77" calcext:value-type="float">
            <text:p>239.77</text:p>
          </table:table-cell>
          <table:table-cell office:value-type="float" office:value="295.56" calcext:value-type="float">
            <text:p>295.56</text:p>
          </table:table-cell>
        </table:table-row>
        <table:table-row table:style-name="ro1">
          <table:table-cell office:value-type="float" office:value="1743964" calcext:value-type="float">
            <text:p>1743964</text:p>
          </table:table-cell>
          <table:table-cell table:formula="of:=[.A111]/1000/(60*60*24)" office:value-type="time" office:time-value="PT00H29M03.964S" calcext:value-type="time">
            <text:p>00:29:04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5" calcext:value-type="float">
            <text:p>604.25</text:p>
          </table:table-cell>
          <table:table-cell office:value-type="float" office:value="241.99" calcext:value-type="float">
            <text:p>241.99</text:p>
          </table:table-cell>
          <table:table-cell office:value-type="float" office:value="298.25" calcext:value-type="float">
            <text:p>298.25</text:p>
          </table:table-cell>
        </table:table-row>
        <table:table-row table:style-name="ro1">
          <table:table-cell office:value-type="float" office:value="1759965" calcext:value-type="float">
            <text:p>1759965</text:p>
          </table:table-cell>
          <table:table-cell table:formula="of:=[.A112]/1000/(60*60*24)" office:value-type="time" office:time-value="PT00H29M19.965S" calcext:value-type="time">
            <text:p>00:29:20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48" calcext:value-type="float">
            <text:p>604.48</text:p>
          </table:table-cell>
          <table:table-cell office:value-type="float" office:value="244.21" calcext:value-type="float">
            <text:p>244.21</text:p>
          </table:table-cell>
          <table:table-cell office:value-type="float" office:value="300.93" calcext:value-type="float">
            <text:p>300.93</text:p>
          </table:table-cell>
        </table:table-row>
        <table:table-row table:style-name="ro1">
          <table:table-cell office:value-type="float" office:value="1775965" calcext:value-type="float">
            <text:p>1775965</text:p>
          </table:table-cell>
          <table:table-cell table:formula="of:=[.A113]/1000/(60*60*24)" office:value-type="time" office:time-value="PT00H29M35.965S" calcext:value-type="time">
            <text:p>00:29:36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4" calcext:value-type="float">
            <text:p>604.24</text:p>
          </table:table-cell>
          <table:table-cell office:value-type="float" office:value="246.43" calcext:value-type="float">
            <text:p>246.43</text:p>
          </table:table-cell>
          <table:table-cell office:value-type="float" office:value="303.62" calcext:value-type="float">
            <text:p>303.62</text:p>
          </table:table-cell>
        </table:table-row>
        <table:table-row table:style-name="ro1">
          <table:table-cell office:value-type="float" office:value="1791965" calcext:value-type="float">
            <text:p>1791965</text:p>
          </table:table-cell>
          <table:table-cell table:formula="of:=[.A114]/1000/(60*60*24)" office:value-type="time" office:time-value="PT00H29M51.965S" calcext:value-type="time">
            <text:p>00:29:52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5" calcext:value-type="float">
            <text:p>604.25</text:p>
          </table:table-cell>
          <table:table-cell office:value-type="float" office:value="248.65" calcext:value-type="float">
            <text:p>248.65</text:p>
          </table:table-cell>
          <table:table-cell office:value-type="float" office:value="306.3" calcext:value-type="float">
            <text:p>306.3</text:p>
          </table:table-cell>
        </table:table-row>
        <table:table-row table:style-name="ro1">
          <table:table-cell office:value-type="float" office:value="1807964" calcext:value-type="float">
            <text:p>1807964</text:p>
          </table:table-cell>
          <table:table-cell table:formula="of:=[.A115]/1000/(60*60*24)" office:value-type="time" office:time-value="PT00H30M07.964S" calcext:value-type="time">
            <text:p>00:30:08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48" calcext:value-type="float">
            <text:p>604.48</text:p>
          </table:table-cell>
          <table:table-cell office:value-type="float" office:value="250.87" calcext:value-type="float">
            <text:p>250.87</text:p>
          </table:table-cell>
          <table:table-cell office:value-type="float" office:value="308.98" calcext:value-type="float">
            <text:p>308.98</text:p>
          </table:table-cell>
        </table:table-row>
        <table:table-row table:style-name="ro1">
          <table:table-cell office:value-type="float" office:value="1823964" calcext:value-type="float">
            <text:p>1823964</text:p>
          </table:table-cell>
          <table:table-cell table:formula="of:=[.A116]/1000/(60*60*24)" office:value-type="time" office:time-value="PT00H30M23.964S" calcext:value-type="time">
            <text:p>00:30:24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49" calcext:value-type="float">
            <text:p>604.49</text:p>
          </table:table-cell>
          <table:table-cell office:value-type="float" office:value="253.09" calcext:value-type="float">
            <text:p>253.09</text:p>
          </table:table-cell>
          <table:table-cell office:value-type="float" office:value="311.67" calcext:value-type="float">
            <text:p>311.67</text:p>
          </table:table-cell>
        </table:table-row>
        <table:table-row table:style-name="ro1">
          <table:table-cell office:value-type="float" office:value="1839964" calcext:value-type="float">
            <text:p>1839964</text:p>
          </table:table-cell>
          <table:table-cell table:formula="of:=[.A117]/1000/(60*60*24)" office:value-type="time" office:time-value="PT00H30M39.964S" calcext:value-type="time">
            <text:p>00:30:40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3" calcext:value-type="float">
            <text:p>604.13</text:p>
          </table:table-cell>
          <table:table-cell office:value-type="float" office:value="255.31" calcext:value-type="float">
            <text:p>255.31</text:p>
          </table:table-cell>
          <table:table-cell office:value-type="float" office:value="314.35" calcext:value-type="float">
            <text:p>314.35</text:p>
          </table:table-cell>
        </table:table-row>
        <table:table-row table:style-name="ro1">
          <table:table-cell office:value-type="float" office:value="1855964" calcext:value-type="float">
            <text:p>1855964</text:p>
          </table:table-cell>
          <table:table-cell table:formula="of:=[.A118]/1000/(60*60*24)" office:value-type="time" office:time-value="PT00H30M55.964S" calcext:value-type="time">
            <text:p>00:30:56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49" calcext:value-type="float">
            <text:p>604.49</text:p>
          </table:table-cell>
          <table:table-cell office:value-type="float" office:value="257.53" calcext:value-type="float">
            <text:p>257.53</text:p>
          </table:table-cell>
          <table:table-cell office:value-type="float" office:value="317.03" calcext:value-type="float">
            <text:p>317.03</text:p>
          </table:table-cell>
        </table:table-row>
        <table:table-row table:style-name="ro1">
          <table:table-cell office:value-type="float" office:value="1871965" calcext:value-type="float">
            <text:p>1871965</text:p>
          </table:table-cell>
          <table:table-cell table:formula="of:=[.A119]/1000/(60*60*24)" office:value-type="time" office:time-value="PT00H31M11.965S" calcext:value-type="time">
            <text:p>00:31:12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4" calcext:value-type="float">
            <text:p>602.24</text:p>
          </table:table-cell>
          <table:table-cell office:value-type="float" office:value="259.75" calcext:value-type="float">
            <text:p>259.75</text:p>
          </table:table-cell>
          <table:table-cell office:value-type="float" office:value="319.71" calcext:value-type="float">
            <text:p>319.71</text:p>
          </table:table-cell>
        </table:table-row>
        <table:table-row table:style-name="ro1">
          <table:table-cell office:value-type="float" office:value="1887965" calcext:value-type="float">
            <text:p>1887965</text:p>
          </table:table-cell>
          <table:table-cell table:formula="of:=[.A120]/1000/(60*60*24)" office:value-type="time" office:time-value="PT00H31M27.965S" calcext:value-type="time">
            <text:p>00:31:28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5" calcext:value-type="float">
            <text:p>604.15</text:p>
          </table:table-cell>
          <table:table-cell office:value-type="float" office:value="261.97" calcext:value-type="float">
            <text:p>261.97</text:p>
          </table:table-cell>
          <table:table-cell office:value-type="float" office:value="322.39" calcext:value-type="float">
            <text:p>322.39</text:p>
          </table:table-cell>
        </table:table-row>
        <table:table-row table:style-name="ro1">
          <table:table-cell office:value-type="float" office:value="1903964" calcext:value-type="float">
            <text:p>1903964</text:p>
          </table:table-cell>
          <table:table-cell table:formula="of:=[.A121]/1000/(60*60*24)" office:value-type="time" office:time-value="PT00H31M43.964S" calcext:value-type="time">
            <text:p>00:31:44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4" calcext:value-type="float">
            <text:p>604</text:p>
          </table:table-cell>
          <table:table-cell office:value-type="float" office:value="264.19" calcext:value-type="float">
            <text:p>264.19</text:p>
          </table:table-cell>
          <table:table-cell office:value-type="float" office:value="325.07" calcext:value-type="float">
            <text:p>325.07</text:p>
          </table:table-cell>
        </table:table-row>
        <table:table-row table:style-name="ro1">
          <table:table-cell office:value-type="float" office:value="1919964" calcext:value-type="float">
            <text:p>1919964</text:p>
          </table:table-cell>
          <table:table-cell table:formula="of:=[.A122]/1000/(60*60*24)" office:value-type="time" office:time-value="PT00H31M59.964S" calcext:value-type="time">
            <text:p>00:32:00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2.39" calcext:value-type="float">
            <text:p>602.39</text:p>
          </table:table-cell>
          <table:table-cell office:value-type="float" office:value="266.41" calcext:value-type="float">
            <text:p>266.41</text:p>
          </table:table-cell>
          <table:table-cell office:value-type="float" office:value="327.75" calcext:value-type="float">
            <text:p>327.75</text:p>
          </table:table-cell>
        </table:table-row>
        <table:table-row table:style-name="ro1">
          <table:table-cell office:value-type="float" office:value="1935964" calcext:value-type="float">
            <text:p>1935964</text:p>
          </table:table-cell>
          <table:table-cell table:formula="of:=[.A123]/1000/(60*60*24)" office:value-type="time" office:time-value="PT00H32M15.964S" calcext:value-type="time">
            <text:p>00:32:16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4" calcext:value-type="float">
            <text:p>604.24</text:p>
          </table:table-cell>
          <table:table-cell office:value-type="float" office:value="268.63" calcext:value-type="float">
            <text:p>268.63</text:p>
          </table:table-cell>
          <table:table-cell office:value-type="float" office:value="330.43" calcext:value-type="float">
            <text:p>330.43</text:p>
          </table:table-cell>
        </table:table-row>
        <table:table-row table:style-name="ro1">
          <table:table-cell office:value-type="float" office:value="1951964" calcext:value-type="float">
            <text:p>1951964</text:p>
          </table:table-cell>
          <table:table-cell table:formula="of:=[.A124]/1000/(60*60*24)" office:value-type="time" office:time-value="PT00H32M31.964S" calcext:value-type="time">
            <text:p>00:32:32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5" calcext:value-type="float">
            <text:p>602.15</text:p>
          </table:table-cell>
          <table:table-cell office:value-type="float" office:value="270.85" calcext:value-type="float">
            <text:p>270.85</text:p>
          </table:table-cell>
          <table:table-cell office:value-type="float" office:value="333.11" calcext:value-type="float">
            <text:p>333.11</text:p>
          </table:table-cell>
        </table:table-row>
        <table:table-row table:style-name="ro1">
          <table:table-cell office:value-type="float" office:value="1967964" calcext:value-type="float">
            <text:p>1967964</text:p>
          </table:table-cell>
          <table:table-cell table:formula="of:=[.A125]/1000/(60*60*24)" office:value-type="time" office:time-value="PT00H32M47.964S" calcext:value-type="time">
            <text:p>00:32:48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2.4" calcext:value-type="float">
            <text:p>602.4</text:p>
          </table:table-cell>
          <table:table-cell office:value-type="float" office:value="273.07" calcext:value-type="float">
            <text:p>273.07</text:p>
          </table:table-cell>
          <table:table-cell office:value-type="float" office:value="335.79" calcext:value-type="float">
            <text:p>335.79</text:p>
          </table:table-cell>
        </table:table-row>
        <table:table-row table:style-name="ro1">
          <table:table-cell office:value-type="float" office:value="1983964" calcext:value-type="float">
            <text:p>1983964</text:p>
          </table:table-cell>
          <table:table-cell table:formula="of:=[.A126]/1000/(60*60*24)" office:value-type="time" office:time-value="PT00H33M03.964S" calcext:value-type="time">
            <text:p>00:33:04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6" calcext:value-type="float">
            <text:p>602.16</text:p>
          </table:table-cell>
          <table:table-cell office:value-type="float" office:value="275.29" calcext:value-type="float">
            <text:p>275.29</text:p>
          </table:table-cell>
          <table:table-cell office:value-type="float" office:value="338.47" calcext:value-type="float">
            <text:p>338.47</text:p>
          </table:table-cell>
        </table:table-row>
        <table:table-row table:style-name="ro1">
          <table:table-cell office:value-type="float" office:value="1999965" calcext:value-type="float">
            <text:p>1999965</text:p>
          </table:table-cell>
          <table:table-cell table:formula="of:=[.A127]/1000/(60*60*24)" office:value-type="time" office:time-value="PT00H33M19.965S" calcext:value-type="time">
            <text:p>00:33:20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600.02" calcext:value-type="float">
            <text:p>600.02</text:p>
          </table:table-cell>
          <table:table-cell office:value-type="float" office:value="277.51" calcext:value-type="float">
            <text:p>277.51</text:p>
          </table:table-cell>
          <table:table-cell office:value-type="float" office:value="341.15" calcext:value-type="float">
            <text:p>341.15</text:p>
          </table:table-cell>
        </table:table-row>
        <table:table-row table:style-name="ro1">
          <table:table-cell office:value-type="float" office:value="2015965" calcext:value-type="float">
            <text:p>2015965</text:p>
          </table:table-cell>
          <table:table-cell table:formula="of:=[.A128]/1000/(60*60*24)" office:value-type="time" office:time-value="PT00H33M35.965S" calcext:value-type="time">
            <text:p>00:33:36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5" calcext:value-type="float">
            <text:p>604.25</text:p>
          </table:table-cell>
          <table:table-cell office:value-type="float" office:value="279.73" calcext:value-type="float">
            <text:p>279.73</text:p>
          </table:table-cell>
          <table:table-cell office:value-type="float" office:value="343.83" calcext:value-type="float">
            <text:p>343.83</text:p>
          </table:table-cell>
        </table:table-row>
        <table:table-row table:style-name="ro1">
          <table:table-cell office:value-type="float" office:value="2031964" calcext:value-type="float">
            <text:p>2031964</text:p>
          </table:table-cell>
          <table:table-cell table:formula="of:=[.A129]/1000/(60*60*24)" office:value-type="time" office:time-value="PT00H33M51.964S" calcext:value-type="time">
            <text:p>00:33:52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3" calcext:value-type="float">
            <text:p>602.23</text:p>
          </table:table-cell>
          <table:table-cell office:value-type="float" office:value="281.95" calcext:value-type="float">
            <text:p>281.95</text:p>
          </table:table-cell>
          <table:table-cell office:value-type="float" office:value="346.5" calcext:value-type="float">
            <text:p>346.5</text:p>
          </table:table-cell>
        </table:table-row>
        <table:table-row table:style-name="ro1">
          <table:table-cell office:value-type="float" office:value="2047965" calcext:value-type="float">
            <text:p>2047965</text:p>
          </table:table-cell>
          <table:table-cell table:formula="of:=[.A130]/1000/(60*60*24)" office:value-type="time" office:time-value="PT00H34M07.965S" calcext:value-type="time">
            <text:p>00:34:08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2.48" calcext:value-type="float">
            <text:p>602.48</text:p>
          </table:table-cell>
          <table:table-cell office:value-type="float" office:value="284.17" calcext:value-type="float">
            <text:p>284.17</text:p>
          </table:table-cell>
          <table:table-cell office:value-type="float" office:value="349.18" calcext:value-type="float">
            <text:p>349.18</text:p>
          </table:table-cell>
        </table:table-row>
        <table:table-row table:style-name="ro1">
          <table:table-cell office:value-type="float" office:value="2063964" calcext:value-type="float">
            <text:p>2063964</text:p>
          </table:table-cell>
          <table:table-cell table:formula="of:=[.A131]/1000/(60*60*24)" office:value-type="time" office:time-value="PT00H34M23.964S" calcext:value-type="time">
            <text:p>00:34:24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5" calcext:value-type="float">
            <text:p>600.25</text:p>
          </table:table-cell>
          <table:table-cell office:value-type="float" office:value="286.39" calcext:value-type="float">
            <text:p>286.39</text:p>
          </table:table-cell>
          <table:table-cell office:value-type="float" office:value="351.86" calcext:value-type="float">
            <text:p>351.86</text:p>
          </table:table-cell>
        </table:table-row>
        <table:table-row table:style-name="ro1">
          <table:table-cell office:value-type="float" office:value="2079965" calcext:value-type="float">
            <text:p>2079965</text:p>
          </table:table-cell>
          <table:table-cell table:formula="of:=[.A132]/1000/(60*60*24)" office:value-type="time" office:time-value="PT00H34M39.965S" calcext:value-type="time">
            <text:p>00:34:40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2.49" calcext:value-type="float">
            <text:p>602.49</text:p>
          </table:table-cell>
          <table:table-cell office:value-type="float" office:value="288.61" calcext:value-type="float">
            <text:p>288.61</text:p>
          </table:table-cell>
          <table:table-cell office:value-type="float" office:value="354.54" calcext:value-type="float">
            <text:p>354.54</text:p>
          </table:table-cell>
        </table:table-row>
        <table:table-row table:style-name="ro1">
          <table:table-cell office:value-type="float" office:value="2095964" calcext:value-type="float">
            <text:p>2095964</text:p>
          </table:table-cell>
          <table:table-cell table:formula="of:=[.A133]/1000/(60*60*24)" office:value-type="time" office:time-value="PT00H34M55.964S" calcext:value-type="time">
            <text:p>00:34:56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6" calcext:value-type="float">
            <text:p>602.26</text:p>
          </table:table-cell>
          <table:table-cell office:value-type="float" office:value="290.83" calcext:value-type="float">
            <text:p>290.83</text:p>
          </table:table-cell>
          <table:table-cell office:value-type="float" office:value="357.21" calcext:value-type="float">
            <text:p>357.21</text:p>
          </table:table-cell>
        </table:table-row>
        <table:table-row table:style-name="ro1">
          <table:table-cell office:value-type="float" office:value="2111964" calcext:value-type="float">
            <text:p>2111964</text:p>
          </table:table-cell>
          <table:table-cell table:formula="of:=[.A134]/1000/(60*60*24)" office:value-type="time" office:time-value="PT00H35M11.964S" calcext:value-type="time">
            <text:p>00:35:12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2.01" calcext:value-type="float">
            <text:p>602.01</text:p>
          </table:table-cell>
          <table:table-cell office:value-type="float" office:value="293.05" calcext:value-type="float">
            <text:p>293.05</text:p>
          </table:table-cell>
          <table:table-cell office:value-type="float" office:value="359.89" calcext:value-type="float">
            <text:p>359.89</text:p>
          </table:table-cell>
        </table:table-row>
        <table:table-row table:style-name="ro1">
          <table:table-cell office:value-type="float" office:value="2127965" calcext:value-type="float">
            <text:p>2127965</text:p>
          </table:table-cell>
          <table:table-cell table:formula="of:=[.A135]/1000/(60*60*24)" office:value-type="time" office:time-value="PT00H35M27.965S" calcext:value-type="time">
            <text:p>00:35:28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2.37" calcext:value-type="float">
            <text:p>602.37</text:p>
          </table:table-cell>
          <table:table-cell office:value-type="float" office:value="295.27" calcext:value-type="float">
            <text:p>295.27</text:p>
          </table:table-cell>
          <table:table-cell office:value-type="float" office:value="362.56" calcext:value-type="float">
            <text:p>362.56</text:p>
          </table:table-cell>
        </table:table-row>
        <table:table-row table:style-name="ro1">
          <table:table-cell office:value-type="float" office:value="2143964" calcext:value-type="float">
            <text:p>2143964</text:p>
          </table:table-cell>
          <table:table-cell table:formula="of:=[.A136]/1000/(60*60*24)" office:value-type="time" office:time-value="PT00H35M43.964S" calcext:value-type="time">
            <text:p>00:35:44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38" calcext:value-type="float">
            <text:p>604.38</text:p>
          </table:table-cell>
          <table:table-cell office:value-type="float" office:value="297.49" calcext:value-type="float">
            <text:p>297.49</text:p>
          </table:table-cell>
          <table:table-cell office:value-type="float" office:value="365.24" calcext:value-type="float">
            <text:p>365.24</text:p>
          </table:table-cell>
        </table:table-row>
        <table:table-row table:style-name="ro1">
          <table:table-cell office:value-type="float" office:value="2159964" calcext:value-type="float">
            <text:p>2159964</text:p>
          </table:table-cell>
          <table:table-cell table:formula="of:=[.A137]/1000/(60*60*24)" office:value-type="time" office:time-value="PT00H35M59.964S" calcext:value-type="time">
            <text:p>00:36:00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2.01" calcext:value-type="float">
            <text:p>602.01</text:p>
          </table:table-cell>
          <table:table-cell office:value-type="float" office:value="299.71" calcext:value-type="float">
            <text:p>299.71</text:p>
          </table:table-cell>
          <table:table-cell office:value-type="float" office:value="367.92" calcext:value-type="float">
            <text:p>367.92</text:p>
          </table:table-cell>
        </table:table-row>
        <table:table-row table:style-name="ro1">
          <table:table-cell office:value-type="float" office:value="2175964" calcext:value-type="float">
            <text:p>2175964</text:p>
          </table:table-cell>
          <table:table-cell table:formula="of:=[.A138]/1000/(60*60*24)" office:value-type="time" office:time-value="PT00H36M15.964S" calcext:value-type="time">
            <text:p>00:36:16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6" calcext:value-type="float">
            <text:p>602.26</text:p>
          </table:table-cell>
          <table:table-cell office:value-type="float" office:value="301.92" calcext:value-type="float">
            <text:p>301.92</text:p>
          </table:table-cell>
          <table:table-cell office:value-type="float" office:value="370.59" calcext:value-type="float">
            <text:p>370.59</text:p>
          </table:table-cell>
        </table:table-row>
        <table:table-row table:style-name="ro1">
          <table:table-cell office:value-type="float" office:value="2191965" calcext:value-type="float">
            <text:p>2191965</text:p>
          </table:table-cell>
          <table:table-cell table:formula="of:=[.A139]/1000/(60*60*24)" office:value-type="time" office:time-value="PT00H36M31.965S" calcext:value-type="time">
            <text:p>00:36:32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304.14" calcext:value-type="float">
            <text:p>304.14</text:p>
          </table:table-cell>
          <table:table-cell office:value-type="float" office:value="373.26" calcext:value-type="float">
            <text:p>373.26</text:p>
          </table:table-cell>
        </table:table-row>
        <table:table-row table:style-name="ro1">
          <table:table-cell office:value-type="float" office:value="2207964" calcext:value-type="float">
            <text:p>2207964</text:p>
          </table:table-cell>
          <table:table-cell table:formula="of:=[.A140]/1000/(60*60*24)" office:value-type="time" office:time-value="PT00H36M47.964S" calcext:value-type="time">
            <text:p>00:36:48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600.01" calcext:value-type="float">
            <text:p>600.01</text:p>
          </table:table-cell>
          <table:table-cell office:value-type="float" office:value="306.36" calcext:value-type="float">
            <text:p>306.36</text:p>
          </table:table-cell>
          <table:table-cell office:value-type="float" office:value="375.94" calcext:value-type="float">
            <text:p>375.94</text:p>
          </table:table-cell>
        </table:table-row>
        <table:table-row table:style-name="ro1">
          <table:table-cell office:value-type="float" office:value="2223964" calcext:value-type="float">
            <text:p>2223964</text:p>
          </table:table-cell>
          <table:table-cell table:formula="of:=[.A141]/1000/(60*60*24)" office:value-type="time" office:time-value="PT00H37M03.964S" calcext:value-type="time">
            <text:p>00:37:04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5" calcext:value-type="float">
            <text:p>600.15</text:p>
          </table:table-cell>
          <table:table-cell office:value-type="float" office:value="308.58" calcext:value-type="float">
            <text:p>308.58</text:p>
          </table:table-cell>
          <table:table-cell office:value-type="float" office:value="378.61" calcext:value-type="float">
            <text:p>378.61</text:p>
          </table:table-cell>
        </table:table-row>
        <table:table-row table:style-name="ro1">
          <table:table-cell office:value-type="float" office:value="2239964" calcext:value-type="float">
            <text:p>2239964</text:p>
          </table:table-cell>
          <table:table-cell table:formula="of:=[.A142]/1000/(60*60*24)" office:value-type="time" office:time-value="PT00H37M19.964S" calcext:value-type="time">
            <text:p>00:37:20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2.49" calcext:value-type="float">
            <text:p>602.49</text:p>
          </table:table-cell>
          <table:table-cell office:value-type="float" office:value="310.8" calcext:value-type="float">
            <text:p>310.8</text:p>
          </table:table-cell>
          <table:table-cell office:value-type="float" office:value="381.28" calcext:value-type="float">
            <text:p>381.28</text:p>
          </table:table-cell>
        </table:table-row>
        <table:table-row table:style-name="ro1">
          <table:table-cell office:value-type="float" office:value="2255964" calcext:value-type="float">
            <text:p>2255964</text:p>
          </table:table-cell>
          <table:table-cell table:formula="of:=[.A143]/1000/(60*60*24)" office:value-type="time" office:time-value="PT00H37M35.964S" calcext:value-type="time">
            <text:p>00:37:36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313.02" calcext:value-type="float">
            <text:p>313.02</text:p>
          </table:table-cell>
          <table:table-cell office:value-type="float" office:value="383.95" calcext:value-type="float">
            <text:p>383.95</text:p>
          </table:table-cell>
        </table:table-row>
        <table:table-row table:style-name="ro1">
          <table:table-cell office:value-type="float" office:value="2271965" calcext:value-type="float">
            <text:p>2271965</text:p>
          </table:table-cell>
          <table:table-cell table:formula="of:=[.A144]/1000/(60*60*24)" office:value-type="time" office:time-value="PT00H37M51.965S" calcext:value-type="time">
            <text:p>00:37:52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5" calcext:value-type="float">
            <text:p>602.15</text:p>
          </table:table-cell>
          <table:table-cell office:value-type="float" office:value="315.24" calcext:value-type="float">
            <text:p>315.24</text:p>
          </table:table-cell>
          <table:table-cell office:value-type="float" office:value="386.63" calcext:value-type="float">
            <text:p>386.63</text:p>
          </table:table-cell>
        </table:table-row>
        <table:table-row table:style-name="ro1">
          <table:table-cell office:value-type="float" office:value="2287964" calcext:value-type="float">
            <text:p>2287964</text:p>
          </table:table-cell>
          <table:table-cell table:formula="of:=[.A145]/1000/(60*60*24)" office:value-type="time" office:time-value="PT00H38M07.964S" calcext:value-type="time">
            <text:p>00:38:08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317.46" calcext:value-type="float">
            <text:p>317.46</text:p>
          </table:table-cell>
          <table:table-cell office:value-type="float" office:value="389.3" calcext:value-type="float">
            <text:p>389.3</text:p>
          </table:table-cell>
        </table:table-row>
        <table:table-row table:style-name="ro1">
          <table:table-cell office:value-type="float" office:value="2303964" calcext:value-type="float">
            <text:p>2303964</text:p>
          </table:table-cell>
          <table:table-cell table:formula="of:=[.A146]/1000/(60*60*24)" office:value-type="time" office:time-value="PT00H38M23.964S" calcext:value-type="time">
            <text:p>00:38:24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39" calcext:value-type="float">
            <text:p>600.39</text:p>
          </table:table-cell>
          <table:table-cell office:value-type="float" office:value="319.68" calcext:value-type="float">
            <text:p>319.68</text:p>
          </table:table-cell>
          <table:table-cell office:value-type="float" office:value="391.97" calcext:value-type="float">
            <text:p>391.97</text:p>
          </table:table-cell>
        </table:table-row>
        <table:table-row table:style-name="ro1">
          <table:table-cell office:value-type="float" office:value="2319964" calcext:value-type="float">
            <text:p>2319964</text:p>
          </table:table-cell>
          <table:table-cell table:formula="of:=[.A147]/1000/(60*60*24)" office:value-type="time" office:time-value="PT00H38M39.964S" calcext:value-type="time">
            <text:p>00:38:40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5" calcext:value-type="float">
            <text:p>602.25</text:p>
          </table:table-cell>
          <table:table-cell office:value-type="float" office:value="321.9" calcext:value-type="float">
            <text:p>321.9</text:p>
          </table:table-cell>
          <table:table-cell office:value-type="float" office:value="394.64" calcext:value-type="float">
            <text:p>394.64</text:p>
          </table:table-cell>
        </table:table-row>
        <table:table-row table:style-name="ro1">
          <table:table-cell office:value-type="float" office:value="2335964" calcext:value-type="float">
            <text:p>2335964</text:p>
          </table:table-cell>
          <table:table-cell table:formula="of:=[.A148]/1000/(60*60*24)" office:value-type="time" office:time-value="PT00H38M55.964S" calcext:value-type="time">
            <text:p>00:38:56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2.49" calcext:value-type="float">
            <text:p>602.49</text:p>
          </table:table-cell>
          <table:table-cell office:value-type="float" office:value="324.12" calcext:value-type="float">
            <text:p>324.12</text:p>
          </table:table-cell>
          <table:table-cell office:value-type="float" office:value="397.32" calcext:value-type="float">
            <text:p>397.32</text:p>
          </table:table-cell>
        </table:table-row>
        <table:table-row table:style-name="ro1">
          <table:table-cell office:value-type="float" office:value="2351965" calcext:value-type="float">
            <text:p>2351965</text:p>
          </table:table-cell>
          <table:table-cell table:formula="of:=[.A149]/1000/(60*60*24)" office:value-type="time" office:time-value="PT00H39M11.965S" calcext:value-type="time">
            <text:p>00:39:12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5" calcext:value-type="float">
            <text:p>602.25</text:p>
          </table:table-cell>
          <table:table-cell office:value-type="float" office:value="326.34" calcext:value-type="float">
            <text:p>326.34</text:p>
          </table:table-cell>
          <table:table-cell office:value-type="float" office:value="399.99" calcext:value-type="float">
            <text:p>399.99</text:p>
          </table:table-cell>
        </table:table-row>
        <table:table-row table:style-name="ro1">
          <table:table-cell office:value-type="float" office:value="2367964" calcext:value-type="float">
            <text:p>2367964</text:p>
          </table:table-cell>
          <table:table-cell table:formula="of:=[.A150]/1000/(60*60*24)" office:value-type="time" office:time-value="PT00H39M27.964S" calcext:value-type="time">
            <text:p>00:39:28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4" calcext:value-type="float">
            <text:p>600.64</text:p>
          </table:table-cell>
          <table:table-cell office:value-type="float" office:value="328.56" calcext:value-type="float">
            <text:p>328.56</text:p>
          </table:table-cell>
          <table:table-cell office:value-type="float" office:value="402.66" calcext:value-type="float">
            <text:p>402.66</text:p>
          </table:table-cell>
        </table:table-row>
        <table:table-row table:style-name="ro1">
          <table:table-cell office:value-type="float" office:value="2383964" calcext:value-type="float">
            <text:p>2383964</text:p>
          </table:table-cell>
          <table:table-cell table:formula="of:=[.A151]/1000/(60*60*24)" office:value-type="time" office:time-value="PT00H39M43.964S" calcext:value-type="time">
            <text:p>00:39:44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600.74" calcext:value-type="float">
            <text:p>600.74</text:p>
          </table:table-cell>
          <table:table-cell office:value-type="float" office:value="330.78" calcext:value-type="float">
            <text:p>330.78</text:p>
          </table:table-cell>
          <table:table-cell office:value-type="float" office:value="405.33" calcext:value-type="float">
            <text:p>405.33</text:p>
          </table:table-cell>
        </table:table-row>
        <table:table-row table:style-name="ro1">
          <table:table-cell office:value-type="float" office:value="2399964" calcext:value-type="float">
            <text:p>2399964</text:p>
          </table:table-cell>
          <table:table-cell table:formula="of:=[.A152]/1000/(60*60*24)" office:value-type="time" office:time-value="PT00H39M59.964S" calcext:value-type="time">
            <text:p>00:40:00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333" calcext:value-type="float">
            <text:p>33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415965" calcext:value-type="float">
            <text:p>2415965</text:p>
          </table:table-cell>
          <table:table-cell table:formula="of:=[.A153]/1000/(60*60*24)" office:value-type="time" office:time-value="PT00H40M15.965S" calcext:value-type="time">
            <text:p>00:40:16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5" calcext:value-type="float">
            <text:p>600.25</text:p>
          </table:table-cell>
          <table:table-cell office:value-type="float" office:value="335.22" calcext:value-type="float">
            <text:p>335.22</text:p>
          </table:table-cell>
          <table:table-cell office:value-type="float" office:value="410.67" calcext:value-type="float">
            <text:p>410.67</text:p>
          </table:table-cell>
        </table:table-row>
        <table:table-row table:style-name="ro1">
          <table:table-cell office:value-type="float" office:value="2431964" calcext:value-type="float">
            <text:p>2431964</text:p>
          </table:table-cell>
          <table:table-cell table:formula="of:=[.A154]/1000/(60*60*24)" office:value-type="time" office:time-value="PT00H40M31.964S" calcext:value-type="time">
            <text:p>00:40:32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5" calcext:value-type="float">
            <text:p>600.25</text:p>
          </table:table-cell>
          <table:table-cell office:value-type="float" office:value="337.44" calcext:value-type="float">
            <text:p>337.44</text:p>
          </table:table-cell>
          <table:table-cell office:value-type="float" office:value="413.34" calcext:value-type="float">
            <text:p>413.34</text:p>
          </table:table-cell>
        </table:table-row>
        <table:table-row table:style-name="ro1">
          <table:table-cell office:value-type="float" office:value="2447965" calcext:value-type="float">
            <text:p>2447965</text:p>
          </table:table-cell>
          <table:table-cell table:formula="of:=[.A155]/1000/(60*60*24)" office:value-type="time" office:time-value="PT00H40M47.965S" calcext:value-type="time">
            <text:p>00:40:48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38" calcext:value-type="float">
            <text:p>600.38</text:p>
          </table:table-cell>
          <table:table-cell office:value-type="float" office:value="339.66" calcext:value-type="float">
            <text:p>339.66</text:p>
          </table:table-cell>
          <table:table-cell office:value-type="float" office:value="416.01" calcext:value-type="float">
            <text:p>416.01</text:p>
          </table:table-cell>
        </table:table-row>
        <table:table-row table:style-name="ro1">
          <table:table-cell office:value-type="float" office:value="2463964" calcext:value-type="float">
            <text:p>2463964</text:p>
          </table:table-cell>
          <table:table-cell table:formula="of:=[.A156]/1000/(60*60*24)" office:value-type="time" office:time-value="PT00H41M03.964S" calcext:value-type="time">
            <text:p>00:41:04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4" calcext:value-type="float">
            <text:p>600.24</text:p>
          </table:table-cell>
          <table:table-cell office:value-type="float" office:value="341.88" calcext:value-type="float">
            <text:p>341.88</text:p>
          </table:table-cell>
          <table:table-cell office:value-type="float" office:value="418.68" calcext:value-type="float">
            <text:p>418.68</text:p>
          </table:table-cell>
        </table:table-row>
        <table:table-row table:style-name="ro1">
          <table:table-cell office:value-type="float" office:value="2479964" calcext:value-type="float">
            <text:p>2479964</text:p>
          </table:table-cell>
          <table:table-cell table:formula="of:=[.A157]/1000/(60*60*24)" office:value-type="time" office:time-value="PT00H41M19.964S" calcext:value-type="time">
            <text:p>00:41:20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600.01" calcext:value-type="float">
            <text:p>600.01</text:p>
          </table:table-cell>
          <table:table-cell office:value-type="float" office:value="344.1" calcext:value-type="float">
            <text:p>344.1</text:p>
          </table:table-cell>
          <table:table-cell office:value-type="float" office:value="421.35" calcext:value-type="float">
            <text:p>421.35</text:p>
          </table:table-cell>
        </table:table-row>
        <table:table-row table:style-name="ro1">
          <table:table-cell office:value-type="float" office:value="2495964" calcext:value-type="float">
            <text:p>2495964</text:p>
          </table:table-cell>
          <table:table-cell table:formula="of:=[.A158]/1000/(60*60*24)" office:value-type="time" office:time-value="PT00H41M35.964S" calcext:value-type="time">
            <text:p>00:41:36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9.91" calcext:value-type="float">
            <text:p>599.91</text:p>
          </table:table-cell>
          <table:table-cell office:value-type="float" office:value="346.32" calcext:value-type="float">
            <text:p>346.32</text:p>
          </table:table-cell>
          <table:table-cell office:value-type="float" office:value="424.01" calcext:value-type="float">
            <text:p>424.01</text:p>
          </table:table-cell>
        </table:table-row>
        <table:table-row table:style-name="ro1">
          <table:table-cell office:value-type="float" office:value="2511965" calcext:value-type="float">
            <text:p>2511965</text:p>
          </table:table-cell>
          <table:table-cell table:formula="of:=[.A159]/1000/(60*60*24)" office:value-type="time" office:time-value="PT00H41M51.965S" calcext:value-type="time">
            <text:p>00:41:52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7" calcext:value-type="float">
            <text:p>600.17</text:p>
          </table:table-cell>
          <table:table-cell office:value-type="float" office:value="348.54" calcext:value-type="float">
            <text:p>348.54</text:p>
          </table:table-cell>
          <table:table-cell office:value-type="float" office:value="426.68" calcext:value-type="float">
            <text:p>426.68</text:p>
          </table:table-cell>
        </table:table-row>
        <table:table-row table:style-name="ro1">
          <table:table-cell office:value-type="float" office:value="2527964" calcext:value-type="float">
            <text:p>2527964</text:p>
          </table:table-cell>
          <table:table-cell table:formula="of:=[.A160]/1000/(60*60*24)" office:value-type="time" office:time-value="PT00H42M07.964S" calcext:value-type="time">
            <text:p>00:42:08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5" calcext:value-type="float">
            <text:p>600.25</text:p>
          </table:table-cell>
          <table:table-cell office:value-type="float" office:value="350.76" calcext:value-type="float">
            <text:p>350.76</text:p>
          </table:table-cell>
          <table:table-cell office:value-type="float" office:value="429.35" calcext:value-type="float">
            <text:p>429.35</text:p>
          </table:table-cell>
        </table:table-row>
        <table:table-row table:style-name="ro1">
          <table:table-cell office:value-type="float" office:value="2543964" calcext:value-type="float">
            <text:p>2543964</text:p>
          </table:table-cell>
          <table:table-cell table:formula="of:=[.A161]/1000/(60*60*24)" office:value-type="time" office:time-value="PT00H42M23.964S" calcext:value-type="time">
            <text:p>00:42:24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39" calcext:value-type="float">
            <text:p>600.39</text:p>
          </table:table-cell>
          <table:table-cell office:value-type="float" office:value="352.98" calcext:value-type="float">
            <text:p>352.98</text:p>
          </table:table-cell>
          <table:table-cell office:value-type="float" office:value="432.02" calcext:value-type="float">
            <text:p>432.02</text:p>
          </table:table-cell>
        </table:table-row>
        <table:table-row table:style-name="ro1">
          <table:table-cell office:value-type="float" office:value="2559964" calcext:value-type="float">
            <text:p>2559964</text:p>
          </table:table-cell>
          <table:table-cell table:formula="of:=[.A162]/1000/(60*60*24)" office:value-type="time" office:time-value="PT00H42M39.964S" calcext:value-type="time">
            <text:p>00:42:40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355.2" calcext:value-type="float">
            <text:p>355.2</text:p>
          </table:table-cell>
          <table:table-cell office:value-type="float" office:value="434.69" calcext:value-type="float">
            <text:p>434.69</text:p>
          </table:table-cell>
        </table:table-row>
        <table:table-row table:style-name="ro1">
          <table:table-cell office:value-type="float" office:value="2575964" calcext:value-type="float">
            <text:p>2575964</text:p>
          </table:table-cell>
          <table:table-cell table:formula="of:=[.A163]/1000/(60*60*24)" office:value-type="time" office:time-value="PT00H42M55.964S" calcext:value-type="time">
            <text:p>00:42:56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4" calcext:value-type="float">
            <text:p>600.64</text:p>
          </table:table-cell>
          <table:table-cell office:value-type="float" office:value="357.42" calcext:value-type="float">
            <text:p>357.42</text:p>
          </table:table-cell>
          <table:table-cell office:value-type="float" office:value="437.36" calcext:value-type="float">
            <text:p>437.36</text:p>
          </table:table-cell>
        </table:table-row>
        <table:table-row table:style-name="ro1">
          <table:table-cell office:value-type="float" office:value="2591965" calcext:value-type="float">
            <text:p>2591965</text:p>
          </table:table-cell>
          <table:table-cell table:formula="of:=[.A164]/1000/(60*60*24)" office:value-type="time" office:time-value="PT00H43M11.965S" calcext:value-type="time">
            <text:p>00:43:12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5" calcext:value-type="float">
            <text:p>600.65</text:p>
          </table:table-cell>
          <table:table-cell office:value-type="float" office:value="359.64" calcext:value-type="float">
            <text:p>359.64</text:p>
          </table:table-cell>
          <table:table-cell office:value-type="float" office:value="440.02" calcext:value-type="float">
            <text:p>440.02</text:p>
          </table:table-cell>
        </table:table-row>
        <table:table-row table:style-name="ro1">
          <table:table-cell office:value-type="float" office:value="2607965" calcext:value-type="float">
            <text:p>2607965</text:p>
          </table:table-cell>
          <table:table-cell table:formula="of:=[.A165]/1000/(60*60*24)" office:value-type="time" office:time-value="PT00H43M27.965S" calcext:value-type="time">
            <text:p>00:43:28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3" calcext:value-type="float">
            <text:p>600.63</text:p>
          </table:table-cell>
          <table:table-cell office:value-type="float" office:value="361.86" calcext:value-type="float">
            <text:p>361.86</text:p>
          </table:table-cell>
          <table:table-cell office:value-type="float" office:value="442.69" calcext:value-type="float">
            <text:p>442.69</text:p>
          </table:table-cell>
        </table:table-row>
        <table:table-row table:style-name="ro1">
          <table:table-cell office:value-type="float" office:value="2623964" calcext:value-type="float">
            <text:p>2623964</text:p>
          </table:table-cell>
          <table:table-cell table:formula="of:=[.A166]/1000/(60*60*24)" office:value-type="time" office:time-value="PT00H43M43.964S" calcext:value-type="time">
            <text:p>00:43:44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2" calcext:value-type="float">
            <text:p>598.02</text:p>
          </table:table-cell>
          <table:table-cell office:value-type="float" office:value="364.08" calcext:value-type="float">
            <text:p>364.08</text:p>
          </table:table-cell>
          <table:table-cell office:value-type="float" office:value="445.36" calcext:value-type="float">
            <text:p>445.36</text:p>
          </table:table-cell>
        </table:table-row>
        <table:table-row table:style-name="ro1">
          <table:table-cell office:value-type="float" office:value="2639964" calcext:value-type="float">
            <text:p>2639964</text:p>
          </table:table-cell>
          <table:table-cell table:formula="of:=[.A167]/1000/(60*60*24)" office:value-type="time" office:time-value="PT00H43M59.964S" calcext:value-type="time">
            <text:p>00:44:00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366.3" calcext:value-type="float">
            <text:p>366.3</text:p>
          </table:table-cell>
          <table:table-cell office:value-type="float" office:value="448.03" calcext:value-type="float">
            <text:p>448.03</text:p>
          </table:table-cell>
        </table:table-row>
        <table:table-row table:style-name="ro1">
          <table:table-cell office:value-type="float" office:value="2655964" calcext:value-type="float">
            <text:p>2655964</text:p>
          </table:table-cell>
          <table:table-cell table:formula="of:=[.A168]/1000/(60*60*24)" office:value-type="time" office:time-value="PT00H44M15.964S" calcext:value-type="time">
            <text:p>00:44:16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5" calcext:value-type="float">
            <text:p>600.25</text:p>
          </table:table-cell>
          <table:table-cell office:value-type="float" office:value="368.52" calcext:value-type="float">
            <text:p>368.52</text:p>
          </table:table-cell>
          <table:table-cell office:value-type="float" office:value="450.69" calcext:value-type="float">
            <text:p>450.69</text:p>
          </table:table-cell>
        </table:table-row>
        <table:table-row table:style-name="ro1">
          <table:table-cell office:value-type="float" office:value="2671964" calcext:value-type="float">
            <text:p>2671964</text:p>
          </table:table-cell>
          <table:table-cell table:formula="of:=[.A169]/1000/(60*60*24)" office:value-type="time" office:time-value="PT00H44M31.964S" calcext:value-type="time">
            <text:p>00:44:32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0.86" calcext:value-type="float">
            <text:p>600.86</text:p>
          </table:table-cell>
          <table:table-cell office:value-type="float" office:value="370.74" calcext:value-type="float">
            <text:p>370.74</text:p>
          </table:table-cell>
          <table:table-cell office:value-type="float" office:value="453.36" calcext:value-type="float">
            <text:p>453.36</text:p>
          </table:table-cell>
        </table:table-row>
        <table:table-row table:style-name="ro1">
          <table:table-cell office:value-type="float" office:value="2687964" calcext:value-type="float">
            <text:p>2687964</text:p>
          </table:table-cell>
          <table:table-cell table:formula="of:=[.A170]/1000/(60*60*24)" office:value-type="time" office:time-value="PT00H44M47.964S" calcext:value-type="time">
            <text:p>00:44:48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372.96" calcext:value-type="float">
            <text:p>372.96</text:p>
          </table:table-cell>
          <table:table-cell office:value-type="float" office:value="456.03" calcext:value-type="float">
            <text:p>456.03</text:p>
          </table:table-cell>
        </table:table-row>
        <table:table-row table:style-name="ro1">
          <table:table-cell office:value-type="float" office:value="2703965" calcext:value-type="float">
            <text:p>2703965</text:p>
          </table:table-cell>
          <table:table-cell table:formula="of:=[.A171]/1000/(60*60*24)" office:value-type="time" office:time-value="PT00H45M03.965S" calcext:value-type="time">
            <text:p>00:45:04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6" calcext:value-type="float">
            <text:p>600.26</text:p>
          </table:table-cell>
          <table:table-cell office:value-type="float" office:value="375.18" calcext:value-type="float">
            <text:p>375.18</text:p>
          </table:table-cell>
          <table:table-cell office:value-type="float" office:value="458.69" calcext:value-type="float">
            <text:p>458.69</text:p>
          </table:table-cell>
        </table:table-row>
        <table:table-row table:style-name="ro1">
          <table:table-cell office:value-type="float" office:value="2719965" calcext:value-type="float">
            <text:p>2719965</text:p>
          </table:table-cell>
          <table:table-cell table:formula="of:=[.A172]/1000/(60*60*24)" office:value-type="time" office:time-value="PT00H45M19.965S" calcext:value-type="time">
            <text:p>00:45:20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39" calcext:value-type="float">
            <text:p>600.39</text:p>
          </table:table-cell>
          <table:table-cell office:value-type="float" office:value="377.4" calcext:value-type="float">
            <text:p>377.4</text:p>
          </table:table-cell>
          <table:table-cell office:value-type="float" office:value="461.36" calcext:value-type="float">
            <text:p>461.36</text:p>
          </table:table-cell>
        </table:table-row>
        <table:table-row table:style-name="ro1">
          <table:table-cell office:value-type="float" office:value="2735964" calcext:value-type="float">
            <text:p>2735964</text:p>
          </table:table-cell>
          <table:table-cell table:formula="of:=[.A173]/1000/(60*60*24)" office:value-type="time" office:time-value="PT00H45M35.964S" calcext:value-type="time">
            <text:p>00:45:36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379.62" calcext:value-type="float">
            <text:p>379.62</text:p>
          </table:table-cell>
          <table:table-cell office:value-type="float" office:value="464.03" calcext:value-type="float">
            <text:p>464.03</text:p>
          </table:table-cell>
        </table:table-row>
        <table:table-row table:style-name="ro1">
          <table:table-cell office:value-type="float" office:value="2751965" calcext:value-type="float">
            <text:p>2751965</text:p>
          </table:table-cell>
          <table:table-cell table:formula="of:=[.A174]/1000/(60*60*24)" office:value-type="time" office:time-value="PT00H45M51.965S" calcext:value-type="time">
            <text:p>00:45:52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6" calcext:value-type="float">
            <text:p>600.16</text:p>
          </table:table-cell>
          <table:table-cell office:value-type="float" office:value="381.84" calcext:value-type="float">
            <text:p>381.84</text:p>
          </table:table-cell>
          <table:table-cell office:value-type="float" office:value="466.69" calcext:value-type="float">
            <text:p>466.69</text:p>
          </table:table-cell>
        </table:table-row>
        <table:table-row table:style-name="ro1">
          <table:table-cell office:value-type="float" office:value="2767965" calcext:value-type="float">
            <text:p>2767965</text:p>
          </table:table-cell>
          <table:table-cell table:formula="of:=[.A175]/1000/(60*60*24)" office:value-type="time" office:time-value="PT00H46M07.965S" calcext:value-type="time">
            <text:p>00:46:08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384.06" calcext:value-type="float">
            <text:p>384.06</text:p>
          </table:table-cell>
          <table:table-cell office:value-type="float" office:value="469.36" calcext:value-type="float">
            <text:p>469.36</text:p>
          </table:table-cell>
        </table:table-row>
        <table:table-row table:style-name="ro1">
          <table:table-cell office:value-type="float" office:value="2783964" calcext:value-type="float">
            <text:p>2783964</text:p>
          </table:table-cell>
          <table:table-cell table:formula="of:=[.A176]/1000/(60*60*24)" office:value-type="time" office:time-value="PT00H46M23.964S" calcext:value-type="time">
            <text:p>00:46:24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5" calcext:value-type="float">
            <text:p>600.5</text:p>
          </table:table-cell>
          <table:table-cell office:value-type="float" office:value="386.28" calcext:value-type="float">
            <text:p>386.28</text:p>
          </table:table-cell>
          <table:table-cell office:value-type="float" office:value="472.02" calcext:value-type="float">
            <text:p>472.02</text:p>
          </table:table-cell>
        </table:table-row>
        <table:table-row table:style-name="ro1">
          <table:table-cell office:value-type="float" office:value="2799964" calcext:value-type="float">
            <text:p>2799964</text:p>
          </table:table-cell>
          <table:table-cell table:formula="of:=[.A177]/1000/(60*60*24)" office:value-type="time" office:time-value="PT00H46M39.964S" calcext:value-type="time">
            <text:p>00:46:40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4" calcext:value-type="float">
            <text:p>600.64</text:p>
          </table:table-cell>
          <table:table-cell office:value-type="float" office:value="388.51" calcext:value-type="float">
            <text:p>388.51</text:p>
          </table:table-cell>
          <table:table-cell office:value-type="float" office:value="474.69" calcext:value-type="float">
            <text:p>474.69</text:p>
          </table:table-cell>
        </table:table-row>
        <table:table-row table:style-name="ro1">
          <table:table-cell office:value-type="float" office:value="2815964" calcext:value-type="float">
            <text:p>2815964</text:p>
          </table:table-cell>
          <table:table-cell table:formula="of:=[.A178]/1000/(60*60*24)" office:value-type="time" office:time-value="PT00H46M55.964S" calcext:value-type="time">
            <text:p>00:46:56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390.73" calcext:value-type="float">
            <text:p>390.73</text:p>
          </table:table-cell>
          <table:table-cell office:value-type="float" office:value="477.36" calcext:value-type="float">
            <text:p>477.36</text:p>
          </table:table-cell>
        </table:table-row>
        <table:table-row table:style-name="ro1">
          <table:table-cell office:value-type="float" office:value="2831964" calcext:value-type="float">
            <text:p>2831964</text:p>
          </table:table-cell>
          <table:table-cell table:formula="of:=[.A179]/1000/(60*60*24)" office:value-type="time" office:time-value="PT00H47M11.964S" calcext:value-type="time">
            <text:p>00:47:12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9.91" calcext:value-type="float">
            <text:p>599.91</text:p>
          </table:table-cell>
          <table:table-cell office:value-type="float" office:value="392.95" calcext:value-type="float">
            <text:p>392.95</text:p>
          </table:table-cell>
          <table:table-cell office:value-type="float" office:value="480.02" calcext:value-type="float">
            <text:p>480.02</text:p>
          </table:table-cell>
        </table:table-row>
        <table:table-row table:style-name="ro1">
          <table:table-cell office:value-type="float" office:value="2846966" calcext:value-type="float">
            <text:p>2846966</text:p>
          </table:table-cell>
          <table:table-cell table:formula="of:=[.A180]/1000/(60*60*24)" office:value-type="time" office:time-value="PT00H47M26.966S" calcext:value-type="time">
            <text:p>00:47:27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395.03" calcext:value-type="float">
            <text:p>395.03</text:p>
          </table:table-cell>
          <table:table-cell office:value-type="float" office:value="482.52" calcext:value-type="float">
            <text:p>482.52</text:p>
          </table:table-cell>
        </table:table-row>
        <table:table-row table:style-name="ro1">
          <table:table-cell office:value-type="float" office:value="2862966" calcext:value-type="float">
            <text:p>2862966</text:p>
          </table:table-cell>
          <table:table-cell table:formula="of:=[.A181]/1000/(60*60*24)" office:value-type="time" office:time-value="PT00H47M42.966S" calcext:value-type="time">
            <text:p>00:47:43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397.25" calcext:value-type="float">
            <text:p>397.25</text:p>
          </table:table-cell>
          <table:table-cell office:value-type="float" office:value="485.18" calcext:value-type="float">
            <text:p>485.18</text:p>
          </table:table-cell>
        </table:table-row>
        <table:table-row table:style-name="ro1">
          <table:table-cell office:value-type="float" office:value="2878965" calcext:value-type="float">
            <text:p>2878965</text:p>
          </table:table-cell>
          <table:table-cell table:formula="of:=[.A182]/1000/(60*60*24)" office:value-type="time" office:time-value="PT00H47M58.965S" calcext:value-type="time">
            <text:p>00:47:59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7" calcext:value-type="float">
            <text:p>600.17</text:p>
          </table:table-cell>
          <table:table-cell office:value-type="float" office:value="399.47" calcext:value-type="float">
            <text:p>399.47</text:p>
          </table:table-cell>
          <table:table-cell office:value-type="float" office:value="487.84" calcext:value-type="float">
            <text:p>487.84</text:p>
          </table:table-cell>
        </table:table-row>
        <table:table-row table:style-name="ro1">
          <table:table-cell office:value-type="float" office:value="2894965" calcext:value-type="float">
            <text:p>2894965</text:p>
          </table:table-cell>
          <table:table-cell table:formula="of:=[.A183]/1000/(60*60*24)" office:value-type="time" office:time-value="PT00H48M14.965S" calcext:value-type="time">
            <text:p>00:48:15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39" calcext:value-type="float">
            <text:p>600.39</text:p>
          </table:table-cell>
          <table:table-cell office:value-type="float" office:value="401.69" calcext:value-type="float">
            <text:p>401.69</text:p>
          </table:table-cell>
          <table:table-cell office:value-type="float" office:value="490.51" calcext:value-type="float">
            <text:p>490.51</text:p>
          </table:table-cell>
        </table:table-row>
        <table:table-row table:style-name="ro1">
          <table:table-cell office:value-type="float" office:value="2910966" calcext:value-type="float">
            <text:p>2910966</text:p>
          </table:table-cell>
          <table:table-cell table:formula="of:=[.A184]/1000/(60*60*24)" office:value-type="time" office:time-value="PT00H48M30.966S" calcext:value-type="time">
            <text:p>00:48:31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6" calcext:value-type="float">
            <text:p>602.16</text:p>
          </table:table-cell>
          <table:table-cell office:value-type="float" office:value="403.91" calcext:value-type="float">
            <text:p>403.91</text:p>
          </table:table-cell>
          <table:table-cell office:value-type="float" office:value="493.17" calcext:value-type="float">
            <text:p>493.17</text:p>
          </table:table-cell>
        </table:table-row>
        <table:table-row table:style-name="ro1">
          <table:table-cell office:value-type="float" office:value="2926966" calcext:value-type="float">
            <text:p>2926966</text:p>
          </table:table-cell>
          <table:table-cell table:formula="of:=[.A185]/1000/(60*60*24)" office:value-type="time" office:time-value="PT00H48M46.966S" calcext:value-type="time">
            <text:p>00:48:47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7" calcext:value-type="float">
            <text:p>600.27</text:p>
          </table:table-cell>
          <table:table-cell office:value-type="float" office:value="406.13" calcext:value-type="float">
            <text:p>406.13</text:p>
          </table:table-cell>
          <table:table-cell office:value-type="float" office:value="495.84" calcext:value-type="float">
            <text:p>495.84</text:p>
          </table:table-cell>
        </table:table-row>
        <table:table-row table:style-name="ro1">
          <table:table-cell office:value-type="float" office:value="2942965" calcext:value-type="float">
            <text:p>2942965</text:p>
          </table:table-cell>
          <table:table-cell table:formula="of:=[.A186]/1000/(60*60*24)" office:value-type="time" office:time-value="PT00H49M02.965S" calcext:value-type="time">
            <text:p>00:49:03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1" calcext:value-type="float">
            <text:p>600.41</text:p>
          </table:table-cell>
          <table:table-cell office:value-type="float" office:value="408.35" calcext:value-type="float">
            <text:p>408.35</text:p>
          </table:table-cell>
          <table:table-cell office:value-type="float" office:value="498.5" calcext:value-type="float">
            <text:p>498.5</text:p>
          </table:table-cell>
        </table:table-row>
        <table:table-row table:style-name="ro1">
          <table:table-cell office:value-type="float" office:value="2958966" calcext:value-type="float">
            <text:p>2958966</text:p>
          </table:table-cell>
          <table:table-cell table:formula="of:=[.A187]/1000/(60*60*24)" office:value-type="time" office:time-value="PT00H49M18.966S" calcext:value-type="time">
            <text:p>00:49:19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5" calcext:value-type="float">
            <text:p>600.15</text:p>
          </table:table-cell>
          <table:table-cell office:value-type="float" office:value="410.57" calcext:value-type="float">
            <text:p>410.57</text:p>
          </table:table-cell>
          <table:table-cell office:value-type="float" office:value="501.16" calcext:value-type="float">
            <text:p>501.16</text:p>
          </table:table-cell>
        </table:table-row>
        <table:table-row table:style-name="ro1">
          <table:table-cell office:value-type="float" office:value="2974966" calcext:value-type="float">
            <text:p>2974966</text:p>
          </table:table-cell>
          <table:table-cell table:formula="of:=[.A188]/1000/(60*60*24)" office:value-type="time" office:time-value="PT00H49M34.966S" calcext:value-type="time">
            <text:p>00:49:3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4" calcext:value-type="float">
            <text:p>598.24</text:p>
          </table:table-cell>
          <table:table-cell office:value-type="float" office:value="412.79" calcext:value-type="float">
            <text:p>412.79</text:p>
          </table:table-cell>
          <table:table-cell office:value-type="float" office:value="503.83" calcext:value-type="float">
            <text:p>503.83</text:p>
          </table:table-cell>
        </table:table-row>
        <table:table-row table:style-name="ro1">
          <table:table-cell office:value-type="float" office:value="2990966" calcext:value-type="float">
            <text:p>2990966</text:p>
          </table:table-cell>
          <table:table-cell table:formula="of:=[.A189]/1000/(60*60*24)" office:value-type="time" office:time-value="PT00H49M50.966S" calcext:value-type="time">
            <text:p>00:49:51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415.01" calcext:value-type="float">
            <text:p>415.01</text:p>
          </table:table-cell>
          <table:table-cell office:value-type="float" office:value="506.49" calcext:value-type="float">
            <text:p>506.49</text:p>
          </table:table-cell>
        </table:table-row>
        <table:table-row table:style-name="ro1">
          <table:table-cell office:value-type="float" office:value="3006965" calcext:value-type="float">
            <text:p>3006965</text:p>
          </table:table-cell>
          <table:table-cell table:formula="of:=[.A190]/1000/(60*60*24)" office:value-type="time" office:time-value="PT00H50M06.965S" calcext:value-type="time">
            <text:p>00:50:07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1" calcext:value-type="float">
            <text:p>598.41</text:p>
          </table:table-cell>
          <table:table-cell office:value-type="float" office:value="417.23" calcext:value-type="float">
            <text:p>417.23</text:p>
          </table:table-cell>
          <table:table-cell office:value-type="float" office:value="509.15" calcext:value-type="float">
            <text:p>509.15</text:p>
          </table:table-cell>
        </table:table-row>
        <table:table-row table:style-name="ro1">
          <table:table-cell office:value-type="float" office:value="3022965" calcext:value-type="float">
            <text:p>3022965</text:p>
          </table:table-cell>
          <table:table-cell table:formula="of:=[.A191]/1000/(60*60*24)" office:value-type="time" office:time-value="PT00H50M22.965S" calcext:value-type="time">
            <text:p>00:50:23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419.45" calcext:value-type="float">
            <text:p>419.45</text:p>
          </table:table-cell>
          <table:table-cell office:value-type="float" office:value="511.81" calcext:value-type="float">
            <text:p>511.81</text:p>
          </table:table-cell>
        </table:table-row>
        <table:table-row table:style-name="ro1">
          <table:table-cell office:value-type="float" office:value="3038965" calcext:value-type="float">
            <text:p>3038965</text:p>
          </table:table-cell>
          <table:table-cell table:formula="of:=[.A192]/1000/(60*60*24)" office:value-type="time" office:time-value="PT00H50M38.965S" calcext:value-type="time">
            <text:p>00:50:39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421.67" calcext:value-type="float">
            <text:p>421.67</text:p>
          </table:table-cell>
          <table:table-cell office:value-type="float" office:value="514.48" calcext:value-type="float">
            <text:p>514.48</text:p>
          </table:table-cell>
        </table:table-row>
        <table:table-row table:style-name="ro1">
          <table:table-cell office:value-type="float" office:value="3054965" calcext:value-type="float">
            <text:p>3054965</text:p>
          </table:table-cell>
          <table:table-cell table:formula="of:=[.A193]/1000/(60*60*24)" office:value-type="time" office:time-value="PT00H50M54.965S" calcext:value-type="time">
            <text:p>00:50:5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4" calcext:value-type="float">
            <text:p>598.24</text:p>
          </table:table-cell>
          <table:table-cell office:value-type="float" office:value="423.88" calcext:value-type="float">
            <text:p>423.88</text:p>
          </table:table-cell>
          <table:table-cell office:value-type="float" office:value="517.14" calcext:value-type="float">
            <text:p>517.14</text:p>
          </table:table-cell>
        </table:table-row>
        <table:table-row table:style-name="ro1">
          <table:table-cell office:value-type="float" office:value="3070965" calcext:value-type="float">
            <text:p>3070965</text:p>
          </table:table-cell>
          <table:table-cell table:formula="of:=[.A194]/1000/(60*60*24)" office:value-type="time" office:time-value="PT00H51M10.965S" calcext:value-type="time">
            <text:p>00:51:11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2" calcext:value-type="float">
            <text:p>598.02</text:p>
          </table:table-cell>
          <table:table-cell office:value-type="float" office:value="426.1" calcext:value-type="float">
            <text:p>426.1</text:p>
          </table:table-cell>
          <table:table-cell office:value-type="float" office:value="519.8" calcext:value-type="float">
            <text:p>519.8</text:p>
          </table:table-cell>
        </table:table-row>
        <table:table-row table:style-name="ro1">
          <table:table-cell office:value-type="float" office:value="3086965" calcext:value-type="float">
            <text:p>3086965</text:p>
          </table:table-cell>
          <table:table-cell table:formula="of:=[.A195]/1000/(60*60*24)" office:value-type="time" office:time-value="PT00H51M26.965S" calcext:value-type="time">
            <text:p>00:51:27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428.32" calcext:value-type="float">
            <text:p>428.32</text:p>
          </table:table-cell>
          <table:table-cell office:value-type="float" office:value="522.46" calcext:value-type="float">
            <text:p>522.46</text:p>
          </table:table-cell>
        </table:table-row>
        <table:table-row table:style-name="ro1">
          <table:table-cell office:value-type="float" office:value="3102965" calcext:value-type="float">
            <text:p>3102965</text:p>
          </table:table-cell>
          <table:table-cell table:formula="of:=[.A196]/1000/(60*60*24)" office:value-type="time" office:time-value="PT00H51M42.965S" calcext:value-type="time">
            <text:p>00:51:43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7" calcext:value-type="float">
            <text:p>598.27</text:p>
          </table:table-cell>
          <table:table-cell office:value-type="float" office:value="430.54" calcext:value-type="float">
            <text:p>430.54</text:p>
          </table:table-cell>
          <table:table-cell office:value-type="float" office:value="525.12" calcext:value-type="float">
            <text:p>525.12</text:p>
          </table:table-cell>
        </table:table-row>
        <table:table-row table:style-name="ro1">
          <table:table-cell office:value-type="float" office:value="3118965" calcext:value-type="float">
            <text:p>3118965</text:p>
          </table:table-cell>
          <table:table-cell table:formula="of:=[.A197]/1000/(60*60*24)" office:value-type="time" office:time-value="PT00H51M58.965S" calcext:value-type="time">
            <text:p>00:51:59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432.76" calcext:value-type="float">
            <text:p>432.76</text:p>
          </table:table-cell>
          <table:table-cell office:value-type="float" office:value="527.78" calcext:value-type="float">
            <text:p>527.78</text:p>
          </table:table-cell>
        </table:table-row>
        <table:table-row table:style-name="ro1">
          <table:table-cell office:value-type="float" office:value="3134965" calcext:value-type="float">
            <text:p>3134965</text:p>
          </table:table-cell>
          <table:table-cell table:formula="of:=[.A198]/1000/(60*60*24)" office:value-type="time" office:time-value="PT00H52M14.965S" calcext:value-type="time">
            <text:p>00:52:15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434.98" calcext:value-type="float">
            <text:p>434.98</text:p>
          </table:table-cell>
          <table:table-cell office:value-type="float" office:value="530.45" calcext:value-type="float">
            <text:p>530.45</text:p>
          </table:table-cell>
        </table:table-row>
        <table:table-row table:style-name="ro1">
          <table:table-cell office:value-type="float" office:value="3150965" calcext:value-type="float">
            <text:p>3150965</text:p>
          </table:table-cell>
          <table:table-cell table:formula="of:=[.A199]/1000/(60*60*24)" office:value-type="time" office:time-value="PT00H52M30.965S" calcext:value-type="time">
            <text:p>00:52:31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48" calcext:value-type="float">
            <text:p>600.48</text:p>
          </table:table-cell>
          <table:table-cell office:value-type="float" office:value="437.2" calcext:value-type="float">
            <text:p>437.2</text:p>
          </table:table-cell>
          <table:table-cell office:value-type="float" office:value="533.11" calcext:value-type="float">
            <text:p>533.11</text:p>
          </table:table-cell>
        </table:table-row>
        <table:table-row table:style-name="ro1">
          <table:table-cell office:value-type="float" office:value="3166965" calcext:value-type="float">
            <text:p>3166965</text:p>
          </table:table-cell>
          <table:table-cell table:formula="of:=[.A200]/1000/(60*60*24)" office:value-type="time" office:time-value="PT00H52M46.965S" calcext:value-type="time">
            <text:p>00:52:47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1" calcext:value-type="float">
            <text:p>598.51</text:p>
          </table:table-cell>
          <table:table-cell office:value-type="float" office:value="439.42" calcext:value-type="float">
            <text:p>439.42</text:p>
          </table:table-cell>
          <table:table-cell office:value-type="float" office:value="535.77" calcext:value-type="float">
            <text:p>535.77</text:p>
          </table:table-cell>
        </table:table-row>
        <table:table-row table:style-name="ro1">
          <table:table-cell office:value-type="float" office:value="3182965" calcext:value-type="float">
            <text:p>3182965</text:p>
          </table:table-cell>
          <table:table-cell table:formula="of:=[.A201]/1000/(60*60*24)" office:value-type="time" office:time-value="PT00H53M02.965S" calcext:value-type="time">
            <text:p>00:53:03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8" calcext:value-type="float">
            <text:p>598.48</text:p>
          </table:table-cell>
          <table:table-cell office:value-type="float" office:value="441.64" calcext:value-type="float">
            <text:p>441.64</text:p>
          </table:table-cell>
          <table:table-cell office:value-type="float" office:value="538.43" calcext:value-type="float">
            <text:p>538.43</text:p>
          </table:table-cell>
        </table:table-row>
        <table:table-row table:style-name="ro1">
          <table:table-cell office:value-type="float" office:value="3198965" calcext:value-type="float">
            <text:p>3198965</text:p>
          </table:table-cell>
          <table:table-cell table:formula="of:=[.A202]/1000/(60*60*24)" office:value-type="time" office:time-value="PT00H53M18.965S" calcext:value-type="time">
            <text:p>00:53:19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5" calcext:value-type="float">
            <text:p>600.25</text:p>
          </table:table-cell>
          <table:table-cell office:value-type="float" office:value="443.86" calcext:value-type="float">
            <text:p>443.86</text:p>
          </table:table-cell>
          <table:table-cell office:value-type="float" office:value="541.09" calcext:value-type="float">
            <text:p>541.09</text:p>
          </table:table-cell>
        </table:table-row>
        <table:table-row table:style-name="ro1">
          <table:table-cell office:value-type="float" office:value="3214966" calcext:value-type="float">
            <text:p>3214966</text:p>
          </table:table-cell>
          <table:table-cell table:formula="of:=[.A203]/1000/(60*60*24)" office:value-type="time" office:time-value="PT00H53M34.966S" calcext:value-type="time">
            <text:p>00:53:3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4" calcext:value-type="float">
            <text:p>600.24</text:p>
          </table:table-cell>
          <table:table-cell office:value-type="float" office:value="446.08" calcext:value-type="float">
            <text:p>446.08</text:p>
          </table:table-cell>
          <table:table-cell office:value-type="float" office:value="543.75" calcext:value-type="float">
            <text:p>543.75</text:p>
          </table:table-cell>
        </table:table-row>
        <table:table-row table:style-name="ro1">
          <table:table-cell office:value-type="float" office:value="3230966" calcext:value-type="float">
            <text:p>3230966</text:p>
          </table:table-cell>
          <table:table-cell table:formula="of:=[.A204]/1000/(60*60*24)" office:value-type="time" office:time-value="PT00H53M50.966S" calcext:value-type="time">
            <text:p>00:53:51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7.91" calcext:value-type="float">
            <text:p>597.91</text:p>
          </table:table-cell>
          <table:table-cell office:value-type="float" office:value="448.3" calcext:value-type="float">
            <text:p>448.3</text:p>
          </table:table-cell>
          <table:table-cell office:value-type="float" office:value="546.42" calcext:value-type="float">
            <text:p>546.42</text:p>
          </table:table-cell>
        </table:table-row>
        <table:table-row table:style-name="ro1">
          <table:table-cell office:value-type="float" office:value="3246965" calcext:value-type="float">
            <text:p>3246965</text:p>
          </table:table-cell>
          <table:table-cell table:formula="of:=[.A205]/1000/(60*60*24)" office:value-type="time" office:time-value="PT00H54M06.965S" calcext:value-type="time">
            <text:p>00:54:07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450.52" calcext:value-type="float">
            <text:p>450.52</text:p>
          </table:table-cell>
          <table:table-cell office:value-type="float" office:value="549.08" calcext:value-type="float">
            <text:p>549.08</text:p>
          </table:table-cell>
        </table:table-row>
        <table:table-row table:style-name="ro1">
          <table:table-cell office:value-type="float" office:value="3262965" calcext:value-type="float">
            <text:p>3262965</text:p>
          </table:table-cell>
          <table:table-cell table:formula="of:=[.A206]/1000/(60*60*24)" office:value-type="time" office:time-value="PT00H54M22.965S" calcext:value-type="time">
            <text:p>00:54:23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452.74" calcext:value-type="float">
            <text:p>452.74</text:p>
          </table:table-cell>
          <table:table-cell office:value-type="float" office:value="551.74" calcext:value-type="float">
            <text:p>551.74</text:p>
          </table:table-cell>
        </table:table-row>
        <table:table-row table:style-name="ro1">
          <table:table-cell office:value-type="float" office:value="3278966" calcext:value-type="float">
            <text:p>3278966</text:p>
          </table:table-cell>
          <table:table-cell table:formula="of:=[.A207]/1000/(60*60*24)" office:value-type="time" office:time-value="PT00H54M38.966S" calcext:value-type="time">
            <text:p>00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454.96" calcext:value-type="float">
            <text:p>454.96</text:p>
          </table:table-cell>
          <table:table-cell office:value-type="float" office:value="554.4" calcext:value-type="float">
            <text:p>554.4</text:p>
          </table:table-cell>
        </table:table-row>
        <table:table-row table:style-name="ro1">
          <table:table-cell office:value-type="float" office:value="3294966" calcext:value-type="float">
            <text:p>3294966</text:p>
          </table:table-cell>
          <table:table-cell table:formula="of:=[.A208]/1000/(60*60*24)" office:value-type="time" office:time-value="PT00H54M54.966S" calcext:value-type="time">
            <text:p>00:54:5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6" calcext:value-type="float">
            <text:p>598.26</text:p>
          </table:table-cell>
          <table:table-cell office:value-type="float" office:value="457.18" calcext:value-type="float">
            <text:p>457.18</text:p>
          </table:table-cell>
          <table:table-cell office:value-type="float" office:value="557.06" calcext:value-type="float">
            <text:p>557.06</text:p>
          </table:table-cell>
        </table:table-row>
        <table:table-row table:style-name="ro1">
          <table:table-cell office:value-type="float" office:value="3310965" calcext:value-type="float">
            <text:p>3310965</text:p>
          </table:table-cell>
          <table:table-cell table:formula="of:=[.A209]/1000/(60*60*24)" office:value-type="time" office:time-value="PT00H55M10.965S" calcext:value-type="time">
            <text:p>00:55:11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49" calcext:value-type="float">
            <text:p>600.49</text:p>
          </table:table-cell>
          <table:table-cell office:value-type="float" office:value="459.4" calcext:value-type="float">
            <text:p>459.4</text:p>
          </table:table-cell>
          <table:table-cell office:value-type="float" office:value="559.72" calcext:value-type="float">
            <text:p>559.72</text:p>
          </table:table-cell>
        </table:table-row>
        <table:table-row table:style-name="ro1">
          <table:table-cell office:value-type="float" office:value="3326966" calcext:value-type="float">
            <text:p>3326966</text:p>
          </table:table-cell>
          <table:table-cell table:formula="of:=[.A210]/1000/(60*60*24)" office:value-type="time" office:time-value="PT00H55M26.966S" calcext:value-type="time">
            <text:p>00:55:27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3" calcext:value-type="float">
            <text:p>598.63</text:p>
          </table:table-cell>
          <table:table-cell office:value-type="float" office:value="461.62" calcext:value-type="float">
            <text:p>461.62</text:p>
          </table:table-cell>
          <table:table-cell office:value-type="float" office:value="562.38" calcext:value-type="float">
            <text:p>562.38</text:p>
          </table:table-cell>
        </table:table-row>
        <table:table-row table:style-name="ro1">
          <table:table-cell office:value-type="float" office:value="3342965" calcext:value-type="float">
            <text:p>3342965</text:p>
          </table:table-cell>
          <table:table-cell table:formula="of:=[.A211]/1000/(60*60*24)" office:value-type="time" office:time-value="PT00H55M42.965S" calcext:value-type="time">
            <text:p>00:55:43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463.84" calcext:value-type="float">
            <text:p>463.84</text:p>
          </table:table-cell>
          <table:table-cell office:value-type="float" office:value="565.04" calcext:value-type="float">
            <text:p>565.04</text:p>
          </table:table-cell>
        </table:table-row>
        <table:table-row table:style-name="ro1">
          <table:table-cell office:value-type="float" office:value="3358966" calcext:value-type="float">
            <text:p>3358966</text:p>
          </table:table-cell>
          <table:table-cell table:formula="of:=[.A212]/1000/(60*60*24)" office:value-type="time" office:time-value="PT00H55M58.966S" calcext:value-type="time">
            <text:p>00:55:59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9" calcext:value-type="float">
            <text:p>598.49</text:p>
          </table:table-cell>
          <table:table-cell office:value-type="float" office:value="466.06" calcext:value-type="float">
            <text:p>466.06</text:p>
          </table:table-cell>
          <table:table-cell office:value-type="float" office:value="567.7" calcext:value-type="float">
            <text:p>567.7</text:p>
          </table:table-cell>
        </table:table-row>
        <table:table-row table:style-name="ro1">
          <table:table-cell office:value-type="float" office:value="3374965" calcext:value-type="float">
            <text:p>3374965</text:p>
          </table:table-cell>
          <table:table-cell table:formula="of:=[.A213]/1000/(60*60*24)" office:value-type="time" office:time-value="PT00H56M14.965S" calcext:value-type="time">
            <text:p>00:56:1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468.28" calcext:value-type="float">
            <text:p>468.28</text:p>
          </table:table-cell>
          <table:table-cell office:value-type="float" office:value="570.36" calcext:value-type="float">
            <text:p>570.36</text:p>
          </table:table-cell>
        </table:table-row>
        <table:table-row table:style-name="ro1">
          <table:table-cell office:value-type="float" office:value="3390965" calcext:value-type="float">
            <text:p>3390965</text:p>
          </table:table-cell>
          <table:table-cell table:formula="of:=[.A214]/1000/(60*60*24)" office:value-type="time" office:time-value="PT00H56M30.965S" calcext:value-type="time">
            <text:p>00:56:31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470.5" calcext:value-type="float">
            <text:p>470.5</text:p>
          </table:table-cell>
          <table:table-cell office:value-type="float" office:value="573.02" calcext:value-type="float">
            <text:p>573.02</text:p>
          </table:table-cell>
        </table:table-row>
        <table:table-row table:style-name="ro1">
          <table:table-cell office:value-type="float" office:value="3406965" calcext:value-type="float">
            <text:p>3406965</text:p>
          </table:table-cell>
          <table:table-cell table:formula="of:=[.A215]/1000/(60*60*24)" office:value-type="time" office:time-value="PT00H56M46.965S" calcext:value-type="time">
            <text:p>00:56:47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472.72" calcext:value-type="float">
            <text:p>472.72</text:p>
          </table:table-cell>
          <table:table-cell office:value-type="float" office:value="575.69" calcext:value-type="float">
            <text:p>575.69</text:p>
          </table:table-cell>
        </table:table-row>
        <table:table-row table:style-name="ro1">
          <table:table-cell office:value-type="float" office:value="3422965" calcext:value-type="float">
            <text:p>3422965</text:p>
          </table:table-cell>
          <table:table-cell table:formula="of:=[.A216]/1000/(60*60*24)" office:value-type="time" office:time-value="PT00H57M02.965S" calcext:value-type="time">
            <text:p>00:57:03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474.94" calcext:value-type="float">
            <text:p>474.94</text:p>
          </table:table-cell>
          <table:table-cell office:value-type="float" office:value="578.35" calcext:value-type="float">
            <text:p>578.35</text:p>
          </table:table-cell>
        </table:table-row>
        <table:table-row table:style-name="ro1">
          <table:table-cell office:value-type="float" office:value="3438965" calcext:value-type="float">
            <text:p>3438965</text:p>
          </table:table-cell>
          <table:table-cell table:formula="of:=[.A217]/1000/(60*60*24)" office:value-type="time" office:time-value="PT00H57M18.965S" calcext:value-type="time">
            <text:p>00:57:19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5" calcext:value-type="float">
            <text:p>600.25</text:p>
          </table:table-cell>
          <table:table-cell office:value-type="float" office:value="477.16" calcext:value-type="float">
            <text:p>477.16</text:p>
          </table:table-cell>
          <table:table-cell office:value-type="float" office:value="581.01" calcext:value-type="float">
            <text:p>581.01</text:p>
          </table:table-cell>
        </table:table-row>
        <table:table-row table:style-name="ro1">
          <table:table-cell office:value-type="float" office:value="3454965" calcext:value-type="float">
            <text:p>3454965</text:p>
          </table:table-cell>
          <table:table-cell table:formula="of:=[.A218]/1000/(60*60*24)" office:value-type="time" office:time-value="PT00H57M34.965S" calcext:value-type="time">
            <text:p>00:57:35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1" calcext:value-type="float">
            <text:p>598.01</text:p>
          </table:table-cell>
          <table:table-cell office:value-type="float" office:value="479.38" calcext:value-type="float">
            <text:p>479.38</text:p>
          </table:table-cell>
          <table:table-cell office:value-type="float" office:value="583.67" calcext:value-type="float">
            <text:p>583.67</text:p>
          </table:table-cell>
        </table:table-row>
        <table:table-row table:style-name="ro1">
          <table:table-cell office:value-type="float" office:value="3470965" calcext:value-type="float">
            <text:p>3470965</text:p>
          </table:table-cell>
          <table:table-cell table:formula="of:=[.A219]/1000/(60*60*24)" office:value-type="time" office:time-value="PT00H57M50.965S" calcext:value-type="time">
            <text:p>00:57:51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481.6" calcext:value-type="float">
            <text:p>481.6</text:p>
          </table:table-cell>
          <table:table-cell office:value-type="float" office:value="586.33" calcext:value-type="float">
            <text:p>586.33</text:p>
          </table:table-cell>
        </table:table-row>
        <table:table-row table:style-name="ro1">
          <table:table-cell office:value-type="float" office:value="3486966" calcext:value-type="float">
            <text:p>3486966</text:p>
          </table:table-cell>
          <table:table-cell table:formula="of:=[.A220]/1000/(60*60*24)" office:value-type="time" office:time-value="PT00H58M06.966S" calcext:value-type="time">
            <text:p>00:58:07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9" calcext:value-type="float">
            <text:p>598.49</text:p>
          </table:table-cell>
          <table:table-cell office:value-type="float" office:value="483.82" calcext:value-type="float">
            <text:p>483.82</text:p>
          </table:table-cell>
          <table:table-cell office:value-type="float" office:value="588.99" calcext:value-type="float">
            <text:p>588.99</text:p>
          </table:table-cell>
        </table:table-row>
        <table:table-row table:style-name="ro1">
          <table:table-cell office:value-type="float" office:value="3502965" calcext:value-type="float">
            <text:p>3502965</text:p>
          </table:table-cell>
          <table:table-cell table:formula="of:=[.A221]/1000/(60*60*24)" office:value-type="time" office:time-value="PT00H58M22.965S" calcext:value-type="time">
            <text:p>00:58:23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486.04" calcext:value-type="float">
            <text:p>486.04</text:p>
          </table:table-cell>
          <table:table-cell office:value-type="float" office:value="591.65" calcext:value-type="float">
            <text:p>591.65</text:p>
          </table:table-cell>
        </table:table-row>
        <table:table-row table:style-name="ro1">
          <table:table-cell office:value-type="float" office:value="3518965" calcext:value-type="float">
            <text:p>3518965</text:p>
          </table:table-cell>
          <table:table-cell table:formula="of:=[.A222]/1000/(60*60*24)" office:value-type="time" office:time-value="PT00H58M38.965S" calcext:value-type="time">
            <text:p>00:58:39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9" calcext:value-type="float">
            <text:p>598.49</text:p>
          </table:table-cell>
          <table:table-cell office:value-type="float" office:value="488.26" calcext:value-type="float">
            <text:p>488.26</text:p>
          </table:table-cell>
          <table:table-cell office:value-type="float" office:value="594.31" calcext:value-type="float">
            <text:p>594.31</text:p>
          </table:table-cell>
        </table:table-row>
        <table:table-row table:style-name="ro1">
          <table:table-cell office:value-type="float" office:value="3534965" calcext:value-type="float">
            <text:p>3534965</text:p>
          </table:table-cell>
          <table:table-cell table:formula="of:=[.A223]/1000/(60*60*24)" office:value-type="time" office:time-value="PT00H58M54.965S" calcext:value-type="time">
            <text:p>00:58:55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1" calcext:value-type="float">
            <text:p>598.41</text:p>
          </table:table-cell>
          <table:table-cell office:value-type="float" office:value="490.48" calcext:value-type="float">
            <text:p>490.48</text:p>
          </table:table-cell>
          <table:table-cell office:value-type="float" office:value="596.97" calcext:value-type="float">
            <text:p>596.97</text:p>
          </table:table-cell>
        </table:table-row>
        <table:table-row table:style-name="ro1">
          <table:table-cell office:value-type="float" office:value="3550966" calcext:value-type="float">
            <text:p>3550966</text:p>
          </table:table-cell>
          <table:table-cell table:formula="of:=[.A224]/1000/(60*60*24)" office:value-type="time" office:time-value="PT00H59M10.966S" calcext:value-type="time">
            <text:p>00:59:11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6" calcext:value-type="float">
            <text:p>598.26</text:p>
          </table:table-cell>
          <table:table-cell office:value-type="float" office:value="492.7" calcext:value-type="float">
            <text:p>492.7</text:p>
          </table:table-cell>
          <table:table-cell office:value-type="float" office:value="599.63" calcext:value-type="float">
            <text:p>599.63</text:p>
          </table:table-cell>
        </table:table-row>
        <table:table-row table:style-name="ro1">
          <table:table-cell office:value-type="float" office:value="3566965" calcext:value-type="float">
            <text:p>3566965</text:p>
          </table:table-cell>
          <table:table-cell table:formula="of:=[.A225]/1000/(60*60*24)" office:value-type="time" office:time-value="PT00H59M26.965S" calcext:value-type="time">
            <text:p>00:59:27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600.01" calcext:value-type="float">
            <text:p>600.01</text:p>
          </table:table-cell>
          <table:table-cell office:value-type="float" office:value="494.92" calcext:value-type="float">
            <text:p>494.92</text:p>
          </table:table-cell>
          <table:table-cell office:value-type="float" office:value="602.29" calcext:value-type="float">
            <text:p>602.29</text:p>
          </table:table-cell>
        </table:table-row>
        <table:table-row table:style-name="ro1">
          <table:table-cell office:value-type="float" office:value="3582965" calcext:value-type="float">
            <text:p>3582965</text:p>
          </table:table-cell>
          <table:table-cell table:formula="of:=[.A226]/1000/(60*60*24)" office:value-type="time" office:time-value="PT00H59M42.965S" calcext:value-type="time">
            <text:p>00:59:43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497.14" calcext:value-type="float">
            <text:p>497.14</text:p>
          </table:table-cell>
          <table:table-cell office:value-type="float" office:value="604.95" calcext:value-type="float">
            <text:p>604.95</text:p>
          </table:table-cell>
        </table:table-row>
        <table:table-row table:style-name="ro1">
          <table:table-cell office:value-type="float" office:value="3598966" calcext:value-type="float">
            <text:p>3598966</text:p>
          </table:table-cell>
          <table:table-cell table:formula="of:=[.A227]/1000/(60*60*24)" office:value-type="time" office:time-value="PT00H59M58.966S" calcext:value-type="time">
            <text:p>00:59:59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39" calcext:value-type="float">
            <text:p>600.39</text:p>
          </table:table-cell>
          <table:table-cell office:value-type="float" office:value="499.36" calcext:value-type="float">
            <text:p>499.36</text:p>
          </table:table-cell>
          <table:table-cell office:value-type="float" office:value="607.61" calcext:value-type="float">
            <text:p>607.61</text:p>
          </table:table-cell>
        </table:table-row>
        <table:table-row table:style-name="ro1">
          <table:table-cell office:value-type="float" office:value="3614966" calcext:value-type="float">
            <text:p>3614966</text:p>
          </table:table-cell>
          <table:table-cell table:formula="of:=[.A228]/1000/(60*60*24)" office:value-type="time" office:time-value="PT01H00M14.966S" calcext:value-type="time">
            <text:p>01:00:1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6" calcext:value-type="float">
            <text:p>598.26</text:p>
          </table:table-cell>
          <table:table-cell office:value-type="float" office:value="501.58" calcext:value-type="float">
            <text:p>501.58</text:p>
          </table:table-cell>
          <table:table-cell office:value-type="float" office:value="610.27" calcext:value-type="float">
            <text:p>610.27</text:p>
          </table:table-cell>
        </table:table-row>
        <table:table-row table:style-name="ro1">
          <table:table-cell office:value-type="float" office:value="3630965" calcext:value-type="float">
            <text:p>3630965</text:p>
          </table:table-cell>
          <table:table-cell table:formula="of:=[.A229]/1000/(60*60*24)" office:value-type="time" office:time-value="PT01H00M30.965S" calcext:value-type="time">
            <text:p>01:00:31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7.91" calcext:value-type="float">
            <text:p>597.91</text:p>
          </table:table-cell>
          <table:table-cell office:value-type="float" office:value="503.8" calcext:value-type="float">
            <text:p>503.8</text:p>
          </table:table-cell>
          <table:table-cell office:value-type="float" office:value="612.92" calcext:value-type="float">
            <text:p>612.92</text:p>
          </table:table-cell>
        </table:table-row>
        <table:table-row table:style-name="ro1">
          <table:table-cell office:value-type="float" office:value="3646965" calcext:value-type="float">
            <text:p>3646965</text:p>
          </table:table-cell>
          <table:table-cell table:formula="of:=[.A230]/1000/(60*60*24)" office:value-type="time" office:time-value="PT01H00M46.965S" calcext:value-type="time">
            <text:p>01:00:47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506.02" calcext:value-type="float">
            <text:p>506.02</text:p>
          </table:table-cell>
          <table:table-cell office:value-type="float" office:value="615.58" calcext:value-type="float">
            <text:p>615.58</text:p>
          </table:table-cell>
        </table:table-row>
        <table:table-row table:style-name="ro1">
          <table:table-cell office:value-type="float" office:value="3662965" calcext:value-type="float">
            <text:p>3662965</text:p>
          </table:table-cell>
          <table:table-cell table:formula="of:=[.A231]/1000/(60*60*24)" office:value-type="time" office:time-value="PT01H01M02.965S" calcext:value-type="time">
            <text:p>01:01:03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508.24" calcext:value-type="float">
            <text:p>508.24</text:p>
          </table:table-cell>
          <table:table-cell office:value-type="float" office:value="618.24" calcext:value-type="float">
            <text:p>618.24</text:p>
          </table:table-cell>
        </table:table-row>
        <table:table-row table:style-name="ro1">
          <table:table-cell office:value-type="float" office:value="3678965" calcext:value-type="float">
            <text:p>3678965</text:p>
          </table:table-cell>
          <table:table-cell table:formula="of:=[.A232]/1000/(60*60*24)" office:value-type="time" office:time-value="PT01H01M18.965S" calcext:value-type="time">
            <text:p>01:01:19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510.46" calcext:value-type="float">
            <text:p>510.46</text:p>
          </table:table-cell>
          <table:table-cell office:value-type="float" office:value="620.9" calcext:value-type="float">
            <text:p>620.9</text:p>
          </table:table-cell>
        </table:table-row>
        <table:table-row table:style-name="ro1">
          <table:table-cell office:value-type="float" office:value="3694965" calcext:value-type="float">
            <text:p>3694965</text:p>
          </table:table-cell>
          <table:table-cell table:formula="of:=[.A233]/1000/(60*60*24)" office:value-type="time" office:time-value="PT01H01M34.965S" calcext:value-type="time">
            <text:p>01:01:3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512.68" calcext:value-type="float">
            <text:p>512.68</text:p>
          </table:table-cell>
          <table:table-cell office:value-type="float" office:value="623.56" calcext:value-type="float">
            <text:p>623.56</text:p>
          </table:table-cell>
        </table:table-row>
        <table:table-row table:style-name="ro1">
          <table:table-cell office:value-type="float" office:value="3710965" calcext:value-type="float">
            <text:p>3710965</text:p>
          </table:table-cell>
          <table:table-cell table:formula="of:=[.A234]/1000/(60*60*24)" office:value-type="time" office:time-value="PT01H01M50.965S" calcext:value-type="time">
            <text:p>01:01:51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514.9" calcext:value-type="float">
            <text:p>514.9</text:p>
          </table:table-cell>
          <table:table-cell office:value-type="float" office:value="626.22" calcext:value-type="float">
            <text:p>626.22</text:p>
          </table:table-cell>
        </table:table-row>
        <table:table-row table:style-name="ro1">
          <table:table-cell office:value-type="float" office:value="3726965" calcext:value-type="float">
            <text:p>3726965</text:p>
          </table:table-cell>
          <table:table-cell table:formula="of:=[.A235]/1000/(60*60*24)" office:value-type="time" office:time-value="PT01H02M06.965S" calcext:value-type="time">
            <text:p>01:02:07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517.12" calcext:value-type="float">
            <text:p>517.12</text:p>
          </table:table-cell>
          <table:table-cell office:value-type="float" office:value="628.88" calcext:value-type="float">
            <text:p>628.88</text:p>
          </table:table-cell>
        </table:table-row>
        <table:table-row table:style-name="ro1">
          <table:table-cell office:value-type="float" office:value="3742966" calcext:value-type="float">
            <text:p>3742966</text:p>
          </table:table-cell>
          <table:table-cell table:formula="of:=[.A236]/1000/(60*60*24)" office:value-type="time" office:time-value="PT01H02M22.966S" calcext:value-type="time">
            <text:p>01:02:23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" calcext:value-type="float">
            <text:p>598</text:p>
          </table:table-cell>
          <table:table-cell office:value-type="float" office:value="519.34" calcext:value-type="float">
            <text:p>519.34</text:p>
          </table:table-cell>
          <table:table-cell office:value-type="float" office:value="631.54" calcext:value-type="float">
            <text:p>631.54</text:p>
          </table:table-cell>
        </table:table-row>
        <table:table-row table:style-name="ro1">
          <table:table-cell office:value-type="float" office:value="3758966" calcext:value-type="float">
            <text:p>3758966</text:p>
          </table:table-cell>
          <table:table-cell table:formula="of:=[.A237]/1000/(60*60*24)" office:value-type="time" office:time-value="PT01H02M38.966S" calcext:value-type="time">
            <text:p>01:02:39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521.56" calcext:value-type="float">
            <text:p>521.56</text:p>
          </table:table-cell>
          <table:table-cell office:value-type="float" office:value="634.2" calcext:value-type="float">
            <text:p>634.2</text:p>
          </table:table-cell>
        </table:table-row>
        <table:table-row table:style-name="ro1">
          <table:table-cell office:value-type="float" office:value="3774965" calcext:value-type="float">
            <text:p>3774965</text:p>
          </table:table-cell>
          <table:table-cell table:formula="of:=[.A238]/1000/(60*60*24)" office:value-type="time" office:time-value="PT01H02M54.965S" calcext:value-type="time">
            <text:p>01:02:5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523.78" calcext:value-type="float">
            <text:p>523.78</text:p>
          </table:table-cell>
          <table:table-cell office:value-type="float" office:value="636.86" calcext:value-type="float">
            <text:p>636.86</text:p>
          </table:table-cell>
        </table:table-row>
        <table:table-row table:style-name="ro1">
          <table:table-cell office:value-type="float" office:value="3790965" calcext:value-type="float">
            <text:p>3790965</text:p>
          </table:table-cell>
          <table:table-cell table:formula="of:=[.A239]/1000/(60*60*24)" office:value-type="time" office:time-value="PT01H03M10.965S" calcext:value-type="time">
            <text:p>01:03:11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526" calcext:value-type="float">
            <text:p>526</text:p>
          </table:table-cell>
          <table:table-cell office:value-type="float" office:value="639.51" calcext:value-type="float">
            <text:p>639.51</text:p>
          </table:table-cell>
        </table:table-row>
        <table:table-row table:style-name="ro1">
          <table:table-cell office:value-type="float" office:value="3806965" calcext:value-type="float">
            <text:p>3806965</text:p>
          </table:table-cell>
          <table:table-cell table:formula="of:=[.A240]/1000/(60*60*24)" office:value-type="time" office:time-value="PT01H03M26.965S" calcext:value-type="time">
            <text:p>01:03:27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528.22" calcext:value-type="float">
            <text:p>528.22</text:p>
          </table:table-cell>
          <table:table-cell office:value-type="float" office:value="642.17" calcext:value-type="float">
            <text:p>642.17</text:p>
          </table:table-cell>
        </table:table-row>
        <table:table-row table:style-name="ro1">
          <table:table-cell office:value-type="float" office:value="3822966" calcext:value-type="float">
            <text:p>3822966</text:p>
          </table:table-cell>
          <table:table-cell table:formula="of:=[.A241]/1000/(60*60*24)" office:value-type="time" office:time-value="PT01H03M42.966S" calcext:value-type="time">
            <text:p>01:03:43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530.44" calcext:value-type="float">
            <text:p>530.44</text:p>
          </table:table-cell>
          <table:table-cell office:value-type="float" office:value="644.83" calcext:value-type="float">
            <text:p>644.83</text:p>
          </table:table-cell>
        </table:table-row>
        <table:table-row table:style-name="ro1">
          <table:table-cell office:value-type="float" office:value="3838966" calcext:value-type="float">
            <text:p>3838966</text:p>
          </table:table-cell>
          <table:table-cell table:formula="of:=[.A242]/1000/(60*60*24)" office:value-type="time" office:time-value="PT01H03M58.966S" calcext:value-type="time">
            <text:p>01:03:59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532.66" calcext:value-type="float">
            <text:p>532.66</text:p>
          </table:table-cell>
          <table:table-cell office:value-type="float" office:value="647.49" calcext:value-type="float">
            <text:p>647.49</text:p>
          </table:table-cell>
        </table:table-row>
        <table:table-row table:style-name="ro1">
          <table:table-cell office:value-type="float" office:value="3854965" calcext:value-type="float">
            <text:p>3854965</text:p>
          </table:table-cell>
          <table:table-cell table:formula="of:=[.A243]/1000/(60*60*24)" office:value-type="time" office:time-value="PT01H04M14.965S" calcext:value-type="time">
            <text:p>01:04:15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534.88" calcext:value-type="float">
            <text:p>534.88</text:p>
          </table:table-cell>
          <table:table-cell office:value-type="float" office:value="650.15" calcext:value-type="float">
            <text:p>650.15</text:p>
          </table:table-cell>
        </table:table-row>
        <table:table-row table:style-name="ro1">
          <table:table-cell office:value-type="float" office:value="3870965" calcext:value-type="float">
            <text:p>3870965</text:p>
          </table:table-cell>
          <table:table-cell table:formula="of:=[.A244]/1000/(60*60*24)" office:value-type="time" office:time-value="PT01H04M30.965S" calcext:value-type="time">
            <text:p>01:04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537.1" calcext:value-type="float">
            <text:p>537.1</text:p>
          </table:table-cell>
          <table:table-cell office:value-type="float" office:value="652.81" calcext:value-type="float">
            <text:p>652.81</text:p>
          </table:table-cell>
        </table:table-row>
        <table:table-row table:style-name="ro1">
          <table:table-cell office:value-type="float" office:value="3886965" calcext:value-type="float">
            <text:p>3886965</text:p>
          </table:table-cell>
          <table:table-cell table:formula="of:=[.A245]/1000/(60*60*24)" office:value-type="time" office:time-value="PT01H04M46.965S" calcext:value-type="time">
            <text:p>01:04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6" calcext:value-type="float">
            <text:p>596.26</text:p>
          </table:table-cell>
          <table:table-cell office:value-type="float" office:value="539.32" calcext:value-type="float">
            <text:p>539.32</text:p>
          </table:table-cell>
          <table:table-cell office:value-type="float" office:value="655.46" calcext:value-type="float">
            <text:p>655.46</text:p>
          </table:table-cell>
        </table:table-row>
        <table:table-row table:style-name="ro1">
          <table:table-cell office:value-type="float" office:value="3902965" calcext:value-type="float">
            <text:p>3902965</text:p>
          </table:table-cell>
          <table:table-cell table:formula="of:=[.A246]/1000/(60*60*24)" office:value-type="time" office:time-value="PT01H05M02.965S" calcext:value-type="time">
            <text:p>01:05:03</text:p>
          </table:table-cell>
          <table:table-cell office:value-type="float" office:value="1.19" calcext:value-type="float">
            <text:p>1.1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8.12" calcext:value-type="float">
            <text:p>598.12</text:p>
          </table:table-cell>
          <table:table-cell office:value-type="float" office:value="541.54" calcext:value-type="float">
            <text:p>541.54</text:p>
          </table:table-cell>
          <table:table-cell office:value-type="float" office:value="658.12" calcext:value-type="float">
            <text:p>658.12</text:p>
          </table:table-cell>
        </table:table-row>
        <table:table-row table:style-name="ro1">
          <table:table-cell office:value-type="float" office:value="3918965" calcext:value-type="float">
            <text:p>3918965</text:p>
          </table:table-cell>
          <table:table-cell table:formula="of:=[.A247]/1000/(60*60*24)" office:value-type="time" office:time-value="PT01H05M18.965S" calcext:value-type="time">
            <text:p>01:05:19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6" calcext:value-type="float">
            <text:p>598.26</text:p>
          </table:table-cell>
          <table:table-cell office:value-type="float" office:value="543.76" calcext:value-type="float">
            <text:p>543.76</text:p>
          </table:table-cell>
          <table:table-cell office:value-type="float" office:value="660.79" calcext:value-type="float">
            <text:p>660.79</text:p>
          </table:table-cell>
        </table:table-row>
        <table:table-row table:style-name="ro1">
          <table:table-cell office:value-type="float" office:value="3934965" calcext:value-type="float">
            <text:p>3934965</text:p>
          </table:table-cell>
          <table:table-cell table:formula="of:=[.A248]/1000/(60*60*24)" office:value-type="time" office:time-value="PT01H05M34.965S" calcext:value-type="time">
            <text:p>01:05:3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545.98" calcext:value-type="float">
            <text:p>545.98</text:p>
          </table:table-cell>
          <table:table-cell office:value-type="float" office:value="663.44" calcext:value-type="float">
            <text:p>663.44</text:p>
          </table:table-cell>
        </table:table-row>
        <table:table-row table:style-name="ro1">
          <table:table-cell office:value-type="float" office:value="3950965" calcext:value-type="float">
            <text:p>3950965</text:p>
          </table:table-cell>
          <table:table-cell table:formula="of:=[.A249]/1000/(60*60*24)" office:value-type="time" office:time-value="PT01H05M50.965S" calcext:value-type="time">
            <text:p>01:05:51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7" calcext:value-type="float">
            <text:p>598.17</text:p>
          </table:table-cell>
          <table:table-cell office:value-type="float" office:value="548.2" calcext:value-type="float">
            <text:p>548.2</text:p>
          </table:table-cell>
          <table:table-cell office:value-type="float" office:value="666.1" calcext:value-type="float">
            <text:p>666.1</text:p>
          </table:table-cell>
        </table:table-row>
        <table:table-row table:style-name="ro1">
          <table:table-cell office:value-type="float" office:value="3966965" calcext:value-type="float">
            <text:p>3966965</text:p>
          </table:table-cell>
          <table:table-cell table:formula="of:=[.A250]/1000/(60*60*24)" office:value-type="time" office:time-value="PT01H06M06.965S" calcext:value-type="time">
            <text:p>01:06:07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" calcext:value-type="float">
            <text:p>598</text:p>
          </table:table-cell>
          <table:table-cell office:value-type="float" office:value="550.42" calcext:value-type="float">
            <text:p>550.42</text:p>
          </table:table-cell>
          <table:table-cell office:value-type="float" office:value="668.76" calcext:value-type="float">
            <text:p>668.76</text:p>
          </table:table-cell>
        </table:table-row>
        <table:table-row table:style-name="ro1">
          <table:table-cell office:value-type="float" office:value="3982965" calcext:value-type="float">
            <text:p>3982965</text:p>
          </table:table-cell>
          <table:table-cell table:formula="of:=[.A251]/1000/(60*60*24)" office:value-type="time" office:time-value="PT01H06M22.965S" calcext:value-type="time">
            <text:p>01:06:23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8" calcext:value-type="float">
            <text:p>598.38</text:p>
          </table:table-cell>
          <table:table-cell office:value-type="float" office:value="552.64" calcext:value-type="float">
            <text:p>552.64</text:p>
          </table:table-cell>
          <table:table-cell office:value-type="float" office:value="671.42" calcext:value-type="float">
            <text:p>671.42</text:p>
          </table:table-cell>
        </table:table-row>
        <table:table-row table:style-name="ro1">
          <table:table-cell office:value-type="float" office:value="3998965" calcext:value-type="float">
            <text:p>3998965</text:p>
          </table:table-cell>
          <table:table-cell table:formula="of:=[.A252]/1000/(60*60*24)" office:value-type="time" office:time-value="PT01H06M38.965S" calcext:value-type="time">
            <text:p>01:06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554.86" calcext:value-type="float">
            <text:p>554.86</text:p>
          </table:table-cell>
          <table:table-cell office:value-type="float" office:value="674.07" calcext:value-type="float">
            <text:p>674.07</text:p>
          </table:table-cell>
        </table:table-row>
        <table:table-row table:style-name="ro1">
          <table:table-cell office:value-type="float" office:value="4014965" calcext:value-type="float">
            <text:p>4014965</text:p>
          </table:table-cell>
          <table:table-cell table:formula="of:=[.A253]/1000/(60*60*24)" office:value-type="time" office:time-value="PT01H06M54.965S" calcext:value-type="time">
            <text:p>01:06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557.08" calcext:value-type="float">
            <text:p>557.08</text:p>
          </table:table-cell>
          <table:table-cell office:value-type="float" office:value="676.73" calcext:value-type="float">
            <text:p>676.73</text:p>
          </table:table-cell>
        </table:table-row>
        <table:table-row table:style-name="ro1">
          <table:table-cell office:value-type="float" office:value="4030966" calcext:value-type="float">
            <text:p>4030966</text:p>
          </table:table-cell>
          <table:table-cell table:formula="of:=[.A254]/1000/(60*60*24)" office:value-type="time" office:time-value="PT01H07M10.966S" calcext:value-type="time">
            <text:p>01:07:11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559.3" calcext:value-type="float">
            <text:p>559.3</text:p>
          </table:table-cell>
          <table:table-cell office:value-type="float" office:value="679.39" calcext:value-type="float">
            <text:p>679.39</text:p>
          </table:table-cell>
        </table:table-row>
        <table:table-row table:style-name="ro1">
          <table:table-cell office:value-type="float" office:value="4046965" calcext:value-type="float">
            <text:p>4046965</text:p>
          </table:table-cell>
          <table:table-cell table:formula="of:=[.A255]/1000/(60*60*24)" office:value-type="time" office:time-value="PT01H07M26.965S" calcext:value-type="time">
            <text:p>01:07:27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6" calcext:value-type="float">
            <text:p>598.26</text:p>
          </table:table-cell>
          <table:table-cell office:value-type="float" office:value="561.52" calcext:value-type="float">
            <text:p>561.52</text:p>
          </table:table-cell>
          <table:table-cell office:value-type="float" office:value="682.05" calcext:value-type="float">
            <text:p>682.05</text:p>
          </table:table-cell>
        </table:table-row>
        <table:table-row table:style-name="ro1">
          <table:table-cell office:value-type="float" office:value="4062965" calcext:value-type="float">
            <text:p>4062965</text:p>
          </table:table-cell>
          <table:table-cell table:formula="of:=[.A256]/1000/(60*60*24)" office:value-type="time" office:time-value="PT01H07M42.965S" calcext:value-type="time">
            <text:p>01:07:43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563.74" calcext:value-type="float">
            <text:p>563.74</text:p>
          </table:table-cell>
          <table:table-cell office:value-type="float" office:value="684.71" calcext:value-type="float">
            <text:p>684.71</text:p>
          </table:table-cell>
        </table:table-row>
        <table:table-row table:style-name="ro1">
          <table:table-cell office:value-type="float" office:value="4078965" calcext:value-type="float">
            <text:p>4078965</text:p>
          </table:table-cell>
          <table:table-cell table:formula="of:=[.A257]/1000/(60*60*24)" office:value-type="time" office:time-value="PT01H07M58.965S" calcext:value-type="time">
            <text:p>01:07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565.96" calcext:value-type="float">
            <text:p>565.96</text:p>
          </table:table-cell>
          <table:table-cell office:value-type="float" office:value="687.36" calcext:value-type="float">
            <text:p>687.36</text:p>
          </table:table-cell>
        </table:table-row>
        <table:table-row table:style-name="ro1">
          <table:table-cell office:value-type="float" office:value="4094965" calcext:value-type="float">
            <text:p>4094965</text:p>
          </table:table-cell>
          <table:table-cell table:formula="of:=[.A258]/1000/(60*60*24)" office:value-type="time" office:time-value="PT01H08M14.965S" calcext:value-type="time">
            <text:p>01:08:15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568.18" calcext:value-type="float">
            <text:p>568.18</text:p>
          </table:table-cell>
          <table:table-cell office:value-type="float" office:value="690.02" calcext:value-type="float">
            <text:p>690.02</text:p>
          </table:table-cell>
        </table:table-row>
        <table:table-row table:style-name="ro1">
          <table:table-cell office:value-type="float" office:value="4110966" calcext:value-type="float">
            <text:p>4110966</text:p>
          </table:table-cell>
          <table:table-cell table:formula="of:=[.A259]/1000/(60*60*24)" office:value-type="time" office:time-value="PT01H08M30.966S" calcext:value-type="time">
            <text:p>01:08:31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8" calcext:value-type="float">
            <text:p>598.48</text:p>
          </table:table-cell>
          <table:table-cell office:value-type="float" office:value="570.4" calcext:value-type="float">
            <text:p>570.4</text:p>
          </table:table-cell>
          <table:table-cell office:value-type="float" office:value="692.68" calcext:value-type="float">
            <text:p>692.68</text:p>
          </table:table-cell>
        </table:table-row>
        <table:table-row table:style-name="ro1">
          <table:table-cell office:value-type="float" office:value="4126965" calcext:value-type="float">
            <text:p>4126965</text:p>
          </table:table-cell>
          <table:table-cell table:formula="of:=[.A260]/1000/(60*60*24)" office:value-type="time" office:time-value="PT01H08M46.965S" calcext:value-type="time">
            <text:p>01:08:47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9" calcext:value-type="float">
            <text:p>598.49</text:p>
          </table:table-cell>
          <table:table-cell office:value-type="float" office:value="572.61" calcext:value-type="float">
            <text:p>572.61</text:p>
          </table:table-cell>
          <table:table-cell office:value-type="float" office:value="695.33" calcext:value-type="float">
            <text:p>695.33</text:p>
          </table:table-cell>
        </table:table-row>
        <table:table-row table:style-name="ro1">
          <table:table-cell office:value-type="float" office:value="4142965" calcext:value-type="float">
            <text:p>4142965</text:p>
          </table:table-cell>
          <table:table-cell table:formula="of:=[.A261]/1000/(60*60*24)" office:value-type="time" office:time-value="PT01H09M02.965S" calcext:value-type="time">
            <text:p>01:09:03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574.83" calcext:value-type="float">
            <text:p>574.83</text:p>
          </table:table-cell>
          <table:table-cell office:value-type="float" office:value="697.99" calcext:value-type="float">
            <text:p>697.99</text:p>
          </table:table-cell>
        </table:table-row>
        <table:table-row table:style-name="ro1">
          <table:table-cell office:value-type="float" office:value="4158965" calcext:value-type="float">
            <text:p>4158965</text:p>
          </table:table-cell>
          <table:table-cell table:formula="of:=[.A262]/1000/(60*60*24)" office:value-type="time" office:time-value="PT01H09M18.965S" calcext:value-type="time">
            <text:p>01:09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1" calcext:value-type="float">
            <text:p>596.41</text:p>
          </table:table-cell>
          <table:table-cell office:value-type="float" office:value="577.05" calcext:value-type="float">
            <text:p>577.05</text:p>
          </table:table-cell>
          <table:table-cell office:value-type="float" office:value="700.64" calcext:value-type="float">
            <text:p>700.64</text:p>
          </table:table-cell>
        </table:table-row>
        <table:table-row table:style-name="ro1">
          <table:table-cell office:value-type="float" office:value="4174965" calcext:value-type="float">
            <text:p>4174965</text:p>
          </table:table-cell>
          <table:table-cell table:formula="of:=[.A263]/1000/(60*60*24)" office:value-type="time" office:time-value="PT01H09M34.965S" calcext:value-type="time">
            <text:p>01:09:35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" calcext:value-type="float">
            <text:p>598</text:p>
          </table:table-cell>
          <table:table-cell office:value-type="float" office:value="579.27" calcext:value-type="float">
            <text:p>579.27</text:p>
          </table:table-cell>
          <table:table-cell office:value-type="float" office:value="703.3" calcext:value-type="float">
            <text:p>703.3</text:p>
          </table:table-cell>
        </table:table-row>
        <table:table-row table:style-name="ro1">
          <table:table-cell office:value-type="float" office:value="4190966" calcext:value-type="float">
            <text:p>4190966</text:p>
          </table:table-cell>
          <table:table-cell table:formula="of:=[.A264]/1000/(60*60*24)" office:value-type="time" office:time-value="PT01H09M50.966S" calcext:value-type="time">
            <text:p>01:09:51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581.49" calcext:value-type="float">
            <text:p>581.49</text:p>
          </table:table-cell>
          <table:table-cell office:value-type="float" office:value="705.96" calcext:value-type="float">
            <text:p>705.96</text:p>
          </table:table-cell>
        </table:table-row>
        <table:table-row table:style-name="ro1">
          <table:table-cell office:value-type="float" office:value="4206965" calcext:value-type="float">
            <text:p>4206965</text:p>
          </table:table-cell>
          <table:table-cell table:formula="of:=[.A265]/1000/(60*60*24)" office:value-type="time" office:time-value="PT01H10M06.965S" calcext:value-type="time">
            <text:p>01:10:07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1" calcext:value-type="float">
            <text:p>598.01</text:p>
          </table:table-cell>
          <table:table-cell office:value-type="float" office:value="583.71" calcext:value-type="float">
            <text:p>583.71</text:p>
          </table:table-cell>
          <table:table-cell office:value-type="float" office:value="708.62" calcext:value-type="float">
            <text:p>708.62</text:p>
          </table:table-cell>
        </table:table-row>
        <table:table-row table:style-name="ro1">
          <table:table-cell office:value-type="float" office:value="4222965" calcext:value-type="float">
            <text:p>4222965</text:p>
          </table:table-cell>
          <table:table-cell table:formula="of:=[.A266]/1000/(60*60*24)" office:value-type="time" office:time-value="PT01H10M22.965S" calcext:value-type="time">
            <text:p>01:10:23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585.93" calcext:value-type="float">
            <text:p>585.93</text:p>
          </table:table-cell>
          <table:table-cell office:value-type="float" office:value="711.28" calcext:value-type="float">
            <text:p>711.28</text:p>
          </table:table-cell>
        </table:table-row>
        <table:table-row table:style-name="ro1">
          <table:table-cell office:value-type="float" office:value="4238966" calcext:value-type="float">
            <text:p>4238966</text:p>
          </table:table-cell>
          <table:table-cell table:formula="of:=[.A267]/1000/(60*60*24)" office:value-type="time" office:time-value="PT01H10M38.966S" calcext:value-type="time">
            <text:p>01:10:39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588.15" calcext:value-type="float">
            <text:p>588.15</text:p>
          </table:table-cell>
          <table:table-cell office:value-type="float" office:value="713.93" calcext:value-type="float">
            <text:p>713.93</text:p>
          </table:table-cell>
        </table:table-row>
        <table:table-row table:style-name="ro1">
          <table:table-cell office:value-type="float" office:value="4254965" calcext:value-type="float">
            <text:p>4254965</text:p>
          </table:table-cell>
          <table:table-cell table:formula="of:=[.A268]/1000/(60*60*24)" office:value-type="time" office:time-value="PT01H10M54.965S" calcext:value-type="time">
            <text:p>01:10:55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590.37" calcext:value-type="float">
            <text:p>590.37</text:p>
          </table:table-cell>
          <table:table-cell office:value-type="float" office:value="716.59" calcext:value-type="float">
            <text:p>716.59</text:p>
          </table:table-cell>
        </table:table-row>
        <table:table-row table:style-name="ro1">
          <table:table-cell office:value-type="float" office:value="4270965" calcext:value-type="float">
            <text:p>4270965</text:p>
          </table:table-cell>
          <table:table-cell table:formula="of:=[.A269]/1000/(60*60*24)" office:value-type="time" office:time-value="PT01H11M10.965S" calcext:value-type="time">
            <text:p>01:11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592.59" calcext:value-type="float">
            <text:p>592.59</text:p>
          </table:table-cell>
          <table:table-cell office:value-type="float" office:value="719.25" calcext:value-type="float">
            <text:p>719.25</text:p>
          </table:table-cell>
        </table:table-row>
        <table:table-row table:style-name="ro1">
          <table:table-cell office:value-type="float" office:value="4286966" calcext:value-type="float">
            <text:p>4286966</text:p>
          </table:table-cell>
          <table:table-cell table:formula="of:=[.A270]/1000/(60*60*24)" office:value-type="time" office:time-value="PT01H11M26.966S" calcext:value-type="time">
            <text:p>01:11:27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8" calcext:value-type="float">
            <text:p>598.48</text:p>
          </table:table-cell>
          <table:table-cell office:value-type="float" office:value="594.81" calcext:value-type="float">
            <text:p>594.81</text:p>
          </table:table-cell>
          <table:table-cell office:value-type="float" office:value="721.9" calcext:value-type="float">
            <text:p>721.9</text:p>
          </table:table-cell>
        </table:table-row>
        <table:table-row table:style-name="ro1">
          <table:table-cell office:value-type="float" office:value="4302966" calcext:value-type="float">
            <text:p>4302966</text:p>
          </table:table-cell>
          <table:table-cell table:formula="of:=[.A271]/1000/(60*60*24)" office:value-type="time" office:time-value="PT01H11M42.966S" calcext:value-type="time">
            <text:p>01:11:43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7" calcext:value-type="float">
            <text:p>598.27</text:p>
          </table:table-cell>
          <table:table-cell office:value-type="float" office:value="597.03" calcext:value-type="float">
            <text:p>597.03</text:p>
          </table:table-cell>
          <table:table-cell office:value-type="float" office:value="724.56" calcext:value-type="float">
            <text:p>724.56</text:p>
          </table:table-cell>
        </table:table-row>
        <table:table-row table:style-name="ro1">
          <table:table-cell office:value-type="float" office:value="4318965" calcext:value-type="float">
            <text:p>4318965</text:p>
          </table:table-cell>
          <table:table-cell table:formula="of:=[.A272]/1000/(60*60*24)" office:value-type="time" office:time-value="PT01H11M58.965S" calcext:value-type="time">
            <text:p>01:11:59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599.25" calcext:value-type="float">
            <text:p>599.25</text:p>
          </table:table-cell>
          <table:table-cell office:value-type="float" office:value="727.21" calcext:value-type="float">
            <text:p>727.21</text:p>
          </table:table-cell>
        </table:table-row>
        <table:table-row table:style-name="ro1">
          <table:table-cell office:value-type="float" office:value="4334965" calcext:value-type="float">
            <text:p>4334965</text:p>
          </table:table-cell>
          <table:table-cell table:formula="of:=[.A273]/1000/(60*60*24)" office:value-type="time" office:time-value="PT01H12M14.965S" calcext:value-type="time">
            <text:p>01:12:15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9" calcext:value-type="float">
            <text:p>598.49</text:p>
          </table:table-cell>
          <table:table-cell office:value-type="float" office:value="601.47" calcext:value-type="float">
            <text:p>601.47</text:p>
          </table:table-cell>
          <table:table-cell office:value-type="float" office:value="729.87" calcext:value-type="float">
            <text:p>729.87</text:p>
          </table:table-cell>
        </table:table-row>
        <table:table-row table:style-name="ro1">
          <table:table-cell office:value-type="float" office:value="4350965" calcext:value-type="float">
            <text:p>4350965</text:p>
          </table:table-cell>
          <table:table-cell table:formula="of:=[.A274]/1000/(60*60*24)" office:value-type="time" office:time-value="PT01H12M30.965S" calcext:value-type="time">
            <text:p>01:12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1" calcext:value-type="float">
            <text:p>596.41</text:p>
          </table:table-cell>
          <table:table-cell office:value-type="float" office:value="603.69" calcext:value-type="float">
            <text:p>603.69</text:p>
          </table:table-cell>
          <table:table-cell office:value-type="float" office:value="732.52" calcext:value-type="float">
            <text:p>732.52</text:p>
          </table:table-cell>
        </table:table-row>
        <table:table-row table:style-name="ro1">
          <table:table-cell office:value-type="float" office:value="4366965" calcext:value-type="float">
            <text:p>4366965</text:p>
          </table:table-cell>
          <table:table-cell table:formula="of:=[.A275]/1000/(60*60*24)" office:value-type="time" office:time-value="PT01H12M46.965S" calcext:value-type="time">
            <text:p>01:12:47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605.91" calcext:value-type="float">
            <text:p>605.91</text:p>
          </table:table-cell>
          <table:table-cell office:value-type="float" office:value="735.18" calcext:value-type="float">
            <text:p>735.18</text:p>
          </table:table-cell>
        </table:table-row>
        <table:table-row table:style-name="ro1">
          <table:table-cell office:value-type="float" office:value="4382966" calcext:value-type="float">
            <text:p>4382966</text:p>
          </table:table-cell>
          <table:table-cell table:formula="of:=[.A276]/1000/(60*60*24)" office:value-type="time" office:time-value="PT01H13M02.966S" calcext:value-type="time">
            <text:p>01:13:03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608.13" calcext:value-type="float">
            <text:p>608.13</text:p>
          </table:table-cell>
          <table:table-cell office:value-type="float" office:value="737.83" calcext:value-type="float">
            <text:p>737.83</text:p>
          </table:table-cell>
        </table:table-row>
        <table:table-row table:style-name="ro1">
          <table:table-cell office:value-type="float" office:value="4398965" calcext:value-type="float">
            <text:p>4398965</text:p>
          </table:table-cell>
          <table:table-cell table:formula="of:=[.A277]/1000/(60*60*24)" office:value-type="time" office:time-value="PT01H13M18.965S" calcext:value-type="time">
            <text:p>01:13:19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610.35" calcext:value-type="float">
            <text:p>610.35</text:p>
          </table:table-cell>
          <table:table-cell office:value-type="float" office:value="740.49" calcext:value-type="float">
            <text:p>740.49</text:p>
          </table:table-cell>
        </table:table-row>
        <table:table-row table:style-name="ro1">
          <table:table-cell office:value-type="float" office:value="4414965" calcext:value-type="float">
            <text:p>4414965</text:p>
          </table:table-cell>
          <table:table-cell table:formula="of:=[.A278]/1000/(60*60*24)" office:value-type="time" office:time-value="PT01H13M34.965S" calcext:value-type="time">
            <text:p>01:13:35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612.57" calcext:value-type="float">
            <text:p>612.57</text:p>
          </table:table-cell>
          <table:table-cell office:value-type="float" office:value="743.15" calcext:value-type="float">
            <text:p>743.15</text:p>
          </table:table-cell>
        </table:table-row>
        <table:table-row table:style-name="ro1">
          <table:table-cell office:value-type="float" office:value="4430965" calcext:value-type="float">
            <text:p>4430965</text:p>
          </table:table-cell>
          <table:table-cell table:formula="of:=[.A279]/1000/(60*60*24)" office:value-type="time" office:time-value="PT01H13M50.965S" calcext:value-type="time">
            <text:p>01:13:51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614.79" calcext:value-type="float">
            <text:p>614.79</text:p>
          </table:table-cell>
          <table:table-cell office:value-type="float" office:value="745.8" calcext:value-type="float">
            <text:p>745.8</text:p>
          </table:table-cell>
        </table:table-row>
        <table:table-row table:style-name="ro1">
          <table:table-cell office:value-type="float" office:value="4446966" calcext:value-type="float">
            <text:p>4446966</text:p>
          </table:table-cell>
          <table:table-cell table:formula="of:=[.A280]/1000/(60*60*24)" office:value-type="time" office:time-value="PT01H14M06.966S" calcext:value-type="time">
            <text:p>01:14:07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617.01" calcext:value-type="float">
            <text:p>617.01</text:p>
          </table:table-cell>
          <table:table-cell office:value-type="float" office:value="748.46" calcext:value-type="float">
            <text:p>748.46</text:p>
          </table:table-cell>
        </table:table-row>
        <table:table-row table:style-name="ro1">
          <table:table-cell office:value-type="float" office:value="4462965" calcext:value-type="float">
            <text:p>4462965</text:p>
          </table:table-cell>
          <table:table-cell table:formula="of:=[.A281]/1000/(60*60*24)" office:value-type="time" office:time-value="PT01H14M22.965S" calcext:value-type="time">
            <text:p>01:14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6" calcext:value-type="float">
            <text:p>596.66</text:p>
          </table:table-cell>
          <table:table-cell office:value-type="float" office:value="619.23" calcext:value-type="float">
            <text:p>619.23</text:p>
          </table:table-cell>
          <table:table-cell office:value-type="float" office:value="751.11" calcext:value-type="float">
            <text:p>751.11</text:p>
          </table:table-cell>
        </table:table-row>
        <table:table-row table:style-name="ro1">
          <table:table-cell office:value-type="float" office:value="4478965" calcext:value-type="float">
            <text:p>4478965</text:p>
          </table:table-cell>
          <table:table-cell table:formula="of:=[.A282]/1000/(60*60*24)" office:value-type="time" office:time-value="PT01H14M38.965S" calcext:value-type="time">
            <text:p>01:14:39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8" calcext:value-type="float">
            <text:p>598.48</text:p>
          </table:table-cell>
          <table:table-cell office:value-type="float" office:value="621.45" calcext:value-type="float">
            <text:p>621.45</text:p>
          </table:table-cell>
          <table:table-cell office:value-type="float" office:value="753.77" calcext:value-type="float">
            <text:p>753.77</text:p>
          </table:table-cell>
        </table:table-row>
        <table:table-row table:style-name="ro1">
          <table:table-cell office:value-type="float" office:value="4494965" calcext:value-type="float">
            <text:p>4494965</text:p>
          </table:table-cell>
          <table:table-cell table:formula="of:=[.A283]/1000/(60*60*24)" office:value-type="time" office:time-value="PT01H14M54.965S" calcext:value-type="time">
            <text:p>01:14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5.93" calcext:value-type="float">
            <text:p>595.93</text:p>
          </table:table-cell>
          <table:table-cell office:value-type="float" office:value="623.67" calcext:value-type="float">
            <text:p>623.67</text:p>
          </table:table-cell>
          <table:table-cell office:value-type="float" office:value="756.42" calcext:value-type="float">
            <text:p>756.42</text:p>
          </table:table-cell>
        </table:table-row>
        <table:table-row table:style-name="ro1">
          <table:table-cell office:value-type="float" office:value="4510966" calcext:value-type="float">
            <text:p>4510966</text:p>
          </table:table-cell>
          <table:table-cell table:formula="of:=[.A284]/1000/(60*60*24)" office:value-type="time" office:time-value="PT01H15M10.966S" calcext:value-type="time">
            <text:p>01:15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625.89" calcext:value-type="float">
            <text:p>625.89</text:p>
          </table:table-cell>
          <table:table-cell office:value-type="float" office:value="759.08" calcext:value-type="float">
            <text:p>759.08</text:p>
          </table:table-cell>
        </table:table-row>
        <table:table-row table:style-name="ro1">
          <table:table-cell office:value-type="float" office:value="4526965" calcext:value-type="float">
            <text:p>4526965</text:p>
          </table:table-cell>
          <table:table-cell table:formula="of:=[.A285]/1000/(60*60*24)" office:value-type="time" office:time-value="PT01H15M26.965S" calcext:value-type="time">
            <text:p>01:15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628.11" calcext:value-type="float">
            <text:p>628.11</text:p>
          </table:table-cell>
          <table:table-cell office:value-type="float" office:value="761.73" calcext:value-type="float">
            <text:p>761.73</text:p>
          </table:table-cell>
        </table:table-row>
        <table:table-row table:style-name="ro1">
          <table:table-cell office:value-type="float" office:value="4542965" calcext:value-type="float">
            <text:p>4542965</text:p>
          </table:table-cell>
          <table:table-cell table:formula="of:=[.A286]/1000/(60*60*24)" office:value-type="time" office:time-value="PT01H15M42.965S" calcext:value-type="time">
            <text:p>01:15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4" calcext:value-type="float">
            <text:p>596.64</text:p>
          </table:table-cell>
          <table:table-cell office:value-type="float" office:value="630.33" calcext:value-type="float">
            <text:p>630.33</text:p>
          </table:table-cell>
          <table:table-cell office:value-type="float" office:value="764.39" calcext:value-type="float">
            <text:p>764.39</text:p>
          </table:table-cell>
        </table:table-row>
        <table:table-row table:style-name="ro1">
          <table:table-cell office:value-type="float" office:value="4558965" calcext:value-type="float">
            <text:p>4558965</text:p>
          </table:table-cell>
          <table:table-cell table:formula="of:=[.A287]/1000/(60*60*24)" office:value-type="time" office:time-value="PT01H15M58.965S" calcext:value-type="time">
            <text:p>01:15:59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8" calcext:value-type="float">
            <text:p>598.28</text:p>
          </table:table-cell>
          <table:table-cell office:value-type="float" office:value="632.55" calcext:value-type="float">
            <text:p>632.55</text:p>
          </table:table-cell>
          <table:table-cell office:value-type="float" office:value="767.04" calcext:value-type="float">
            <text:p>767.04</text:p>
          </table:table-cell>
        </table:table-row>
        <table:table-row table:style-name="ro1">
          <table:table-cell office:value-type="float" office:value="4574965" calcext:value-type="float">
            <text:p>4574965</text:p>
          </table:table-cell>
          <table:table-cell table:formula="of:=[.A288]/1000/(60*60*24)" office:value-type="time" office:time-value="PT01H16M14.965S" calcext:value-type="time">
            <text:p>01:16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634.77" calcext:value-type="float">
            <text:p>634.77</text:p>
          </table:table-cell>
          <table:table-cell office:value-type="float" office:value="769.69" calcext:value-type="float">
            <text:p>769.69</text:p>
          </table:table-cell>
        </table:table-row>
        <table:table-row table:style-name="ro1">
          <table:table-cell office:value-type="float" office:value="4590965" calcext:value-type="float">
            <text:p>4590965</text:p>
          </table:table-cell>
          <table:table-cell table:formula="of:=[.A289]/1000/(60*60*24)" office:value-type="time" office:time-value="PT01H16M30.965S" calcext:value-type="time">
            <text:p>01:16:31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2" calcext:value-type="float">
            <text:p>598.02</text:p>
          </table:table-cell>
          <table:table-cell office:value-type="float" office:value="636.99" calcext:value-type="float">
            <text:p>636.99</text:p>
          </table:table-cell>
          <table:table-cell office:value-type="float" office:value="772.35" calcext:value-type="float">
            <text:p>772.35</text:p>
          </table:table-cell>
        </table:table-row>
        <table:table-row table:style-name="ro1">
          <table:table-cell office:value-type="float" office:value="4606965" calcext:value-type="float">
            <text:p>4606965</text:p>
          </table:table-cell>
          <table:table-cell table:formula="of:=[.A290]/1000/(60*60*24)" office:value-type="time" office:time-value="PT01H16M46.965S" calcext:value-type="time">
            <text:p>01:16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39" calcext:value-type="float">
            <text:p>596.39</text:p>
          </table:table-cell>
          <table:table-cell office:value-type="float" office:value="639.21" calcext:value-type="float">
            <text:p>639.2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622965" calcext:value-type="float">
            <text:p>4622965</text:p>
          </table:table-cell>
          <table:table-cell table:formula="of:=[.A291]/1000/(60*60*24)" office:value-type="time" office:time-value="PT01H17M02.965S" calcext:value-type="time">
            <text:p>01:17:03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641.43" calcext:value-type="float">
            <text:p>641.43</text:p>
          </table:table-cell>
          <table:table-cell office:value-type="float" office:value="777.66" calcext:value-type="float">
            <text:p>777.66</text:p>
          </table:table-cell>
        </table:table-row>
        <table:table-row table:style-name="ro1">
          <table:table-cell office:value-type="float" office:value="4638965" calcext:value-type="float">
            <text:p>4638965</text:p>
          </table:table-cell>
          <table:table-cell table:formula="of:=[.A292]/1000/(60*60*24)" office:value-type="time" office:time-value="PT01H17M18.965S" calcext:value-type="time">
            <text:p>01:17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643.65" calcext:value-type="float">
            <text:p>643.65</text:p>
          </table:table-cell>
          <table:table-cell office:value-type="float" office:value="780.31" calcext:value-type="float">
            <text:p>780.31</text:p>
          </table:table-cell>
        </table:table-row>
        <table:table-row table:style-name="ro1">
          <table:table-cell office:value-type="float" office:value="4654965" calcext:value-type="float">
            <text:p>4654965</text:p>
          </table:table-cell>
          <table:table-cell table:formula="of:=[.A293]/1000/(60*60*24)" office:value-type="time" office:time-value="PT01H17M34.965S" calcext:value-type="time">
            <text:p>01:17:35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1" calcext:value-type="float">
            <text:p>598.41</text:p>
          </table:table-cell>
          <table:table-cell office:value-type="float" office:value="645.87" calcext:value-type="float">
            <text:p>645.87</text:p>
          </table:table-cell>
          <table:table-cell office:value-type="float" office:value="782.96" calcext:value-type="float">
            <text:p>782.96</text:p>
          </table:table-cell>
        </table:table-row>
        <table:table-row table:style-name="ro1">
          <table:table-cell office:value-type="float" office:value="4670965" calcext:value-type="float">
            <text:p>4670965</text:p>
          </table:table-cell>
          <table:table-cell table:formula="of:=[.A294]/1000/(60*60*24)" office:value-type="time" office:time-value="PT01H17M50.965S" calcext:value-type="time">
            <text:p>01:17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648.09" calcext:value-type="float">
            <text:p>648.09</text:p>
          </table:table-cell>
          <table:table-cell office:value-type="float" office:value="785.62" calcext:value-type="float">
            <text:p>785.62</text:p>
          </table:table-cell>
        </table:table-row>
        <table:table-row table:style-name="ro1">
          <table:table-cell office:value-type="float" office:value="4686965" calcext:value-type="float">
            <text:p>4686965</text:p>
          </table:table-cell>
          <table:table-cell table:formula="of:=[.A295]/1000/(60*60*24)" office:value-type="time" office:time-value="PT01H18M06.965S" calcext:value-type="time">
            <text:p>01:18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1" calcext:value-type="float">
            <text:p>596.41</text:p>
          </table:table-cell>
          <table:table-cell office:value-type="float" office:value="650.31" calcext:value-type="float">
            <text:p>650.31</text:p>
          </table:table-cell>
          <table:table-cell office:value-type="float" office:value="788.27" calcext:value-type="float">
            <text:p>788.27</text:p>
          </table:table-cell>
        </table:table-row>
        <table:table-row table:style-name="ro1">
          <table:table-cell office:value-type="float" office:value="4702966" calcext:value-type="float">
            <text:p>4702966</text:p>
          </table:table-cell>
          <table:table-cell table:formula="of:=[.A296]/1000/(60*60*24)" office:value-type="time" office:time-value="PT01H18M22.966S" calcext:value-type="time">
            <text:p>01:18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652.53" calcext:value-type="float">
            <text:p>652.53</text:p>
          </table:table-cell>
          <table:table-cell office:value-type="float" office:value="790.92" calcext:value-type="float">
            <text:p>790.92</text:p>
          </table:table-cell>
        </table:table-row>
        <table:table-row table:style-name="ro1">
          <table:table-cell office:value-type="float" office:value="4718966" calcext:value-type="float">
            <text:p>4718966</text:p>
          </table:table-cell>
          <table:table-cell table:formula="of:=[.A297]/1000/(60*60*24)" office:value-type="time" office:time-value="PT01H18M38.966S" calcext:value-type="time">
            <text:p>01:18:39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7" calcext:value-type="float">
            <text:p>598.17</text:p>
          </table:table-cell>
          <table:table-cell office:value-type="float" office:value="654.75" calcext:value-type="float">
            <text:p>654.75</text:p>
          </table:table-cell>
          <table:table-cell office:value-type="float" office:value="793.58" calcext:value-type="float">
            <text:p>793.58</text:p>
          </table:table-cell>
        </table:table-row>
        <table:table-row table:style-name="ro1">
          <table:table-cell office:value-type="float" office:value="4734966" calcext:value-type="float">
            <text:p>4734966</text:p>
          </table:table-cell>
          <table:table-cell table:formula="of:=[.A298]/1000/(60*60*24)" office:value-type="time" office:time-value="PT01H18M54.966S" calcext:value-type="time">
            <text:p>01:18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656.97" calcext:value-type="float">
            <text:p>656.97</text:p>
          </table:table-cell>
          <table:table-cell office:value-type="float" office:value="796.23" calcext:value-type="float">
            <text:p>796.23</text:p>
          </table:table-cell>
        </table:table-row>
        <table:table-row table:style-name="ro1">
          <table:table-cell office:value-type="float" office:value="4750965" calcext:value-type="float">
            <text:p>4750965</text:p>
          </table:table-cell>
          <table:table-cell table:formula="of:=[.A299]/1000/(60*60*24)" office:value-type="time" office:time-value="PT01H19M10.965S" calcext:value-type="time">
            <text:p>01:19:11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659.19" calcext:value-type="float">
            <text:p>659.19</text:p>
          </table:table-cell>
          <table:table-cell office:value-type="float" office:value="798.88" calcext:value-type="float">
            <text:p>798.88</text:p>
          </table:table-cell>
        </table:table-row>
        <table:table-row table:style-name="ro1">
          <table:table-cell office:value-type="float" office:value="4766965" calcext:value-type="float">
            <text:p>4766965</text:p>
          </table:table-cell>
          <table:table-cell table:formula="of:=[.A300]/1000/(60*60*24)" office:value-type="time" office:time-value="PT01H19M26.965S" calcext:value-type="time">
            <text:p>01:19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661.41" calcext:value-type="float">
            <text:p>661.41</text:p>
          </table:table-cell>
          <table:table-cell office:value-type="float" office:value="801.54" calcext:value-type="float">
            <text:p>801.54</text:p>
          </table:table-cell>
        </table:table-row>
        <table:table-row table:style-name="ro1">
          <table:table-cell office:value-type="float" office:value="4782965" calcext:value-type="float">
            <text:p>4782965</text:p>
          </table:table-cell>
          <table:table-cell table:formula="of:=[.A301]/1000/(60*60*24)" office:value-type="time" office:time-value="PT01H19M42.965S" calcext:value-type="time">
            <text:p>01:19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663.63" calcext:value-type="float">
            <text:p>663.63</text:p>
          </table:table-cell>
          <table:table-cell office:value-type="float" office:value="804.19" calcext:value-type="float">
            <text:p>804.19</text:p>
          </table:table-cell>
        </table:table-row>
        <table:table-row table:style-name="ro1">
          <table:table-cell office:value-type="float" office:value="4798965" calcext:value-type="float">
            <text:p>4798965</text:p>
          </table:table-cell>
          <table:table-cell table:formula="of:=[.A302]/1000/(60*60*24)" office:value-type="time" office:time-value="PT01H19M58.965S" calcext:value-type="time">
            <text:p>01:19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9" calcext:value-type="float">
            <text:p>596.49</text:p>
          </table:table-cell>
          <table:table-cell office:value-type="float" office:value="665.85" calcext:value-type="float">
            <text:p>665.85</text:p>
          </table:table-cell>
          <table:table-cell office:value-type="float" office:value="806.84" calcext:value-type="float">
            <text:p>806.84</text:p>
          </table:table-cell>
        </table:table-row>
        <table:table-row table:style-name="ro1">
          <table:table-cell office:value-type="float" office:value="4814965" calcext:value-type="float">
            <text:p>4814965</text:p>
          </table:table-cell>
          <table:table-cell table:formula="of:=[.A303]/1000/(60*60*24)" office:value-type="time" office:time-value="PT01H20M14.965S" calcext:value-type="time">
            <text:p>01:20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9" calcext:value-type="float">
            <text:p>596.49</text:p>
          </table:table-cell>
          <table:table-cell office:value-type="float" office:value="668.07" calcext:value-type="float">
            <text:p>668.07</text:p>
          </table:table-cell>
          <table:table-cell office:value-type="float" office:value="809.49" calcext:value-type="float">
            <text:p>809.49</text:p>
          </table:table-cell>
        </table:table-row>
        <table:table-row table:style-name="ro1">
          <table:table-cell office:value-type="float" office:value="4830965" calcext:value-type="float">
            <text:p>4830965</text:p>
          </table:table-cell>
          <table:table-cell table:formula="of:=[.A304]/1000/(60*60*24)" office:value-type="time" office:time-value="PT01H20M30.965S" calcext:value-type="time">
            <text:p>01:20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670.29" calcext:value-type="float">
            <text:p>670.29</text:p>
          </table:table-cell>
          <table:table-cell office:value-type="float" office:value="812.14" calcext:value-type="float">
            <text:p>812.14</text:p>
          </table:table-cell>
        </table:table-row>
        <table:table-row table:style-name="ro1">
          <table:table-cell office:value-type="float" office:value="4846965" calcext:value-type="float">
            <text:p>4846965</text:p>
          </table:table-cell>
          <table:table-cell table:formula="of:=[.A305]/1000/(60*60*24)" office:value-type="time" office:time-value="PT01H20M46.965S" calcext:value-type="time">
            <text:p>01:20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672.51" calcext:value-type="float">
            <text:p>672.51</text:p>
          </table:table-cell>
          <table:table-cell office:value-type="float" office:value="814.79" calcext:value-type="float">
            <text:p>814.79</text:p>
          </table:table-cell>
        </table:table-row>
        <table:table-row table:style-name="ro1">
          <table:table-cell office:value-type="float" office:value="4862966" calcext:value-type="float">
            <text:p>4862966</text:p>
          </table:table-cell>
          <table:table-cell table:formula="of:=[.A306]/1000/(60*60*24)" office:value-type="time" office:time-value="PT01H21M02.966S" calcext:value-type="time">
            <text:p>01:21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7" calcext:value-type="float">
            <text:p>596.17</text:p>
          </table:table-cell>
          <table:table-cell office:value-type="float" office:value="674.73" calcext:value-type="float">
            <text:p>674.73</text:p>
          </table:table-cell>
          <table:table-cell office:value-type="float" office:value="817.45" calcext:value-type="float">
            <text:p>817.45</text:p>
          </table:table-cell>
        </table:table-row>
        <table:table-row table:style-name="ro1">
          <table:table-cell office:value-type="float" office:value="4878965" calcext:value-type="float">
            <text:p>4878965</text:p>
          </table:table-cell>
          <table:table-cell table:formula="of:=[.A307]/1000/(60*60*24)" office:value-type="time" office:time-value="PT01H21M18.965S" calcext:value-type="time">
            <text:p>01:21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4" calcext:value-type="float">
            <text:p>596.74</text:p>
          </table:table-cell>
          <table:table-cell office:value-type="float" office:value="676.95" calcext:value-type="float">
            <text:p>676.95</text:p>
          </table:table-cell>
          <table:table-cell office:value-type="float" office:value="820.1" calcext:value-type="float">
            <text:p>820.1</text:p>
          </table:table-cell>
        </table:table-row>
        <table:table-row table:style-name="ro1">
          <table:table-cell office:value-type="float" office:value="4894965" calcext:value-type="float">
            <text:p>4894965</text:p>
          </table:table-cell>
          <table:table-cell table:formula="of:=[.A308]/1000/(60*60*24)" office:value-type="time" office:time-value="PT01H21M34.965S" calcext:value-type="time">
            <text:p>01:21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6" calcext:value-type="float">
            <text:p>596.66</text:p>
          </table:table-cell>
          <table:table-cell office:value-type="float" office:value="679.17" calcext:value-type="float">
            <text:p>679.17</text:p>
          </table:table-cell>
          <table:table-cell office:value-type="float" office:value="822.75" calcext:value-type="float">
            <text:p>822.75</text:p>
          </table:table-cell>
        </table:table-row>
        <table:table-row table:style-name="ro1">
          <table:table-cell office:value-type="float" office:value="4910965" calcext:value-type="float">
            <text:p>4910965</text:p>
          </table:table-cell>
          <table:table-cell table:formula="of:=[.A309]/1000/(60*60*24)" office:value-type="time" office:time-value="PT01H21M50.965S" calcext:value-type="time">
            <text:p>01:21:51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681.4" calcext:value-type="float">
            <text:p>681.4</text:p>
          </table:table-cell>
          <table:table-cell office:value-type="float" office:value="825.4" calcext:value-type="float">
            <text:p>825.4</text:p>
          </table:table-cell>
        </table:table-row>
        <table:table-row table:style-name="ro1">
          <table:table-cell office:value-type="float" office:value="4926965" calcext:value-type="float">
            <text:p>4926965</text:p>
          </table:table-cell>
          <table:table-cell table:formula="of:=[.A310]/1000/(60*60*24)" office:value-type="time" office:time-value="PT01H22M06.965S" calcext:value-type="time">
            <text:p>01:22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6" calcext:value-type="float">
            <text:p>596.26</text:p>
          </table:table-cell>
          <table:table-cell office:value-type="float" office:value="683.62" calcext:value-type="float">
            <text:p>683.62</text:p>
          </table:table-cell>
          <table:table-cell office:value-type="float" office:value="828.05" calcext:value-type="float">
            <text:p>828.05</text:p>
          </table:table-cell>
        </table:table-row>
        <table:table-row table:style-name="ro1">
          <table:table-cell office:value-type="float" office:value="4942965" calcext:value-type="float">
            <text:p>4942965</text:p>
          </table:table-cell>
          <table:table-cell table:formula="of:=[.A311]/1000/(60*60*24)" office:value-type="time" office:time-value="PT01H22M22.965S" calcext:value-type="time">
            <text:p>01:22:23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685.84" calcext:value-type="float">
            <text:p>685.84</text:p>
          </table:table-cell>
          <table:table-cell office:value-type="float" office:value="830.71" calcext:value-type="float">
            <text:p>830.71</text:p>
          </table:table-cell>
        </table:table-row>
        <table:table-row table:style-name="ro1">
          <table:table-cell office:value-type="float" office:value="4958965" calcext:value-type="float">
            <text:p>4958965</text:p>
          </table:table-cell>
          <table:table-cell table:formula="of:=[.A312]/1000/(60*60*24)" office:value-type="time" office:time-value="PT01H22M38.965S" calcext:value-type="time">
            <text:p>01:22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688.06" calcext:value-type="float">
            <text:p>688.06</text:p>
          </table:table-cell>
          <table:table-cell office:value-type="float" office:value="833.36" calcext:value-type="float">
            <text:p>833.36</text:p>
          </table:table-cell>
        </table:table-row>
        <table:table-row table:style-name="ro1">
          <table:table-cell office:value-type="float" office:value="4974965" calcext:value-type="float">
            <text:p>4974965</text:p>
          </table:table-cell>
          <table:table-cell table:formula="of:=[.A313]/1000/(60*60*24)" office:value-type="time" office:time-value="PT01H22M54.965S" calcext:value-type="time">
            <text:p>01:22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9" calcext:value-type="float">
            <text:p>596.49</text:p>
          </table:table-cell>
          <table:table-cell office:value-type="float" office:value="690.28" calcext:value-type="float">
            <text:p>690.28</text:p>
          </table:table-cell>
          <table:table-cell office:value-type="float" office:value="836.01" calcext:value-type="float">
            <text:p>836.01</text:p>
          </table:table-cell>
        </table:table-row>
        <table:table-row table:style-name="ro1">
          <table:table-cell office:value-type="float" office:value="4990965" calcext:value-type="float">
            <text:p>4990965</text:p>
          </table:table-cell>
          <table:table-cell table:formula="of:=[.A314]/1000/(60*60*24)" office:value-type="time" office:time-value="PT01H23M10.965S" calcext:value-type="time">
            <text:p>01:23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39" calcext:value-type="float">
            <text:p>596.39</text:p>
          </table:table-cell>
          <table:table-cell office:value-type="float" office:value="692.5" calcext:value-type="float">
            <text:p>692.5</text:p>
          </table:table-cell>
          <table:table-cell office:value-type="float" office:value="838.66" calcext:value-type="float">
            <text:p>838.66</text:p>
          </table:table-cell>
        </table:table-row>
        <table:table-row table:style-name="ro1">
          <table:table-cell office:value-type="float" office:value="5006965" calcext:value-type="float">
            <text:p>5006965</text:p>
          </table:table-cell>
          <table:table-cell table:formula="of:=[.A315]/1000/(60*60*24)" office:value-type="time" office:time-value="PT01H23M26.965S" calcext:value-type="time">
            <text:p>01:23:27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694.72" calcext:value-type="float">
            <text:p>694.72</text:p>
          </table:table-cell>
          <table:table-cell office:value-type="float" office:value="841.32" calcext:value-type="float">
            <text:p>841.32</text:p>
          </table:table-cell>
        </table:table-row>
        <table:table-row table:style-name="ro1">
          <table:table-cell office:value-type="float" office:value="5022965" calcext:value-type="float">
            <text:p>5022965</text:p>
          </table:table-cell>
          <table:table-cell table:formula="of:=[.A316]/1000/(60*60*24)" office:value-type="time" office:time-value="PT01H23M42.965S" calcext:value-type="time">
            <text:p>01:23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39" calcext:value-type="float">
            <text:p>596.39</text:p>
          </table:table-cell>
          <table:table-cell office:value-type="float" office:value="696.94" calcext:value-type="float">
            <text:p>696.94</text:p>
          </table:table-cell>
          <table:table-cell office:value-type="float" office:value="843.97" calcext:value-type="float">
            <text:p>843.97</text:p>
          </table:table-cell>
        </table:table-row>
        <table:table-row table:style-name="ro1">
          <table:table-cell office:value-type="float" office:value="5038966" calcext:value-type="float">
            <text:p>5038966</text:p>
          </table:table-cell>
          <table:table-cell table:formula="of:=[.A317]/1000/(60*60*24)" office:value-type="time" office:time-value="PT01H23M58.966S" calcext:value-type="time">
            <text:p>01:23:59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699.16" calcext:value-type="float">
            <text:p>699.16</text:p>
          </table:table-cell>
          <table:table-cell office:value-type="float" office:value="846.62" calcext:value-type="float">
            <text:p>846.62</text:p>
          </table:table-cell>
        </table:table-row>
        <table:table-row table:style-name="ro1">
          <table:table-cell office:value-type="float" office:value="5054965" calcext:value-type="float">
            <text:p>5054965</text:p>
          </table:table-cell>
          <table:table-cell table:formula="of:=[.A318]/1000/(60*60*24)" office:value-type="time" office:time-value="PT01H24M14.965S" calcext:value-type="time">
            <text:p>01:24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4" calcext:value-type="float">
            <text:p>596.74</text:p>
          </table:table-cell>
          <table:table-cell office:value-type="float" office:value="701.38" calcext:value-type="float">
            <text:p>701.38</text:p>
          </table:table-cell>
          <table:table-cell office:value-type="float" office:value="849.27" calcext:value-type="float">
            <text:p>849.27</text:p>
          </table:table-cell>
        </table:table-row>
        <table:table-row table:style-name="ro1">
          <table:table-cell office:value-type="float" office:value="5070966" calcext:value-type="float">
            <text:p>5070966</text:p>
          </table:table-cell>
          <table:table-cell table:formula="of:=[.A319]/1000/(60*60*24)" office:value-type="time" office:time-value="PT01H24M30.966S" calcext:value-type="time">
            <text:p>01:24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5" calcext:value-type="float">
            <text:p>596.75</text:p>
          </table:table-cell>
          <table:table-cell office:value-type="float" office:value="703.6" calcext:value-type="float">
            <text:p>703.6</text:p>
          </table:table-cell>
          <table:table-cell office:value-type="float" office:value="851.93" calcext:value-type="float">
            <text:p>851.93</text:p>
          </table:table-cell>
        </table:table-row>
        <table:table-row table:style-name="ro1">
          <table:table-cell office:value-type="float" office:value="5086965" calcext:value-type="float">
            <text:p>5086965</text:p>
          </table:table-cell>
          <table:table-cell table:formula="of:=[.A320]/1000/(60*60*24)" office:value-type="time" office:time-value="PT01H24M46.965S" calcext:value-type="time">
            <text:p>01:24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705.82" calcext:value-type="float">
            <text:p>705.82</text:p>
          </table:table-cell>
          <table:table-cell office:value-type="float" office:value="854.58" calcext:value-type="float">
            <text:p>854.58</text:p>
          </table:table-cell>
        </table:table-row>
        <table:table-row table:style-name="ro1">
          <table:table-cell office:value-type="float" office:value="5102966" calcext:value-type="float">
            <text:p>5102966</text:p>
          </table:table-cell>
          <table:table-cell table:formula="of:=[.A321]/1000/(60*60*24)" office:value-type="time" office:time-value="PT01H25M02.966S" calcext:value-type="time">
            <text:p>01:25:03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8" calcext:value-type="float">
            <text:p>598.48</text:p>
          </table:table-cell>
          <table:table-cell office:value-type="float" office:value="708.04" calcext:value-type="float">
            <text:p>708.04</text:p>
          </table:table-cell>
          <table:table-cell office:value-type="float" office:value="857.23" calcext:value-type="float">
            <text:p>857.23</text:p>
          </table:table-cell>
        </table:table-row>
        <table:table-row table:style-name="ro1">
          <table:table-cell office:value-type="float" office:value="5118965" calcext:value-type="float">
            <text:p>5118965</text:p>
          </table:table-cell>
          <table:table-cell table:formula="of:=[.A322]/1000/(60*60*24)" office:value-type="time" office:time-value="PT01H25M18.965S" calcext:value-type="time">
            <text:p>01:25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4" calcext:value-type="float">
            <text:p>596.24</text:p>
          </table:table-cell>
          <table:table-cell office:value-type="float" office:value="710.26" calcext:value-type="float">
            <text:p>710.26</text:p>
          </table:table-cell>
          <table:table-cell office:value-type="float" office:value="859.88" calcext:value-type="float">
            <text:p>859.88</text:p>
          </table:table-cell>
        </table:table-row>
        <table:table-row table:style-name="ro1">
          <table:table-cell office:value-type="float" office:value="5134966" calcext:value-type="float">
            <text:p>5134966</text:p>
          </table:table-cell>
          <table:table-cell table:formula="of:=[.A323]/1000/(60*60*24)" office:value-type="time" office:time-value="PT01H25M34.966S" calcext:value-type="time">
            <text:p>01:25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712.48" calcext:value-type="float">
            <text:p>712.48</text:p>
          </table:table-cell>
          <table:table-cell office:value-type="float" office:value="862.53" calcext:value-type="float">
            <text:p>862.53</text:p>
          </table:table-cell>
        </table:table-row>
        <table:table-row table:style-name="ro1">
          <table:table-cell office:value-type="float" office:value="5150966" calcext:value-type="float">
            <text:p>5150966</text:p>
          </table:table-cell>
          <table:table-cell table:formula="of:=[.A324]/1000/(60*60*24)" office:value-type="time" office:time-value="PT01H25M50.966S" calcext:value-type="time">
            <text:p>01:25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1" calcext:value-type="float">
            <text:p>596.51</text:p>
          </table:table-cell>
          <table:table-cell office:value-type="float" office:value="714.7" calcext:value-type="float">
            <text:p>714.7</text:p>
          </table:table-cell>
          <table:table-cell office:value-type="float" office:value="865.18" calcext:value-type="float">
            <text:p>865.18</text:p>
          </table:table-cell>
        </table:table-row>
        <table:table-row table:style-name="ro1">
          <table:table-cell office:value-type="float" office:value="5166965" calcext:value-type="float">
            <text:p>5166965</text:p>
          </table:table-cell>
          <table:table-cell table:formula="of:=[.A325]/1000/(60*60*24)" office:value-type="time" office:time-value="PT01H26M06.965S" calcext:value-type="time">
            <text:p>01:26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716.92" calcext:value-type="float">
            <text:p>716.92</text:p>
          </table:table-cell>
          <table:table-cell office:value-type="float" office:value="867.83" calcext:value-type="float">
            <text:p>867.83</text:p>
          </table:table-cell>
        </table:table-row>
        <table:table-row table:style-name="ro1">
          <table:table-cell office:value-type="float" office:value="5182965" calcext:value-type="float">
            <text:p>5182965</text:p>
          </table:table-cell>
          <table:table-cell table:formula="of:=[.A326]/1000/(60*60*24)" office:value-type="time" office:time-value="PT01H26M22.965S" calcext:value-type="time">
            <text:p>01:26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719.14" calcext:value-type="float">
            <text:p>719.14</text:p>
          </table:table-cell>
          <table:table-cell office:value-type="float" office:value="870.48" calcext:value-type="float">
            <text:p>870.48</text:p>
          </table:table-cell>
        </table:table-row>
        <table:table-row table:style-name="ro1">
          <table:table-cell office:value-type="float" office:value="5198966" calcext:value-type="float">
            <text:p>5198966</text:p>
          </table:table-cell>
          <table:table-cell table:formula="of:=[.A327]/1000/(60*60*24)" office:value-type="time" office:time-value="PT01H26M38.966S" calcext:value-type="time">
            <text:p>01:26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6" calcext:value-type="float">
            <text:p>596.26</text:p>
          </table:table-cell>
          <table:table-cell office:value-type="float" office:value="721.36" calcext:value-type="float">
            <text:p>721.36</text:p>
          </table:table-cell>
          <table:table-cell office:value-type="float" office:value="873.13" calcext:value-type="float">
            <text:p>873.13</text:p>
          </table:table-cell>
        </table:table-row>
        <table:table-row table:style-name="ro1">
          <table:table-cell office:value-type="float" office:value="5214965" calcext:value-type="float">
            <text:p>5214965</text:p>
          </table:table-cell>
          <table:table-cell table:formula="of:=[.A328]/1000/(60*60*24)" office:value-type="time" office:time-value="PT01H26M54.965S" calcext:value-type="time">
            <text:p>01:26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39" calcext:value-type="float">
            <text:p>596.39</text:p>
          </table:table-cell>
          <table:table-cell office:value-type="float" office:value="723.58" calcext:value-type="float">
            <text:p>723.58</text:p>
          </table:table-cell>
          <table:table-cell office:value-type="float" office:value="875.78" calcext:value-type="float">
            <text:p>875.78</text:p>
          </table:table-cell>
        </table:table-row>
        <table:table-row table:style-name="ro1">
          <table:table-cell office:value-type="float" office:value="5230965" calcext:value-type="float">
            <text:p>5230965</text:p>
          </table:table-cell>
          <table:table-cell table:formula="of:=[.A329]/1000/(60*60*24)" office:value-type="time" office:time-value="PT01H27M10.965S" calcext:value-type="time">
            <text:p>01:27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5" calcext:value-type="float">
            <text:p>596.65</text:p>
          </table:table-cell>
          <table:table-cell office:value-type="float" office:value="725.8" calcext:value-type="float">
            <text:p>725.8</text:p>
          </table:table-cell>
          <table:table-cell office:value-type="float" office:value="878.43" calcext:value-type="float">
            <text:p>878.43</text:p>
          </table:table-cell>
        </table:table-row>
        <table:table-row table:style-name="ro1">
          <table:table-cell office:value-type="float" office:value="5246965" calcext:value-type="float">
            <text:p>5246965</text:p>
          </table:table-cell>
          <table:table-cell table:formula="of:=[.A330]/1000/(60*60*24)" office:value-type="time" office:time-value="PT01H27M26.965S" calcext:value-type="time">
            <text:p>01:27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4" calcext:value-type="float">
            <text:p>596.74</text:p>
          </table:table-cell>
          <table:table-cell office:value-type="float" office:value="728.02" calcext:value-type="float">
            <text:p>728.02</text:p>
          </table:table-cell>
          <table:table-cell office:value-type="float" office:value="881.08" calcext:value-type="float">
            <text:p>881.08</text:p>
          </table:table-cell>
        </table:table-row>
        <table:table-row table:style-name="ro1">
          <table:table-cell office:value-type="float" office:value="5262965" calcext:value-type="float">
            <text:p>5262965</text:p>
          </table:table-cell>
          <table:table-cell table:formula="of:=[.A331]/1000/(60*60*24)" office:value-type="time" office:time-value="PT01H27M42.965S" calcext:value-type="time">
            <text:p>01:27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730.24" calcext:value-type="float">
            <text:p>730.24</text:p>
          </table:table-cell>
          <table:table-cell office:value-type="float" office:value="883.73" calcext:value-type="float">
            <text:p>883.73</text:p>
          </table:table-cell>
        </table:table-row>
        <table:table-row table:style-name="ro1">
          <table:table-cell office:value-type="float" office:value="5278965" calcext:value-type="float">
            <text:p>5278965</text:p>
          </table:table-cell>
          <table:table-cell table:formula="of:=[.A332]/1000/(60*60*24)" office:value-type="time" office:time-value="PT01H27M58.965S" calcext:value-type="time">
            <text:p>01:27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732.46" calcext:value-type="float">
            <text:p>732.46</text:p>
          </table:table-cell>
          <table:table-cell office:value-type="float" office:value="886.38" calcext:value-type="float">
            <text:p>886.38</text:p>
          </table:table-cell>
        </table:table-row>
        <table:table-row table:style-name="ro1">
          <table:table-cell office:value-type="float" office:value="5294966" calcext:value-type="float">
            <text:p>5294966</text:p>
          </table:table-cell>
          <table:table-cell table:formula="of:=[.A333]/1000/(60*60*24)" office:value-type="time" office:time-value="PT01H28M14.966S" calcext:value-type="time">
            <text:p>01:28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6" calcext:value-type="float">
            <text:p>596.26</text:p>
          </table:table-cell>
          <table:table-cell office:value-type="float" office:value="734.68" calcext:value-type="float">
            <text:p>734.68</text:p>
          </table:table-cell>
          <table:table-cell office:value-type="float" office:value="889.03" calcext:value-type="float">
            <text:p>889.03</text:p>
          </table:table-cell>
        </table:table-row>
        <table:table-row table:style-name="ro1">
          <table:table-cell office:value-type="float" office:value="5310966" calcext:value-type="float">
            <text:p>5310966</text:p>
          </table:table-cell>
          <table:table-cell table:formula="of:=[.A334]/1000/(60*60*24)" office:value-type="time" office:time-value="PT01H28M30.966S" calcext:value-type="time">
            <text:p>01:28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5" calcext:value-type="float">
            <text:p>596.65</text:p>
          </table:table-cell>
          <table:table-cell office:value-type="float" office:value="736.9" calcext:value-type="float">
            <text:p>736.9</text:p>
          </table:table-cell>
          <table:table-cell office:value-type="float" office:value="891.68" calcext:value-type="float">
            <text:p>891.68</text:p>
          </table:table-cell>
        </table:table-row>
        <table:table-row table:style-name="ro1">
          <table:table-cell office:value-type="float" office:value="5326965" calcext:value-type="float">
            <text:p>5326965</text:p>
          </table:table-cell>
          <table:table-cell table:formula="of:=[.A335]/1000/(60*60*24)" office:value-type="time" office:time-value="PT01H28M46.965S" calcext:value-type="time">
            <text:p>01:28:47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739.12" calcext:value-type="float">
            <text:p>739.12</text:p>
          </table:table-cell>
          <table:table-cell office:value-type="float" office:value="894.33" calcext:value-type="float">
            <text:p>894.33</text:p>
          </table:table-cell>
        </table:table-row>
        <table:table-row table:style-name="ro1">
          <table:table-cell office:value-type="float" office:value="5342965" calcext:value-type="float">
            <text:p>5342965</text:p>
          </table:table-cell>
          <table:table-cell table:formula="of:=[.A336]/1000/(60*60*24)" office:value-type="time" office:time-value="PT01H29M02.965S" calcext:value-type="time">
            <text:p>01:29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741.34" calcext:value-type="float">
            <text:p>741.34</text:p>
          </table:table-cell>
          <table:table-cell office:value-type="float" office:value="896.98" calcext:value-type="float">
            <text:p>896.98</text:p>
          </table:table-cell>
        </table:table-row>
        <table:table-row table:style-name="ro1">
          <table:table-cell office:value-type="float" office:value="5358965" calcext:value-type="float">
            <text:p>5358965</text:p>
          </table:table-cell>
          <table:table-cell table:formula="of:=[.A337]/1000/(60*60*24)" office:value-type="time" office:time-value="PT01H29M18.965S" calcext:value-type="time">
            <text:p>01:29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743.56" calcext:value-type="float">
            <text:p>743.56</text:p>
          </table:table-cell>
          <table:table-cell office:value-type="float" office:value="899.62" calcext:value-type="float">
            <text:p>899.62</text:p>
          </table:table-cell>
        </table:table-row>
        <table:table-row table:style-name="ro1">
          <table:table-cell office:value-type="float" office:value="5374965" calcext:value-type="float">
            <text:p>5374965</text:p>
          </table:table-cell>
          <table:table-cell table:formula="of:=[.A338]/1000/(60*60*24)" office:value-type="time" office:time-value="PT01H29M34.965S" calcext:value-type="time">
            <text:p>01:29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745.78" calcext:value-type="float">
            <text:p>745.78</text:p>
          </table:table-cell>
          <table:table-cell office:value-type="float" office:value="902.27" calcext:value-type="float">
            <text:p>902.27</text:p>
          </table:table-cell>
        </table:table-row>
        <table:table-row table:style-name="ro1">
          <table:table-cell office:value-type="float" office:value="5390965" calcext:value-type="float">
            <text:p>5390965</text:p>
          </table:table-cell>
          <table:table-cell table:formula="of:=[.A339]/1000/(60*60*24)" office:value-type="time" office:time-value="PT01H29M50.965S" calcext:value-type="time">
            <text:p>01:29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748" calcext:value-type="float">
            <text:p>748</text:p>
          </table:table-cell>
          <table:table-cell office:value-type="float" office:value="904.92" calcext:value-type="float">
            <text:p>904.92</text:p>
          </table:table-cell>
        </table:table-row>
        <table:table-row table:style-name="ro1">
          <table:table-cell office:value-type="float" office:value="5406965" calcext:value-type="float">
            <text:p>5406965</text:p>
          </table:table-cell>
          <table:table-cell table:formula="of:=[.A340]/1000/(60*60*24)" office:value-type="time" office:time-value="PT01H30M06.965S" calcext:value-type="time">
            <text:p>01:30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9" calcext:value-type="float">
            <text:p>596.49</text:p>
          </table:table-cell>
          <table:table-cell office:value-type="float" office:value="750.22" calcext:value-type="float">
            <text:p>750.22</text:p>
          </table:table-cell>
          <table:table-cell office:value-type="float" office:value="907.57" calcext:value-type="float">
            <text:p>907.57</text:p>
          </table:table-cell>
        </table:table-row>
        <table:table-row table:style-name="ro1">
          <table:table-cell office:value-type="float" office:value="5422965" calcext:value-type="float">
            <text:p>5422965</text:p>
          </table:table-cell>
          <table:table-cell table:formula="of:=[.A341]/1000/(60*60*24)" office:value-type="time" office:time-value="PT01H30M22.965S" calcext:value-type="time">
            <text:p>01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752.44" calcext:value-type="float">
            <text:p>752.44</text:p>
          </table:table-cell>
          <table:table-cell office:value-type="float" office:value="910.22" calcext:value-type="float">
            <text:p>910.22</text:p>
          </table:table-cell>
        </table:table-row>
        <table:table-row table:style-name="ro1">
          <table:table-cell office:value-type="float" office:value="5438966" calcext:value-type="float">
            <text:p>5438966</text:p>
          </table:table-cell>
          <table:table-cell table:formula="of:=[.A342]/1000/(60*60*24)" office:value-type="time" office:time-value="PT01H30M38.966S" calcext:value-type="time">
            <text:p>01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2" calcext:value-type="float">
            <text:p>596.42</text:p>
          </table:table-cell>
          <table:table-cell office:value-type="float" office:value="754.66" calcext:value-type="float">
            <text:p>754.66</text:p>
          </table:table-cell>
          <table:table-cell office:value-type="float" office:value="912.87" calcext:value-type="float">
            <text:p>912.87</text:p>
          </table:table-cell>
        </table:table-row>
        <table:table-row table:style-name="ro1">
          <table:table-cell office:value-type="float" office:value="5454965" calcext:value-type="float">
            <text:p>5454965</text:p>
          </table:table-cell>
          <table:table-cell table:formula="of:=[.A343]/1000/(60*60*24)" office:value-type="time" office:time-value="PT01H30M54.965S" calcext:value-type="time">
            <text:p>01:30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7" calcext:value-type="float">
            <text:p>596.17</text:p>
          </table:table-cell>
          <table:table-cell office:value-type="float" office:value="756.88" calcext:value-type="float">
            <text:p>756.88</text:p>
          </table:table-cell>
          <table:table-cell office:value-type="float" office:value="915.52" calcext:value-type="float">
            <text:p>915.52</text:p>
          </table:table-cell>
        </table:table-row>
        <table:table-row table:style-name="ro1">
          <table:table-cell office:value-type="float" office:value="5470965" calcext:value-type="float">
            <text:p>5470965</text:p>
          </table:table-cell>
          <table:table-cell table:formula="of:=[.A344]/1000/(60*60*24)" office:value-type="time" office:time-value="PT01H31M10.965S" calcext:value-type="time">
            <text:p>01:31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1" calcext:value-type="float">
            <text:p>596.51</text:p>
          </table:table-cell>
          <table:table-cell office:value-type="float" office:value="759.1" calcext:value-type="float">
            <text:p>759.1</text:p>
          </table:table-cell>
          <table:table-cell office:value-type="float" office:value="918.16" calcext:value-type="float">
            <text:p>918.16</text:p>
          </table:table-cell>
        </table:table-row>
        <table:table-row table:style-name="ro1">
          <table:table-cell office:value-type="float" office:value="5486965" calcext:value-type="float">
            <text:p>5486965</text:p>
          </table:table-cell>
          <table:table-cell table:formula="of:=[.A345]/1000/(60*60*24)" office:value-type="time" office:time-value="PT01H31M26.965S" calcext:value-type="time">
            <text:p>01:31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761.32" calcext:value-type="float">
            <text:p>761.32</text:p>
          </table:table-cell>
          <table:table-cell office:value-type="float" office:value="920.81" calcext:value-type="float">
            <text:p>920.81</text:p>
          </table:table-cell>
        </table:table-row>
        <table:table-row table:style-name="ro1">
          <table:table-cell office:value-type="float" office:value="5502965" calcext:value-type="float">
            <text:p>5502965</text:p>
          </table:table-cell>
          <table:table-cell table:formula="of:=[.A346]/1000/(60*60*24)" office:value-type="time" office:time-value="PT01H31M42.965S" calcext:value-type="time">
            <text:p>01:31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763.54" calcext:value-type="float">
            <text:p>763.54</text:p>
          </table:table-cell>
          <table:table-cell office:value-type="float" office:value="923.46" calcext:value-type="float">
            <text:p>923.46</text:p>
          </table:table-cell>
        </table:table-row>
        <table:table-row table:style-name="ro1">
          <table:table-cell office:value-type="float" office:value="5518965" calcext:value-type="float">
            <text:p>5518965</text:p>
          </table:table-cell>
          <table:table-cell table:formula="of:=[.A347]/1000/(60*60*24)" office:value-type="time" office:time-value="PT01H31M58.965S" calcext:value-type="time">
            <text:p>01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9" calcext:value-type="float">
            <text:p>596.49</text:p>
          </table:table-cell>
          <table:table-cell office:value-type="float" office:value="765.76" calcext:value-type="float">
            <text:p>765.76</text:p>
          </table:table-cell>
          <table:table-cell office:value-type="float" office:value="926.1" calcext:value-type="float">
            <text:p>926.1</text:p>
          </table:table-cell>
        </table:table-row>
        <table:table-row table:style-name="ro1">
          <table:table-cell office:value-type="float" office:value="5534966" calcext:value-type="float">
            <text:p>5534966</text:p>
          </table:table-cell>
          <table:table-cell table:formula="of:=[.A348]/1000/(60*60*24)" office:value-type="time" office:time-value="PT01H32M14.966S" calcext:value-type="time">
            <text:p>01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6" calcext:value-type="float">
            <text:p>596.26</text:p>
          </table:table-cell>
          <table:table-cell office:value-type="float" office:value="767.98" calcext:value-type="float">
            <text:p>767.98</text:p>
          </table:table-cell>
          <table:table-cell office:value-type="float" office:value="928.75" calcext:value-type="float">
            <text:p>928.75</text:p>
          </table:table-cell>
        </table:table-row>
        <table:table-row table:style-name="ro1">
          <table:table-cell office:value-type="float" office:value="5550965" calcext:value-type="float">
            <text:p>5550965</text:p>
          </table:table-cell>
          <table:table-cell table:formula="of:=[.A349]/1000/(60*60*24)" office:value-type="time" office:time-value="PT01H32M30.965S" calcext:value-type="time">
            <text:p>01:32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770.2" calcext:value-type="float">
            <text:p>770.2</text:p>
          </table:table-cell>
          <table:table-cell office:value-type="float" office:value="931.4" calcext:value-type="float">
            <text:p>931.4</text:p>
          </table:table-cell>
        </table:table-row>
        <table:table-row table:style-name="ro1">
          <table:table-cell office:value-type="float" office:value="5566965" calcext:value-type="float">
            <text:p>5566965</text:p>
          </table:table-cell>
          <table:table-cell table:formula="of:=[.A350]/1000/(60*60*24)" office:value-type="time" office:time-value="PT01H32M46.965S" calcext:value-type="time">
            <text:p>01:32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772.42" calcext:value-type="float">
            <text:p>772.42</text:p>
          </table:table-cell>
          <table:table-cell office:value-type="float" office:value="934.05" calcext:value-type="float">
            <text:p>934.05</text:p>
          </table:table-cell>
        </table:table-row>
        <table:table-row table:style-name="ro1">
          <table:table-cell office:value-type="float" office:value="5582966" calcext:value-type="float">
            <text:p>5582966</text:p>
          </table:table-cell>
          <table:table-cell table:formula="of:=[.A351]/1000/(60*60*24)" office:value-type="time" office:time-value="PT01H33M02.966S" calcext:value-type="time">
            <text:p>01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774.64" calcext:value-type="float">
            <text:p>774.64</text:p>
          </table:table-cell>
          <table:table-cell office:value-type="float" office:value="936.69" calcext:value-type="float">
            <text:p>936.69</text:p>
          </table:table-cell>
        </table:table-row>
        <table:table-row table:style-name="ro1">
          <table:table-cell office:value-type="float" office:value="5598965" calcext:value-type="float">
            <text:p>5598965</text:p>
          </table:table-cell>
          <table:table-cell table:formula="of:=[.A352]/1000/(60*60*24)" office:value-type="time" office:time-value="PT01H33M18.965S" calcext:value-type="time">
            <text:p>01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51" calcext:value-type="float">
            <text:p>594.51</text:p>
          </table:table-cell>
          <table:table-cell office:value-type="float" office:value="776.86" calcext:value-type="float">
            <text:p>776.86</text:p>
          </table:table-cell>
          <table:table-cell office:value-type="float" office:value="939.34" calcext:value-type="float">
            <text:p>939.34</text:p>
          </table:table-cell>
        </table:table-row>
        <table:table-row table:style-name="ro1">
          <table:table-cell office:value-type="float" office:value="5614965" calcext:value-type="float">
            <text:p>5614965</text:p>
          </table:table-cell>
          <table:table-cell table:formula="of:=[.A353]/1000/(60*60*24)" office:value-type="time" office:time-value="PT01H33M34.965S" calcext:value-type="time">
            <text:p>01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5" calcext:value-type="float">
            <text:p>594.65</text:p>
          </table:table-cell>
          <table:table-cell office:value-type="float" office:value="779.08" calcext:value-type="float">
            <text:p>779.08</text:p>
          </table:table-cell>
          <table:table-cell office:value-type="float" office:value="941.98" calcext:value-type="float">
            <text:p>941.98</text:p>
          </table:table-cell>
        </table:table-row>
        <table:table-row table:style-name="ro1">
          <table:table-cell office:value-type="float" office:value="5630965" calcext:value-type="float">
            <text:p>5630965</text:p>
          </table:table-cell>
          <table:table-cell table:formula="of:=[.A354]/1000/(60*60*24)" office:value-type="time" office:time-value="PT01H33M50.965S" calcext:value-type="time">
            <text:p>01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9" calcext:value-type="float">
            <text:p>594.39</text:p>
          </table:table-cell>
          <table:table-cell office:value-type="float" office:value="781.3" calcext:value-type="float">
            <text:p>781.3</text:p>
          </table:table-cell>
          <table:table-cell office:value-type="float" office:value="944.63" calcext:value-type="float">
            <text:p>944.63</text:p>
          </table:table-cell>
        </table:table-row>
        <table:table-row table:style-name="ro1">
          <table:table-cell office:value-type="float" office:value="5646966" calcext:value-type="float">
            <text:p>5646966</text:p>
          </table:table-cell>
          <table:table-cell table:formula="of:=[.A355]/1000/(60*60*24)" office:value-type="time" office:time-value="PT01H34M06.966S" calcext:value-type="time">
            <text:p>01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783.52" calcext:value-type="float">
            <text:p>783.52</text:p>
          </table:table-cell>
          <table:table-cell office:value-type="float" office:value="947.28" calcext:value-type="float">
            <text:p>947.28</text:p>
          </table:table-cell>
        </table:table-row>
        <table:table-row table:style-name="ro1">
          <table:table-cell office:value-type="float" office:value="5662966" calcext:value-type="float">
            <text:p>5662966</text:p>
          </table:table-cell>
          <table:table-cell table:formula="of:=[.A356]/1000/(60*60*24)" office:value-type="time" office:time-value="PT01H34M22.966S" calcext:value-type="time">
            <text:p>01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785.74" calcext:value-type="float">
            <text:p>785.74</text:p>
          </table:table-cell>
          <table:table-cell office:value-type="float" office:value="949.92" calcext:value-type="float">
            <text:p>949.92</text:p>
          </table:table-cell>
        </table:table-row>
        <table:table-row table:style-name="ro1">
          <table:table-cell office:value-type="float" office:value="5678965" calcext:value-type="float">
            <text:p>5678965</text:p>
          </table:table-cell>
          <table:table-cell table:formula="of:=[.A357]/1000/(60*60*24)" office:value-type="time" office:time-value="PT01H34M38.965S" calcext:value-type="time">
            <text:p>01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787.96" calcext:value-type="float">
            <text:p>787.96</text:p>
          </table:table-cell>
          <table:table-cell office:value-type="float" office:value="952.56" calcext:value-type="float">
            <text:p>952.56</text:p>
          </table:table-cell>
        </table:table-row>
        <table:table-row table:style-name="ro1">
          <table:table-cell office:value-type="float" office:value="5694965" calcext:value-type="float">
            <text:p>5694965</text:p>
          </table:table-cell>
          <table:table-cell table:formula="of:=[.A358]/1000/(60*60*24)" office:value-type="time" office:time-value="PT01H34M54.965S" calcext:value-type="time">
            <text:p>01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1" calcext:value-type="float">
            <text:p>594.41</text:p>
          </table:table-cell>
          <table:table-cell office:value-type="float" office:value="790.18" calcext:value-type="float">
            <text:p>790.18</text:p>
          </table:table-cell>
          <table:table-cell office:value-type="float" office:value="955.21" calcext:value-type="float">
            <text:p>955.21</text:p>
          </table:table-cell>
        </table:table-row>
        <table:table-row table:style-name="ro1">
          <table:table-cell office:value-type="float" office:value="5710965" calcext:value-type="float">
            <text:p>5710965</text:p>
          </table:table-cell>
          <table:table-cell table:formula="of:=[.A359]/1000/(60*60*24)" office:value-type="time" office:time-value="PT01H35M10.965S" calcext:value-type="time">
            <text:p>01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3" calcext:value-type="float">
            <text:p>593.93</text:p>
          </table:table-cell>
          <table:table-cell office:value-type="float" office:value="792.4" calcext:value-type="float">
            <text:p>792.4</text:p>
          </table:table-cell>
          <table:table-cell office:value-type="float" office:value="957.85" calcext:value-type="float">
            <text:p>957.85</text:p>
          </table:table-cell>
        </table:table-row>
        <table:table-row table:style-name="ro1">
          <table:table-cell office:value-type="float" office:value="5726965" calcext:value-type="float">
            <text:p>5726965</text:p>
          </table:table-cell>
          <table:table-cell table:formula="of:=[.A360]/1000/(60*60*24)" office:value-type="time" office:time-value="PT01H35M26.965S" calcext:value-type="time">
            <text:p>01:35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49" calcext:value-type="float">
            <text:p>594.49</text:p>
          </table:table-cell>
          <table:table-cell office:value-type="float" office:value="794.62" calcext:value-type="float">
            <text:p>794.62</text:p>
          </table:table-cell>
          <table:table-cell office:value-type="float" office:value="960.49" calcext:value-type="float">
            <text:p>960.49</text:p>
          </table:table-cell>
        </table:table-row>
        <table:table-row table:style-name="ro1">
          <table:table-cell office:value-type="float" office:value="5742965" calcext:value-type="float">
            <text:p>5742965</text:p>
          </table:table-cell>
          <table:table-cell table:formula="of:=[.A361]/1000/(60*60*24)" office:value-type="time" office:time-value="PT01H35M42.965S" calcext:value-type="time">
            <text:p>01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48" calcext:value-type="float">
            <text:p>594.48</text:p>
          </table:table-cell>
          <table:table-cell office:value-type="float" office:value="796.84" calcext:value-type="float">
            <text:p>796.84</text:p>
          </table:table-cell>
          <table:table-cell office:value-type="float" office:value="963.14" calcext:value-type="float">
            <text:p>963.14</text:p>
          </table:table-cell>
        </table:table-row>
        <table:table-row table:style-name="ro1">
          <table:table-cell office:value-type="float" office:value="5758965" calcext:value-type="float">
            <text:p>5758965</text:p>
          </table:table-cell>
          <table:table-cell table:formula="of:=[.A362]/1000/(60*60*24)" office:value-type="time" office:time-value="PT01H35M58.965S" calcext:value-type="time">
            <text:p>01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799.06" calcext:value-type="float">
            <text:p>799.06</text:p>
          </table:table-cell>
          <table:table-cell office:value-type="float" office:value="965.78" calcext:value-type="float">
            <text:p>965.78</text:p>
          </table:table-cell>
        </table:table-row>
        <table:table-row table:style-name="ro1">
          <table:table-cell office:value-type="float" office:value="5774965" calcext:value-type="float">
            <text:p>5774965</text:p>
          </table:table-cell>
          <table:table-cell table:formula="of:=[.A363]/1000/(60*60*24)" office:value-type="time" office:time-value="PT01H36M14.965S" calcext:value-type="time">
            <text:p>01:36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801.28" calcext:value-type="float">
            <text:p>801.28</text:p>
          </table:table-cell>
          <table:table-cell office:value-type="float" office:value="968.42" calcext:value-type="float">
            <text:p>968.42</text:p>
          </table:table-cell>
        </table:table-row>
        <table:table-row table:style-name="ro1">
          <table:table-cell office:value-type="float" office:value="5790965" calcext:value-type="float">
            <text:p>5790965</text:p>
          </table:table-cell>
          <table:table-cell table:formula="of:=[.A364]/1000/(60*60*24)" office:value-type="time" office:time-value="PT01H36M30.965S" calcext:value-type="time">
            <text:p>01:36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9" calcext:value-type="float">
            <text:p>594.39</text:p>
          </table:table-cell>
          <table:table-cell office:value-type="float" office:value="803.5" calcext:value-type="float">
            <text:p>803.5</text:p>
          </table:table-cell>
          <table:table-cell office:value-type="float" office:value="971.07" calcext:value-type="float">
            <text:p>971.07</text:p>
          </table:table-cell>
        </table:table-row>
        <table:table-row table:style-name="ro1">
          <table:table-cell office:value-type="float" office:value="5806965" calcext:value-type="float">
            <text:p>5806965</text:p>
          </table:table-cell>
          <table:table-cell table:formula="of:=[.A365]/1000/(60*60*24)" office:value-type="time" office:time-value="PT01H36M46.965S" calcext:value-type="time">
            <text:p>01:36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3" calcext:value-type="float">
            <text:p>594.03</text:p>
          </table:table-cell>
          <table:table-cell office:value-type="float" office:value="805.72" calcext:value-type="float">
            <text:p>805.72</text:p>
          </table:table-cell>
          <table:table-cell office:value-type="float" office:value="973.71" calcext:value-type="float">
            <text:p>973.71</text:p>
          </table:table-cell>
        </table:table-row>
        <table:table-row table:style-name="ro1">
          <table:table-cell office:value-type="float" office:value="5822965" calcext:value-type="float">
            <text:p>5822965</text:p>
          </table:table-cell>
          <table:table-cell table:formula="of:=[.A366]/1000/(60*60*24)" office:value-type="time" office:time-value="PT01H37M02.965S" calcext:value-type="time">
            <text:p>01:37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1" calcext:value-type="float">
            <text:p>596.41</text:p>
          </table:table-cell>
          <table:table-cell office:value-type="float" office:value="807.94" calcext:value-type="float">
            <text:p>807.94</text:p>
          </table:table-cell>
          <table:table-cell office:value-type="float" office:value="976.35" calcext:value-type="float">
            <text:p>976.35</text:p>
          </table:table-cell>
        </table:table-row>
        <table:table-row table:style-name="ro1">
          <table:table-cell office:value-type="float" office:value="5838965" calcext:value-type="float">
            <text:p>5838965</text:p>
          </table:table-cell>
          <table:table-cell table:formula="of:=[.A367]/1000/(60*60*24)" office:value-type="time" office:time-value="PT01H37M18.965S" calcext:value-type="time">
            <text:p>01:37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810.15" calcext:value-type="float">
            <text:p>810.15</text:p>
          </table:table-cell>
          <table:table-cell office:value-type="float" office:value="978.99" calcext:value-type="float">
            <text:p>978.99</text:p>
          </table:table-cell>
        </table:table-row>
        <table:table-row table:style-name="ro1">
          <table:table-cell office:value-type="float" office:value="5854965" calcext:value-type="float">
            <text:p>5854965</text:p>
          </table:table-cell>
          <table:table-cell table:formula="of:=[.A368]/1000/(60*60*24)" office:value-type="time" office:time-value="PT01H37M34.965S" calcext:value-type="time">
            <text:p>01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812.37" calcext:value-type="float">
            <text:p>812.37</text:p>
          </table:table-cell>
          <table:table-cell office:value-type="float" office:value="981.64" calcext:value-type="float">
            <text:p>981.64</text:p>
          </table:table-cell>
        </table:table-row>
        <table:table-row table:style-name="ro1">
          <table:table-cell office:value-type="float" office:value="5870965" calcext:value-type="float">
            <text:p>5870965</text:p>
          </table:table-cell>
          <table:table-cell table:formula="of:=[.A369]/1000/(60*60*24)" office:value-type="time" office:time-value="PT01H37M50.965S" calcext:value-type="time">
            <text:p>01:37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9" calcext:value-type="float">
            <text:p>596.49</text:p>
          </table:table-cell>
          <table:table-cell office:value-type="float" office:value="814.59" calcext:value-type="float">
            <text:p>814.59</text:p>
          </table:table-cell>
          <table:table-cell office:value-type="float" office:value="984.28" calcext:value-type="float">
            <text:p>984.28</text:p>
          </table:table-cell>
        </table:table-row>
        <table:table-row table:style-name="ro1">
          <table:table-cell office:value-type="float" office:value="5886965" calcext:value-type="float">
            <text:p>5886965</text:p>
          </table:table-cell>
          <table:table-cell table:formula="of:=[.A370]/1000/(60*60*24)" office:value-type="time" office:time-value="PT01H38M06.965S" calcext:value-type="time">
            <text:p>01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9" calcext:value-type="float">
            <text:p>594.39</text:p>
          </table:table-cell>
          <table:table-cell office:value-type="float" office:value="816.81" calcext:value-type="float">
            <text:p>816.81</text:p>
          </table:table-cell>
          <table:table-cell office:value-type="float" office:value="986.92" calcext:value-type="float">
            <text:p>986.92</text:p>
          </table:table-cell>
        </table:table-row>
        <table:table-row table:style-name="ro1">
          <table:table-cell office:value-type="float" office:value="5902966" calcext:value-type="float">
            <text:p>5902966</text:p>
          </table:table-cell>
          <table:table-cell table:formula="of:=[.A371]/1000/(60*60*24)" office:value-type="time" office:time-value="PT01H38M22.966S" calcext:value-type="time">
            <text:p>01:38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819.03" calcext:value-type="float">
            <text:p>819.03</text:p>
          </table:table-cell>
          <table:table-cell office:value-type="float" office:value="989.56" calcext:value-type="float">
            <text:p>989.56</text:p>
          </table:table-cell>
        </table:table-row>
        <table:table-row table:style-name="ro1">
          <table:table-cell office:value-type="float" office:value="5918966" calcext:value-type="float">
            <text:p>5918966</text:p>
          </table:table-cell>
          <table:table-cell table:formula="of:=[.A372]/1000/(60*60*24)" office:value-type="time" office:time-value="PT01H38M38.966S" calcext:value-type="time">
            <text:p>01:38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821.25" calcext:value-type="float">
            <text:p>821.25</text:p>
          </table:table-cell>
          <table:table-cell office:value-type="float" office:value="992.2" calcext:value-type="float">
            <text:p>992.2</text:p>
          </table:table-cell>
        </table:table-row>
        <table:table-row table:style-name="ro1">
          <table:table-cell office:value-type="float" office:value="5934966" calcext:value-type="float">
            <text:p>5934966</text:p>
          </table:table-cell>
          <table:table-cell table:formula="of:=[.A373]/1000/(60*60*24)" office:value-type="time" office:time-value="PT01H38M54.966S" calcext:value-type="time">
            <text:p>01:38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" calcext:value-type="float">
            <text:p>592.4</text:p>
          </table:table-cell>
          <table:table-cell office:value-type="float" office:value="823.47" calcext:value-type="float">
            <text:p>823.47</text:p>
          </table:table-cell>
          <table:table-cell office:value-type="float" office:value="994.84" calcext:value-type="float">
            <text:p>994.84</text:p>
          </table:table-cell>
        </table:table-row>
        <table:table-row table:style-name="ro1">
          <table:table-cell office:value-type="float" office:value="5950965" calcext:value-type="float">
            <text:p>5950965</text:p>
          </table:table-cell>
          <table:table-cell table:formula="of:=[.A374]/1000/(60*60*24)" office:value-type="time" office:time-value="PT01H39M10.965S" calcext:value-type="time">
            <text:p>01:39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7" calcext:value-type="float">
            <text:p>596.27</text:p>
          </table:table-cell>
          <table:table-cell office:value-type="float" office:value="825.69" calcext:value-type="float">
            <text:p>825.69</text:p>
          </table:table-cell>
          <table:table-cell office:value-type="float" office:value="997.48" calcext:value-type="float">
            <text:p>997.48</text:p>
          </table:table-cell>
        </table:table-row>
        <table:table-row table:style-name="ro1">
          <table:table-cell office:value-type="float" office:value="5966965" calcext:value-type="float">
            <text:p>5966965</text:p>
          </table:table-cell>
          <table:table-cell table:formula="of:=[.A375]/1000/(60*60*24)" office:value-type="time" office:time-value="PT01H39M26.965S" calcext:value-type="time">
            <text:p>01:39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5" calcext:value-type="float">
            <text:p>594.5</text:p>
          </table:table-cell>
          <table:table-cell office:value-type="float" office:value="827.91" calcext:value-type="float">
            <text:p>827.91</text:p>
          </table:table-cell>
          <table:table-cell office:value-type="float" office:value="1000.12" calcext:value-type="float">
            <text:p>1000.12</text:p>
          </table:table-cell>
        </table:table-row>
        <table:table-row table:style-name="ro1">
          <table:table-cell office:value-type="float" office:value="5982966" calcext:value-type="float">
            <text:p>5982966</text:p>
          </table:table-cell>
          <table:table-cell table:formula="of:=[.A376]/1000/(60*60*24)" office:value-type="time" office:time-value="PT01H39M42.966S" calcext:value-type="time">
            <text:p>01:39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6" calcext:value-type="float">
            <text:p>596.26</text:p>
          </table:table-cell>
          <table:table-cell office:value-type="float" office:value="830.13" calcext:value-type="float">
            <text:p>830.13</text:p>
          </table:table-cell>
          <table:table-cell office:value-type="float" office:value="1002.77" calcext:value-type="float">
            <text:p>1002.77</text:p>
          </table:table-cell>
        </table:table-row>
        <table:table-row table:style-name="ro1">
          <table:table-cell office:value-type="float" office:value="5998965" calcext:value-type="float">
            <text:p>5998965</text:p>
          </table:table-cell>
          <table:table-cell table:formula="of:=[.A377]/1000/(60*60*24)" office:value-type="time" office:time-value="PT01H39M58.965S" calcext:value-type="time">
            <text:p>01:39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4" calcext:value-type="float">
            <text:p>592.64</text:p>
          </table:table-cell>
          <table:table-cell office:value-type="float" office:value="832.35" calcext:value-type="float">
            <text:p>832.35</text:p>
          </table:table-cell>
          <table:table-cell office:value-type="float" office:value="1005.41" calcext:value-type="float">
            <text:p>1005.41</text:p>
          </table:table-cell>
        </table:table-row>
        <table:table-row table:style-name="ro1">
          <table:table-cell office:value-type="float" office:value="6014966" calcext:value-type="float">
            <text:p>6014966</text:p>
          </table:table-cell>
          <table:table-cell table:formula="of:=[.A378]/1000/(60*60*24)" office:value-type="time" office:time-value="PT01H40M14.966S" calcext:value-type="time">
            <text:p>01:40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834.57" calcext:value-type="float">
            <text:p>834.57</text:p>
          </table:table-cell>
          <table:table-cell office:value-type="float" office:value="1008.05" calcext:value-type="float">
            <text:p>1008.05</text:p>
          </table:table-cell>
        </table:table-row>
        <table:table-row table:style-name="ro1">
          <table:table-cell office:value-type="float" office:value="6030966" calcext:value-type="float">
            <text:p>6030966</text:p>
          </table:table-cell>
          <table:table-cell table:formula="of:=[.A379]/1000/(60*60*24)" office:value-type="time" office:time-value="PT01H40M30.966S" calcext:value-type="time">
            <text:p>01:40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7" calcext:value-type="float">
            <text:p>594.17</text:p>
          </table:table-cell>
          <table:table-cell office:value-type="float" office:value="836.79" calcext:value-type="float">
            <text:p>836.79</text:p>
          </table:table-cell>
          <table:table-cell office:value-type="float" office:value="1010.68" calcext:value-type="float">
            <text:p>1010.68</text:p>
          </table:table-cell>
        </table:table-row>
        <table:table-row table:style-name="ro1">
          <table:table-cell office:value-type="float" office:value="6046965" calcext:value-type="float">
            <text:p>6046965</text:p>
          </table:table-cell>
          <table:table-cell table:formula="of:=[.A380]/1000/(60*60*24)" office:value-type="time" office:time-value="PT01H40M46.965S" calcext:value-type="time">
            <text:p>01:40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3" calcext:value-type="float">
            <text:p>594.63</text:p>
          </table:table-cell>
          <table:table-cell office:value-type="float" office:value="839.01" calcext:value-type="float">
            <text:p>839.01</text:p>
          </table:table-cell>
          <table:table-cell office:value-type="float" office:value="1013.32" calcext:value-type="float">
            <text:p>1013.32</text:p>
          </table:table-cell>
        </table:table-row>
        <table:table-row table:style-name="ro1">
          <table:table-cell office:value-type="float" office:value="6062965" calcext:value-type="float">
            <text:p>6062965</text:p>
          </table:table-cell>
          <table:table-cell table:formula="of:=[.A381]/1000/(60*60*24)" office:value-type="time" office:time-value="PT01H41M02.965S" calcext:value-type="time">
            <text:p>01:41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841.23" calcext:value-type="float">
            <text:p>841.23</text:p>
          </table:table-cell>
          <table:table-cell office:value-type="float" office:value="1015.96" calcext:value-type="float">
            <text:p>1015.96</text:p>
          </table:table-cell>
        </table:table-row>
        <table:table-row table:style-name="ro1">
          <table:table-cell office:value-type="float" office:value="6078965" calcext:value-type="float">
            <text:p>6078965</text:p>
          </table:table-cell>
          <table:table-cell table:formula="of:=[.A382]/1000/(60*60*24)" office:value-type="time" office:time-value="PT01H41M18.965S" calcext:value-type="time">
            <text:p>01:41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843.45" calcext:value-type="float">
            <text:p>843.45</text:p>
          </table:table-cell>
          <table:table-cell office:value-type="float" office:value="1018.6" calcext:value-type="float">
            <text:p>1018.6</text:p>
          </table:table-cell>
        </table:table-row>
        <table:table-row table:style-name="ro1">
          <table:table-cell office:value-type="float" office:value="6094965" calcext:value-type="float">
            <text:p>6094965</text:p>
          </table:table-cell>
          <table:table-cell table:formula="of:=[.A383]/1000/(60*60*24)" office:value-type="time" office:time-value="PT01H41M34.965S" calcext:value-type="time">
            <text:p>01:41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1" calcext:value-type="float">
            <text:p>592.01</text:p>
          </table:table-cell>
          <table:table-cell office:value-type="float" office:value="845.67" calcext:value-type="float">
            <text:p>845.67</text:p>
          </table:table-cell>
          <table:table-cell office:value-type="float" office:value="1021.24" calcext:value-type="float">
            <text:p>1021.24</text:p>
          </table:table-cell>
        </table:table-row>
        <table:table-row table:style-name="ro1">
          <table:table-cell office:value-type="float" office:value="6110965" calcext:value-type="float">
            <text:p>6110965</text:p>
          </table:table-cell>
          <table:table-cell table:formula="of:=[.A384]/1000/(60*60*24)" office:value-type="time" office:time-value="PT01H41M50.965S" calcext:value-type="time">
            <text:p>01:41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2" calcext:value-type="float">
            <text:p>594.02</text:p>
          </table:table-cell>
          <table:table-cell office:value-type="float" office:value="847.89" calcext:value-type="float">
            <text:p>847.89</text:p>
          </table:table-cell>
          <table:table-cell office:value-type="float" office:value="1023.88" calcext:value-type="float">
            <text:p>1023.88</text:p>
          </table:table-cell>
        </table:table-row>
        <table:table-row table:style-name="ro1">
          <table:table-cell office:value-type="float" office:value="6126966" calcext:value-type="float">
            <text:p>6126966</text:p>
          </table:table-cell>
          <table:table-cell table:formula="of:=[.A385]/1000/(60*60*24)" office:value-type="time" office:time-value="PT01H42M06.966S" calcext:value-type="time">
            <text:p>01:42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1.92" calcext:value-type="float">
            <text:p>591.92</text:p>
          </table:table-cell>
          <table:table-cell office:value-type="float" office:value="850.11" calcext:value-type="float">
            <text:p>850.11</text:p>
          </table:table-cell>
          <table:table-cell office:value-type="float" office:value="1026.52" calcext:value-type="float">
            <text:p>1026.52</text:p>
          </table:table-cell>
        </table:table-row>
        <table:table-row table:style-name="ro1">
          <table:table-cell office:value-type="float" office:value="6142965" calcext:value-type="float">
            <text:p>6142965</text:p>
          </table:table-cell>
          <table:table-cell table:formula="of:=[.A386]/1000/(60*60*24)" office:value-type="time" office:time-value="PT01H42M22.965S" calcext:value-type="time">
            <text:p>01:42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852.33" calcext:value-type="float">
            <text:p>852.33</text:p>
          </table:table-cell>
          <table:table-cell office:value-type="float" office:value="1029.15" calcext:value-type="float">
            <text:p>1029.15</text:p>
          </table:table-cell>
        </table:table-row>
        <table:table-row table:style-name="ro1">
          <table:table-cell office:value-type="float" office:value="6158966" calcext:value-type="float">
            <text:p>6158966</text:p>
          </table:table-cell>
          <table:table-cell table:formula="of:=[.A387]/1000/(60*60*24)" office:value-type="time" office:time-value="PT01H42M38.966S" calcext:value-type="time">
            <text:p>01:42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49" calcext:value-type="float">
            <text:p>594.49</text:p>
          </table:table-cell>
          <table:table-cell office:value-type="float" office:value="854.55" calcext:value-type="float">
            <text:p>854.55</text:p>
          </table:table-cell>
          <table:table-cell office:value-type="float" office:value="1031.79" calcext:value-type="float">
            <text:p>1031.79</text:p>
          </table:table-cell>
        </table:table-row>
        <table:table-row table:style-name="ro1">
          <table:table-cell office:value-type="float" office:value="6174966" calcext:value-type="float">
            <text:p>6174966</text:p>
          </table:table-cell>
          <table:table-cell table:formula="of:=[.A388]/1000/(60*60*24)" office:value-type="time" office:time-value="PT01H42M54.966S" calcext:value-type="time">
            <text:p>01:42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4" calcext:value-type="float">
            <text:p>594.64</text:p>
          </table:table-cell>
          <table:table-cell office:value-type="float" office:value="856.77" calcext:value-type="float">
            <text:p>856.77</text:p>
          </table:table-cell>
          <table:table-cell office:value-type="float" office:value="1034.43" calcext:value-type="float">
            <text:p>1034.43</text:p>
          </table:table-cell>
        </table:table-row>
        <table:table-row table:style-name="ro1">
          <table:table-cell office:value-type="float" office:value="6190966" calcext:value-type="float">
            <text:p>6190966</text:p>
          </table:table-cell>
          <table:table-cell table:formula="of:=[.A389]/1000/(60*60*24)" office:value-type="time" office:time-value="PT01H43M10.966S" calcext:value-type="time">
            <text:p>01:43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2.74" calcext:value-type="float">
            <text:p>592.74</text:p>
          </table:table-cell>
          <table:table-cell office:value-type="float" office:value="858.99" calcext:value-type="float">
            <text:p>858.99</text:p>
          </table:table-cell>
          <table:table-cell office:value-type="float" office:value="1037.07" calcext:value-type="float">
            <text:p>1037.07</text:p>
          </table:table-cell>
        </table:table-row>
        <table:table-row table:style-name="ro1">
          <table:table-cell office:value-type="float" office:value="6206965" calcext:value-type="float">
            <text:p>6206965</text:p>
          </table:table-cell>
          <table:table-cell table:formula="of:=[.A390]/1000/(60*60*24)" office:value-type="time" office:time-value="PT01H43M26.965S" calcext:value-type="time">
            <text:p>01:43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9" calcext:value-type="float">
            <text:p>594.39</text:p>
          </table:table-cell>
          <table:table-cell office:value-type="float" office:value="861.21" calcext:value-type="float">
            <text:p>861.21</text:p>
          </table:table-cell>
          <table:table-cell office:value-type="float" office:value="1039.7" calcext:value-type="float">
            <text:p>1039.7</text:p>
          </table:table-cell>
        </table:table-row>
        <table:table-row table:style-name="ro1">
          <table:table-cell office:value-type="float" office:value="6222965" calcext:value-type="float">
            <text:p>6222965</text:p>
          </table:table-cell>
          <table:table-cell table:formula="of:=[.A391]/1000/(60*60*24)" office:value-type="time" office:time-value="PT01H43M42.965S" calcext:value-type="time">
            <text:p>01:43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5" calcext:value-type="float">
            <text:p>594.5</text:p>
          </table:table-cell>
          <table:table-cell office:value-type="float" office:value="863.43" calcext:value-type="float">
            <text:p>863.43</text:p>
          </table:table-cell>
          <table:table-cell office:value-type="float" office:value="1042.34" calcext:value-type="float">
            <text:p>1042.34</text:p>
          </table:table-cell>
        </table:table-row>
        <table:table-row table:style-name="ro1">
          <table:table-cell office:value-type="float" office:value="6238965" calcext:value-type="float">
            <text:p>6238965</text:p>
          </table:table-cell>
          <table:table-cell table:formula="of:=[.A392]/1000/(60*60*24)" office:value-type="time" office:time-value="PT01H43M58.965S" calcext:value-type="time">
            <text:p>01:43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865.65" calcext:value-type="float">
            <text:p>865.65</text:p>
          </table:table-cell>
          <table:table-cell office:value-type="float" office:value="1044.98" calcext:value-type="float">
            <text:p>1044.98</text:p>
          </table:table-cell>
        </table:table-row>
        <table:table-row table:style-name="ro1">
          <table:table-cell office:value-type="float" office:value="6254965" calcext:value-type="float">
            <text:p>6254965</text:p>
          </table:table-cell>
          <table:table-cell table:formula="of:=[.A393]/1000/(60*60*24)" office:value-type="time" office:time-value="PT01H44M14.965S" calcext:value-type="time">
            <text:p>01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3" calcext:value-type="float">
            <text:p>592.63</text:p>
          </table:table-cell>
          <table:table-cell office:value-type="float" office:value="867.87" calcext:value-type="float">
            <text:p>867.87</text:p>
          </table:table-cell>
          <table:table-cell office:value-type="float" office:value="1047.62" calcext:value-type="float">
            <text:p>1047.62</text:p>
          </table:table-cell>
        </table:table-row>
        <table:table-row table:style-name="ro1">
          <table:table-cell office:value-type="float" office:value="6270966" calcext:value-type="float">
            <text:p>6270966</text:p>
          </table:table-cell>
          <table:table-cell table:formula="of:=[.A394]/1000/(60*60*24)" office:value-type="time" office:time-value="PT01H44M30.966S" calcext:value-type="time">
            <text:p>01:44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870.08" calcext:value-type="float">
            <text:p>870.08</text:p>
          </table:table-cell>
          <table:table-cell office:value-type="float" office:value="1050.25" calcext:value-type="float">
            <text:p>1050.25</text:p>
          </table:table-cell>
        </table:table-row>
        <table:table-row table:style-name="ro1">
          <table:table-cell office:value-type="float" office:value="6286965" calcext:value-type="float">
            <text:p>6286965</text:p>
          </table:table-cell>
          <table:table-cell table:formula="of:=[.A395]/1000/(60*60*24)" office:value-type="time" office:time-value="PT01H44M46.965S" calcext:value-type="time">
            <text:p>01:44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5" calcext:value-type="float">
            <text:p>594.65</text:p>
          </table:table-cell>
          <table:table-cell office:value-type="float" office:value="872.3" calcext:value-type="float">
            <text:p>872.3</text:p>
          </table:table-cell>
          <table:table-cell office:value-type="float" office:value="1052.89" calcext:value-type="float">
            <text:p>1052.89</text:p>
          </table:table-cell>
        </table:table-row>
        <table:table-row table:style-name="ro1">
          <table:table-cell office:value-type="float" office:value="6302965" calcext:value-type="float">
            <text:p>6302965</text:p>
          </table:table-cell>
          <table:table-cell table:formula="of:=[.A396]/1000/(60*60*24)" office:value-type="time" office:time-value="PT01H45M02.965S" calcext:value-type="time">
            <text:p>01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39" calcext:value-type="float">
            <text:p>592.39</text:p>
          </table:table-cell>
          <table:table-cell office:value-type="float" office:value="874.52" calcext:value-type="float">
            <text:p>874.52</text:p>
          </table:table-cell>
          <table:table-cell office:value-type="float" office:value="1055.52" calcext:value-type="float">
            <text:p>1055.52</text:p>
          </table:table-cell>
        </table:table-row>
        <table:table-row table:style-name="ro1">
          <table:table-cell office:value-type="float" office:value="6318965" calcext:value-type="float">
            <text:p>6318965</text:p>
          </table:table-cell>
          <table:table-cell table:formula="of:=[.A397]/1000/(60*60*24)" office:value-type="time" office:time-value="PT01H45M18.965S" calcext:value-type="time">
            <text:p>01:45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876.74" calcext:value-type="float">
            <text:p>876.74</text:p>
          </table:table-cell>
          <table:table-cell office:value-type="float" office:value="1058.16" calcext:value-type="float">
            <text:p>1058.16</text:p>
          </table:table-cell>
        </table:table-row>
        <table:table-row table:style-name="ro1">
          <table:table-cell office:value-type="float" office:value="6334965" calcext:value-type="float">
            <text:p>6334965</text:p>
          </table:table-cell>
          <table:table-cell table:formula="of:=[.A398]/1000/(60*60*24)" office:value-type="time" office:time-value="PT01H45M34.965S" calcext:value-type="time">
            <text:p>01:45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5" calcext:value-type="float">
            <text:p>594.15</text:p>
          </table:table-cell>
          <table:table-cell office:value-type="float" office:value="878.96" calcext:value-type="float">
            <text:p>878.96</text:p>
          </table:table-cell>
          <table:table-cell office:value-type="float" office:value="1060.8" calcext:value-type="float">
            <text:p>1060.8</text:p>
          </table:table-cell>
        </table:table-row>
        <table:table-row table:style-name="ro1">
          <table:table-cell office:value-type="float" office:value="6350966" calcext:value-type="float">
            <text:p>6350966</text:p>
          </table:table-cell>
          <table:table-cell table:formula="of:=[.A399]/1000/(60*60*24)" office:value-type="time" office:time-value="PT01H45M50.966S" calcext:value-type="time">
            <text:p>01:45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3" calcext:value-type="float">
            <text:p>592.03</text:p>
          </table:table-cell>
          <table:table-cell office:value-type="float" office:value="881.18" calcext:value-type="float">
            <text:p>881.18</text:p>
          </table:table-cell>
          <table:table-cell office:value-type="float" office:value="1063.43" calcext:value-type="float">
            <text:p>1063.43</text:p>
          </table:table-cell>
        </table:table-row>
        <table:table-row table:style-name="ro1">
          <table:table-cell office:value-type="float" office:value="6366966" calcext:value-type="float">
            <text:p>6366966</text:p>
          </table:table-cell>
          <table:table-cell table:formula="of:=[.A400]/1000/(60*60*24)" office:value-type="time" office:time-value="PT01H46M06.966S" calcext:value-type="time">
            <text:p>01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883.4" calcext:value-type="float">
            <text:p>883.4</text:p>
          </table:table-cell>
          <table:table-cell office:value-type="float" office:value="1066.06" calcext:value-type="float">
            <text:p>1066.06</text:p>
          </table:table-cell>
        </table:table-row>
        <table:table-row table:style-name="ro1">
          <table:table-cell office:value-type="float" office:value="6382965" calcext:value-type="float">
            <text:p>6382965</text:p>
          </table:table-cell>
          <table:table-cell table:formula="of:=[.A401]/1000/(60*60*24)" office:value-type="time" office:time-value="PT01H46M22.965S" calcext:value-type="time">
            <text:p>01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1" calcext:value-type="float">
            <text:p>592.41</text:p>
          </table:table-cell>
          <table:table-cell office:value-type="float" office:value="885.62" calcext:value-type="float">
            <text:p>885.62</text:p>
          </table:table-cell>
          <table:table-cell office:value-type="float" office:value="1068.7" calcext:value-type="float">
            <text:p>1068.7</text:p>
          </table:table-cell>
        </table:table-row>
        <table:table-row table:style-name="ro1">
          <table:table-cell office:value-type="float" office:value="6398965" calcext:value-type="float">
            <text:p>6398965</text:p>
          </table:table-cell>
          <table:table-cell table:formula="of:=[.A402]/1000/(60*60*24)" office:value-type="time" office:time-value="PT01H46M38.965S" calcext:value-type="time">
            <text:p>01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4" calcext:value-type="float">
            <text:p>592.64</text:p>
          </table:table-cell>
          <table:table-cell office:value-type="float" office:value="887.84" calcext:value-type="float">
            <text:p>887.84</text:p>
          </table:table-cell>
          <table:table-cell office:value-type="float" office:value="1071.33" calcext:value-type="float">
            <text:p>1071.33</text:p>
          </table:table-cell>
        </table:table-row>
        <table:table-row table:style-name="ro1">
          <table:table-cell office:value-type="float" office:value="6414965" calcext:value-type="float">
            <text:p>6414965</text:p>
          </table:table-cell>
          <table:table-cell table:formula="of:=[.A403]/1000/(60*60*24)" office:value-type="time" office:time-value="PT01H46M54.965S" calcext:value-type="time">
            <text:p>01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1" calcext:value-type="float">
            <text:p>592.41</text:p>
          </table:table-cell>
          <table:table-cell office:value-type="float" office:value="890.06" calcext:value-type="float">
            <text:p>890.06</text:p>
          </table:table-cell>
          <table:table-cell office:value-type="float" office:value="1073.97" calcext:value-type="float">
            <text:p>1073.97</text:p>
          </table:table-cell>
        </table:table-row>
        <table:table-row table:style-name="ro1">
          <table:table-cell office:value-type="float" office:value="6430965" calcext:value-type="float">
            <text:p>6430965</text:p>
          </table:table-cell>
          <table:table-cell table:formula="of:=[.A404]/1000/(60*60*24)" office:value-type="time" office:time-value="PT01H47M10.965S" calcext:value-type="time">
            <text:p>01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" calcext:value-type="float">
            <text:p>592.4</text:p>
          </table:table-cell>
          <table:table-cell office:value-type="float" office:value="892.28" calcext:value-type="float">
            <text:p>892.28</text:p>
          </table:table-cell>
          <table:table-cell office:value-type="float" office:value="1076.61" calcext:value-type="float">
            <text:p>1076.61</text:p>
          </table:table-cell>
        </table:table-row>
        <table:table-row table:style-name="ro1">
          <table:table-cell office:value-type="float" office:value="6446966" calcext:value-type="float">
            <text:p>6446966</text:p>
          </table:table-cell>
          <table:table-cell table:formula="of:=[.A405]/1000/(60*60*24)" office:value-type="time" office:time-value="PT01H47M26.966S" calcext:value-type="time">
            <text:p>01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4" calcext:value-type="float">
            <text:p>592.64</text:p>
          </table:table-cell>
          <table:table-cell office:value-type="float" office:value="894.5" calcext:value-type="float">
            <text:p>894.5</text:p>
          </table:table-cell>
          <table:table-cell office:value-type="float" office:value="1079.24" calcext:value-type="float">
            <text:p>1079.24</text:p>
          </table:table-cell>
        </table:table-row>
        <table:table-row table:style-name="ro1">
          <table:table-cell office:value-type="float" office:value="6462966" calcext:value-type="float">
            <text:p>6462966</text:p>
          </table:table-cell>
          <table:table-cell table:formula="of:=[.A406]/1000/(60*60*24)" office:value-type="time" office:time-value="PT01H47M42.966S" calcext:value-type="time">
            <text:p>01:47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1" calcext:value-type="float">
            <text:p>592.41</text:p>
          </table:table-cell>
          <table:table-cell office:value-type="float" office:value="896.72" calcext:value-type="float">
            <text:p>896.72</text:p>
          </table:table-cell>
          <table:table-cell office:value-type="float" office:value="1081.87" calcext:value-type="float">
            <text:p>1081.87</text:p>
          </table:table-cell>
        </table:table-row>
        <table:table-row table:style-name="ro1">
          <table:table-cell office:value-type="float" office:value="6478966" calcext:value-type="float">
            <text:p>6478966</text:p>
          </table:table-cell>
          <table:table-cell table:formula="of:=[.A407]/1000/(60*60*24)" office:value-type="time" office:time-value="PT01H47M58.966S" calcext:value-type="time">
            <text:p>01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1" calcext:value-type="float">
            <text:p>592.41</text:p>
          </table:table-cell>
          <table:table-cell office:value-type="float" office:value="898.94" calcext:value-type="float">
            <text:p>898.94</text:p>
          </table:table-cell>
          <table:table-cell office:value-type="float" office:value="1084.51" calcext:value-type="float">
            <text:p>1084.51</text:p>
          </table:table-cell>
        </table:table-row>
        <table:table-row table:style-name="ro1">
          <table:table-cell office:value-type="float" office:value="6494965" calcext:value-type="float">
            <text:p>6494965</text:p>
          </table:table-cell>
          <table:table-cell table:formula="of:=[.A408]/1000/(60*60*24)" office:value-type="time" office:time-value="PT01H48M14.965S" calcext:value-type="time">
            <text:p>01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7" calcext:value-type="float">
            <text:p>592.17</text:p>
          </table:table-cell>
          <table:table-cell office:value-type="float" office:value="901.16" calcext:value-type="float">
            <text:p>901.16</text:p>
          </table:table-cell>
          <table:table-cell office:value-type="float" office:value="1087.14" calcext:value-type="float">
            <text:p>1087.14</text:p>
          </table:table-cell>
        </table:table-row>
        <table:table-row table:style-name="ro1">
          <table:table-cell office:value-type="float" office:value="6510966" calcext:value-type="float">
            <text:p>6510966</text:p>
          </table:table-cell>
          <table:table-cell table:formula="of:=[.A409]/1000/(60*60*24)" office:value-type="time" office:time-value="PT01H48M30.966S" calcext:value-type="time">
            <text:p>01:48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" calcext:value-type="float">
            <text:p>592.4</text:p>
          </table:table-cell>
          <table:table-cell office:value-type="float" office:value="903.38" calcext:value-type="float">
            <text:p>903.38</text:p>
          </table:table-cell>
          <table:table-cell office:value-type="float" office:value="1089.77" calcext:value-type="float">
            <text:p>1089.77</text:p>
          </table:table-cell>
        </table:table-row>
        <table:table-row table:style-name="ro1">
          <table:table-cell office:value-type="float" office:value="6526966" calcext:value-type="float">
            <text:p>6526966</text:p>
          </table:table-cell>
          <table:table-cell table:formula="of:=[.A410]/1000/(60*60*24)" office:value-type="time" office:time-value="PT01H48M46.966S" calcext:value-type="time">
            <text:p>01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1" calcext:value-type="float">
            <text:p>592.01</text:p>
          </table:table-cell>
          <table:table-cell office:value-type="float" office:value="905.6" calcext:value-type="float">
            <text:p>905.6</text:p>
          </table:table-cell>
          <table:table-cell office:value-type="float" office:value="1092.4" calcext:value-type="float">
            <text:p>1092.4</text:p>
          </table:table-cell>
        </table:table-row>
        <table:table-row table:style-name="ro1">
          <table:table-cell office:value-type="float" office:value="6542965" calcext:value-type="float">
            <text:p>6542965</text:p>
          </table:table-cell>
          <table:table-cell table:formula="of:=[.A411]/1000/(60*60*24)" office:value-type="time" office:time-value="PT01H49M02.965S" calcext:value-type="time">
            <text:p>01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1" calcext:value-type="float">
            <text:p>592.41</text:p>
          </table:table-cell>
          <table:table-cell office:value-type="float" office:value="907.82" calcext:value-type="float">
            <text:p>907.82</text:p>
          </table:table-cell>
          <table:table-cell office:value-type="float" office:value="1095.04" calcext:value-type="float">
            <text:p>1095.04</text:p>
          </table:table-cell>
        </table:table-row>
        <table:table-row table:style-name="ro1">
          <table:table-cell office:value-type="float" office:value="6558965" calcext:value-type="float">
            <text:p>6558965</text:p>
          </table:table-cell>
          <table:table-cell table:formula="of:=[.A412]/1000/(60*60*24)" office:value-type="time" office:time-value="PT01H49M18.965S" calcext:value-type="time">
            <text:p>01:49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910.04" calcext:value-type="float">
            <text:p>910.04</text:p>
          </table:table-cell>
          <table:table-cell office:value-type="float" office:value="1097.67" calcext:value-type="float">
            <text:p>1097.67</text:p>
          </table:table-cell>
        </table:table-row>
        <table:table-row table:style-name="ro1">
          <table:table-cell office:value-type="float" office:value="6574965" calcext:value-type="float">
            <text:p>6574965</text:p>
          </table:table-cell>
          <table:table-cell table:formula="of:=[.A413]/1000/(60*60*24)" office:value-type="time" office:time-value="PT01H49M34.965S" calcext:value-type="time">
            <text:p>01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8" calcext:value-type="float">
            <text:p>594.18</text:p>
          </table:table-cell>
          <table:table-cell office:value-type="float" office:value="912.26" calcext:value-type="float">
            <text:p>912.26</text:p>
          </table:table-cell>
          <table:table-cell office:value-type="float" office:value="1100.3" calcext:value-type="float">
            <text:p>1100.3</text:p>
          </table:table-cell>
        </table:table-row>
        <table:table-row table:style-name="ro1">
          <table:table-cell office:value-type="float" office:value="6590966" calcext:value-type="float">
            <text:p>6590966</text:p>
          </table:table-cell>
          <table:table-cell table:formula="of:=[.A414]/1000/(60*60*24)" office:value-type="time" office:time-value="PT01H49M50.966S" calcext:value-type="time">
            <text:p>01:49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49" calcext:value-type="float">
            <text:p>592.49</text:p>
          </table:table-cell>
          <table:table-cell office:value-type="float" office:value="914.48" calcext:value-type="float">
            <text:p>914.48</text:p>
          </table:table-cell>
          <table:table-cell office:value-type="float" office:value="1102.93" calcext:value-type="float">
            <text:p>1102.93</text:p>
          </table:table-cell>
        </table:table-row>
        <table:table-row table:style-name="ro1">
          <table:table-cell office:value-type="float" office:value="6606965" calcext:value-type="float">
            <text:p>6606965</text:p>
          </table:table-cell>
          <table:table-cell table:formula="of:=[.A415]/1000/(60*60*24)" office:value-type="time" office:time-value="PT01H50M06.965S" calcext:value-type="time">
            <text:p>01:50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916.7" calcext:value-type="float">
            <text:p>916.7</text:p>
          </table:table-cell>
          <table:table-cell office:value-type="float" office:value="1105.56" calcext:value-type="float">
            <text:p>1105.56</text:p>
          </table:table-cell>
        </table:table-row>
        <table:table-row table:style-name="ro1">
          <table:table-cell office:value-type="float" office:value="6622965" calcext:value-type="float">
            <text:p>6622965</text:p>
          </table:table-cell>
          <table:table-cell table:formula="of:=[.A416]/1000/(60*60*24)" office:value-type="time" office:time-value="PT01H50M22.965S" calcext:value-type="time">
            <text:p>01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" calcext:value-type="float">
            <text:p>592.4</text:p>
          </table:table-cell>
          <table:table-cell office:value-type="float" office:value="918.92" calcext:value-type="float">
            <text:p>918.92</text:p>
          </table:table-cell>
          <table:table-cell office:value-type="float" office:value="1108.2" calcext:value-type="float">
            <text:p>1108.2</text:p>
          </table:table-cell>
        </table:table-row>
        <table:table-row table:style-name="ro1">
          <table:table-cell office:value-type="float" office:value="6638966" calcext:value-type="float">
            <text:p>6638966</text:p>
          </table:table-cell>
          <table:table-cell table:formula="of:=[.A417]/1000/(60*60*24)" office:value-type="time" office:time-value="PT01H50M38.966S" calcext:value-type="time">
            <text:p>01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2.74" calcext:value-type="float">
            <text:p>592.74</text:p>
          </table:table-cell>
          <table:table-cell office:value-type="float" office:value="921.14" calcext:value-type="float">
            <text:p>921.14</text:p>
          </table:table-cell>
          <table:table-cell office:value-type="float" office:value="1110.82" calcext:value-type="float">
            <text:p>1110.82</text:p>
          </table:table-cell>
        </table:table-row>
        <table:table-row table:style-name="ro1">
          <table:table-cell office:value-type="float" office:value="6654965" calcext:value-type="float">
            <text:p>6654965</text:p>
          </table:table-cell>
          <table:table-cell table:formula="of:=[.A418]/1000/(60*60*24)" office:value-type="time" office:time-value="PT01H50M54.965S" calcext:value-type="time">
            <text:p>01:50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7" calcext:value-type="float">
            <text:p>592.27</text:p>
          </table:table-cell>
          <table:table-cell office:value-type="float" office:value="923.36" calcext:value-type="float">
            <text:p>923.36</text:p>
          </table:table-cell>
          <table:table-cell office:value-type="float" office:value="1113.46" calcext:value-type="float">
            <text:p>1113.46</text:p>
          </table:table-cell>
        </table:table-row>
        <table:table-row table:style-name="ro1">
          <table:table-cell office:value-type="float" office:value="6670965" calcext:value-type="float">
            <text:p>6670965</text:p>
          </table:table-cell>
          <table:table-cell table:formula="of:=[.A419]/1000/(60*60*24)" office:value-type="time" office:time-value="PT01H51M10.965S" calcext:value-type="time">
            <text:p>01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1" calcext:value-type="float">
            <text:p>592.01</text:p>
          </table:table-cell>
          <table:table-cell office:value-type="float" office:value="925.58" calcext:value-type="float">
            <text:p>925.58</text:p>
          </table:table-cell>
          <table:table-cell office:value-type="float" office:value="1116.09" calcext:value-type="float">
            <text:p>1116.09</text:p>
          </table:table-cell>
        </table:table-row>
        <table:table-row table:style-name="ro1">
          <table:table-cell office:value-type="float" office:value="6686965" calcext:value-type="float">
            <text:p>6686965</text:p>
          </table:table-cell>
          <table:table-cell table:formula="of:=[.A420]/1000/(60*60*24)" office:value-type="time" office:time-value="PT01H51M26.965S" calcext:value-type="time">
            <text:p>01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927.8" calcext:value-type="float">
            <text:p>927.8</text:p>
          </table:table-cell>
          <table:table-cell office:value-type="float" office:value="1118.72" calcext:value-type="float">
            <text:p>1118.72</text:p>
          </table:table-cell>
        </table:table-row>
        <table:table-row table:style-name="ro1">
          <table:table-cell office:value-type="float" office:value="6702965" calcext:value-type="float">
            <text:p>6702965</text:p>
          </table:table-cell>
          <table:table-cell table:formula="of:=[.A421]/1000/(60*60*24)" office:value-type="time" office:time-value="PT01H51M42.965S" calcext:value-type="time">
            <text:p>01:51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930.02" calcext:value-type="float">
            <text:p>930.02</text:p>
          </table:table-cell>
          <table:table-cell office:value-type="float" office:value="1121.35" calcext:value-type="float">
            <text:p>1121.35</text:p>
          </table:table-cell>
        </table:table-row>
        <table:table-row table:style-name="ro1">
          <table:table-cell office:value-type="float" office:value="6718965" calcext:value-type="float">
            <text:p>6718965</text:p>
          </table:table-cell>
          <table:table-cell table:formula="of:=[.A422]/1000/(60*60*24)" office:value-type="time" office:time-value="PT01H51M58.965S" calcext:value-type="time">
            <text:p>01:51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932.24" calcext:value-type="float">
            <text:p>932.24</text:p>
          </table:table-cell>
          <table:table-cell office:value-type="float" office:value="1123.98" calcext:value-type="float">
            <text:p>1123.98</text:p>
          </table:table-cell>
        </table:table-row>
        <table:table-row table:style-name="ro1">
          <table:table-cell office:value-type="float" office:value="6734965" calcext:value-type="float">
            <text:p>6734965</text:p>
          </table:table-cell>
          <table:table-cell table:formula="of:=[.A423]/1000/(60*60*24)" office:value-type="time" office:time-value="PT01H52M14.965S" calcext:value-type="time">
            <text:p>01:52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" calcext:value-type="float">
            <text:p>590.5</text:p>
          </table:table-cell>
          <table:table-cell office:value-type="float" office:value="934.46" calcext:value-type="float">
            <text:p>934.46</text:p>
          </table:table-cell>
          <table:table-cell office:value-type="float" office:value="1126.61" calcext:value-type="float">
            <text:p>1126.61</text:p>
          </table:table-cell>
        </table:table-row>
        <table:table-row table:style-name="ro1">
          <table:table-cell office:value-type="float" office:value="6750965" calcext:value-type="float">
            <text:p>6750965</text:p>
          </table:table-cell>
          <table:table-cell table:formula="of:=[.A424]/1000/(60*60*24)" office:value-type="time" office:time-value="PT01H52M30.965S" calcext:value-type="time">
            <text:p>01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936.68" calcext:value-type="float">
            <text:p>936.68</text:p>
          </table:table-cell>
          <table:table-cell office:value-type="float" office:value="1129.23" calcext:value-type="float">
            <text:p>1129.23</text:p>
          </table:table-cell>
        </table:table-row>
        <table:table-row table:style-name="ro1">
          <table:table-cell office:value-type="float" office:value="6766965" calcext:value-type="float">
            <text:p>6766965</text:p>
          </table:table-cell>
          <table:table-cell table:formula="of:=[.A425]/1000/(60*60*24)" office:value-type="time" office:time-value="PT01H52M46.965S" calcext:value-type="time">
            <text:p>01:52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938.9" calcext:value-type="float">
            <text:p>938.9</text:p>
          </table:table-cell>
          <table:table-cell office:value-type="float" office:value="1131.86" calcext:value-type="float">
            <text:p>1131.86</text:p>
          </table:table-cell>
        </table:table-row>
        <table:table-row table:style-name="ro1">
          <table:table-cell office:value-type="float" office:value="6782965" calcext:value-type="float">
            <text:p>6782965</text:p>
          </table:table-cell>
          <table:table-cell table:formula="of:=[.A426]/1000/(60*60*24)" office:value-type="time" office:time-value="PT01H53M02.965S" calcext:value-type="time">
            <text:p>01:53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7" calcext:value-type="float">
            <text:p>590.27</text:p>
          </table:table-cell>
          <table:table-cell office:value-type="float" office:value="941.12" calcext:value-type="float">
            <text:p>941.12</text:p>
          </table:table-cell>
          <table:table-cell office:value-type="float" office:value="1134.49" calcext:value-type="float">
            <text:p>1134.49</text:p>
          </table:table-cell>
        </table:table-row>
        <table:table-row table:style-name="ro1">
          <table:table-cell office:value-type="float" office:value="6798965" calcext:value-type="float">
            <text:p>6798965</text:p>
          </table:table-cell>
          <table:table-cell table:formula="of:=[.A427]/1000/(60*60*24)" office:value-type="time" office:time-value="PT01H53M18.965S" calcext:value-type="time">
            <text:p>01:53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1" calcext:value-type="float">
            <text:p>590.51</text:p>
          </table:table-cell>
          <table:table-cell office:value-type="float" office:value="943.34" calcext:value-type="float">
            <text:p>943.34</text:p>
          </table:table-cell>
          <table:table-cell office:value-type="float" office:value="1137.12" calcext:value-type="float">
            <text:p>1137.12</text:p>
          </table:table-cell>
        </table:table-row>
        <table:table-row table:style-name="ro1">
          <table:table-cell office:value-type="float" office:value="6814965" calcext:value-type="float">
            <text:p>6814965</text:p>
          </table:table-cell>
          <table:table-cell table:formula="of:=[.A428]/1000/(60*60*24)" office:value-type="time" office:time-value="PT01H53M34.965S" calcext:value-type="time">
            <text:p>01:53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945.56" calcext:value-type="float">
            <text:p>945.56</text:p>
          </table:table-cell>
          <table:table-cell office:value-type="float" office:value="1139.75" calcext:value-type="float">
            <text:p>1139.75</text:p>
          </table:table-cell>
        </table:table-row>
        <table:table-row table:style-name="ro1">
          <table:table-cell office:value-type="float" office:value="6830965" calcext:value-type="float">
            <text:p>6830965</text:p>
          </table:table-cell>
          <table:table-cell table:formula="of:=[.A429]/1000/(60*60*24)" office:value-type="time" office:time-value="PT01H53M50.965S" calcext:value-type="time">
            <text:p>01:53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947.78" calcext:value-type="float">
            <text:p>947.78</text:p>
          </table:table-cell>
          <table:table-cell office:value-type="float" office:value="1142.38" calcext:value-type="float">
            <text:p>1142.38</text:p>
          </table:table-cell>
        </table:table-row>
        <table:table-row table:style-name="ro1">
          <table:table-cell office:value-type="float" office:value="6846965" calcext:value-type="float">
            <text:p>6846965</text:p>
          </table:table-cell>
          <table:table-cell table:formula="of:=[.A430]/1000/(60*60*24)" office:value-type="time" office:time-value="PT01H54M06.965S" calcext:value-type="time">
            <text:p>01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950" calcext:value-type="float">
            <text:p>950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6862965" calcext:value-type="float">
            <text:p>6862965</text:p>
          </table:table-cell>
          <table:table-cell table:formula="of:=[.A431]/1000/(60*60*24)" office:value-type="time" office:time-value="PT01H54M22.965S" calcext:value-type="time">
            <text:p>01:54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5" calcext:value-type="float">
            <text:p>590.15</text:p>
          </table:table-cell>
          <table:table-cell office:value-type="float" office:value="952.22" calcext:value-type="float">
            <text:p>952.22</text:p>
          </table:table-cell>
          <table:table-cell office:value-type="float" office:value="1147.63" calcext:value-type="float">
            <text:p>1147.63</text:p>
          </table:table-cell>
        </table:table-row>
        <table:table-row table:style-name="ro1">
          <table:table-cell office:value-type="float" office:value="6878965" calcext:value-type="float">
            <text:p>6878965</text:p>
          </table:table-cell>
          <table:table-cell table:formula="of:=[.A432]/1000/(60*60*24)" office:value-type="time" office:time-value="PT01H54M38.965S" calcext:value-type="time">
            <text:p>01:54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954.44" calcext:value-type="float">
            <text:p>954.44</text:p>
          </table:table-cell>
          <table:table-cell office:value-type="float" office:value="1150.26" calcext:value-type="float">
            <text:p>1150.26</text:p>
          </table:table-cell>
        </table:table-row>
        <table:table-row table:style-name="ro1">
          <table:table-cell office:value-type="float" office:value="6894965" calcext:value-type="float">
            <text:p>6894965</text:p>
          </table:table-cell>
          <table:table-cell table:formula="of:=[.A433]/1000/(60*60*24)" office:value-type="time" office:time-value="PT01H54M54.965S" calcext:value-type="time">
            <text:p>01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956.66" calcext:value-type="float">
            <text:p>956.66</text:p>
          </table:table-cell>
          <table:table-cell office:value-type="float" office:value="1152.89" calcext:value-type="float">
            <text:p>1152.89</text:p>
          </table:table-cell>
        </table:table-row>
        <table:table-row table:style-name="ro1">
          <table:table-cell office:value-type="float" office:value="6910966" calcext:value-type="float">
            <text:p>6910966</text:p>
          </table:table-cell>
          <table:table-cell table:formula="of:=[.A434]/1000/(60*60*24)" office:value-type="time" office:time-value="PT01H55M10.966S" calcext:value-type="time">
            <text:p>01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958.88" calcext:value-type="float">
            <text:p>958.88</text:p>
          </table:table-cell>
          <table:table-cell office:value-type="float" office:value="1155.52" calcext:value-type="float">
            <text:p>1155.52</text:p>
          </table:table-cell>
        </table:table-row>
        <table:table-row table:style-name="ro1">
          <table:table-cell office:value-type="float" office:value="6926965" calcext:value-type="float">
            <text:p>6926965</text:p>
          </table:table-cell>
          <table:table-cell table:formula="of:=[.A435]/1000/(60*60*24)" office:value-type="time" office:time-value="PT01H55M26.965S" calcext:value-type="time">
            <text:p>01:55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961.1" calcext:value-type="float">
            <text:p>961.1</text:p>
          </table:table-cell>
          <table:table-cell office:value-type="float" office:value="1158.15" calcext:value-type="float">
            <text:p>1158.15</text:p>
          </table:table-cell>
        </table:table-row>
        <table:table-row table:style-name="ro1">
          <table:table-cell office:value-type="float" office:value="6942965" calcext:value-type="float">
            <text:p>6942965</text:p>
          </table:table-cell>
          <table:table-cell table:formula="of:=[.A436]/1000/(60*60*24)" office:value-type="time" office:time-value="PT01H55M42.965S" calcext:value-type="time">
            <text:p>01:55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963.32" calcext:value-type="float">
            <text:p>963.32</text:p>
          </table:table-cell>
          <table:table-cell office:value-type="float" office:value="1160.77" calcext:value-type="float">
            <text:p>1160.77</text:p>
          </table:table-cell>
        </table:table-row>
        <table:table-row table:style-name="ro1">
          <table:table-cell office:value-type="float" office:value="6958965" calcext:value-type="float">
            <text:p>6958965</text:p>
          </table:table-cell>
          <table:table-cell table:formula="of:=[.A437]/1000/(60*60*24)" office:value-type="time" office:time-value="PT01H55M58.965S" calcext:value-type="time">
            <text:p>01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8" calcext:value-type="float">
            <text:p>592.18</text:p>
          </table:table-cell>
          <table:table-cell office:value-type="float" office:value="965.54" calcext:value-type="float">
            <text:p>965.54</text:p>
          </table:table-cell>
          <table:table-cell office:value-type="float" office:value="1163.4" calcext:value-type="float">
            <text:p>1163.4</text:p>
          </table:table-cell>
        </table:table-row>
        <table:table-row table:style-name="ro1">
          <table:table-cell office:value-type="float" office:value="6974966" calcext:value-type="float">
            <text:p>6974966</text:p>
          </table:table-cell>
          <table:table-cell table:formula="of:=[.A438]/1000/(60*60*24)" office:value-type="time" office:time-value="PT01H56M14.966S" calcext:value-type="time">
            <text:p>01:56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" calcext:value-type="float">
            <text:p>590.5</text:p>
          </table:table-cell>
          <table:table-cell office:value-type="float" office:value="967.76" calcext:value-type="float">
            <text:p>967.76</text:p>
          </table:table-cell>
          <table:table-cell office:value-type="float" office:value="1166.03" calcext:value-type="float">
            <text:p>1166.03</text:p>
          </table:table-cell>
        </table:table-row>
        <table:table-row table:style-name="ro1">
          <table:table-cell office:value-type="float" office:value="6990965" calcext:value-type="float">
            <text:p>6990965</text:p>
          </table:table-cell>
          <table:table-cell table:formula="of:=[.A439]/1000/(60*60*24)" office:value-type="time" office:time-value="PT01H56M30.965S" calcext:value-type="time">
            <text:p>01:56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8" calcext:value-type="float">
            <text:p>590.18</text:p>
          </table:table-cell>
          <table:table-cell office:value-type="float" office:value="969.98" calcext:value-type="float">
            <text:p>969.98</text:p>
          </table:table-cell>
          <table:table-cell office:value-type="float" office:value="1168.66" calcext:value-type="float">
            <text:p>1168.66</text:p>
          </table:table-cell>
        </table:table-row>
        <table:table-row table:style-name="ro1">
          <table:table-cell office:value-type="float" office:value="7006965" calcext:value-type="float">
            <text:p>7006965</text:p>
          </table:table-cell>
          <table:table-cell table:formula="of:=[.A440]/1000/(60*60*24)" office:value-type="time" office:time-value="PT01H56M46.965S" calcext:value-type="time">
            <text:p>01:56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972.2" calcext:value-type="float">
            <text:p>972.2</text:p>
          </table:table-cell>
          <table:table-cell office:value-type="float" office:value="1171.28" calcext:value-type="float">
            <text:p>1171.28</text:p>
          </table:table-cell>
        </table:table-row>
        <table:table-row table:style-name="ro1">
          <table:table-cell office:value-type="float" office:value="7022966" calcext:value-type="float">
            <text:p>7022966</text:p>
          </table:table-cell>
          <table:table-cell table:formula="of:=[.A441]/1000/(60*60*24)" office:value-type="time" office:time-value="PT01H57M02.966S" calcext:value-type="time">
            <text:p>01:57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974.42" calcext:value-type="float">
            <text:p>974.42</text:p>
          </table:table-cell>
          <table:table-cell office:value-type="float" office:value="1173.91" calcext:value-type="float">
            <text:p>1173.91</text:p>
          </table:table-cell>
        </table:table-row>
        <table:table-row table:style-name="ro1">
          <table:table-cell office:value-type="float" office:value="7038965" calcext:value-type="float">
            <text:p>7038965</text:p>
          </table:table-cell>
          <table:table-cell table:formula="of:=[.A442]/1000/(60*60*24)" office:value-type="time" office:time-value="PT01H57M18.965S" calcext:value-type="time">
            <text:p>01:57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5" calcext:value-type="float">
            <text:p>590.25</text:p>
          </table:table-cell>
          <table:table-cell office:value-type="float" office:value="976.63" calcext:value-type="float">
            <text:p>976.63</text:p>
          </table:table-cell>
          <table:table-cell office:value-type="float" office:value="1176.54" calcext:value-type="float">
            <text:p>1176.54</text:p>
          </table:table-cell>
        </table:table-row>
        <table:table-row table:style-name="ro1">
          <table:table-cell office:value-type="float" office:value="7054965" calcext:value-type="float">
            <text:p>7054965</text:p>
          </table:table-cell>
          <table:table-cell table:formula="of:=[.A443]/1000/(60*60*24)" office:value-type="time" office:time-value="PT01H57M34.965S" calcext:value-type="time">
            <text:p>01:57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978.85" calcext:value-type="float">
            <text:p>978.85</text:p>
          </table:table-cell>
          <table:table-cell office:value-type="float" office:value="1179.16" calcext:value-type="float">
            <text:p>1179.16</text:p>
          </table:table-cell>
        </table:table-row>
        <table:table-row table:style-name="ro1">
          <table:table-cell office:value-type="float" office:value="7070965" calcext:value-type="float">
            <text:p>7070965</text:p>
          </table:table-cell>
          <table:table-cell table:formula="of:=[.A444]/1000/(60*60*24)" office:value-type="time" office:time-value="PT01H57M50.965S" calcext:value-type="time">
            <text:p>01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981.07" calcext:value-type="float">
            <text:p>981.07</text:p>
          </table:table-cell>
          <table:table-cell office:value-type="float" office:value="1181.79" calcext:value-type="float">
            <text:p>1181.79</text:p>
          </table:table-cell>
        </table:table-row>
        <table:table-row table:style-name="ro1">
          <table:table-cell office:value-type="float" office:value="7086966" calcext:value-type="float">
            <text:p>7086966</text:p>
          </table:table-cell>
          <table:table-cell table:formula="of:=[.A445]/1000/(60*60*24)" office:value-type="time" office:time-value="PT01H58M06.966S" calcext:value-type="time">
            <text:p>01:58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983.29" calcext:value-type="float">
            <text:p>983.29</text:p>
          </table:table-cell>
          <table:table-cell office:value-type="float" office:value="1184.41" calcext:value-type="float">
            <text:p>1184.41</text:p>
          </table:table-cell>
        </table:table-row>
        <table:table-row table:style-name="ro1">
          <table:table-cell office:value-type="float" office:value="7102966" calcext:value-type="float">
            <text:p>7102966</text:p>
          </table:table-cell>
          <table:table-cell table:formula="of:=[.A446]/1000/(60*60*24)" office:value-type="time" office:time-value="PT01H58M22.966S" calcext:value-type="time">
            <text:p>01:58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" calcext:value-type="float">
            <text:p>590.4</text:p>
          </table:table-cell>
          <table:table-cell office:value-type="float" office:value="985.51" calcext:value-type="float">
            <text:p>985.51</text:p>
          </table:table-cell>
          <table:table-cell office:value-type="float" office:value="1187.04" calcext:value-type="float">
            <text:p>1187.04</text:p>
          </table:table-cell>
        </table:table-row>
        <table:table-row table:style-name="ro1">
          <table:table-cell office:value-type="float" office:value="7118966" calcext:value-type="float">
            <text:p>7118966</text:p>
          </table:table-cell>
          <table:table-cell table:formula="of:=[.A447]/1000/(60*60*24)" office:value-type="time" office:time-value="PT01H58M38.966S" calcext:value-type="time">
            <text:p>01:58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" calcext:value-type="float">
            <text:p>590.5</text:p>
          </table:table-cell>
          <table:table-cell office:value-type="float" office:value="987.73" calcext:value-type="float">
            <text:p>987.73</text:p>
          </table:table-cell>
          <table:table-cell office:value-type="float" office:value="1189.66" calcext:value-type="float">
            <text:p>1189.66</text:p>
          </table:table-cell>
        </table:table-row>
        <table:table-row table:style-name="ro1">
          <table:table-cell office:value-type="float" office:value="7134966" calcext:value-type="float">
            <text:p>7134966</text:p>
          </table:table-cell>
          <table:table-cell table:formula="of:=[.A448]/1000/(60*60*24)" office:value-type="time" office:time-value="PT01H58M54.966S" calcext:value-type="time">
            <text:p>01:58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7" calcext:value-type="float">
            <text:p>590.27</text:p>
          </table:table-cell>
          <table:table-cell office:value-type="float" office:value="989.95" calcext:value-type="float">
            <text:p>989.95</text:p>
          </table:table-cell>
          <table:table-cell office:value-type="float" office:value="1192.28" calcext:value-type="float">
            <text:p>1192.28</text:p>
          </table:table-cell>
        </table:table-row>
        <table:table-row table:style-name="ro1">
          <table:table-cell office:value-type="float" office:value="7150965" calcext:value-type="float">
            <text:p>7150965</text:p>
          </table:table-cell>
          <table:table-cell table:formula="of:=[.A449]/1000/(60*60*24)" office:value-type="time" office:time-value="PT01H59M10.965S" calcext:value-type="time">
            <text:p>01:59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" calcext:value-type="float">
            <text:p>590.5</text:p>
          </table:table-cell>
          <table:table-cell office:value-type="float" office:value="992.17" calcext:value-type="float">
            <text:p>992.17</text:p>
          </table:table-cell>
          <table:table-cell office:value-type="float" office:value="1194.91" calcext:value-type="float">
            <text:p>1194.91</text:p>
          </table:table-cell>
        </table:table-row>
        <table:table-row table:style-name="ro1">
          <table:table-cell office:value-type="float" office:value="7166965" calcext:value-type="float">
            <text:p>7166965</text:p>
          </table:table-cell>
          <table:table-cell table:formula="of:=[.A450]/1000/(60*60*24)" office:value-type="time" office:time-value="PT01H59M26.965S" calcext:value-type="time">
            <text:p>01:59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49" calcext:value-type="float">
            <text:p>592.49</text:p>
          </table:table-cell>
          <table:table-cell office:value-type="float" office:value="994.39" calcext:value-type="float">
            <text:p>994.39</text:p>
          </table:table-cell>
          <table:table-cell office:value-type="float" office:value="1197.53" calcext:value-type="float">
            <text:p>1197.53</text:p>
          </table:table-cell>
        </table:table-row>
        <table:table-row table:style-name="ro1">
          <table:table-cell office:value-type="float" office:value="7182965" calcext:value-type="float">
            <text:p>7182965</text:p>
          </table:table-cell>
          <table:table-cell table:formula="of:=[.A451]/1000/(60*60*24)" office:value-type="time" office:time-value="PT01H59M42.965S" calcext:value-type="time">
            <text:p>01:59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7" calcext:value-type="float">
            <text:p>590.27</text:p>
          </table:table-cell>
          <table:table-cell office:value-type="float" office:value="996.61" calcext:value-type="float">
            <text:p>996.61</text:p>
          </table:table-cell>
          <table:table-cell office:value-type="float" office:value="1200.16" calcext:value-type="float">
            <text:p>1200.16</text:p>
          </table:table-cell>
        </table:table-row>
        <table:table-row table:style-name="ro1">
          <table:table-cell office:value-type="float" office:value="7198966" calcext:value-type="float">
            <text:p>7198966</text:p>
          </table:table-cell>
          <table:table-cell table:formula="of:=[.A452]/1000/(60*60*24)" office:value-type="time" office:time-value="PT01H59M58.966S" calcext:value-type="time">
            <text:p>01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3" calcext:value-type="float">
            <text:p>592.03</text:p>
          </table:table-cell>
          <table:table-cell office:value-type="float" office:value="998.83" calcext:value-type="float">
            <text:p>998.83</text:p>
          </table:table-cell>
          <table:table-cell office:value-type="float" office:value="1202.78" calcext:value-type="float">
            <text:p>1202.78</text:p>
          </table:table-cell>
        </table:table-row>
        <table:table-row table:style-name="ro1">
          <table:table-cell office:value-type="float" office:value="7214965" calcext:value-type="float">
            <text:p>7214965</text:p>
          </table:table-cell>
          <table:table-cell table:formula="of:=[.A453]/1000/(60*60*24)" office:value-type="time" office:time-value="PT02H00M14.965S" calcext:value-type="time">
            <text:p>02:00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1001.05" calcext:value-type="float">
            <text:p>1001.05</text:p>
          </table:table-cell>
          <table:table-cell office:value-type="float" office:value="1205.4" calcext:value-type="float">
            <text:p>1205.4</text:p>
          </table:table-cell>
        </table:table-row>
        <table:table-row table:style-name="ro1">
          <table:table-cell office:value-type="float" office:value="7230966" calcext:value-type="float">
            <text:p>7230966</text:p>
          </table:table-cell>
          <table:table-cell table:formula="of:=[.A454]/1000/(60*60*24)" office:value-type="time" office:time-value="PT02H00M30.966S" calcext:value-type="time">
            <text:p>02:00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1003.27" calcext:value-type="float">
            <text:p>1003.27</text:p>
          </table:table-cell>
          <table:table-cell office:value-type="float" office:value="1208.03" calcext:value-type="float">
            <text:p>1208.03</text:p>
          </table:table-cell>
        </table:table-row>
        <table:table-row table:style-name="ro1">
          <table:table-cell office:value-type="float" office:value="7246965" calcext:value-type="float">
            <text:p>7246965</text:p>
          </table:table-cell>
          <table:table-cell table:formula="of:=[.A455]/1000/(60*60*24)" office:value-type="time" office:time-value="PT02H00M46.965S" calcext:value-type="time">
            <text:p>02:00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1005.49" calcext:value-type="float">
            <text:p>1005.49</text:p>
          </table:table-cell>
          <table:table-cell office:value-type="float" office:value="1210.65" calcext:value-type="float">
            <text:p>1210.65</text:p>
          </table:table-cell>
        </table:table-row>
        <table:table-row table:style-name="ro1">
          <table:table-cell office:value-type="float" office:value="7262965" calcext:value-type="float">
            <text:p>7262965</text:p>
          </table:table-cell>
          <table:table-cell table:formula="of:=[.A456]/1000/(60*60*24)" office:value-type="time" office:time-value="PT02H01M02.965S" calcext:value-type="time">
            <text:p>02:01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1" calcext:value-type="float">
            <text:p>590.51</text:p>
          </table:table-cell>
          <table:table-cell office:value-type="float" office:value="1007.71" calcext:value-type="float">
            <text:p>1007.71</text:p>
          </table:table-cell>
          <table:table-cell office:value-type="float" office:value="1213.28" calcext:value-type="float">
            <text:p>1213.28</text:p>
          </table:table-cell>
        </table:table-row>
        <table:table-row table:style-name="ro1">
          <table:table-cell office:value-type="float" office:value="7278965" calcext:value-type="float">
            <text:p>7278965</text:p>
          </table:table-cell>
          <table:table-cell table:formula="of:=[.A457]/1000/(60*60*24)" office:value-type="time" office:time-value="PT02H01M18.965S" calcext:value-type="time">
            <text:p>02:01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1009.93" calcext:value-type="float">
            <text:p>1009.93</text:p>
          </table:table-cell>
          <table:table-cell office:value-type="float" office:value="1215.9" calcext:value-type="float">
            <text:p>1215.9</text:p>
          </table:table-cell>
        </table:table-row>
        <table:table-row table:style-name="ro1">
          <table:table-cell office:value-type="float" office:value="7294965" calcext:value-type="float">
            <text:p>7294965</text:p>
          </table:table-cell>
          <table:table-cell table:formula="of:=[.A458]/1000/(60*60*24)" office:value-type="time" office:time-value="PT02H01M34.965S" calcext:value-type="time">
            <text:p>02:01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" calcext:value-type="float">
            <text:p>590.4</text:p>
          </table:table-cell>
          <table:table-cell office:value-type="float" office:value="1012.15" calcext:value-type="float">
            <text:p>1012.15</text:p>
          </table:table-cell>
          <table:table-cell office:value-type="float" office:value="1218.52" calcext:value-type="float">
            <text:p>1218.52</text:p>
          </table:table-cell>
        </table:table-row>
        <table:table-row table:style-name="ro1">
          <table:table-cell office:value-type="float" office:value="7310965" calcext:value-type="float">
            <text:p>7310965</text:p>
          </table:table-cell>
          <table:table-cell table:formula="of:=[.A459]/1000/(60*60*24)" office:value-type="time" office:time-value="PT02H01M50.965S" calcext:value-type="time">
            <text:p>02:01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1014.37" calcext:value-type="float">
            <text:p>1014.37</text:p>
          </table:table-cell>
          <table:table-cell office:value-type="float" office:value="1221.15" calcext:value-type="float">
            <text:p>1221.15</text:p>
          </table:table-cell>
        </table:table-row>
        <table:table-row table:style-name="ro1">
          <table:table-cell office:value-type="float" office:value="7326965" calcext:value-type="float">
            <text:p>7326965</text:p>
          </table:table-cell>
          <table:table-cell table:formula="of:=[.A460]/1000/(60*60*24)" office:value-type="time" office:time-value="PT02H02M06.965S" calcext:value-type="time">
            <text:p>02:02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1" calcext:value-type="float">
            <text:p>590.51</text:p>
          </table:table-cell>
          <table:table-cell office:value-type="float" office:value="1016.59" calcext:value-type="float">
            <text:p>1016.59</text:p>
          </table:table-cell>
          <table:table-cell office:value-type="float" office:value="1223.77" calcext:value-type="float">
            <text:p>1223.77</text:p>
          </table:table-cell>
        </table:table-row>
        <table:table-row table:style-name="ro1">
          <table:table-cell office:value-type="float" office:value="7342966" calcext:value-type="float">
            <text:p>7342966</text:p>
          </table:table-cell>
          <table:table-cell table:formula="of:=[.A461]/1000/(60*60*24)" office:value-type="time" office:time-value="PT02H02M22.966S" calcext:value-type="time">
            <text:p>02:02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5" calcext:value-type="float">
            <text:p>590.25</text:p>
          </table:table-cell>
          <table:table-cell office:value-type="float" office:value="1018.81" calcext:value-type="float">
            <text:p>1018.81</text:p>
          </table:table-cell>
          <table:table-cell office:value-type="float" office:value="1226.39" calcext:value-type="float">
            <text:p>1226.39</text:p>
          </table:table-cell>
        </table:table-row>
        <table:table-row table:style-name="ro1">
          <table:table-cell office:value-type="float" office:value="7358965" calcext:value-type="float">
            <text:p>7358965</text:p>
          </table:table-cell>
          <table:table-cell table:formula="of:=[.A462]/1000/(60*60*24)" office:value-type="time" office:time-value="PT02H02M38.965S" calcext:value-type="time">
            <text:p>02:02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1021.03" calcext:value-type="float">
            <text:p>1021.03</text:p>
          </table:table-cell>
          <table:table-cell office:value-type="float" office:value="1229.01" calcext:value-type="float">
            <text:p>1229.01</text:p>
          </table:table-cell>
        </table:table-row>
        <table:table-row table:style-name="ro1">
          <table:table-cell office:value-type="float" office:value="7374965" calcext:value-type="float">
            <text:p>7374965</text:p>
          </table:table-cell>
          <table:table-cell table:formula="of:=[.A463]/1000/(60*60*24)" office:value-type="time" office:time-value="PT02H02M54.965S" calcext:value-type="time">
            <text:p>02:02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1023.24" calcext:value-type="float">
            <text:p>1023.24</text:p>
          </table:table-cell>
          <table:table-cell office:value-type="float" office:value="1231.64" calcext:value-type="float">
            <text:p>1231.64</text:p>
          </table:table-cell>
        </table:table-row>
        <table:table-row table:style-name="ro1">
          <table:table-cell office:value-type="float" office:value="7390965" calcext:value-type="float">
            <text:p>7390965</text:p>
          </table:table-cell>
          <table:table-cell table:formula="of:=[.A464]/1000/(60*60*24)" office:value-type="time" office:time-value="PT02H03M10.965S" calcext:value-type="time">
            <text:p>02:03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1025.46" calcext:value-type="float">
            <text:p>1025.46</text:p>
          </table:table-cell>
          <table:table-cell office:value-type="float" office:value="1234.26" calcext:value-type="float">
            <text:p>1234.26</text:p>
          </table:table-cell>
        </table:table-row>
        <table:table-row table:style-name="ro1">
          <table:table-cell office:value-type="float" office:value="7406965" calcext:value-type="float">
            <text:p>7406965</text:p>
          </table:table-cell>
          <table:table-cell table:formula="of:=[.A465]/1000/(60*60*24)" office:value-type="time" office:time-value="PT02H03M26.965S" calcext:value-type="time">
            <text:p>02:03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1027.68" calcext:value-type="float">
            <text:p>1027.68</text:p>
          </table:table-cell>
          <table:table-cell office:value-type="float" office:value="1236.88" calcext:value-type="float">
            <text:p>1236.88</text:p>
          </table:table-cell>
        </table:table-row>
        <table:table-row table:style-name="ro1">
          <table:table-cell office:value-type="float" office:value="7422966" calcext:value-type="float">
            <text:p>7422966</text:p>
          </table:table-cell>
          <table:table-cell table:formula="of:=[.A466]/1000/(60*60*24)" office:value-type="time" office:time-value="PT02H03M42.966S" calcext:value-type="time">
            <text:p>02:03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1029.9" calcext:value-type="float">
            <text:p>1029.9</text:p>
          </table:table-cell>
          <table:table-cell office:value-type="float" office:value="1239.51" calcext:value-type="float">
            <text:p>1239.51</text:p>
          </table:table-cell>
        </table:table-row>
        <table:table-row table:style-name="ro1">
          <table:table-cell office:value-type="float" office:value="7438965" calcext:value-type="float">
            <text:p>7438965</text:p>
          </table:table-cell>
          <table:table-cell table:formula="of:=[.A467]/1000/(60*60*24)" office:value-type="time" office:time-value="PT02H03M58.965S" calcext:value-type="time">
            <text:p>02:03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39" calcext:value-type="float">
            <text:p>590.39</text:p>
          </table:table-cell>
          <table:table-cell office:value-type="float" office:value="1032.12" calcext:value-type="float">
            <text:p>1032.12</text:p>
          </table:table-cell>
          <table:table-cell office:value-type="float" office:value="1242.13" calcext:value-type="float">
            <text:p>1242.13</text:p>
          </table:table-cell>
        </table:table-row>
        <table:table-row table:style-name="ro1">
          <table:table-cell office:value-type="float" office:value="7454965" calcext:value-type="float">
            <text:p>7454965</text:p>
          </table:table-cell>
          <table:table-cell table:formula="of:=[.A468]/1000/(60*60*24)" office:value-type="time" office:time-value="PT02H04M14.965S" calcext:value-type="time">
            <text:p>02:04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49" calcext:value-type="float">
            <text:p>590.49</text:p>
          </table:table-cell>
          <table:table-cell office:value-type="float" office:value="1034.34" calcext:value-type="float">
            <text:p>1034.34</text:p>
          </table:table-cell>
          <table:table-cell office:value-type="float" office:value="1244.75" calcext:value-type="float">
            <text:p>1244.75</text:p>
          </table:table-cell>
        </table:table-row>
        <table:table-row table:style-name="ro1">
          <table:table-cell office:value-type="float" office:value="7470965" calcext:value-type="float">
            <text:p>7470965</text:p>
          </table:table-cell>
          <table:table-cell table:formula="of:=[.A469]/1000/(60*60*24)" office:value-type="time" office:time-value="PT02H04M30.965S" calcext:value-type="time">
            <text:p>02:04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1036.56" calcext:value-type="float">
            <text:p>1036.56</text:p>
          </table:table-cell>
          <table:table-cell office:value-type="float" office:value="1247.37" calcext:value-type="float">
            <text:p>1247.37</text:p>
          </table:table-cell>
        </table:table-row>
        <table:table-row table:style-name="ro1">
          <table:table-cell office:value-type="float" office:value="7486965" calcext:value-type="float">
            <text:p>7486965</text:p>
          </table:table-cell>
          <table:table-cell table:formula="of:=[.A470]/1000/(60*60*24)" office:value-type="time" office:time-value="PT02H04M46.965S" calcext:value-type="time">
            <text:p>02:04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" calcext:value-type="float">
            <text:p>590.4</text:p>
          </table:table-cell>
          <table:table-cell office:value-type="float" office:value="1038.78" calcext:value-type="float">
            <text:p>1038.78</text:p>
          </table:table-cell>
          <table:table-cell office:value-type="float" office:value="1249.99" calcext:value-type="float">
            <text:p>1249.99</text:p>
          </table:table-cell>
        </table:table-row>
        <table:table-row table:style-name="ro1">
          <table:table-cell office:value-type="float" office:value="7502965" calcext:value-type="float">
            <text:p>7502965</text:p>
          </table:table-cell>
          <table:table-cell table:formula="of:=[.A471]/1000/(60*60*24)" office:value-type="time" office:time-value="PT02H05M02.965S" calcext:value-type="time">
            <text:p>02:05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1041" calcext:value-type="float">
            <text:p>1041</text:p>
          </table:table-cell>
          <table:table-cell office:value-type="float" office:value="1252.61" calcext:value-type="float">
            <text:p>1252.61</text:p>
          </table:table-cell>
        </table:table-row>
        <table:table-row table:style-name="ro1">
          <table:table-cell office:value-type="float" office:value="7518966" calcext:value-type="float">
            <text:p>7518966</text:p>
          </table:table-cell>
          <table:table-cell table:formula="of:=[.A472]/1000/(60*60*24)" office:value-type="time" office:time-value="PT02H05M18.966S" calcext:value-type="time">
            <text:p>02:05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1043.22" calcext:value-type="float">
            <text:p>1043.22</text:p>
          </table:table-cell>
          <table:table-cell office:value-type="float" office:value="1255.23" calcext:value-type="float">
            <text:p>1255.23</text:p>
          </table:table-cell>
        </table:table-row>
        <table:table-row table:style-name="ro1">
          <table:table-cell office:value-type="float" office:value="7534966" calcext:value-type="float">
            <text:p>7534966</text:p>
          </table:table-cell>
          <table:table-cell table:formula="of:=[.A473]/1000/(60*60*24)" office:value-type="time" office:time-value="PT02H05M34.966S" calcext:value-type="time">
            <text:p>02:05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1045.44" calcext:value-type="float">
            <text:p>1045.44</text:p>
          </table:table-cell>
          <table:table-cell office:value-type="float" office:value="1257.85" calcext:value-type="float">
            <text:p>1257.85</text:p>
          </table:table-cell>
        </table:table-row>
        <table:table-row table:style-name="ro1">
          <table:table-cell office:value-type="float" office:value="7550965" calcext:value-type="float">
            <text:p>7550965</text:p>
          </table:table-cell>
          <table:table-cell table:formula="of:=[.A474]/1000/(60*60*24)" office:value-type="time" office:time-value="PT02H05M50.965S" calcext:value-type="time">
            <text:p>02:05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" calcext:value-type="float">
            <text:p>590.4</text:p>
          </table:table-cell>
          <table:table-cell office:value-type="float" office:value="1047.66" calcext:value-type="float">
            <text:p>1047.66</text:p>
          </table:table-cell>
          <table:table-cell office:value-type="float" office:value="1260.47" calcext:value-type="float">
            <text:p>1260.47</text:p>
          </table:table-cell>
        </table:table-row>
        <table:table-row table:style-name="ro1">
          <table:table-cell office:value-type="float" office:value="7566965" calcext:value-type="float">
            <text:p>7566965</text:p>
          </table:table-cell>
          <table:table-cell table:formula="of:=[.A475]/1000/(60*60*24)" office:value-type="time" office:time-value="PT02H06M06.965S" calcext:value-type="time">
            <text:p>02:06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1049.88" calcext:value-type="float">
            <text:p>1049.88</text:p>
          </table:table-cell>
          <table:table-cell office:value-type="float" office:value="1263.09" calcext:value-type="float">
            <text:p>1263.09</text:p>
          </table:table-cell>
        </table:table-row>
        <table:table-row table:style-name="ro1">
          <table:table-cell office:value-type="float" office:value="7582965" calcext:value-type="float">
            <text:p>7582965</text:p>
          </table:table-cell>
          <table:table-cell table:formula="of:=[.A476]/1000/(60*60*24)" office:value-type="time" office:time-value="PT02H06M22.965S" calcext:value-type="time">
            <text:p>02:06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1052.1" calcext:value-type="float">
            <text:p>1052.1</text:p>
          </table:table-cell>
          <table:table-cell office:value-type="float" office:value="1265.71" calcext:value-type="float">
            <text:p>1265.71</text:p>
          </table:table-cell>
        </table:table-row>
        <table:table-row table:style-name="ro1">
          <table:table-cell office:value-type="float" office:value="7598965" calcext:value-type="float">
            <text:p>7598965</text:p>
          </table:table-cell>
          <table:table-cell table:formula="of:=[.A477]/1000/(60*60*24)" office:value-type="time" office:time-value="PT02H06M38.965S" calcext:value-type="time">
            <text:p>02:06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1054.32" calcext:value-type="float">
            <text:p>1054.32</text:p>
          </table:table-cell>
          <table:table-cell office:value-type="float" office:value="1268.33" calcext:value-type="float">
            <text:p>1268.33</text:p>
          </table:table-cell>
        </table:table-row>
        <table:table-row table:style-name="ro1">
          <table:table-cell office:value-type="float" office:value="7614966" calcext:value-type="float">
            <text:p>7614966</text:p>
          </table:table-cell>
          <table:table-cell table:formula="of:=[.A478]/1000/(60*60*24)" office:value-type="time" office:time-value="PT02H06M54.966S" calcext:value-type="time">
            <text:p>02:06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1056.54" calcext:value-type="float">
            <text:p>1056.54</text:p>
          </table:table-cell>
          <table:table-cell office:value-type="float" office:value="1270.95" calcext:value-type="float">
            <text:p>1270.95</text:p>
          </table:table-cell>
        </table:table-row>
        <table:table-row table:style-name="ro1">
          <table:table-cell office:value-type="float" office:value="7630966" calcext:value-type="float">
            <text:p>7630966</text:p>
          </table:table-cell>
          <table:table-cell table:formula="of:=[.A479]/1000/(60*60*24)" office:value-type="time" office:time-value="PT02H07M10.966S" calcext:value-type="time">
            <text:p>02:07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058.75" calcext:value-type="float">
            <text:p>1058.75</text:p>
          </table:table-cell>
          <table:table-cell office:value-type="float" office:value="1273.57" calcext:value-type="float">
            <text:p>1273.57</text:p>
          </table:table-cell>
        </table:table-row>
        <table:table-row table:style-name="ro1">
          <table:table-cell office:value-type="float" office:value="7646966" calcext:value-type="float">
            <text:p>7646966</text:p>
          </table:table-cell>
          <table:table-cell table:formula="of:=[.A480]/1000/(60*60*24)" office:value-type="time" office:time-value="PT02H07M26.966S" calcext:value-type="time">
            <text:p>02:07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1060.97" calcext:value-type="float">
            <text:p>1060.97</text:p>
          </table:table-cell>
          <table:table-cell office:value-type="float" office:value="1276.18" calcext:value-type="float">
            <text:p>1276.18</text:p>
          </table:table-cell>
        </table:table-row>
        <table:table-row table:style-name="ro1">
          <table:table-cell office:value-type="float" office:value="7662965" calcext:value-type="float">
            <text:p>7662965</text:p>
          </table:table-cell>
          <table:table-cell table:formula="of:=[.A481]/1000/(60*60*24)" office:value-type="time" office:time-value="PT02H07M42.965S" calcext:value-type="time">
            <text:p>02:07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1063.19" calcext:value-type="float">
            <text:p>1063.19</text:p>
          </table:table-cell>
          <table:table-cell office:value-type="float" office:value="1278.8" calcext:value-type="float">
            <text:p>1278.8</text:p>
          </table:table-cell>
        </table:table-row>
        <table:table-row table:style-name="ro1">
          <table:table-cell office:value-type="float" office:value="7678965" calcext:value-type="float">
            <text:p>7678965</text:p>
          </table:table-cell>
          <table:table-cell table:formula="of:=[.A482]/1000/(60*60*24)" office:value-type="time" office:time-value="PT02H07M58.965S" calcext:value-type="time">
            <text:p>02:07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4" calcext:value-type="float">
            <text:p>588.24</text:p>
          </table:table-cell>
          <table:table-cell office:value-type="float" office:value="1065.41" calcext:value-type="float">
            <text:p>1065.41</text:p>
          </table:table-cell>
          <table:table-cell office:value-type="float" office:value="1281.42" calcext:value-type="float">
            <text:p>1281.42</text:p>
          </table:table-cell>
        </table:table-row>
        <table:table-row table:style-name="ro1">
          <table:table-cell office:value-type="float" office:value="7694966" calcext:value-type="float">
            <text:p>7694966</text:p>
          </table:table-cell>
          <table:table-cell table:formula="of:=[.A483]/1000/(60*60*24)" office:value-type="time" office:time-value="PT02H08M14.966S" calcext:value-type="time">
            <text:p>02:08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1067.63" calcext:value-type="float">
            <text:p>1067.63</text:p>
          </table:table-cell>
          <table:table-cell office:value-type="float" office:value="1284.03" calcext:value-type="float">
            <text:p>1284.03</text:p>
          </table:table-cell>
        </table:table-row>
        <table:table-row table:style-name="ro1">
          <table:table-cell office:value-type="float" office:value="7710965" calcext:value-type="float">
            <text:p>7710965</text:p>
          </table:table-cell>
          <table:table-cell table:formula="of:=[.A484]/1000/(60*60*24)" office:value-type="time" office:time-value="PT02H08M30.965S" calcext:value-type="time">
            <text:p>02:08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4" calcext:value-type="float">
            <text:p>588.74</text:p>
          </table:table-cell>
          <table:table-cell office:value-type="float" office:value="1069.85" calcext:value-type="float">
            <text:p>1069.85</text:p>
          </table:table-cell>
          <table:table-cell office:value-type="float" office:value="1286.65" calcext:value-type="float">
            <text:p>1286.65</text:p>
          </table:table-cell>
        </table:table-row>
        <table:table-row table:style-name="ro1">
          <table:table-cell office:value-type="float" office:value="7726966" calcext:value-type="float">
            <text:p>7726966</text:p>
          </table:table-cell>
          <table:table-cell table:formula="of:=[.A485]/1000/(60*60*24)" office:value-type="time" office:time-value="PT02H08M46.966S" calcext:value-type="time">
            <text:p>02:08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4" calcext:value-type="float">
            <text:p>590.04</text:p>
          </table:table-cell>
          <table:table-cell office:value-type="float" office:value="1072.07" calcext:value-type="float">
            <text:p>1072.07</text:p>
          </table:table-cell>
          <table:table-cell office:value-type="float" office:value="1289.27" calcext:value-type="float">
            <text:p>1289.27</text:p>
          </table:table-cell>
        </table:table-row>
        <table:table-row table:style-name="ro1">
          <table:table-cell office:value-type="float" office:value="7742966" calcext:value-type="float">
            <text:p>7742966</text:p>
          </table:table-cell>
          <table:table-cell table:formula="of:=[.A486]/1000/(60*60*24)" office:value-type="time" office:time-value="PT02H09M02.966S" calcext:value-type="time">
            <text:p>02:09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1074.29" calcext:value-type="float">
            <text:p>1074.29</text:p>
          </table:table-cell>
          <table:table-cell office:value-type="float" office:value="1291.88" calcext:value-type="float">
            <text:p>1291.88</text:p>
          </table:table-cell>
        </table:table-row>
        <table:table-row table:style-name="ro1">
          <table:table-cell office:value-type="float" office:value="7758966" calcext:value-type="float">
            <text:p>7758966</text:p>
          </table:table-cell>
          <table:table-cell table:formula="of:=[.A487]/1000/(60*60*24)" office:value-type="time" office:time-value="PT02H09M18.966S" calcext:value-type="time">
            <text:p>02:09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6" calcext:value-type="float">
            <text:p>588.66</text:p>
          </table:table-cell>
          <table:table-cell office:value-type="float" office:value="1076.51" calcext:value-type="float">
            <text:p>1076.51</text:p>
          </table:table-cell>
          <table:table-cell office:value-type="float" office:value="1294.5" calcext:value-type="float">
            <text:p>1294.5</text:p>
          </table:table-cell>
        </table:table-row>
        <table:table-row table:style-name="ro1">
          <table:table-cell office:value-type="float" office:value="7774965" calcext:value-type="float">
            <text:p>7774965</text:p>
          </table:table-cell>
          <table:table-cell table:formula="of:=[.A488]/1000/(60*60*24)" office:value-type="time" office:time-value="PT02H09M34.965S" calcext:value-type="time">
            <text:p>02:09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8" calcext:value-type="float">
            <text:p>588.28</text:p>
          </table:table-cell>
          <table:table-cell office:value-type="float" office:value="1078.73" calcext:value-type="float">
            <text:p>1078.73</text:p>
          </table:table-cell>
          <table:table-cell office:value-type="float" office:value="1297.12" calcext:value-type="float">
            <text:p>1297.12</text:p>
          </table:table-cell>
        </table:table-row>
        <table:table-row table:style-name="ro1">
          <table:table-cell office:value-type="float" office:value="7790965" calcext:value-type="float">
            <text:p>7790965</text:p>
          </table:table-cell>
          <table:table-cell table:formula="of:=[.A489]/1000/(60*60*24)" office:value-type="time" office:time-value="PT02H09M50.965S" calcext:value-type="time">
            <text:p>02:09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8" calcext:value-type="float">
            <text:p>590.28</text:p>
          </table:table-cell>
          <table:table-cell office:value-type="float" office:value="1080.95" calcext:value-type="float">
            <text:p>1080.95</text:p>
          </table:table-cell>
          <table:table-cell office:value-type="float" office:value="1299.74" calcext:value-type="float">
            <text:p>1299.74</text:p>
          </table:table-cell>
        </table:table-row>
        <table:table-row table:style-name="ro1">
          <table:table-cell office:value-type="float" office:value="7806966" calcext:value-type="float">
            <text:p>7806966</text:p>
          </table:table-cell>
          <table:table-cell table:formula="of:=[.A490]/1000/(60*60*24)" office:value-type="time" office:time-value="PT02H10M06.966S" calcext:value-type="time">
            <text:p>02:10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1083.17" calcext:value-type="float">
            <text:p>1083.17</text:p>
          </table:table-cell>
          <table:table-cell office:value-type="float" office:value="1302.36" calcext:value-type="float">
            <text:p>1302.36</text:p>
          </table:table-cell>
        </table:table-row>
        <table:table-row table:style-name="ro1">
          <table:table-cell office:value-type="float" office:value="7822966" calcext:value-type="float">
            <text:p>7822966</text:p>
          </table:table-cell>
          <table:table-cell table:formula="of:=[.A491]/1000/(60*60*24)" office:value-type="time" office:time-value="PT02H10M22.966S" calcext:value-type="time">
            <text:p>02:10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8" calcext:value-type="float">
            <text:p>590.18</text:p>
          </table:table-cell>
          <table:table-cell office:value-type="float" office:value="1085.39" calcext:value-type="float">
            <text:p>1085.39</text:p>
          </table:table-cell>
          <table:table-cell office:value-type="float" office:value="1304.97" calcext:value-type="float">
            <text:p>1304.97</text:p>
          </table:table-cell>
        </table:table-row>
        <table:table-row table:style-name="ro1">
          <table:table-cell office:value-type="float" office:value="7838965" calcext:value-type="float">
            <text:p>7838965</text:p>
          </table:table-cell>
          <table:table-cell table:formula="of:=[.A492]/1000/(60*60*24)" office:value-type="time" office:time-value="PT02H10M38.965S" calcext:value-type="time">
            <text:p>02:10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1087.61" calcext:value-type="float">
            <text:p>1087.61</text:p>
          </table:table-cell>
          <table:table-cell office:value-type="float" office:value="1307.59" calcext:value-type="float">
            <text:p>1307.59</text:p>
          </table:table-cell>
        </table:table-row>
        <table:table-row table:style-name="ro1">
          <table:table-cell office:value-type="float" office:value="7854965" calcext:value-type="float">
            <text:p>7854965</text:p>
          </table:table-cell>
          <table:table-cell table:formula="of:=[.A493]/1000/(60*60*24)" office:value-type="time" office:time-value="PT02H10M54.965S" calcext:value-type="time">
            <text:p>02:10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1089.83" calcext:value-type="float">
            <text:p>1089.83</text:p>
          </table:table-cell>
          <table:table-cell office:value-type="float" office:value="1310.2" calcext:value-type="float">
            <text:p>1310.2</text:p>
          </table:table-cell>
        </table:table-row>
        <table:table-row table:style-name="ro1">
          <table:table-cell office:value-type="float" office:value="7870965" calcext:value-type="float">
            <text:p>7870965</text:p>
          </table:table-cell>
          <table:table-cell table:formula="of:=[.A494]/1000/(60*60*24)" office:value-type="time" office:time-value="PT02H11M10.965S" calcext:value-type="time">
            <text:p>02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1092.05" calcext:value-type="float">
            <text:p>1092.05</text:p>
          </table:table-cell>
          <table:table-cell office:value-type="float" office:value="1312.82" calcext:value-type="float">
            <text:p>1312.82</text:p>
          </table:table-cell>
        </table:table-row>
        <table:table-row table:style-name="ro1">
          <table:table-cell office:value-type="float" office:value="7886965" calcext:value-type="float">
            <text:p>7886965</text:p>
          </table:table-cell>
          <table:table-cell table:formula="of:=[.A495]/1000/(60*60*24)" office:value-type="time" office:time-value="PT02H11M26.965S" calcext:value-type="time">
            <text:p>02:11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1094.27" calcext:value-type="float">
            <text:p>1094.27</text:p>
          </table:table-cell>
          <table:table-cell office:value-type="float" office:value="1315.44" calcext:value-type="float">
            <text:p>1315.44</text:p>
          </table:table-cell>
        </table:table-row>
        <table:table-row table:style-name="ro1">
          <table:table-cell office:value-type="float" office:value="7902965" calcext:value-type="float">
            <text:p>7902965</text:p>
          </table:table-cell>
          <table:table-cell table:formula="of:=[.A496]/1000/(60*60*24)" office:value-type="time" office:time-value="PT02H11M42.965S" calcext:value-type="time">
            <text:p>02:11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096.49" calcext:value-type="float">
            <text:p>1096.49</text:p>
          </table:table-cell>
          <table:table-cell office:value-type="float" office:value="1318.05" calcext:value-type="float">
            <text:p>1318.05</text:p>
          </table:table-cell>
        </table:table-row>
        <table:table-row table:style-name="ro1">
          <table:table-cell office:value-type="float" office:value="7918965" calcext:value-type="float">
            <text:p>7918965</text:p>
          </table:table-cell>
          <table:table-cell table:formula="of:=[.A497]/1000/(60*60*24)" office:value-type="time" office:time-value="PT02H11M58.965S" calcext:value-type="time">
            <text:p>02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1098.71" calcext:value-type="float">
            <text:p>1098.71</text:p>
          </table:table-cell>
          <table:table-cell office:value-type="float" office:value="1320.67" calcext:value-type="float">
            <text:p>1320.67</text:p>
          </table:table-cell>
        </table:table-row>
        <table:table-row table:style-name="ro1">
          <table:table-cell office:value-type="float" office:value="7934965" calcext:value-type="float">
            <text:p>7934965</text:p>
          </table:table-cell>
          <table:table-cell table:formula="of:=[.A498]/1000/(60*60*24)" office:value-type="time" office:time-value="PT02H12M14.965S" calcext:value-type="time">
            <text:p>02:1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1100.93" calcext:value-type="float">
            <text:p>1100.93</text:p>
          </table:table-cell>
          <table:table-cell office:value-type="float" office:value="1323.28" calcext:value-type="float">
            <text:p>1323.28</text:p>
          </table:table-cell>
        </table:table-row>
        <table:table-row table:style-name="ro1">
          <table:table-cell office:value-type="float" office:value="7950965" calcext:value-type="float">
            <text:p>7950965</text:p>
          </table:table-cell>
          <table:table-cell table:formula="of:=[.A499]/1000/(60*60*24)" office:value-type="time" office:time-value="PT02H12M30.965S" calcext:value-type="time">
            <text:p>02:12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1103.15" calcext:value-type="float">
            <text:p>1103.15</text:p>
          </table:table-cell>
          <table:table-cell office:value-type="float" office:value="1325.89" calcext:value-type="float">
            <text:p>1325.89</text:p>
          </table:table-cell>
        </table:table-row>
        <table:table-row table:style-name="ro1">
          <table:table-cell office:value-type="float" office:value="7966965" calcext:value-type="float">
            <text:p>7966965</text:p>
          </table:table-cell>
          <table:table-cell table:formula="of:=[.A500]/1000/(60*60*24)" office:value-type="time" office:time-value="PT02H12M46.965S" calcext:value-type="time">
            <text:p>02:12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6" calcext:value-type="float">
            <text:p>588.66</text:p>
          </table:table-cell>
          <table:table-cell office:value-type="float" office:value="1105.37" calcext:value-type="float">
            <text:p>1105.37</text:p>
          </table:table-cell>
          <table:table-cell office:value-type="float" office:value="1328.51" calcext:value-type="float">
            <text:p>1328.51</text:p>
          </table:table-cell>
        </table:table-row>
        <table:table-row table:style-name="ro1">
          <table:table-cell office:value-type="float" office:value="7982965" calcext:value-type="float">
            <text:p>7982965</text:p>
          </table:table-cell>
          <table:table-cell table:formula="of:=[.A501]/1000/(60*60*24)" office:value-type="time" office:time-value="PT02H13M02.965S" calcext:value-type="time">
            <text:p>02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1107.59" calcext:value-type="float">
            <text:p>1107.59</text:p>
          </table:table-cell>
          <table:table-cell office:value-type="float" office:value="1331.12" calcext:value-type="float">
            <text:p>1331.12</text:p>
          </table:table-cell>
        </table:table-row>
        <table:table-row table:style-name="ro1">
          <table:table-cell office:value-type="float" office:value="7998965" calcext:value-type="float">
            <text:p>7998965</text:p>
          </table:table-cell>
          <table:table-cell table:formula="of:=[.A502]/1000/(60*60*24)" office:value-type="time" office:time-value="PT02H13M18.965S" calcext:value-type="time">
            <text:p>02:13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49" calcext:value-type="float">
            <text:p>588.49</text:p>
          </table:table-cell>
          <table:table-cell office:value-type="float" office:value="1109.81" calcext:value-type="float">
            <text:p>1109.81</text:p>
          </table:table-cell>
          <table:table-cell office:value-type="float" office:value="1333.74" calcext:value-type="float">
            <text:p>1333.74</text:p>
          </table:table-cell>
        </table:table-row>
        <table:table-row table:style-name="ro1">
          <table:table-cell office:value-type="float" office:value="8014965" calcext:value-type="float">
            <text:p>8014965</text:p>
          </table:table-cell>
          <table:table-cell table:formula="of:=[.A503]/1000/(60*60*24)" office:value-type="time" office:time-value="PT02H13M34.965S" calcext:value-type="time">
            <text:p>02:13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1112.03" calcext:value-type="float">
            <text:p>1112.03</text:p>
          </table:table-cell>
          <table:table-cell office:value-type="float" office:value="1336.35" calcext:value-type="float">
            <text:p>1336.35</text:p>
          </table:table-cell>
        </table:table-row>
        <table:table-row table:style-name="ro1">
          <table:table-cell office:value-type="float" office:value="8030965" calcext:value-type="float">
            <text:p>8030965</text:p>
          </table:table-cell>
          <table:table-cell table:formula="of:=[.A504]/1000/(60*60*24)" office:value-type="time" office:time-value="PT02H13M50.965S" calcext:value-type="time">
            <text:p>02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1114.25" calcext:value-type="float">
            <text:p>1114.25</text:p>
          </table:table-cell>
          <table:table-cell office:value-type="float" office:value="1338.96" calcext:value-type="float">
            <text:p>1338.96</text:p>
          </table:table-cell>
        </table:table-row>
        <table:table-row table:style-name="ro1">
          <table:table-cell office:value-type="float" office:value="8046965" calcext:value-type="float">
            <text:p>8046965</text:p>
          </table:table-cell>
          <table:table-cell table:formula="of:=[.A505]/1000/(60*60*24)" office:value-type="time" office:time-value="PT02H14M06.965S" calcext:value-type="time">
            <text:p>02:14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116.47" calcext:value-type="float">
            <text:p>1116.47</text:p>
          </table:table-cell>
          <table:table-cell office:value-type="float" office:value="1341.58" calcext:value-type="float">
            <text:p>1341.58</text:p>
          </table:table-cell>
        </table:table-row>
        <table:table-row table:style-name="ro1">
          <table:table-cell office:value-type="float" office:value="8062965" calcext:value-type="float">
            <text:p>8062965</text:p>
          </table:table-cell>
          <table:table-cell table:formula="of:=[.A506]/1000/(60*60*24)" office:value-type="time" office:time-value="PT02H14M22.965S" calcext:value-type="time">
            <text:p>02:14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39" calcext:value-type="float">
            <text:p>588.39</text:p>
          </table:table-cell>
          <table:table-cell office:value-type="float" office:value="1118.69" calcext:value-type="float">
            <text:p>1118.69</text:p>
          </table:table-cell>
          <table:table-cell office:value-type="float" office:value="1344.19" calcext:value-type="float">
            <text:p>1344.19</text:p>
          </table:table-cell>
        </table:table-row>
        <table:table-row table:style-name="ro1">
          <table:table-cell office:value-type="float" office:value="8078965" calcext:value-type="float">
            <text:p>8078965</text:p>
          </table:table-cell>
          <table:table-cell table:formula="of:=[.A507]/1000/(60*60*24)" office:value-type="time" office:time-value="PT02H14M38.965S" calcext:value-type="time">
            <text:p>02:1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1120.91" calcext:value-type="float">
            <text:p>1120.91</text:p>
          </table:table-cell>
          <table:table-cell office:value-type="float" office:value="1346.8" calcext:value-type="float">
            <text:p>1346.8</text:p>
          </table:table-cell>
        </table:table-row>
        <table:table-row table:style-name="ro1">
          <table:table-cell office:value-type="float" office:value="8094965" calcext:value-type="float">
            <text:p>8094965</text:p>
          </table:table-cell>
          <table:table-cell table:formula="of:=[.A508]/1000/(60*60*24)" office:value-type="time" office:time-value="PT02H14M54.965S" calcext:value-type="time">
            <text:p>02:1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1123.13" calcext:value-type="float">
            <text:p>1123.13</text:p>
          </table:table-cell>
          <table:table-cell office:value-type="float" office:value="1349.42" calcext:value-type="float">
            <text:p>1349.42</text:p>
          </table:table-cell>
        </table:table-row>
        <table:table-row table:style-name="ro1">
          <table:table-cell office:value-type="float" office:value="8110965" calcext:value-type="float">
            <text:p>8110965</text:p>
          </table:table-cell>
          <table:table-cell table:formula="of:=[.A509]/1000/(60*60*24)" office:value-type="time" office:time-value="PT02H15M10.965S" calcext:value-type="time">
            <text:p>02:1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1125.35" calcext:value-type="float">
            <text:p>1125.35</text:p>
          </table:table-cell>
          <table:table-cell office:value-type="float" office:value="1352.03" calcext:value-type="float">
            <text:p>1352.03</text:p>
          </table:table-cell>
        </table:table-row>
        <table:table-row table:style-name="ro1">
          <table:table-cell office:value-type="float" office:value="8126965" calcext:value-type="float">
            <text:p>8126965</text:p>
          </table:table-cell>
          <table:table-cell table:formula="of:=[.A510]/1000/(60*60*24)" office:value-type="time" office:time-value="PT02H15M26.965S" calcext:value-type="time">
            <text:p>02:15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1127.57" calcext:value-type="float">
            <text:p>1127.57</text:p>
          </table:table-cell>
          <table:table-cell office:value-type="float" office:value="1354.64" calcext:value-type="float">
            <text:p>1354.64</text:p>
          </table:table-cell>
        </table:table-row>
        <table:table-row table:style-name="ro1">
          <table:table-cell office:value-type="float" office:value="8142966" calcext:value-type="float">
            <text:p>8142966</text:p>
          </table:table-cell>
          <table:table-cell table:formula="of:=[.A511]/1000/(60*60*24)" office:value-type="time" office:time-value="PT02H15M42.966S" calcext:value-type="time">
            <text:p>02:15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1129.79" calcext:value-type="float">
            <text:p>1129.79</text:p>
          </table:table-cell>
          <table:table-cell office:value-type="float" office:value="1357.26" calcext:value-type="float">
            <text:p>1357.26</text:p>
          </table:table-cell>
        </table:table-row>
        <table:table-row table:style-name="ro1">
          <table:table-cell office:value-type="float" office:value="8158966" calcext:value-type="float">
            <text:p>8158966</text:p>
          </table:table-cell>
          <table:table-cell table:formula="of:=[.A512]/1000/(60*60*24)" office:value-type="time" office:time-value="PT02H15M58.966S" calcext:value-type="time">
            <text:p>02:1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1132.01" calcext:value-type="float">
            <text:p>1132.01</text:p>
          </table:table-cell>
          <table:table-cell office:value-type="float" office:value="1359.87" calcext:value-type="float">
            <text:p>1359.87</text:p>
          </table:table-cell>
        </table:table-row>
        <table:table-row table:style-name="ro1">
          <table:table-cell office:value-type="float" office:value="8174965" calcext:value-type="float">
            <text:p>8174965</text:p>
          </table:table-cell>
          <table:table-cell table:formula="of:=[.A513]/1000/(60*60*24)" office:value-type="time" office:time-value="PT02H16M14.965S" calcext:value-type="time">
            <text:p>02:1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1134.23" calcext:value-type="float">
            <text:p>1134.23</text:p>
          </table:table-cell>
          <table:table-cell office:value-type="float" office:value="1362.48" calcext:value-type="float">
            <text:p>1362.48</text:p>
          </table:table-cell>
        </table:table-row>
        <table:table-row table:style-name="ro1">
          <table:table-cell office:value-type="float" office:value="8190966" calcext:value-type="float">
            <text:p>8190966</text:p>
          </table:table-cell>
          <table:table-cell table:formula="of:=[.A514]/1000/(60*60*24)" office:value-type="time" office:time-value="PT02H16M30.966S" calcext:value-type="time">
            <text:p>02:1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1136.45" calcext:value-type="float">
            <text:p>1136.45</text:p>
          </table:table-cell>
          <table:table-cell office:value-type="float" office:value="1365.09" calcext:value-type="float">
            <text:p>1365.09</text:p>
          </table:table-cell>
        </table:table-row>
        <table:table-row table:style-name="ro1">
          <table:table-cell office:value-type="float" office:value="8206965" calcext:value-type="float">
            <text:p>8206965</text:p>
          </table:table-cell>
          <table:table-cell table:formula="of:=[.A515]/1000/(60*60*24)" office:value-type="time" office:time-value="PT02H16M46.965S" calcext:value-type="time">
            <text:p>02:16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4" calcext:value-type="float">
            <text:p>587.94</text:p>
          </table:table-cell>
          <table:table-cell office:value-type="float" office:value="1138.67" calcext:value-type="float">
            <text:p>1138.67</text:p>
          </table:table-cell>
          <table:table-cell office:value-type="float" office:value="1367.7" calcext:value-type="float">
            <text:p>1367.7</text:p>
          </table:table-cell>
        </table:table-row>
        <table:table-row table:style-name="ro1">
          <table:table-cell office:value-type="float" office:value="8222966" calcext:value-type="float">
            <text:p>8222966</text:p>
          </table:table-cell>
          <table:table-cell table:formula="of:=[.A516]/1000/(60*60*24)" office:value-type="time" office:time-value="PT02H17M02.966S" calcext:value-type="time">
            <text:p>02:17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1140.89" calcext:value-type="float">
            <text:p>1140.89</text:p>
          </table:table-cell>
          <table:table-cell office:value-type="float" office:value="1370.31" calcext:value-type="float">
            <text:p>1370.31</text:p>
          </table:table-cell>
        </table:table-row>
        <table:table-row table:style-name="ro1">
          <table:table-cell office:value-type="float" office:value="8238965" calcext:value-type="float">
            <text:p>8238965</text:p>
          </table:table-cell>
          <table:table-cell table:formula="of:=[.A517]/1000/(60*60*24)" office:value-type="time" office:time-value="PT02H17M18.965S" calcext:value-type="time">
            <text:p>02:1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4" calcext:value-type="float">
            <text:p>586.64</text:p>
          </table:table-cell>
          <table:table-cell office:value-type="float" office:value="1143.11" calcext:value-type="float">
            <text:p>1143.11</text:p>
          </table:table-cell>
          <table:table-cell office:value-type="float" office:value="1372.92" calcext:value-type="float">
            <text:p>1372.92</text:p>
          </table:table-cell>
        </table:table-row>
        <table:table-row table:style-name="ro1">
          <table:table-cell office:value-type="float" office:value="8254965" calcext:value-type="float">
            <text:p>8254965</text:p>
          </table:table-cell>
          <table:table-cell table:formula="of:=[.A518]/1000/(60*60*24)" office:value-type="time" office:time-value="PT02H17M34.965S" calcext:value-type="time">
            <text:p>02:1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1145.33" calcext:value-type="float">
            <text:p>1145.33</text:p>
          </table:table-cell>
          <table:table-cell office:value-type="float" office:value="1375.53" calcext:value-type="float">
            <text:p>1375.53</text:p>
          </table:table-cell>
        </table:table-row>
        <table:table-row table:style-name="ro1">
          <table:table-cell office:value-type="float" office:value="8270966" calcext:value-type="float">
            <text:p>8270966</text:p>
          </table:table-cell>
          <table:table-cell table:formula="of:=[.A519]/1000/(60*60*24)" office:value-type="time" office:time-value="PT02H17M50.966S" calcext:value-type="time">
            <text:p>02:17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4" calcext:value-type="float">
            <text:p>588.04</text:p>
          </table:table-cell>
          <table:table-cell office:value-type="float" office:value="1147.55" calcext:value-type="float">
            <text:p>1147.55</text:p>
          </table:table-cell>
          <table:table-cell office:value-type="float" office:value="1378.14" calcext:value-type="float">
            <text:p>1378.14</text:p>
          </table:table-cell>
        </table:table-row>
        <table:table-row table:style-name="ro1">
          <table:table-cell office:value-type="float" office:value="8286965" calcext:value-type="float">
            <text:p>8286965</text:p>
          </table:table-cell>
          <table:table-cell table:formula="of:=[.A520]/1000/(60*60*24)" office:value-type="time" office:time-value="PT02H18M06.965S" calcext:value-type="time">
            <text:p>02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149.77" calcext:value-type="float">
            <text:p>1149.77</text:p>
          </table:table-cell>
          <table:table-cell office:value-type="float" office:value="1380.75" calcext:value-type="float">
            <text:p>1380.75</text:p>
          </table:table-cell>
        </table:table-row>
        <table:table-row table:style-name="ro1">
          <table:table-cell office:value-type="float" office:value="8302965" calcext:value-type="float">
            <text:p>8302965</text:p>
          </table:table-cell>
          <table:table-cell table:formula="of:=[.A521]/1000/(60*60*24)" office:value-type="time" office:time-value="PT02H18M22.965S" calcext:value-type="time">
            <text:p>02:1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4" calcext:value-type="float">
            <text:p>586.74</text:p>
          </table:table-cell>
          <table:table-cell office:value-type="float" office:value="1151.99" calcext:value-type="float">
            <text:p>1151.99</text:p>
          </table:table-cell>
          <table:table-cell office:value-type="float" office:value="1383.36" calcext:value-type="float">
            <text:p>1383.36</text:p>
          </table:table-cell>
        </table:table-row>
        <table:table-row table:style-name="ro1">
          <table:table-cell office:value-type="float" office:value="8318965" calcext:value-type="float">
            <text:p>8318965</text:p>
          </table:table-cell>
          <table:table-cell table:formula="of:=[.A522]/1000/(60*60*24)" office:value-type="time" office:time-value="PT02H18M38.965S" calcext:value-type="time">
            <text:p>02:1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1154.21" calcext:value-type="float">
            <text:p>1154.21</text:p>
          </table:table-cell>
          <table:table-cell office:value-type="float" office:value="1385.97" calcext:value-type="float">
            <text:p>1385.97</text:p>
          </table:table-cell>
        </table:table-row>
        <table:table-row table:style-name="ro1">
          <table:table-cell office:value-type="float" office:value="8334965" calcext:value-type="float">
            <text:p>8334965</text:p>
          </table:table-cell>
          <table:table-cell table:formula="of:=[.A523]/1000/(60*60*24)" office:value-type="time" office:time-value="PT02H18M54.965S" calcext:value-type="time">
            <text:p>02:1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1156.43" calcext:value-type="float">
            <text:p>1156.43</text:p>
          </table:table-cell>
          <table:table-cell office:value-type="float" office:value="1388.58" calcext:value-type="float">
            <text:p>1388.58</text:p>
          </table:table-cell>
        </table:table-row>
        <table:table-row table:style-name="ro1">
          <table:table-cell office:value-type="float" office:value="8350965" calcext:value-type="float">
            <text:p>8350965</text:p>
          </table:table-cell>
          <table:table-cell table:formula="of:=[.A524]/1000/(60*60*24)" office:value-type="time" office:time-value="PT02H19M10.965S" calcext:value-type="time">
            <text:p>02:1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1158.65" calcext:value-type="float">
            <text:p>1158.65</text:p>
          </table:table-cell>
          <table:table-cell office:value-type="float" office:value="1391.19" calcext:value-type="float">
            <text:p>1391.19</text:p>
          </table:table-cell>
        </table:table-row>
        <table:table-row table:style-name="ro1">
          <table:table-cell office:value-type="float" office:value="8366965" calcext:value-type="float">
            <text:p>8366965</text:p>
          </table:table-cell>
          <table:table-cell table:formula="of:=[.A525]/1000/(60*60*24)" office:value-type="time" office:time-value="PT02H19M26.965S" calcext:value-type="time">
            <text:p>02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160.87" calcext:value-type="float">
            <text:p>1160.87</text:p>
          </table:table-cell>
          <table:table-cell office:value-type="float" office:value="1393.8" calcext:value-type="float">
            <text:p>1393.8</text:p>
          </table:table-cell>
        </table:table-row>
        <table:table-row table:style-name="ro1">
          <table:table-cell office:value-type="float" office:value="8382965" calcext:value-type="float">
            <text:p>8382965</text:p>
          </table:table-cell>
          <table:table-cell table:formula="of:=[.A526]/1000/(60*60*24)" office:value-type="time" office:time-value="PT02H19M42.965S" calcext:value-type="time">
            <text:p>02:1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1163.09" calcext:value-type="float">
            <text:p>1163.09</text:p>
          </table:table-cell>
          <table:table-cell office:value-type="float" office:value="1396.41" calcext:value-type="float">
            <text:p>1396.41</text:p>
          </table:table-cell>
        </table:table-row>
        <table:table-row table:style-name="ro1">
          <table:table-cell office:value-type="float" office:value="8398965" calcext:value-type="float">
            <text:p>8398965</text:p>
          </table:table-cell>
          <table:table-cell table:formula="of:=[.A527]/1000/(60*60*24)" office:value-type="time" office:time-value="PT02H19M58.965S" calcext:value-type="time">
            <text:p>02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1165.31" calcext:value-type="float">
            <text:p>1165.31</text:p>
          </table:table-cell>
          <table:table-cell office:value-type="float" office:value="1399.02" calcext:value-type="float">
            <text:p>1399.02</text:p>
          </table:table-cell>
        </table:table-row>
        <table:table-row table:style-name="ro1">
          <table:table-cell office:value-type="float" office:value="8414966" calcext:value-type="float">
            <text:p>8414966</text:p>
          </table:table-cell>
          <table:table-cell table:formula="of:=[.A528]/1000/(60*60*24)" office:value-type="time" office:time-value="PT02H20M14.966S" calcext:value-type="time">
            <text:p>02:20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1167.53" calcext:value-type="float">
            <text:p>1167.53</text:p>
          </table:table-cell>
          <table:table-cell office:value-type="float" office:value="1401.63" calcext:value-type="float">
            <text:p>1401.63</text:p>
          </table:table-cell>
        </table:table-row>
        <table:table-row table:style-name="ro1">
          <table:table-cell office:value-type="float" office:value="8430965" calcext:value-type="float">
            <text:p>8430965</text:p>
          </table:table-cell>
          <table:table-cell table:formula="of:=[.A529]/1000/(60*60*24)" office:value-type="time" office:time-value="PT02H20M30.965S" calcext:value-type="time">
            <text:p>02:2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1169.74" calcext:value-type="float">
            <text:p>1169.74</text:p>
          </table:table-cell>
          <table:table-cell office:value-type="float" office:value="1404.24" calcext:value-type="float">
            <text:p>1404.24</text:p>
          </table:table-cell>
        </table:table-row>
        <table:table-row table:style-name="ro1">
          <table:table-cell office:value-type="float" office:value="8446965" calcext:value-type="float">
            <text:p>8446965</text:p>
          </table:table-cell>
          <table:table-cell table:formula="of:=[.A530]/1000/(60*60*24)" office:value-type="time" office:time-value="PT02H20M46.965S" calcext:value-type="time">
            <text:p>02:2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1171.96" calcext:value-type="float">
            <text:p>1171.96</text:p>
          </table:table-cell>
          <table:table-cell office:value-type="float" office:value="1406.85" calcext:value-type="float">
            <text:p>1406.85</text:p>
          </table:table-cell>
        </table:table-row>
        <table:table-row table:style-name="ro1">
          <table:table-cell office:value-type="float" office:value="8462965" calcext:value-type="float">
            <text:p>8462965</text:p>
          </table:table-cell>
          <table:table-cell table:formula="of:=[.A531]/1000/(60*60*24)" office:value-type="time" office:time-value="PT02H21M02.965S" calcext:value-type="time">
            <text:p>02:2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8" calcext:value-type="float">
            <text:p>586.28</text:p>
          </table:table-cell>
          <table:table-cell office:value-type="float" office:value="1174.18" calcext:value-type="float">
            <text:p>1174.18</text:p>
          </table:table-cell>
          <table:table-cell office:value-type="float" office:value="1409.46" calcext:value-type="float">
            <text:p>1409.46</text:p>
          </table:table-cell>
        </table:table-row>
        <table:table-row table:style-name="ro1">
          <table:table-cell office:value-type="float" office:value="8478965" calcext:value-type="float">
            <text:p>8478965</text:p>
          </table:table-cell>
          <table:table-cell table:formula="of:=[.A532]/1000/(60*60*24)" office:value-type="time" office:time-value="PT02H21M18.965S" calcext:value-type="time">
            <text:p>02:21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1176.4" calcext:value-type="float">
            <text:p>1176.4</text:p>
          </table:table-cell>
          <table:table-cell office:value-type="float" office:value="1412.07" calcext:value-type="float">
            <text:p>1412.07</text:p>
          </table:table-cell>
        </table:table-row>
        <table:table-row table:style-name="ro1">
          <table:table-cell office:value-type="float" office:value="8494965" calcext:value-type="float">
            <text:p>8494965</text:p>
          </table:table-cell>
          <table:table-cell table:formula="of:=[.A533]/1000/(60*60*24)" office:value-type="time" office:time-value="PT02H21M34.965S" calcext:value-type="time">
            <text:p>02:21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8" calcext:value-type="float">
            <text:p>588.18</text:p>
          </table:table-cell>
          <table:table-cell office:value-type="float" office:value="1178.62" calcext:value-type="float">
            <text:p>1178.62</text:p>
          </table:table-cell>
          <table:table-cell office:value-type="float" office:value="1414.68" calcext:value-type="float">
            <text:p>1414.68</text:p>
          </table:table-cell>
        </table:table-row>
        <table:table-row table:style-name="ro1">
          <table:table-cell office:value-type="float" office:value="8510965" calcext:value-type="float">
            <text:p>8510965</text:p>
          </table:table-cell>
          <table:table-cell table:formula="of:=[.A534]/1000/(60*60*24)" office:value-type="time" office:time-value="PT02H21M50.965S" calcext:value-type="time">
            <text:p>02:21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1180.84" calcext:value-type="float">
            <text:p>1180.84</text:p>
          </table:table-cell>
          <table:table-cell office:value-type="float" office:value="1417.29" calcext:value-type="float">
            <text:p>1417.29</text:p>
          </table:table-cell>
        </table:table-row>
        <table:table-row table:style-name="ro1">
          <table:table-cell office:value-type="float" office:value="8526965" calcext:value-type="float">
            <text:p>8526965</text:p>
          </table:table-cell>
          <table:table-cell table:formula="of:=[.A535]/1000/(60*60*24)" office:value-type="time" office:time-value="PT02H22M06.965S" calcext:value-type="time">
            <text:p>02:2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1183.06" calcext:value-type="float">
            <text:p>1183.06</text:p>
          </table:table-cell>
          <table:table-cell office:value-type="float" office:value="1419.9" calcext:value-type="float">
            <text:p>1419.9</text:p>
          </table:table-cell>
        </table:table-row>
        <table:table-row table:style-name="ro1">
          <table:table-cell office:value-type="float" office:value="8542966" calcext:value-type="float">
            <text:p>8542966</text:p>
          </table:table-cell>
          <table:table-cell table:formula="of:=[.A536]/1000/(60*60*24)" office:value-type="time" office:time-value="PT02H22M22.966S" calcext:value-type="time">
            <text:p>02:22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1422.51" calcext:value-type="float">
            <text:p>1422.51</text:p>
          </table:table-cell>
        </table:table-row>
        <table:table-row table:style-name="ro1">
          <table:table-cell office:value-type="float" office:value="8558965" calcext:value-type="float">
            <text:p>8558965</text:p>
          </table:table-cell>
          <table:table-cell table:formula="of:=[.A537]/1000/(60*60*24)" office:value-type="time" office:time-value="PT02H22M38.965S" calcext:value-type="time">
            <text:p>02:2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1187.5" calcext:value-type="float">
            <text:p>1187.5</text:p>
          </table:table-cell>
          <table:table-cell office:value-type="float" office:value="1425.11" calcext:value-type="float">
            <text:p>1425.11</text:p>
          </table:table-cell>
        </table:table-row>
        <table:table-row table:style-name="ro1">
          <table:table-cell office:value-type="float" office:value="8574965" calcext:value-type="float">
            <text:p>8574965</text:p>
          </table:table-cell>
          <table:table-cell table:formula="of:=[.A538]/1000/(60*60*24)" office:value-type="time" office:time-value="PT02H22M54.965S" calcext:value-type="time">
            <text:p>02:2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1189.72" calcext:value-type="float">
            <text:p>1189.72</text:p>
          </table:table-cell>
          <table:table-cell office:value-type="float" office:value="1427.72" calcext:value-type="float">
            <text:p>1427.72</text:p>
          </table:table-cell>
        </table:table-row>
        <table:table-row table:style-name="ro1">
          <table:table-cell office:value-type="float" office:value="8590965" calcext:value-type="float">
            <text:p>8590965</text:p>
          </table:table-cell>
          <table:table-cell table:formula="of:=[.A539]/1000/(60*60*24)" office:value-type="time" office:time-value="PT02H23M10.965S" calcext:value-type="time">
            <text:p>02:23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1191.94" calcext:value-type="float">
            <text:p>1191.94</text:p>
          </table:table-cell>
          <table:table-cell office:value-type="float" office:value="1430.33" calcext:value-type="float">
            <text:p>1430.33</text:p>
          </table:table-cell>
        </table:table-row>
        <table:table-row table:style-name="ro1">
          <table:table-cell office:value-type="float" office:value="8606965" calcext:value-type="float">
            <text:p>8606965</text:p>
          </table:table-cell>
          <table:table-cell table:formula="of:=[.A540]/1000/(60*60*24)" office:value-type="time" office:time-value="PT02H23M26.965S" calcext:value-type="time">
            <text:p>02:23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1194.16" calcext:value-type="float">
            <text:p>1194.16</text:p>
          </table:table-cell>
          <table:table-cell office:value-type="float" office:value="1432.95" calcext:value-type="float">
            <text:p>1432.95</text:p>
          </table:table-cell>
        </table:table-row>
        <table:table-row table:style-name="ro1">
          <table:table-cell office:value-type="float" office:value="8622965" calcext:value-type="float">
            <text:p>8622965</text:p>
          </table:table-cell>
          <table:table-cell table:formula="of:=[.A541]/1000/(60*60*24)" office:value-type="time" office:time-value="PT02H23M42.965S" calcext:value-type="time">
            <text:p>02:23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1196.38" calcext:value-type="float">
            <text:p>1196.38</text:p>
          </table:table-cell>
          <table:table-cell office:value-type="float" office:value="1435.56" calcext:value-type="float">
            <text:p>1435.56</text:p>
          </table:table-cell>
        </table:table-row>
        <table:table-row table:style-name="ro1">
          <table:table-cell office:value-type="float" office:value="8638966" calcext:value-type="float">
            <text:p>8638966</text:p>
          </table:table-cell>
          <table:table-cell table:formula="of:=[.A542]/1000/(60*60*24)" office:value-type="time" office:time-value="PT02H23M58.966S" calcext:value-type="time">
            <text:p>02:23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1198.6" calcext:value-type="float">
            <text:p>1198.6</text:p>
          </table:table-cell>
          <table:table-cell office:value-type="float" office:value="1438.17" calcext:value-type="float">
            <text:p>1438.17</text:p>
          </table:table-cell>
        </table:table-row>
        <table:table-row table:style-name="ro1">
          <table:table-cell office:value-type="float" office:value="8654965" calcext:value-type="float">
            <text:p>8654965</text:p>
          </table:table-cell>
          <table:table-cell table:formula="of:=[.A543]/1000/(60*60*24)" office:value-type="time" office:time-value="PT02H24M14.965S" calcext:value-type="time">
            <text:p>02:24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8" calcext:value-type="float">
            <text:p>588.28</text:p>
          </table:table-cell>
          <table:table-cell office:value-type="float" office:value="1200.82" calcext:value-type="float">
            <text:p>1200.82</text:p>
          </table:table-cell>
          <table:table-cell office:value-type="float" office:value="1440.78" calcext:value-type="float">
            <text:p>1440.78</text:p>
          </table:table-cell>
        </table:table-row>
        <table:table-row table:style-name="ro1">
          <table:table-cell office:value-type="float" office:value="8670965" calcext:value-type="float">
            <text:p>8670965</text:p>
          </table:table-cell>
          <table:table-cell table:formula="of:=[.A544]/1000/(60*60*24)" office:value-type="time" office:time-value="PT02H24M30.965S" calcext:value-type="time">
            <text:p>02:24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1203.04" calcext:value-type="float">
            <text:p>1203.04</text:p>
          </table:table-cell>
          <table:table-cell office:value-type="float" office:value="1443.39" calcext:value-type="float">
            <text:p>1443.39</text:p>
          </table:table-cell>
        </table:table-row>
        <table:table-row table:style-name="ro1">
          <table:table-cell office:value-type="float" office:value="8686965" calcext:value-type="float">
            <text:p>8686965</text:p>
          </table:table-cell>
          <table:table-cell table:formula="of:=[.A545]/1000/(60*60*24)" office:value-type="time" office:time-value="PT02H24M46.965S" calcext:value-type="time">
            <text:p>02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1205.26" calcext:value-type="float">
            <text:p>1205.26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8702965" calcext:value-type="float">
            <text:p>8702965</text:p>
          </table:table-cell>
          <table:table-cell table:formula="of:=[.A546]/1000/(60*60*24)" office:value-type="time" office:time-value="PT02H25M02.965S" calcext:value-type="time">
            <text:p>02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207.48" calcext:value-type="float">
            <text:p>1207.48</text:p>
          </table:table-cell>
          <table:table-cell office:value-type="float" office:value="1448.61" calcext:value-type="float">
            <text:p>1448.61</text:p>
          </table:table-cell>
        </table:table-row>
        <table:table-row table:style-name="ro1">
          <table:table-cell office:value-type="float" office:value="8718965" calcext:value-type="float">
            <text:p>8718965</text:p>
          </table:table-cell>
          <table:table-cell table:formula="of:=[.A547]/1000/(60*60*24)" office:value-type="time" office:time-value="PT02H25M18.965S" calcext:value-type="time">
            <text:p>02:25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1209.7" calcext:value-type="float">
            <text:p>1209.7</text:p>
          </table:table-cell>
          <table:table-cell office:value-type="float" office:value="1451.23" calcext:value-type="float">
            <text:p>1451.23</text:p>
          </table:table-cell>
        </table:table-row>
        <table:table-row table:style-name="ro1">
          <table:table-cell office:value-type="float" office:value="8734965" calcext:value-type="float">
            <text:p>8734965</text:p>
          </table:table-cell>
          <table:table-cell table:formula="of:=[.A548]/1000/(60*60*24)" office:value-type="time" office:time-value="PT02H25M34.965S" calcext:value-type="time">
            <text:p>02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1211.92" calcext:value-type="float">
            <text:p>1211.92</text:p>
          </table:table-cell>
          <table:table-cell office:value-type="float" office:value="1453.84" calcext:value-type="float">
            <text:p>1453.84</text:p>
          </table:table-cell>
        </table:table-row>
        <table:table-row table:style-name="ro1">
          <table:table-cell office:value-type="float" office:value="8750965" calcext:value-type="float">
            <text:p>8750965</text:p>
          </table:table-cell>
          <table:table-cell table:formula="of:=[.A549]/1000/(60*60*24)" office:value-type="time" office:time-value="PT02H25M50.965S" calcext:value-type="time">
            <text:p>02:25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1214.14" calcext:value-type="float">
            <text:p>1214.14</text:p>
          </table:table-cell>
          <table:table-cell office:value-type="float" office:value="1456.45" calcext:value-type="float">
            <text:p>1456.45</text:p>
          </table:table-cell>
        </table:table-row>
        <table:table-row table:style-name="ro1">
          <table:table-cell office:value-type="float" office:value="8766966" calcext:value-type="float">
            <text:p>8766966</text:p>
          </table:table-cell>
          <table:table-cell table:formula="of:=[.A550]/1000/(60*60*24)" office:value-type="time" office:time-value="PT02H26M06.966S" calcext:value-type="time">
            <text:p>02:26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1" calcext:value-type="float">
            <text:p>588.01</text:p>
          </table:table-cell>
          <table:table-cell office:value-type="float" office:value="1216.35" calcext:value-type="float">
            <text:p>1216.35</text:p>
          </table:table-cell>
          <table:table-cell office:value-type="float" office:value="1459.06" calcext:value-type="float">
            <text:p>1459.06</text:p>
          </table:table-cell>
        </table:table-row>
        <table:table-row table:style-name="ro1">
          <table:table-cell office:value-type="float" office:value="8782965" calcext:value-type="float">
            <text:p>8782965</text:p>
          </table:table-cell>
          <table:table-cell table:formula="of:=[.A551]/1000/(60*60*24)" office:value-type="time" office:time-value="PT02H26M22.965S" calcext:value-type="time">
            <text:p>02:2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4" calcext:value-type="float">
            <text:p>585.94</text:p>
          </table:table-cell>
          <table:table-cell office:value-type="float" office:value="1218.57" calcext:value-type="float">
            <text:p>1218.57</text:p>
          </table:table-cell>
          <table:table-cell office:value-type="float" office:value="1461.67" calcext:value-type="float">
            <text:p>1461.67</text:p>
          </table:table-cell>
        </table:table-row>
        <table:table-row table:style-name="ro1">
          <table:table-cell office:value-type="float" office:value="8798965" calcext:value-type="float">
            <text:p>8798965</text:p>
          </table:table-cell>
          <table:table-cell table:formula="of:=[.A552]/1000/(60*60*24)" office:value-type="time" office:time-value="PT02H26M38.965S" calcext:value-type="time">
            <text:p>02:2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1220.79" calcext:value-type="float">
            <text:p>1220.79</text:p>
          </table:table-cell>
          <table:table-cell office:value-type="float" office:value="1464.29" calcext:value-type="float">
            <text:p>1464.29</text:p>
          </table:table-cell>
        </table:table-row>
        <table:table-row table:style-name="ro1">
          <table:table-cell office:value-type="float" office:value="8814965" calcext:value-type="float">
            <text:p>8814965</text:p>
          </table:table-cell>
          <table:table-cell table:formula="of:=[.A553]/1000/(60*60*24)" office:value-type="time" office:time-value="PT02H26M54.965S" calcext:value-type="time">
            <text:p>02:2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8" calcext:value-type="float">
            <text:p>586.18</text:p>
          </table:table-cell>
          <table:table-cell office:value-type="float" office:value="1223.01" calcext:value-type="float">
            <text:p>1223.01</text:p>
          </table:table-cell>
          <table:table-cell office:value-type="float" office:value="1466.9" calcext:value-type="float">
            <text:p>1466.9</text:p>
          </table:table-cell>
        </table:table-row>
        <table:table-row table:style-name="ro1">
          <table:table-cell office:value-type="float" office:value="8830965" calcext:value-type="float">
            <text:p>8830965</text:p>
          </table:table-cell>
          <table:table-cell table:formula="of:=[.A554]/1000/(60*60*24)" office:value-type="time" office:time-value="PT02H27M10.965S" calcext:value-type="time">
            <text:p>02:27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1225.23" calcext:value-type="float">
            <text:p>1225.23</text:p>
          </table:table-cell>
          <table:table-cell office:value-type="float" office:value="1469.51" calcext:value-type="float">
            <text:p>1469.51</text:p>
          </table:table-cell>
        </table:table-row>
        <table:table-row table:style-name="ro1">
          <table:table-cell office:value-type="float" office:value="8846966" calcext:value-type="float">
            <text:p>8846966</text:p>
          </table:table-cell>
          <table:table-cell table:formula="of:=[.A555]/1000/(60*60*24)" office:value-type="time" office:time-value="PT02H27M26.966S" calcext:value-type="time">
            <text:p>02:2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49" calcext:value-type="float">
            <text:p>586.49</text:p>
          </table:table-cell>
          <table:table-cell office:value-type="float" office:value="1227.45" calcext:value-type="float">
            <text:p>1227.45</text:p>
          </table:table-cell>
          <table:table-cell office:value-type="float" office:value="1472.12" calcext:value-type="float">
            <text:p>1472.12</text:p>
          </table:table-cell>
        </table:table-row>
        <table:table-row table:style-name="ro1">
          <table:table-cell office:value-type="float" office:value="8862965" calcext:value-type="float">
            <text:p>8862965</text:p>
          </table:table-cell>
          <table:table-cell table:formula="of:=[.A556]/1000/(60*60*24)" office:value-type="time" office:time-value="PT02H27M42.965S" calcext:value-type="time">
            <text:p>02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3" calcext:value-type="float">
            <text:p>587.93</text:p>
          </table:table-cell>
          <table:table-cell office:value-type="float" office:value="1229.67" calcext:value-type="float">
            <text:p>1229.67</text:p>
          </table:table-cell>
          <table:table-cell office:value-type="float" office:value="1474.73" calcext:value-type="float">
            <text:p>1474.73</text:p>
          </table:table-cell>
        </table:table-row>
        <table:table-row table:style-name="ro1">
          <table:table-cell office:value-type="float" office:value="8878966" calcext:value-type="float">
            <text:p>8878966</text:p>
          </table:table-cell>
          <table:table-cell table:formula="of:=[.A557]/1000/(60*60*24)" office:value-type="time" office:time-value="PT02H27M58.966S" calcext:value-type="time">
            <text:p>02:2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1231.89" calcext:value-type="float">
            <text:p>1231.89</text:p>
          </table:table-cell>
          <table:table-cell office:value-type="float" office:value="1477.34" calcext:value-type="float">
            <text:p>1477.34</text:p>
          </table:table-cell>
        </table:table-row>
        <table:table-row table:style-name="ro1">
          <table:table-cell office:value-type="float" office:value="8894966" calcext:value-type="float">
            <text:p>8894966</text:p>
          </table:table-cell>
          <table:table-cell table:formula="of:=[.A558]/1000/(60*60*24)" office:value-type="time" office:time-value="PT02H28M14.966S" calcext:value-type="time">
            <text:p>02:28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3" calcext:value-type="float">
            <text:p>588.63</text:p>
          </table:table-cell>
          <table:table-cell office:value-type="float" office:value="1234.11" calcext:value-type="float">
            <text:p>1234.11</text:p>
          </table:table-cell>
          <table:table-cell office:value-type="float" office:value="1479.95" calcext:value-type="float">
            <text:p>1479.95</text:p>
          </table:table-cell>
        </table:table-row>
        <table:table-row table:style-name="ro1">
          <table:table-cell office:value-type="float" office:value="8910965" calcext:value-type="float">
            <text:p>8910965</text:p>
          </table:table-cell>
          <table:table-cell table:formula="of:=[.A559]/1000/(60*60*24)" office:value-type="time" office:time-value="PT02H28M30.965S" calcext:value-type="time">
            <text:p>02:28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1236.33" calcext:value-type="float">
            <text:p>1236.33</text:p>
          </table:table-cell>
          <table:table-cell office:value-type="float" office:value="1482.56" calcext:value-type="float">
            <text:p>1482.56</text:p>
          </table:table-cell>
        </table:table-row>
        <table:table-row table:style-name="ro1">
          <table:table-cell office:value-type="float" office:value="8926965" calcext:value-type="float">
            <text:p>8926965</text:p>
          </table:table-cell>
          <table:table-cell table:formula="of:=[.A560]/1000/(60*60*24)" office:value-type="time" office:time-value="PT02H28M46.965S" calcext:value-type="time">
            <text:p>02:28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4" calcext:value-type="float">
            <text:p>588.14</text:p>
          </table:table-cell>
          <table:table-cell office:value-type="float" office:value="1238.55" calcext:value-type="float">
            <text:p>1238.55</text:p>
          </table:table-cell>
          <table:table-cell office:value-type="float" office:value="1485.17" calcext:value-type="float">
            <text:p>1485.17</text:p>
          </table:table-cell>
        </table:table-row>
        <table:table-row table:style-name="ro1">
          <table:table-cell office:value-type="float" office:value="8942965" calcext:value-type="float">
            <text:p>8942965</text:p>
          </table:table-cell>
          <table:table-cell table:formula="of:=[.A561]/1000/(60*60*24)" office:value-type="time" office:time-value="PT02H29M02.965S" calcext:value-type="time">
            <text:p>02:29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1240.77" calcext:value-type="float">
            <text:p>1240.77</text:p>
          </table:table-cell>
          <table:table-cell office:value-type="float" office:value="1487.79" calcext:value-type="float">
            <text:p>1487.79</text:p>
          </table:table-cell>
        </table:table-row>
        <table:table-row table:style-name="ro1">
          <table:table-cell office:value-type="float" office:value="8958965" calcext:value-type="float">
            <text:p>8958965</text:p>
          </table:table-cell>
          <table:table-cell table:formula="of:=[.A562]/1000/(60*60*24)" office:value-type="time" office:time-value="PT02H29M18.965S" calcext:value-type="time">
            <text:p>02:2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1242.99" calcext:value-type="float">
            <text:p>1242.99</text:p>
          </table:table-cell>
          <table:table-cell office:value-type="float" office:value="1490.4" calcext:value-type="float">
            <text:p>1490.4</text:p>
          </table:table-cell>
        </table:table-row>
        <table:table-row table:style-name="ro1">
          <table:table-cell office:value-type="float" office:value="8974966" calcext:value-type="float">
            <text:p>8974966</text:p>
          </table:table-cell>
          <table:table-cell table:formula="of:=[.A563]/1000/(60*60*24)" office:value-type="time" office:time-value="PT02H29M34.966S" calcext:value-type="time">
            <text:p>02:29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245.21" calcext:value-type="float">
            <text:p>1245.21</text:p>
          </table:table-cell>
          <table:table-cell office:value-type="float" office:value="1493.01" calcext:value-type="float">
            <text:p>1493.01</text:p>
          </table:table-cell>
        </table:table-row>
        <table:table-row table:style-name="ro1">
          <table:table-cell office:value-type="float" office:value="8990966" calcext:value-type="float">
            <text:p>8990966</text:p>
          </table:table-cell>
          <table:table-cell table:formula="of:=[.A564]/1000/(60*60*24)" office:value-type="time" office:time-value="PT02H29M50.966S" calcext:value-type="time">
            <text:p>02:2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1247.42" calcext:value-type="float">
            <text:p>1247.42</text:p>
          </table:table-cell>
          <table:table-cell office:value-type="float" office:value="1495.62" calcext:value-type="float">
            <text:p>1495.62</text:p>
          </table:table-cell>
        </table:table-row>
        <table:table-row table:style-name="ro1">
          <table:table-cell office:value-type="float" office:value="9006966" calcext:value-type="float">
            <text:p>9006966</text:p>
          </table:table-cell>
          <table:table-cell table:formula="of:=[.A565]/1000/(60*60*24)" office:value-type="time" office:time-value="PT02H30M06.966S" calcext:value-type="time">
            <text:p>02:3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1249.64" calcext:value-type="float">
            <text:p>1249.64</text:p>
          </table:table-cell>
          <table:table-cell office:value-type="float" office:value="1498.23" calcext:value-type="float">
            <text:p>1498.23</text:p>
          </table:table-cell>
        </table:table-row>
        <table:table-row table:style-name="ro1">
          <table:table-cell office:value-type="float" office:value="9022965" calcext:value-type="float">
            <text:p>9022965</text:p>
          </table:table-cell>
          <table:table-cell table:formula="of:=[.A566]/1000/(60*60*24)" office:value-type="time" office:time-value="PT02H30M22.965S" calcext:value-type="time">
            <text:p>02:3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1251.86" calcext:value-type="float">
            <text:p>1251.86</text:p>
          </table:table-cell>
          <table:table-cell office:value-type="float" office:value="1500.84" calcext:value-type="float">
            <text:p>1500.84</text:p>
          </table:table-cell>
        </table:table-row>
        <table:table-row table:style-name="ro1">
          <table:table-cell office:value-type="float" office:value="9038965" calcext:value-type="float">
            <text:p>9038965</text:p>
          </table:table-cell>
          <table:table-cell table:formula="of:=[.A567]/1000/(60*60*24)" office:value-type="time" office:time-value="PT02H30M38.965S" calcext:value-type="time">
            <text:p>02:30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49" calcext:value-type="float">
            <text:p>588.49</text:p>
          </table:table-cell>
          <table:table-cell office:value-type="float" office:value="1254.08" calcext:value-type="float">
            <text:p>1254.08</text:p>
          </table:table-cell>
          <table:table-cell office:value-type="float" office:value="1503.45" calcext:value-type="float">
            <text:p>1503.45</text:p>
          </table:table-cell>
        </table:table-row>
        <table:table-row table:style-name="ro1">
          <table:table-cell office:value-type="float" office:value="9054965" calcext:value-type="float">
            <text:p>9054965</text:p>
          </table:table-cell>
          <table:table-cell table:formula="of:=[.A568]/1000/(60*60*24)" office:value-type="time" office:time-value="PT02H30M54.965S" calcext:value-type="time">
            <text:p>02:30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2" calcext:value-type="float">
            <text:p>588.42</text:p>
          </table:table-cell>
          <table:table-cell office:value-type="float" office:value="1256.3" calcext:value-type="float">
            <text:p>1256.3</text:p>
          </table:table-cell>
          <table:table-cell office:value-type="float" office:value="1506.06" calcext:value-type="float">
            <text:p>1506.06</text:p>
          </table:table-cell>
        </table:table-row>
        <table:table-row table:style-name="ro1">
          <table:table-cell office:value-type="float" office:value="9070965" calcext:value-type="float">
            <text:p>9070965</text:p>
          </table:table-cell>
          <table:table-cell table:formula="of:=[.A569]/1000/(60*60*24)" office:value-type="time" office:time-value="PT02H31M10.965S" calcext:value-type="time">
            <text:p>02:31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258.52" calcext:value-type="float">
            <text:p>1258.52</text:p>
          </table:table-cell>
          <table:table-cell office:value-type="float" office:value="1508.68" calcext:value-type="float">
            <text:p>1508.68</text:p>
          </table:table-cell>
        </table:table-row>
        <table:table-row table:style-name="ro1">
          <table:table-cell office:value-type="float" office:value="9086966" calcext:value-type="float">
            <text:p>9086966</text:p>
          </table:table-cell>
          <table:table-cell table:formula="of:=[.A570]/1000/(60*60*24)" office:value-type="time" office:time-value="PT02H31M26.966S" calcext:value-type="time">
            <text:p>02:31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3" calcext:value-type="float">
            <text:p>587.93</text:p>
          </table:table-cell>
          <table:table-cell office:value-type="float" office:value="1260.74" calcext:value-type="float">
            <text:p>1260.74</text:p>
          </table:table-cell>
          <table:table-cell office:value-type="float" office:value="1511.29" calcext:value-type="float">
            <text:p>1511.29</text:p>
          </table:table-cell>
        </table:table-row>
        <table:table-row table:style-name="ro1">
          <table:table-cell office:value-type="float" office:value="9102966" calcext:value-type="float">
            <text:p>9102966</text:p>
          </table:table-cell>
          <table:table-cell table:formula="of:=[.A571]/1000/(60*60*24)" office:value-type="time" office:time-value="PT02H31M42.966S" calcext:value-type="time">
            <text:p>02:3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1262.96" calcext:value-type="float">
            <text:p>1262.96</text:p>
          </table:table-cell>
          <table:table-cell office:value-type="float" office:value="1513.9" calcext:value-type="float">
            <text:p>1513.9</text:p>
          </table:table-cell>
        </table:table-row>
        <table:table-row table:style-name="ro1">
          <table:table-cell office:value-type="float" office:value="9118966" calcext:value-type="float">
            <text:p>9118966</text:p>
          </table:table-cell>
          <table:table-cell table:formula="of:=[.A572]/1000/(60*60*24)" office:value-type="time" office:time-value="PT02H31M58.966S" calcext:value-type="time">
            <text:p>02:31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1265.18" calcext:value-type="float">
            <text:p>1265.18</text:p>
          </table:table-cell>
          <table:table-cell office:value-type="float" office:value="1516.51" calcext:value-type="float">
            <text:p>1516.51</text:p>
          </table:table-cell>
        </table:table-row>
        <table:table-row table:style-name="ro1">
          <table:table-cell office:value-type="float" office:value="9134965" calcext:value-type="float">
            <text:p>9134965</text:p>
          </table:table-cell>
          <table:table-cell table:formula="of:=[.A573]/1000/(60*60*24)" office:value-type="time" office:time-value="PT02H32M14.965S" calcext:value-type="time">
            <text:p>02:32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267.4" calcext:value-type="float">
            <text:p>1267.4</text:p>
          </table:table-cell>
          <table:table-cell office:value-type="float" office:value="1519.12" calcext:value-type="float">
            <text:p>1519.12</text:p>
          </table:table-cell>
        </table:table-row>
        <table:table-row table:style-name="ro1">
          <table:table-cell office:value-type="float" office:value="9150965" calcext:value-type="float">
            <text:p>9150965</text:p>
          </table:table-cell>
          <table:table-cell table:formula="of:=[.A574]/1000/(60*60*24)" office:value-type="time" office:time-value="PT02H32M30.965S" calcext:value-type="time">
            <text:p>02:32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1269.62" calcext:value-type="float">
            <text:p>1269.62</text:p>
          </table:table-cell>
          <table:table-cell office:value-type="float" office:value="1521.74" calcext:value-type="float">
            <text:p>1521.74</text:p>
          </table:table-cell>
        </table:table-row>
        <table:table-row table:style-name="ro1">
          <table:table-cell office:value-type="float" office:value="9166965" calcext:value-type="float">
            <text:p>9166965</text:p>
          </table:table-cell>
          <table:table-cell table:formula="of:=[.A575]/1000/(60*60*24)" office:value-type="time" office:time-value="PT02H32M46.965S" calcext:value-type="time">
            <text:p>02:32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1271.84" calcext:value-type="float">
            <text:p>1271.84</text:p>
          </table:table-cell>
          <table:table-cell office:value-type="float" office:value="1524.35" calcext:value-type="float">
            <text:p>1524.35</text:p>
          </table:table-cell>
        </table:table-row>
        <table:table-row table:style-name="ro1">
          <table:table-cell office:value-type="float" office:value="9182966" calcext:value-type="float">
            <text:p>9182966</text:p>
          </table:table-cell>
          <table:table-cell table:formula="of:=[.A576]/1000/(60*60*24)" office:value-type="time" office:time-value="PT02H33M02.966S" calcext:value-type="time">
            <text:p>02:33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4" calcext:value-type="float">
            <text:p>588.04</text:p>
          </table:table-cell>
          <table:table-cell office:value-type="float" office:value="1274.06" calcext:value-type="float">
            <text:p>1274.06</text:p>
          </table:table-cell>
          <table:table-cell office:value-type="float" office:value="1526.96" calcext:value-type="float">
            <text:p>1526.96</text:p>
          </table:table-cell>
        </table:table-row>
        <table:table-row table:style-name="ro1">
          <table:table-cell office:value-type="float" office:value="9198965" calcext:value-type="float">
            <text:p>9198965</text:p>
          </table:table-cell>
          <table:table-cell table:formula="of:=[.A577]/1000/(60*60*24)" office:value-type="time" office:time-value="PT02H33M18.965S" calcext:value-type="time">
            <text:p>02:3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1276.28" calcext:value-type="float">
            <text:p>1276.28</text:p>
          </table:table-cell>
          <table:table-cell office:value-type="float" office:value="1529.57" calcext:value-type="float">
            <text:p>1529.57</text:p>
          </table:table-cell>
        </table:table-row>
        <table:table-row table:style-name="ro1">
          <table:table-cell office:value-type="float" office:value="9214965" calcext:value-type="float">
            <text:p>9214965</text:p>
          </table:table-cell>
          <table:table-cell table:formula="of:=[.A578]/1000/(60*60*24)" office:value-type="time" office:time-value="PT02H33M34.965S" calcext:value-type="time">
            <text:p>02:33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1278.5" calcext:value-type="float">
            <text:p>1278.5</text:p>
          </table:table-cell>
          <table:table-cell office:value-type="float" office:value="1532.18" calcext:value-type="float">
            <text:p>1532.18</text:p>
          </table:table-cell>
        </table:table-row>
        <table:table-row table:style-name="ro1">
          <table:table-cell office:value-type="float" office:value="9230966" calcext:value-type="float">
            <text:p>9230966</text:p>
          </table:table-cell>
          <table:table-cell table:formula="of:=[.A579]/1000/(60*60*24)" office:value-type="time" office:time-value="PT02H33M50.966S" calcext:value-type="time">
            <text:p>02:3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4" calcext:value-type="float">
            <text:p>586.74</text:p>
          </table:table-cell>
          <table:table-cell office:value-type="float" office:value="1280.72" calcext:value-type="float">
            <text:p>1280.72</text:p>
          </table:table-cell>
          <table:table-cell office:value-type="float" office:value="1534.79" calcext:value-type="float">
            <text:p>1534.79</text:p>
          </table:table-cell>
        </table:table-row>
        <table:table-row table:style-name="ro1">
          <table:table-cell office:value-type="float" office:value="9246966" calcext:value-type="float">
            <text:p>9246966</text:p>
          </table:table-cell>
          <table:table-cell table:formula="of:=[.A580]/1000/(60*60*24)" office:value-type="time" office:time-value="PT02H34M06.966S" calcext:value-type="time">
            <text:p>02:3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1282.94" calcext:value-type="float">
            <text:p>1282.94</text:p>
          </table:table-cell>
          <table:table-cell office:value-type="float" office:value="1537.41" calcext:value-type="float">
            <text:p>1537.41</text:p>
          </table:table-cell>
        </table:table-row>
        <table:table-row table:style-name="ro1">
          <table:table-cell office:value-type="float" office:value="9262965" calcext:value-type="float">
            <text:p>9262965</text:p>
          </table:table-cell>
          <table:table-cell table:formula="of:=[.A581]/1000/(60*60*24)" office:value-type="time" office:time-value="PT02H34M22.965S" calcext:value-type="time">
            <text:p>02:3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1285.16" calcext:value-type="float">
            <text:p>1285.16</text:p>
          </table:table-cell>
          <table:table-cell office:value-type="float" office:value="1540.02" calcext:value-type="float">
            <text:p>1540.02</text:p>
          </table:table-cell>
        </table:table-row>
        <table:table-row table:style-name="ro1">
          <table:table-cell office:value-type="float" office:value="9278966" calcext:value-type="float">
            <text:p>9278966</text:p>
          </table:table-cell>
          <table:table-cell table:formula="of:=[.A582]/1000/(60*60*24)" office:value-type="time" office:time-value="PT02H34M38.966S" calcext:value-type="time">
            <text:p>02:3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1287.38" calcext:value-type="float">
            <text:p>1287.38</text:p>
          </table:table-cell>
          <table:table-cell office:value-type="float" office:value="1542.63" calcext:value-type="float">
            <text:p>1542.63</text:p>
          </table:table-cell>
        </table:table-row>
        <table:table-row table:style-name="ro1">
          <table:table-cell office:value-type="float" office:value="9294965" calcext:value-type="float">
            <text:p>9294965</text:p>
          </table:table-cell>
          <table:table-cell table:formula="of:=[.A583]/1000/(60*60*24)" office:value-type="time" office:time-value="PT02H34M54.965S" calcext:value-type="time">
            <text:p>02:34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1289.6" calcext:value-type="float">
            <text:p>1289.6</text:p>
          </table:table-cell>
          <table:table-cell office:value-type="float" office:value="1545.24" calcext:value-type="float">
            <text:p>1545.24</text:p>
          </table:table-cell>
        </table:table-row>
        <table:table-row table:style-name="ro1">
          <table:table-cell office:value-type="float" office:value="9310966" calcext:value-type="float">
            <text:p>9310966</text:p>
          </table:table-cell>
          <table:table-cell table:formula="of:=[.A584]/1000/(60*60*24)" office:value-type="time" office:time-value="PT02H35M10.966S" calcext:value-type="time">
            <text:p>02:35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1291.82" calcext:value-type="float">
            <text:p>1291.82</text:p>
          </table:table-cell>
          <table:table-cell office:value-type="float" office:value="1547.85" calcext:value-type="float">
            <text:p>1547.85</text:p>
          </table:table-cell>
        </table:table-row>
        <table:table-row table:style-name="ro1">
          <table:table-cell office:value-type="float" office:value="9326966" calcext:value-type="float">
            <text:p>9326966</text:p>
          </table:table-cell>
          <table:table-cell table:formula="of:=[.A585]/1000/(60*60*24)" office:value-type="time" office:time-value="PT02H35M26.966S" calcext:value-type="time">
            <text:p>02:3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8" calcext:value-type="float">
            <text:p>586.18</text:p>
          </table:table-cell>
          <table:table-cell office:value-type="float" office:value="1294.04" calcext:value-type="float">
            <text:p>1294.04</text:p>
          </table:table-cell>
          <table:table-cell office:value-type="float" office:value="1550.46" calcext:value-type="float">
            <text:p>1550.46</text:p>
          </table:table-cell>
        </table:table-row>
        <table:table-row table:style-name="ro1">
          <table:table-cell office:value-type="float" office:value="9342965" calcext:value-type="float">
            <text:p>9342965</text:p>
          </table:table-cell>
          <table:table-cell table:formula="of:=[.A586]/1000/(60*60*24)" office:value-type="time" office:time-value="PT02H35M42.965S" calcext:value-type="time">
            <text:p>02:35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4" calcext:value-type="float">
            <text:p>588.64</text:p>
          </table:table-cell>
          <table:table-cell office:value-type="float" office:value="1296.26" calcext:value-type="float">
            <text:p>1296.26</text:p>
          </table:table-cell>
          <table:table-cell office:value-type="float" office:value="1553.07" calcext:value-type="float">
            <text:p>1553.07</text:p>
          </table:table-cell>
        </table:table-row>
        <table:table-row table:style-name="ro1">
          <table:table-cell office:value-type="float" office:value="9358965" calcext:value-type="float">
            <text:p>9358965</text:p>
          </table:table-cell>
          <table:table-cell table:formula="of:=[.A587]/1000/(60*60*24)" office:value-type="time" office:time-value="PT02H35M58.965S" calcext:value-type="time">
            <text:p>02:35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1298.48" calcext:value-type="float">
            <text:p>1298.48</text:p>
          </table:table-cell>
          <table:table-cell office:value-type="float" office:value="1555.68" calcext:value-type="float">
            <text:p>1555.68</text:p>
          </table:table-cell>
        </table:table-row>
        <table:table-row table:style-name="ro1">
          <table:table-cell office:value-type="float" office:value="9374965" calcext:value-type="float">
            <text:p>9374965</text:p>
          </table:table-cell>
          <table:table-cell table:formula="of:=[.A588]/1000/(60*60*24)" office:value-type="time" office:time-value="PT02H36M14.965S" calcext:value-type="time">
            <text:p>02:3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1300.7" calcext:value-type="float">
            <text:p>1300.7</text:p>
          </table:table-cell>
          <table:table-cell office:value-type="float" office:value="1558.28" calcext:value-type="float">
            <text:p>1558.28</text:p>
          </table:table-cell>
        </table:table-row>
        <table:table-row table:style-name="ro1">
          <table:table-cell office:value-type="float" office:value="9390965" calcext:value-type="float">
            <text:p>9390965</text:p>
          </table:table-cell>
          <table:table-cell table:formula="of:=[.A589]/1000/(60*60*24)" office:value-type="time" office:time-value="PT02H36M30.965S" calcext:value-type="time">
            <text:p>02:36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3" calcext:value-type="float">
            <text:p>587.93</text:p>
          </table:table-cell>
          <table:table-cell office:value-type="float" office:value="1302.92" calcext:value-type="float">
            <text:p>1302.92</text:p>
          </table:table-cell>
          <table:table-cell office:value-type="float" office:value="1560.89" calcext:value-type="float">
            <text:p>1560.89</text:p>
          </table:table-cell>
        </table:table-row>
        <table:table-row table:style-name="ro1">
          <table:table-cell office:value-type="float" office:value="9406965" calcext:value-type="float">
            <text:p>9406965</text:p>
          </table:table-cell>
          <table:table-cell table:formula="of:=[.A590]/1000/(60*60*24)" office:value-type="time" office:time-value="PT02H36M46.965S" calcext:value-type="time">
            <text:p>02:36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1305.14" calcext:value-type="float">
            <text:p>1305.14</text:p>
          </table:table-cell>
          <table:table-cell office:value-type="float" office:value="1563.5" calcext:value-type="float">
            <text:p>1563.5</text:p>
          </table:table-cell>
        </table:table-row>
        <table:table-row table:style-name="ro1">
          <table:table-cell office:value-type="float" office:value="9422965" calcext:value-type="float">
            <text:p>9422965</text:p>
          </table:table-cell>
          <table:table-cell table:formula="of:=[.A591]/1000/(60*60*24)" office:value-type="time" office:time-value="PT02H37M02.965S" calcext:value-type="time">
            <text:p>02:3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1307.36" calcext:value-type="float">
            <text:p>1307.36</text:p>
          </table:table-cell>
          <table:table-cell office:value-type="float" office:value="1566.11" calcext:value-type="float">
            <text:p>1566.11</text:p>
          </table:table-cell>
        </table:table-row>
        <table:table-row table:style-name="ro1">
          <table:table-cell office:value-type="float" office:value="9438965" calcext:value-type="float">
            <text:p>9438965</text:p>
          </table:table-cell>
          <table:table-cell table:formula="of:=[.A592]/1000/(60*60*24)" office:value-type="time" office:time-value="PT02H37M18.965S" calcext:value-type="time">
            <text:p>02:3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1309.58" calcext:value-type="float">
            <text:p>1309.58</text:p>
          </table:table-cell>
          <table:table-cell office:value-type="float" office:value="1568.72" calcext:value-type="float">
            <text:p>1568.72</text:p>
          </table:table-cell>
        </table:table-row>
        <table:table-row table:style-name="ro1">
          <table:table-cell office:value-type="float" office:value="9454966" calcext:value-type="float">
            <text:p>9454966</text:p>
          </table:table-cell>
          <table:table-cell table:formula="of:=[.A593]/1000/(60*60*24)" office:value-type="time" office:time-value="PT02H37M34.966S" calcext:value-type="time">
            <text:p>02:3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8" calcext:value-type="float">
            <text:p>586.28</text:p>
          </table:table-cell>
          <table:table-cell office:value-type="float" office:value="1311.8" calcext:value-type="float">
            <text:p>1311.8</text:p>
          </table:table-cell>
          <table:table-cell office:value-type="float" office:value="1571.33" calcext:value-type="float">
            <text:p>1571.33</text:p>
          </table:table-cell>
        </table:table-row>
        <table:table-row table:style-name="ro1">
          <table:table-cell office:value-type="float" office:value="9470965" calcext:value-type="float">
            <text:p>9470965</text:p>
          </table:table-cell>
          <table:table-cell table:formula="of:=[.A594]/1000/(60*60*24)" office:value-type="time" office:time-value="PT02H37M50.965S" calcext:value-type="time">
            <text:p>02:37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1314.02" calcext:value-type="float">
            <text:p>1314.02</text:p>
          </table:table-cell>
          <table:table-cell office:value-type="float" office:value="1573.94" calcext:value-type="float">
            <text:p>1573.94</text:p>
          </table:table-cell>
        </table:table-row>
        <table:table-row table:style-name="ro1">
          <table:table-cell office:value-type="float" office:value="9486965" calcext:value-type="float">
            <text:p>9486965</text:p>
          </table:table-cell>
          <table:table-cell table:formula="of:=[.A595]/1000/(60*60*24)" office:value-type="time" office:time-value="PT02H38M06.965S" calcext:value-type="time">
            <text:p>02:3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8" calcext:value-type="float">
            <text:p>586.18</text:p>
          </table:table-cell>
          <table:table-cell office:value-type="float" office:value="1316.24" calcext:value-type="float">
            <text:p>1316.24</text:p>
          </table:table-cell>
          <table:table-cell office:value-type="float" office:value="1576.55" calcext:value-type="float">
            <text:p>1576.55</text:p>
          </table:table-cell>
        </table:table-row>
        <table:table-row table:style-name="ro1">
          <table:table-cell office:value-type="float" office:value="9502965" calcext:value-type="float">
            <text:p>9502965</text:p>
          </table:table-cell>
          <table:table-cell table:formula="of:=[.A596]/1000/(60*60*24)" office:value-type="time" office:time-value="PT02H38M22.965S" calcext:value-type="time">
            <text:p>02:3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1318.46" calcext:value-type="float">
            <text:p>1318.46</text:p>
          </table:table-cell>
          <table:table-cell office:value-type="float" office:value="1579.16" calcext:value-type="float">
            <text:p>1579.16</text:p>
          </table:table-cell>
        </table:table-row>
        <table:table-row table:style-name="ro1">
          <table:table-cell office:value-type="float" office:value="9518966" calcext:value-type="float">
            <text:p>9518966</text:p>
          </table:table-cell>
          <table:table-cell table:formula="of:=[.A597]/1000/(60*60*24)" office:value-type="time" office:time-value="PT02H38M38.966S" calcext:value-type="time">
            <text:p>02:38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320.68" calcext:value-type="float">
            <text:p>1320.68</text:p>
          </table:table-cell>
          <table:table-cell office:value-type="float" office:value="1581.76" calcext:value-type="float">
            <text:p>1581.76</text:p>
          </table:table-cell>
        </table:table-row>
        <table:table-row table:style-name="ro1">
          <table:table-cell office:value-type="float" office:value="9534966" calcext:value-type="float">
            <text:p>9534966</text:p>
          </table:table-cell>
          <table:table-cell table:formula="of:=[.A598]/1000/(60*60*24)" office:value-type="time" office:time-value="PT02H38M54.966S" calcext:value-type="time">
            <text:p>02:3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1322.9" calcext:value-type="float">
            <text:p>1322.9</text:p>
          </table:table-cell>
          <table:table-cell office:value-type="float" office:value="1584.37" calcext:value-type="float">
            <text:p>1584.37</text:p>
          </table:table-cell>
        </table:table-row>
        <table:table-row table:style-name="ro1">
          <table:table-cell office:value-type="float" office:value="9550965" calcext:value-type="float">
            <text:p>9550965</text:p>
          </table:table-cell>
          <table:table-cell table:formula="of:=[.A599]/1000/(60*60*24)" office:value-type="time" office:time-value="PT02H39M10.965S" calcext:value-type="time">
            <text:p>02:3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1325.11" calcext:value-type="float">
            <text:p>1325.11</text:p>
          </table:table-cell>
          <table:table-cell office:value-type="float" office:value="1586.98" calcext:value-type="float">
            <text:p>1586.98</text:p>
          </table:table-cell>
        </table:table-row>
        <table:table-row table:style-name="ro1">
          <table:table-cell office:value-type="float" office:value="9566965" calcext:value-type="float">
            <text:p>9566965</text:p>
          </table:table-cell>
          <table:table-cell table:formula="of:=[.A600]/1000/(60*60*24)" office:value-type="time" office:time-value="PT02H39M26.965S" calcext:value-type="time">
            <text:p>02:3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1327.33" calcext:value-type="float">
            <text:p>1327.33</text:p>
          </table:table-cell>
          <table:table-cell office:value-type="float" office:value="1589.59" calcext:value-type="float">
            <text:p>1589.59</text:p>
          </table:table-cell>
        </table:table-row>
        <table:table-row table:style-name="ro1">
          <table:table-cell office:value-type="float" office:value="9582966" calcext:value-type="float">
            <text:p>9582966</text:p>
          </table:table-cell>
          <table:table-cell table:formula="of:=[.A601]/1000/(60*60*24)" office:value-type="time" office:time-value="PT02H39M42.966S" calcext:value-type="time">
            <text:p>02:3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8" calcext:value-type="float">
            <text:p>586.28</text:p>
          </table:table-cell>
          <table:table-cell office:value-type="float" office:value="1329.55" calcext:value-type="float">
            <text:p>1329.55</text:p>
          </table:table-cell>
          <table:table-cell office:value-type="float" office:value="1592.2" calcext:value-type="float">
            <text:p>1592.2</text:p>
          </table:table-cell>
        </table:table-row>
        <table:table-row table:style-name="ro1">
          <table:table-cell office:value-type="float" office:value="9598965" calcext:value-type="float">
            <text:p>9598965</text:p>
          </table:table-cell>
          <table:table-cell table:formula="of:=[.A602]/1000/(60*60*24)" office:value-type="time" office:time-value="PT02H39M58.965S" calcext:value-type="time">
            <text:p>02:3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1331.77" calcext:value-type="float">
            <text:p>1331.77</text:p>
          </table:table-cell>
          <table:table-cell office:value-type="float" office:value="1594.8" calcext:value-type="float">
            <text:p>1594.8</text:p>
          </table:table-cell>
        </table:table-row>
        <table:table-row table:style-name="ro1">
          <table:table-cell office:value-type="float" office:value="9614965" calcext:value-type="float">
            <text:p>9614965</text:p>
          </table:table-cell>
          <table:table-cell table:formula="of:=[.A603]/1000/(60*60*24)" office:value-type="time" office:time-value="PT02H40M14.965S" calcext:value-type="time">
            <text:p>02:4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1333.99" calcext:value-type="float">
            <text:p>1333.99</text:p>
          </table:table-cell>
          <table:table-cell office:value-type="float" office:value="1597.41" calcext:value-type="float">
            <text:p>1597.41</text:p>
          </table:table-cell>
        </table:table-row>
        <table:table-row table:style-name="ro1">
          <table:table-cell office:value-type="float" office:value="9630965" calcext:value-type="float">
            <text:p>9630965</text:p>
          </table:table-cell>
          <table:table-cell table:formula="of:=[.A604]/1000/(60*60*24)" office:value-type="time" office:time-value="PT02H40M30.965S" calcext:value-type="time">
            <text:p>02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4" calcext:value-type="float">
            <text:p>586.04</text:p>
          </table:table-cell>
          <table:table-cell office:value-type="float" office:value="1336.21" calcext:value-type="float">
            <text:p>1336.21</text:p>
          </table:table-cell>
          <table:table-cell office:value-type="float" office:value="1600.02" calcext:value-type="float">
            <text:p>1600.02</text:p>
          </table:table-cell>
        </table:table-row>
        <table:table-row table:style-name="ro1">
          <table:table-cell office:value-type="float" office:value="9646965" calcext:value-type="float">
            <text:p>9646965</text:p>
          </table:table-cell>
          <table:table-cell table:formula="of:=[.A605]/1000/(60*60*24)" office:value-type="time" office:time-value="PT02H40M46.965S" calcext:value-type="time">
            <text:p>02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1338.43" calcext:value-type="float">
            <text:p>1338.43</text:p>
          </table:table-cell>
          <table:table-cell office:value-type="float" office:value="1602.62" calcext:value-type="float">
            <text:p>1602.62</text:p>
          </table:table-cell>
        </table:table-row>
        <table:table-row table:style-name="ro1">
          <table:table-cell office:value-type="float" office:value="9662965" calcext:value-type="float">
            <text:p>9662965</text:p>
          </table:table-cell>
          <table:table-cell table:formula="of:=[.A606]/1000/(60*60*24)" office:value-type="time" office:time-value="PT02H41M02.965S" calcext:value-type="time">
            <text:p>02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4" calcext:value-type="float">
            <text:p>586.64</text:p>
          </table:table-cell>
          <table:table-cell office:value-type="float" office:value="1340.65" calcext:value-type="float">
            <text:p>1340.65</text:p>
          </table:table-cell>
          <table:table-cell office:value-type="float" office:value="1605.23" calcext:value-type="float">
            <text:p>1605.23</text:p>
          </table:table-cell>
        </table:table-row>
        <table:table-row table:style-name="ro1">
          <table:table-cell office:value-type="float" office:value="9678965" calcext:value-type="float">
            <text:p>9678965</text:p>
          </table:table-cell>
          <table:table-cell table:formula="of:=[.A607]/1000/(60*60*24)" office:value-type="time" office:time-value="PT02H41M18.965S" calcext:value-type="time">
            <text:p>02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1342.87" calcext:value-type="float">
            <text:p>1342.87</text:p>
          </table:table-cell>
          <table:table-cell office:value-type="float" office:value="1607.84" calcext:value-type="float">
            <text:p>1607.84</text:p>
          </table:table-cell>
        </table:table-row>
        <table:table-row table:style-name="ro1">
          <table:table-cell office:value-type="float" office:value="9694965" calcext:value-type="float">
            <text:p>9694965</text:p>
          </table:table-cell>
          <table:table-cell table:formula="of:=[.A608]/1000/(60*60*24)" office:value-type="time" office:time-value="PT02H41M34.965S" calcext:value-type="time">
            <text:p>02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1345.09" calcext:value-type="float">
            <text:p>1345.09</text:p>
          </table:table-cell>
          <table:table-cell office:value-type="float" office:value="1610.44" calcext:value-type="float">
            <text:p>1610.44</text:p>
          </table:table-cell>
        </table:table-row>
        <table:table-row table:style-name="ro1">
          <table:table-cell office:value-type="float" office:value="9710965" calcext:value-type="float">
            <text:p>9710965</text:p>
          </table:table-cell>
          <table:table-cell table:formula="of:=[.A609]/1000/(60*60*24)" office:value-type="time" office:time-value="PT02H41M50.965S" calcext:value-type="time">
            <text:p>02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1347.31" calcext:value-type="float">
            <text:p>1347.31</text:p>
          </table:table-cell>
          <table:table-cell office:value-type="float" office:value="1613.05" calcext:value-type="float">
            <text:p>1613.05</text:p>
          </table:table-cell>
        </table:table-row>
        <table:table-row table:style-name="ro1">
          <table:table-cell office:value-type="float" office:value="9726965" calcext:value-type="float">
            <text:p>9726965</text:p>
          </table:table-cell>
          <table:table-cell table:formula="of:=[.A610]/1000/(60*60*24)" office:value-type="time" office:time-value="PT02H42M06.965S" calcext:value-type="time">
            <text:p>02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1349.53" calcext:value-type="float">
            <text:p>1349.53</text:p>
          </table:table-cell>
          <table:table-cell office:value-type="float" office:value="1615.65" calcext:value-type="float">
            <text:p>1615.65</text:p>
          </table:table-cell>
        </table:table-row>
        <table:table-row table:style-name="ro1">
          <table:table-cell office:value-type="float" office:value="9742966" calcext:value-type="float">
            <text:p>9742966</text:p>
          </table:table-cell>
          <table:table-cell table:formula="of:=[.A611]/1000/(60*60*24)" office:value-type="time" office:time-value="PT02H42M22.966S" calcext:value-type="time">
            <text:p>02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1351.75" calcext:value-type="float">
            <text:p>1351.75</text:p>
          </table:table-cell>
          <table:table-cell office:value-type="float" office:value="1618.26" calcext:value-type="float">
            <text:p>1618.26</text:p>
          </table:table-cell>
        </table:table-row>
        <table:table-row table:style-name="ro1">
          <table:table-cell office:value-type="float" office:value="9758965" calcext:value-type="float">
            <text:p>9758965</text:p>
          </table:table-cell>
          <table:table-cell table:formula="of:=[.A612]/1000/(60*60*24)" office:value-type="time" office:time-value="PT02H42M38.965S" calcext:value-type="time">
            <text:p>02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1353.97" calcext:value-type="float">
            <text:p>1353.97</text:p>
          </table:table-cell>
          <table:table-cell office:value-type="float" office:value="1620.86" calcext:value-type="float">
            <text:p>1620.86</text:p>
          </table:table-cell>
        </table:table-row>
        <table:table-row table:style-name="ro1">
          <table:table-cell office:value-type="float" office:value="9774965" calcext:value-type="float">
            <text:p>9774965</text:p>
          </table:table-cell>
          <table:table-cell table:formula="of:=[.A613]/1000/(60*60*24)" office:value-type="time" office:time-value="PT02H42M54.965S" calcext:value-type="time">
            <text:p>02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1356.19" calcext:value-type="float">
            <text:p>1356.19</text:p>
          </table:table-cell>
          <table:table-cell office:value-type="float" office:value="1623.46" calcext:value-type="float">
            <text:p>1623.46</text:p>
          </table:table-cell>
        </table:table-row>
        <table:table-row table:style-name="ro1">
          <table:table-cell office:value-type="float" office:value="9790965" calcext:value-type="float">
            <text:p>9790965</text:p>
          </table:table-cell>
          <table:table-cell table:formula="of:=[.A614]/1000/(60*60*24)" office:value-type="time" office:time-value="PT02H43M10.965S" calcext:value-type="time">
            <text:p>02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358.41" calcext:value-type="float">
            <text:p>1358.41</text:p>
          </table:table-cell>
          <table:table-cell office:value-type="float" office:value="1626.07" calcext:value-type="float">
            <text:p>1626.07</text:p>
          </table:table-cell>
        </table:table-row>
        <table:table-row table:style-name="ro1">
          <table:table-cell office:value-type="float" office:value="9806965" calcext:value-type="float">
            <text:p>9806965</text:p>
          </table:table-cell>
          <table:table-cell table:formula="of:=[.A615]/1000/(60*60*24)" office:value-type="time" office:time-value="PT02H43M26.965S" calcext:value-type="time">
            <text:p>02:4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1360.63" calcext:value-type="float">
            <text:p>1360.63</text:p>
          </table:table-cell>
          <table:table-cell office:value-type="float" office:value="1628.67" calcext:value-type="float">
            <text:p>1628.67</text:p>
          </table:table-cell>
        </table:table-row>
        <table:table-row table:style-name="ro1">
          <table:table-cell office:value-type="float" office:value="9822965" calcext:value-type="float">
            <text:p>9822965</text:p>
          </table:table-cell>
          <table:table-cell table:formula="of:=[.A616]/1000/(60*60*24)" office:value-type="time" office:time-value="PT02H43M42.965S" calcext:value-type="time">
            <text:p>02:4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1362.85" calcext:value-type="float">
            <text:p>1362.85</text:p>
          </table:table-cell>
          <table:table-cell office:value-type="float" office:value="1631.28" calcext:value-type="float">
            <text:p>1631.28</text:p>
          </table:table-cell>
        </table:table-row>
        <table:table-row table:style-name="ro1">
          <table:table-cell office:value-type="float" office:value="9838965" calcext:value-type="float">
            <text:p>9838965</text:p>
          </table:table-cell>
          <table:table-cell table:formula="of:=[.A617]/1000/(60*60*24)" office:value-type="time" office:time-value="PT02H43M58.965S" calcext:value-type="time">
            <text:p>02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1365.07" calcext:value-type="float">
            <text:p>1365.07</text:p>
          </table:table-cell>
          <table:table-cell office:value-type="float" office:value="1633.88" calcext:value-type="float">
            <text:p>1633.88</text:p>
          </table:table-cell>
        </table:table-row>
        <table:table-row table:style-name="ro1">
          <table:table-cell office:value-type="float" office:value="9854965" calcext:value-type="float">
            <text:p>9854965</text:p>
          </table:table-cell>
          <table:table-cell table:formula="of:=[.A618]/1000/(60*60*24)" office:value-type="time" office:time-value="PT02H44M14.965S" calcext:value-type="time">
            <text:p>02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1367.29" calcext:value-type="float">
            <text:p>1367.29</text:p>
          </table:table-cell>
          <table:table-cell office:value-type="float" office:value="1636.49" calcext:value-type="float">
            <text:p>1636.49</text:p>
          </table:table-cell>
        </table:table-row>
        <table:table-row table:style-name="ro1">
          <table:table-cell office:value-type="float" office:value="9870965" calcext:value-type="float">
            <text:p>9870965</text:p>
          </table:table-cell>
          <table:table-cell table:formula="of:=[.A619]/1000/(60*60*24)" office:value-type="time" office:time-value="PT02H44M30.965S" calcext:value-type="time">
            <text:p>02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1369.51" calcext:value-type="float">
            <text:p>1369.51</text:p>
          </table:table-cell>
          <table:table-cell office:value-type="float" office:value="1639.09" calcext:value-type="float">
            <text:p>1639.09</text:p>
          </table:table-cell>
        </table:table-row>
        <table:table-row table:style-name="ro1">
          <table:table-cell office:value-type="float" office:value="9886965" calcext:value-type="float">
            <text:p>9886965</text:p>
          </table:table-cell>
          <table:table-cell table:formula="of:=[.A620]/1000/(60*60*24)" office:value-type="time" office:time-value="PT02H44M46.965S" calcext:value-type="time">
            <text:p>02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1371.73" calcext:value-type="float">
            <text:p>1371.73</text:p>
          </table:table-cell>
          <table:table-cell office:value-type="float" office:value="1641.69" calcext:value-type="float">
            <text:p>1641.69</text:p>
          </table:table-cell>
        </table:table-row>
        <table:table-row table:style-name="ro1">
          <table:table-cell office:value-type="float" office:value="9902965" calcext:value-type="float">
            <text:p>9902965</text:p>
          </table:table-cell>
          <table:table-cell table:formula="of:=[.A621]/1000/(60*60*24)" office:value-type="time" office:time-value="PT02H45M02.965S" calcext:value-type="time">
            <text:p>02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4" calcext:value-type="float">
            <text:p>586.74</text:p>
          </table:table-cell>
          <table:table-cell office:value-type="float" office:value="1373.95" calcext:value-type="float">
            <text:p>1373.95</text:p>
          </table:table-cell>
          <table:table-cell office:value-type="float" office:value="1644.3" calcext:value-type="float">
            <text:p>1644.3</text:p>
          </table:table-cell>
        </table:table-row>
        <table:table-row table:style-name="ro1">
          <table:table-cell office:value-type="float" office:value="9918965" calcext:value-type="float">
            <text:p>9918965</text:p>
          </table:table-cell>
          <table:table-cell table:formula="of:=[.A622]/1000/(60*60*24)" office:value-type="time" office:time-value="PT02H45M18.965S" calcext:value-type="time">
            <text:p>02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376.17" calcext:value-type="float">
            <text:p>1376.17</text:p>
          </table:table-cell>
          <table:table-cell office:value-type="float" office:value="1646.9" calcext:value-type="float">
            <text:p>1646.9</text:p>
          </table:table-cell>
        </table:table-row>
        <table:table-row table:style-name="ro1">
          <table:table-cell office:value-type="float" office:value="9934965" calcext:value-type="float">
            <text:p>9934965</text:p>
          </table:table-cell>
          <table:table-cell table:formula="of:=[.A623]/1000/(60*60*24)" office:value-type="time" office:time-value="PT02H45M34.965S" calcext:value-type="time">
            <text:p>02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1378.39" calcext:value-type="float">
            <text:p>1378.39</text:p>
          </table:table-cell>
          <table:table-cell office:value-type="float" office:value="1649.5" calcext:value-type="float">
            <text:p>1649.5</text:p>
          </table:table-cell>
        </table:table-row>
        <table:table-row table:style-name="ro1">
          <table:table-cell office:value-type="float" office:value="9950965" calcext:value-type="float">
            <text:p>9950965</text:p>
          </table:table-cell>
          <table:table-cell table:formula="of:=[.A624]/1000/(60*60*24)" office:value-type="time" office:time-value="PT02H45M50.965S" calcext:value-type="time">
            <text:p>02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1380.6" calcext:value-type="float">
            <text:p>1380.6</text:p>
          </table:table-cell>
          <table:table-cell office:value-type="float" office:value="1652.1" calcext:value-type="float">
            <text:p>1652.1</text:p>
          </table:table-cell>
        </table:table-row>
        <table:table-row table:style-name="ro1">
          <table:table-cell office:value-type="float" office:value="9966965" calcext:value-type="float">
            <text:p>9966965</text:p>
          </table:table-cell>
          <table:table-cell table:formula="of:=[.A625]/1000/(60*60*24)" office:value-type="time" office:time-value="PT02H46M06.965S" calcext:value-type="time">
            <text:p>02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1382.82" calcext:value-type="float">
            <text:p>1382.82</text:p>
          </table:table-cell>
          <table:table-cell office:value-type="float" office:value="1654.71" calcext:value-type="float">
            <text:p>1654.71</text:p>
          </table:table-cell>
        </table:table-row>
        <table:table-row table:style-name="ro1">
          <table:table-cell office:value-type="float" office:value="9982965" calcext:value-type="float">
            <text:p>9982965</text:p>
          </table:table-cell>
          <table:table-cell table:formula="of:=[.A626]/1000/(60*60*24)" office:value-type="time" office:time-value="PT02H46M22.965S" calcext:value-type="time">
            <text:p>02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385.04" calcext:value-type="float">
            <text:p>1385.04</text:p>
          </table:table-cell>
          <table:table-cell office:value-type="float" office:value="1657.31" calcext:value-type="float">
            <text:p>1657.31</text:p>
          </table:table-cell>
        </table:table-row>
        <table:table-row table:style-name="ro1">
          <table:table-cell office:value-type="float" office:value="9998966" calcext:value-type="float">
            <text:p>9998966</text:p>
          </table:table-cell>
          <table:table-cell table:formula="of:=[.A627]/1000/(60*60*24)" office:value-type="time" office:time-value="PT02H46M38.966S" calcext:value-type="time">
            <text:p>02:4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1387.26" calcext:value-type="float">
            <text:p>1387.26</text:p>
          </table:table-cell>
          <table:table-cell office:value-type="float" office:value="1659.91" calcext:value-type="float">
            <text:p>1659.91</text:p>
          </table:table-cell>
        </table:table-row>
        <table:table-row table:style-name="ro1">
          <table:table-cell office:value-type="float" office:value="10014965" calcext:value-type="float">
            <text:p>10014965</text:p>
          </table:table-cell>
          <table:table-cell table:formula="of:=[.A628]/1000/(60*60*24)" office:value-type="time" office:time-value="PT02H46M54.965S" calcext:value-type="time">
            <text:p>02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1389.48" calcext:value-type="float">
            <text:p>1389.48</text:p>
          </table:table-cell>
          <table:table-cell office:value-type="float" office:value="1662.51" calcext:value-type="float">
            <text:p>1662.51</text:p>
          </table:table-cell>
        </table:table-row>
        <table:table-row table:style-name="ro1">
          <table:table-cell office:value-type="float" office:value="10030965" calcext:value-type="float">
            <text:p>10030965</text:p>
          </table:table-cell>
          <table:table-cell table:formula="of:=[.A629]/1000/(60*60*24)" office:value-type="time" office:time-value="PT02H47M10.965S" calcext:value-type="time">
            <text:p>02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6" calcext:value-type="float">
            <text:p>586.66</text:p>
          </table:table-cell>
          <table:table-cell office:value-type="float" office:value="1391.7" calcext:value-type="float">
            <text:p>1391.7</text:p>
          </table:table-cell>
          <table:table-cell office:value-type="float" office:value="1665.12" calcext:value-type="float">
            <text:p>1665.12</text:p>
          </table:table-cell>
        </table:table-row>
        <table:table-row table:style-name="ro1">
          <table:table-cell office:value-type="float" office:value="10046965" calcext:value-type="float">
            <text:p>10046965</text:p>
          </table:table-cell>
          <table:table-cell table:formula="of:=[.A630]/1000/(60*60*24)" office:value-type="time" office:time-value="PT02H47M26.965S" calcext:value-type="time">
            <text:p>02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1393.92" calcext:value-type="float">
            <text:p>1393.92</text:p>
          </table:table-cell>
          <table:table-cell office:value-type="float" office:value="1667.72" calcext:value-type="float">
            <text:p>1667.72</text:p>
          </table:table-cell>
        </table:table-row>
        <table:table-row table:style-name="ro1">
          <table:table-cell office:value-type="float" office:value="10062965" calcext:value-type="float">
            <text:p>10062965</text:p>
          </table:table-cell>
          <table:table-cell table:formula="of:=[.A631]/1000/(60*60*24)" office:value-type="time" office:time-value="PT02H47M42.965S" calcext:value-type="time">
            <text:p>02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1396.14" calcext:value-type="float">
            <text:p>1396.14</text:p>
          </table:table-cell>
          <table:table-cell office:value-type="float" office:value="1670.32" calcext:value-type="float">
            <text:p>1670.32</text:p>
          </table:table-cell>
        </table:table-row>
        <table:table-row table:style-name="ro1">
          <table:table-cell office:value-type="float" office:value="10078965" calcext:value-type="float">
            <text:p>10078965</text:p>
          </table:table-cell>
          <table:table-cell table:formula="of:=[.A632]/1000/(60*60*24)" office:value-type="time" office:time-value="PT02H47M58.965S" calcext:value-type="time">
            <text:p>02:4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398.36" calcext:value-type="float">
            <text:p>1398.36</text:p>
          </table:table-cell>
          <table:table-cell office:value-type="float" office:value="1672.92" calcext:value-type="float">
            <text:p>1672.92</text:p>
          </table:table-cell>
        </table:table-row>
        <table:table-row table:style-name="ro1">
          <table:table-cell office:value-type="float" office:value="10094966" calcext:value-type="float">
            <text:p>10094966</text:p>
          </table:table-cell>
          <table:table-cell table:formula="of:=[.A633]/1000/(60*60*24)" office:value-type="time" office:time-value="PT02H48M14.966S" calcext:value-type="time">
            <text:p>02:4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400.58" calcext:value-type="float">
            <text:p>1400.58</text:p>
          </table:table-cell>
          <table:table-cell office:value-type="float" office:value="1675.52" calcext:value-type="float">
            <text:p>1675.52</text:p>
          </table:table-cell>
        </table:table-row>
        <table:table-row table:style-name="ro1">
          <table:table-cell office:value-type="float" office:value="10110965" calcext:value-type="float">
            <text:p>10110965</text:p>
          </table:table-cell>
          <table:table-cell table:formula="of:=[.A634]/1000/(60*60*24)" office:value-type="time" office:time-value="PT02H48M30.965S" calcext:value-type="time">
            <text:p>02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1402.8" calcext:value-type="float">
            <text:p>1402.8</text:p>
          </table:table-cell>
          <table:table-cell office:value-type="float" office:value="1678.12" calcext:value-type="float">
            <text:p>1678.12</text:p>
          </table:table-cell>
        </table:table-row>
        <table:table-row table:style-name="ro1">
          <table:table-cell office:value-type="float" office:value="10126966" calcext:value-type="float">
            <text:p>10126966</text:p>
          </table:table-cell>
          <table:table-cell table:formula="of:=[.A635]/1000/(60*60*24)" office:value-type="time" office:time-value="PT02H48M46.966S" calcext:value-type="time">
            <text:p>02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1405.02" calcext:value-type="float">
            <text:p>1405.02</text:p>
          </table:table-cell>
          <table:table-cell office:value-type="float" office:value="1680.72" calcext:value-type="float">
            <text:p>1680.72</text:p>
          </table:table-cell>
        </table:table-row>
        <table:table-row table:style-name="ro1">
          <table:table-cell office:value-type="float" office:value="10142965" calcext:value-type="float">
            <text:p>10142965</text:p>
          </table:table-cell>
          <table:table-cell table:formula="of:=[.A636]/1000/(60*60*24)" office:value-type="time" office:time-value="PT02H49M02.965S" calcext:value-type="time">
            <text:p>02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407.24" calcext:value-type="float">
            <text:p>1407.24</text:p>
          </table:table-cell>
          <table:table-cell office:value-type="float" office:value="1683.32" calcext:value-type="float">
            <text:p>1683.32</text:p>
          </table:table-cell>
        </table:table-row>
        <table:table-row table:style-name="ro1">
          <table:table-cell office:value-type="float" office:value="10158965" calcext:value-type="float">
            <text:p>10158965</text:p>
          </table:table-cell>
          <table:table-cell table:formula="of:=[.A637]/1000/(60*60*24)" office:value-type="time" office:time-value="PT02H49M18.965S" calcext:value-type="time">
            <text:p>02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409.46" calcext:value-type="float">
            <text:p>1409.46</text:p>
          </table:table-cell>
          <table:table-cell office:value-type="float" office:value="1685.92" calcext:value-type="float">
            <text:p>1685.92</text:p>
          </table:table-cell>
        </table:table-row>
        <table:table-row table:style-name="ro1">
          <table:table-cell office:value-type="float" office:value="10174965" calcext:value-type="float">
            <text:p>10174965</text:p>
          </table:table-cell>
          <table:table-cell table:formula="of:=[.A638]/1000/(60*60*24)" office:value-type="time" office:time-value="PT02H49M34.965S" calcext:value-type="time">
            <text:p>02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1411.68" calcext:value-type="float">
            <text:p>1411.68</text:p>
          </table:table-cell>
          <table:table-cell office:value-type="float" office:value="1688.52" calcext:value-type="float">
            <text:p>1688.52</text:p>
          </table:table-cell>
        </table:table-row>
        <table:table-row table:style-name="ro1">
          <table:table-cell office:value-type="float" office:value="10190965" calcext:value-type="float">
            <text:p>10190965</text:p>
          </table:table-cell>
          <table:table-cell table:formula="of:=[.A639]/1000/(60*60*24)" office:value-type="time" office:time-value="PT02H49M50.965S" calcext:value-type="time">
            <text:p>02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1413.9" calcext:value-type="float">
            <text:p>1413.9</text:p>
          </table:table-cell>
          <table:table-cell office:value-type="float" office:value="1691.12" calcext:value-type="float">
            <text:p>1691.12</text:p>
          </table:table-cell>
        </table:table-row>
        <table:table-row table:style-name="ro1">
          <table:table-cell office:value-type="float" office:value="10206966" calcext:value-type="float">
            <text:p>10206966</text:p>
          </table:table-cell>
          <table:table-cell table:formula="of:=[.A640]/1000/(60*60*24)" office:value-type="time" office:time-value="PT02H50M06.966S" calcext:value-type="time">
            <text:p>02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1416.12" calcext:value-type="float">
            <text:p>1416.12</text:p>
          </table:table-cell>
          <table:table-cell office:value-type="float" office:value="1693.72" calcext:value-type="float">
            <text:p>1693.72</text:p>
          </table:table-cell>
        </table:table-row>
        <table:table-row table:style-name="ro1">
          <table:table-cell office:value-type="float" office:value="10222966" calcext:value-type="float">
            <text:p>10222966</text:p>
          </table:table-cell>
          <table:table-cell table:formula="of:=[.A641]/1000/(60*60*24)" office:value-type="time" office:time-value="PT02H50M22.966S" calcext:value-type="time">
            <text:p>02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5" calcext:value-type="float">
            <text:p>584.05</text:p>
          </table:table-cell>
          <table:table-cell office:value-type="float" office:value="1418.34" calcext:value-type="float">
            <text:p>1418.34</text:p>
          </table:table-cell>
          <table:table-cell office:value-type="float" office:value="1696.31" calcext:value-type="float">
            <text:p>1696.31</text:p>
          </table:table-cell>
        </table:table-row>
        <table:table-row table:style-name="ro1">
          <table:table-cell office:value-type="float" office:value="10238965" calcext:value-type="float">
            <text:p>10238965</text:p>
          </table:table-cell>
          <table:table-cell table:formula="of:=[.A642]/1000/(60*60*24)" office:value-type="time" office:time-value="PT02H50M38.965S" calcext:value-type="time">
            <text:p>02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1420.56" calcext:value-type="float">
            <text:p>1420.56</text:p>
          </table:table-cell>
          <table:table-cell office:value-type="float" office:value="1698.92" calcext:value-type="float">
            <text:p>1698.92</text:p>
          </table:table-cell>
        </table:table-row>
        <table:table-row table:style-name="ro1">
          <table:table-cell office:value-type="float" office:value="10254966" calcext:value-type="float">
            <text:p>10254966</text:p>
          </table:table-cell>
          <table:table-cell table:formula="of:=[.A643]/1000/(60*60*24)" office:value-type="time" office:time-value="PT02H50M54.966S" calcext:value-type="time">
            <text:p>02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1422.78" calcext:value-type="float">
            <text:p>1422.78</text:p>
          </table:table-cell>
          <table:table-cell office:value-type="float" office:value="1701.52" calcext:value-type="float">
            <text:p>1701.52</text:p>
          </table:table-cell>
        </table:table-row>
        <table:table-row table:style-name="ro1">
          <table:table-cell office:value-type="float" office:value="10270966" calcext:value-type="float">
            <text:p>10270966</text:p>
          </table:table-cell>
          <table:table-cell table:formula="of:=[.A644]/1000/(60*60*24)" office:value-type="time" office:time-value="PT02H51M10.966S" calcext:value-type="time">
            <text:p>02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1425" calcext:value-type="float">
            <text:p>1425</text:p>
          </table:table-cell>
          <table:table-cell office:value-type="float" office:value="1704.12" calcext:value-type="float">
            <text:p>1704.12</text:p>
          </table:table-cell>
        </table:table-row>
        <table:table-row table:style-name="ro1">
          <table:table-cell office:value-type="float" office:value="10286965" calcext:value-type="float">
            <text:p>10286965</text:p>
          </table:table-cell>
          <table:table-cell table:formula="of:=[.A645]/1000/(60*60*24)" office:value-type="time" office:time-value="PT02H51M26.965S" calcext:value-type="time">
            <text:p>02:5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427.22" calcext:value-type="float">
            <text:p>1427.22</text:p>
          </table:table-cell>
          <table:table-cell office:value-type="float" office:value="1706.71" calcext:value-type="float">
            <text:p>1706.71</text:p>
          </table:table-cell>
        </table:table-row>
        <table:table-row table:style-name="ro1">
          <table:table-cell office:value-type="float" office:value="10302966" calcext:value-type="float">
            <text:p>10302966</text:p>
          </table:table-cell>
          <table:table-cell table:formula="of:=[.A646]/1000/(60*60*24)" office:value-type="time" office:time-value="PT02H51M42.966S" calcext:value-type="time">
            <text:p>02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1429.44" calcext:value-type="float">
            <text:p>1429.44</text:p>
          </table:table-cell>
          <table:table-cell office:value-type="float" office:value="1709.31" calcext:value-type="float">
            <text:p>1709.31</text:p>
          </table:table-cell>
        </table:table-row>
        <table:table-row table:style-name="ro1">
          <table:table-cell office:value-type="float" office:value="10318965" calcext:value-type="float">
            <text:p>10318965</text:p>
          </table:table-cell>
          <table:table-cell table:formula="of:=[.A647]/1000/(60*60*24)" office:value-type="time" office:time-value="PT02H51M58.965S" calcext:value-type="time">
            <text:p>02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431.66" calcext:value-type="float">
            <text:p>1431.66</text:p>
          </table:table-cell>
          <table:table-cell office:value-type="float" office:value="1711.91" calcext:value-type="float">
            <text:p>1711.91</text:p>
          </table:table-cell>
        </table:table-row>
        <table:table-row table:style-name="ro1">
          <table:table-cell office:value-type="float" office:value="10334965" calcext:value-type="float">
            <text:p>10334965</text:p>
          </table:table-cell>
          <table:table-cell table:formula="of:=[.A648]/1000/(60*60*24)" office:value-type="time" office:time-value="PT02H52M14.965S" calcext:value-type="time">
            <text:p>02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6" calcext:value-type="float">
            <text:p>584.66</text:p>
          </table:table-cell>
          <table:table-cell office:value-type="float" office:value="1433.88" calcext:value-type="float">
            <text:p>1433.88</text:p>
          </table:table-cell>
          <table:table-cell office:value-type="float" office:value="1714.51" calcext:value-type="float">
            <text:p>1714.51</text:p>
          </table:table-cell>
        </table:table-row>
        <table:table-row table:style-name="ro1">
          <table:table-cell office:value-type="float" office:value="10350965" calcext:value-type="float">
            <text:p>10350965</text:p>
          </table:table-cell>
          <table:table-cell table:formula="of:=[.A649]/1000/(60*60*24)" office:value-type="time" office:time-value="PT02H52M30.965S" calcext:value-type="time">
            <text:p>02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48" calcext:value-type="float">
            <text:p>584.48</text:p>
          </table:table-cell>
          <table:table-cell office:value-type="float" office:value="1436.1" calcext:value-type="float">
            <text:p>1436.1</text:p>
          </table:table-cell>
          <table:table-cell office:value-type="float" office:value="1717.11" calcext:value-type="float">
            <text:p>1717.11</text:p>
          </table:table-cell>
        </table:table-row>
        <table:table-row table:style-name="ro1">
          <table:table-cell office:value-type="float" office:value="10366966" calcext:value-type="float">
            <text:p>10366966</text:p>
          </table:table-cell>
          <table:table-cell table:formula="of:=[.A650]/1000/(60*60*24)" office:value-type="time" office:time-value="PT02H52M46.966S" calcext:value-type="time">
            <text:p>02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3" calcext:value-type="float">
            <text:p>582.73</text:p>
          </table:table-cell>
          <table:table-cell office:value-type="float" office:value="1438.32" calcext:value-type="float">
            <text:p>1438.32</text:p>
          </table:table-cell>
          <table:table-cell office:value-type="float" office:value="1719.71" calcext:value-type="float">
            <text:p>1719.71</text:p>
          </table:table-cell>
        </table:table-row>
        <table:table-row table:style-name="ro1">
          <table:table-cell office:value-type="float" office:value="10382966" calcext:value-type="float">
            <text:p>10382966</text:p>
          </table:table-cell>
          <table:table-cell table:formula="of:=[.A651]/1000/(60*60*24)" office:value-type="time" office:time-value="PT02H53M02.966S" calcext:value-type="time">
            <text:p>02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1440.54" calcext:value-type="float">
            <text:p>1440.54</text:p>
          </table:table-cell>
          <table:table-cell office:value-type="float" office:value="1722.3" calcext:value-type="float">
            <text:p>1722.3</text:p>
          </table:table-cell>
        </table:table-row>
        <table:table-row table:style-name="ro1">
          <table:table-cell office:value-type="float" office:value="10398965" calcext:value-type="float">
            <text:p>10398965</text:p>
          </table:table-cell>
          <table:table-cell table:formula="of:=[.A652]/1000/(60*60*24)" office:value-type="time" office:time-value="PT02H53M18.965S" calcext:value-type="time">
            <text:p>02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1442.76" calcext:value-type="float">
            <text:p>1442.76</text:p>
          </table:table-cell>
          <table:table-cell office:value-type="float" office:value="1724.9" calcext:value-type="float">
            <text:p>1724.9</text:p>
          </table:table-cell>
        </table:table-row>
        <table:table-row table:style-name="ro1">
          <table:table-cell office:value-type="float" office:value="10414966" calcext:value-type="float">
            <text:p>10414966</text:p>
          </table:table-cell>
          <table:table-cell table:formula="of:=[.A653]/1000/(60*60*24)" office:value-type="time" office:time-value="PT02H53M34.966S" calcext:value-type="time">
            <text:p>02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1444.98" calcext:value-type="float">
            <text:p>1444.98</text:p>
          </table:table-cell>
          <table:table-cell office:value-type="float" office:value="1727.5" calcext:value-type="float">
            <text:p>1727.5</text:p>
          </table:table-cell>
        </table:table-row>
        <table:table-row table:style-name="ro1">
          <table:table-cell office:value-type="float" office:value="10430965" calcext:value-type="float">
            <text:p>10430965</text:p>
          </table:table-cell>
          <table:table-cell table:formula="of:=[.A654]/1000/(60*60*24)" office:value-type="time" office:time-value="PT02H53M50.965S" calcext:value-type="time">
            <text:p>02:5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1447.2" calcext:value-type="float">
            <text:p>1447.2</text:p>
          </table:table-cell>
          <table:table-cell office:value-type="float" office:value="1730.09" calcext:value-type="float">
            <text:p>1730.09</text:p>
          </table:table-cell>
        </table:table-row>
        <table:table-row table:style-name="ro1">
          <table:table-cell office:value-type="float" office:value="10446965" calcext:value-type="float">
            <text:p>10446965</text:p>
          </table:table-cell>
          <table:table-cell table:formula="of:=[.A655]/1000/(60*60*24)" office:value-type="time" office:time-value="PT02H54M06.965S" calcext:value-type="time">
            <text:p>02:5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1449.42" calcext:value-type="float">
            <text:p>1449.42</text:p>
          </table:table-cell>
          <table:table-cell office:value-type="float" office:value="1732.69" calcext:value-type="float">
            <text:p>1732.69</text:p>
          </table:table-cell>
        </table:table-row>
        <table:table-row table:style-name="ro1">
          <table:table-cell office:value-type="float" office:value="10462965" calcext:value-type="float">
            <text:p>10462965</text:p>
          </table:table-cell>
          <table:table-cell table:formula="of:=[.A656]/1000/(60*60*24)" office:value-type="time" office:time-value="PT02H54M22.965S" calcext:value-type="time">
            <text:p>02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1451.64" calcext:value-type="float">
            <text:p>1451.64</text:p>
          </table:table-cell>
          <table:table-cell office:value-type="float" office:value="1735.29" calcext:value-type="float">
            <text:p>1735.29</text:p>
          </table:table-cell>
        </table:table-row>
        <table:table-row table:style-name="ro1">
          <table:table-cell office:value-type="float" office:value="10478966" calcext:value-type="float">
            <text:p>10478966</text:p>
          </table:table-cell>
          <table:table-cell table:formula="of:=[.A657]/1000/(60*60*24)" office:value-type="time" office:time-value="PT02H54M38.966S" calcext:value-type="time">
            <text:p>02:5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5" calcext:value-type="float">
            <text:p>584.05</text:p>
          </table:table-cell>
          <table:table-cell office:value-type="float" office:value="1453.86" calcext:value-type="float">
            <text:p>1453.86</text:p>
          </table:table-cell>
          <table:table-cell office:value-type="float" office:value="1737.88" calcext:value-type="float">
            <text:p>1737.88</text:p>
          </table:table-cell>
        </table:table-row>
        <table:table-row table:style-name="ro1">
          <table:table-cell office:value-type="float" office:value="10494966" calcext:value-type="float">
            <text:p>10494966</text:p>
          </table:table-cell>
          <table:table-cell table:formula="of:=[.A658]/1000/(60*60*24)" office:value-type="time" office:time-value="PT02H54M54.966S" calcext:value-type="time">
            <text:p>02:5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1456.08" calcext:value-type="float">
            <text:p>1456.08</text:p>
          </table:table-cell>
          <table:table-cell office:value-type="float" office:value="1740.48" calcext:value-type="float">
            <text:p>1740.48</text:p>
          </table:table-cell>
        </table:table-row>
        <table:table-row table:style-name="ro1">
          <table:table-cell office:value-type="float" office:value="10510966" calcext:value-type="float">
            <text:p>10510966</text:p>
          </table:table-cell>
          <table:table-cell table:formula="of:=[.A659]/1000/(60*60*24)" office:value-type="time" office:time-value="PT02H55M10.966S" calcext:value-type="time">
            <text:p>02:5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458.3" calcext:value-type="float">
            <text:p>1458.3</text:p>
          </table:table-cell>
          <table:table-cell office:value-type="float" office:value="1743.08" calcext:value-type="float">
            <text:p>1743.08</text:p>
          </table:table-cell>
        </table:table-row>
        <table:table-row table:style-name="ro1">
          <table:table-cell office:value-type="float" office:value="10526965" calcext:value-type="float">
            <text:p>10526965</text:p>
          </table:table-cell>
          <table:table-cell table:formula="of:=[.A660]/1000/(60*60*24)" office:value-type="time" office:time-value="PT02H55M26.965S" calcext:value-type="time">
            <text:p>02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1460.52" calcext:value-type="float">
            <text:p>1460.52</text:p>
          </table:table-cell>
          <table:table-cell office:value-type="float" office:value="1745.67" calcext:value-type="float">
            <text:p>1745.67</text:p>
          </table:table-cell>
        </table:table-row>
        <table:table-row table:style-name="ro1">
          <table:table-cell office:value-type="float" office:value="10542965" calcext:value-type="float">
            <text:p>10542965</text:p>
          </table:table-cell>
          <table:table-cell table:formula="of:=[.A661]/1000/(60*60*24)" office:value-type="time" office:time-value="PT02H55M42.965S" calcext:value-type="time">
            <text:p>02:5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4" calcext:value-type="float">
            <text:p>584.64</text:p>
          </table:table-cell>
          <table:table-cell office:value-type="float" office:value="1462.74" calcext:value-type="float">
            <text:p>1462.74</text:p>
          </table:table-cell>
          <table:table-cell office:value-type="float" office:value="1748.27" calcext:value-type="float">
            <text:p>1748.27</text:p>
          </table:table-cell>
        </table:table-row>
        <table:table-row table:style-name="ro1">
          <table:table-cell office:value-type="float" office:value="10558965" calcext:value-type="float">
            <text:p>10558965</text:p>
          </table:table-cell>
          <table:table-cell table:formula="of:=[.A662]/1000/(60*60*24)" office:value-type="time" office:time-value="PT02H55M58.965S" calcext:value-type="time">
            <text:p>02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1464.96" calcext:value-type="float">
            <text:p>1464.96</text:p>
          </table:table-cell>
          <table:table-cell office:value-type="float" office:value="1750.86" calcext:value-type="float">
            <text:p>1750.86</text:p>
          </table:table-cell>
        </table:table-row>
        <table:table-row table:style-name="ro1">
          <table:table-cell office:value-type="float" office:value="10574965" calcext:value-type="float">
            <text:p>10574965</text:p>
          </table:table-cell>
          <table:table-cell table:formula="of:=[.A663]/1000/(60*60*24)" office:value-type="time" office:time-value="PT02H56M14.965S" calcext:value-type="time">
            <text:p>02:5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467.17" calcext:value-type="float">
            <text:p>1467.17</text:p>
          </table:table-cell>
          <table:table-cell office:value-type="float" office:value="1753.46" calcext:value-type="float">
            <text:p>1753.46</text:p>
          </table:table-cell>
        </table:table-row>
        <table:table-row table:style-name="ro1">
          <table:table-cell office:value-type="float" office:value="10590965" calcext:value-type="float">
            <text:p>10590965</text:p>
          </table:table-cell>
          <table:table-cell table:formula="of:=[.A664]/1000/(60*60*24)" office:value-type="time" office:time-value="PT02H56M30.965S" calcext:value-type="time">
            <text:p>02:5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1469.39" calcext:value-type="float">
            <text:p>1469.39</text:p>
          </table:table-cell>
          <table:table-cell office:value-type="float" office:value="1756.05" calcext:value-type="float">
            <text:p>1756.05</text:p>
          </table:table-cell>
        </table:table-row>
        <table:table-row table:style-name="ro1">
          <table:table-cell office:value-type="float" office:value="10606965" calcext:value-type="float">
            <text:p>10606965</text:p>
          </table:table-cell>
          <table:table-cell table:formula="of:=[.A665]/1000/(60*60*24)" office:value-type="time" office:time-value="PT02H56M46.965S" calcext:value-type="time">
            <text:p>02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1471.61" calcext:value-type="float">
            <text:p>1471.61</text:p>
          </table:table-cell>
          <table:table-cell office:value-type="float" office:value="1758.65" calcext:value-type="float">
            <text:p>1758.65</text:p>
          </table:table-cell>
        </table:table-row>
        <table:table-row table:style-name="ro1">
          <table:table-cell office:value-type="float" office:value="10622965" calcext:value-type="float">
            <text:p>10622965</text:p>
          </table:table-cell>
          <table:table-cell table:formula="of:=[.A666]/1000/(60*60*24)" office:value-type="time" office:time-value="PT02H57M02.965S" calcext:value-type="time">
            <text:p>02:5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1473.83" calcext:value-type="float">
            <text:p>1473.83</text:p>
          </table:table-cell>
          <table:table-cell office:value-type="float" office:value="1761.24" calcext:value-type="float">
            <text:p>1761.24</text:p>
          </table:table-cell>
        </table:table-row>
        <table:table-row table:style-name="ro1">
          <table:table-cell office:value-type="float" office:value="10638965" calcext:value-type="float">
            <text:p>10638965</text:p>
          </table:table-cell>
          <table:table-cell table:formula="of:=[.A667]/1000/(60*60*24)" office:value-type="time" office:time-value="PT02H57M18.965S" calcext:value-type="time">
            <text:p>02:5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476.05" calcext:value-type="float">
            <text:p>1476.05</text:p>
          </table:table-cell>
          <table:table-cell office:value-type="float" office:value="1763.84" calcext:value-type="float">
            <text:p>1763.84</text:p>
          </table:table-cell>
        </table:table-row>
        <table:table-row table:style-name="ro1">
          <table:table-cell office:value-type="float" office:value="10654965" calcext:value-type="float">
            <text:p>10654965</text:p>
          </table:table-cell>
          <table:table-cell table:formula="of:=[.A668]/1000/(60*60*24)" office:value-type="time" office:time-value="PT02H57M34.965S" calcext:value-type="time">
            <text:p>02:5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39" calcext:value-type="float">
            <text:p>584.39</text:p>
          </table:table-cell>
          <table:table-cell office:value-type="float" office:value="1478.27" calcext:value-type="float">
            <text:p>1478.27</text:p>
          </table:table-cell>
          <table:table-cell office:value-type="float" office:value="1766.43" calcext:value-type="float">
            <text:p>1766.43</text:p>
          </table:table-cell>
        </table:table-row>
        <table:table-row table:style-name="ro1">
          <table:table-cell office:value-type="float" office:value="10670965" calcext:value-type="float">
            <text:p>10670965</text:p>
          </table:table-cell>
          <table:table-cell table:formula="of:=[.A669]/1000/(60*60*24)" office:value-type="time" office:time-value="PT02H57M50.965S" calcext:value-type="time">
            <text:p>02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1480.49" calcext:value-type="float">
            <text:p>1480.49</text:p>
          </table:table-cell>
          <table:table-cell office:value-type="float" office:value="1769.03" calcext:value-type="float">
            <text:p>1769.03</text:p>
          </table:table-cell>
        </table:table-row>
        <table:table-row table:style-name="ro1">
          <table:table-cell office:value-type="float" office:value="10686965" calcext:value-type="float">
            <text:p>10686965</text:p>
          </table:table-cell>
          <table:table-cell table:formula="of:=[.A670]/1000/(60*60*24)" office:value-type="time" office:time-value="PT02H58M06.965S" calcext:value-type="time">
            <text:p>02:5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4" calcext:value-type="float">
            <text:p>584.64</text:p>
          </table:table-cell>
          <table:table-cell office:value-type="float" office:value="1482.71" calcext:value-type="float">
            <text:p>1482.71</text:p>
          </table:table-cell>
          <table:table-cell office:value-type="float" office:value="1771.62" calcext:value-type="float">
            <text:p>1771.62</text:p>
          </table:table-cell>
        </table:table-row>
        <table:table-row table:style-name="ro1">
          <table:table-cell office:value-type="float" office:value="10702965" calcext:value-type="float">
            <text:p>10702965</text:p>
          </table:table-cell>
          <table:table-cell table:formula="of:=[.A671]/1000/(60*60*24)" office:value-type="time" office:time-value="PT02H58M22.965S" calcext:value-type="time">
            <text:p>02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1484.93" calcext:value-type="float">
            <text:p>1484.93</text:p>
          </table:table-cell>
          <table:table-cell office:value-type="float" office:value="1774.22" calcext:value-type="float">
            <text:p>1774.22</text:p>
          </table:table-cell>
        </table:table-row>
        <table:table-row table:style-name="ro1">
          <table:table-cell office:value-type="float" office:value="10718965" calcext:value-type="float">
            <text:p>10718965</text:p>
          </table:table-cell>
          <table:table-cell table:formula="of:=[.A672]/1000/(60*60*24)" office:value-type="time" office:time-value="PT02H58M38.965S" calcext:value-type="time">
            <text:p>02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487.15" calcext:value-type="float">
            <text:p>1487.15</text:p>
          </table:table-cell>
          <table:table-cell office:value-type="float" office:value="1776.81" calcext:value-type="float">
            <text:p>1776.81</text:p>
          </table:table-cell>
        </table:table-row>
        <table:table-row table:style-name="ro1">
          <table:table-cell office:value-type="float" office:value="10734965" calcext:value-type="float">
            <text:p>10734965</text:p>
          </table:table-cell>
          <table:table-cell table:formula="of:=[.A673]/1000/(60*60*24)" office:value-type="time" office:time-value="PT02H58M54.965S" calcext:value-type="time">
            <text:p>02:5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1" calcext:value-type="float">
            <text:p>584.01</text:p>
          </table:table-cell>
          <table:table-cell office:value-type="float" office:value="1489.37" calcext:value-type="float">
            <text:p>1489.37</text:p>
          </table:table-cell>
          <table:table-cell office:value-type="float" office:value="1779.4" calcext:value-type="float">
            <text:p>1779.4</text:p>
          </table:table-cell>
        </table:table-row>
        <table:table-row table:style-name="ro1">
          <table:table-cell office:value-type="float" office:value="10750965" calcext:value-type="float">
            <text:p>10750965</text:p>
          </table:table-cell>
          <table:table-cell table:formula="of:=[.A674]/1000/(60*60*24)" office:value-type="time" office:time-value="PT02H59M10.965S" calcext:value-type="time">
            <text:p>02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1491.59" calcext:value-type="float">
            <text:p>1491.59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10766965" calcext:value-type="float">
            <text:p>10766965</text:p>
          </table:table-cell>
          <table:table-cell table:formula="of:=[.A675]/1000/(60*60*24)" office:value-type="time" office:time-value="PT02H59M26.965S" calcext:value-type="time">
            <text:p>02:5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493.81" calcext:value-type="float">
            <text:p>1493.81</text:p>
          </table:table-cell>
          <table:table-cell office:value-type="float" office:value="1784.59" calcext:value-type="float">
            <text:p>1784.59</text:p>
          </table:table-cell>
        </table:table-row>
        <table:table-row table:style-name="ro1">
          <table:table-cell office:value-type="float" office:value="10782965" calcext:value-type="float">
            <text:p>10782965</text:p>
          </table:table-cell>
          <table:table-cell table:formula="of:=[.A676]/1000/(60*60*24)" office:value-type="time" office:time-value="PT02H59M42.965S" calcext:value-type="time">
            <text:p>02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1496.03" calcext:value-type="float">
            <text:p>1496.03</text:p>
          </table:table-cell>
          <table:table-cell office:value-type="float" office:value="1787.18" calcext:value-type="float">
            <text:p>1787.18</text:p>
          </table:table-cell>
        </table:table-row>
        <table:table-row table:style-name="ro1">
          <table:table-cell office:value-type="float" office:value="10798965" calcext:value-type="float">
            <text:p>10798965</text:p>
          </table:table-cell>
          <table:table-cell table:formula="of:=[.A677]/1000/(60*60*24)" office:value-type="time" office:time-value="PT02H59M58.965S" calcext:value-type="time">
            <text:p>02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49" calcext:value-type="float">
            <text:p>584.49</text:p>
          </table:table-cell>
          <table:table-cell office:value-type="float" office:value="1498.25" calcext:value-type="float">
            <text:p>1498.25</text:p>
          </table:table-cell>
          <table:table-cell office:value-type="float" office:value="1789.77" calcext:value-type="float">
            <text:p>1789.77</text:p>
          </table:table-cell>
        </table:table-row>
        <table:table-row table:style-name="ro1">
          <table:table-cell office:value-type="float" office:value="10814965" calcext:value-type="float">
            <text:p>10814965</text:p>
          </table:table-cell>
          <table:table-cell table:formula="of:=[.A678]/1000/(60*60*24)" office:value-type="time" office:time-value="PT03H00M14.965S" calcext:value-type="time">
            <text:p>03:0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1500.47" calcext:value-type="float">
            <text:p>1500.47</text:p>
          </table:table-cell>
          <table:table-cell office:value-type="float" office:value="1792.37" calcext:value-type="float">
            <text:p>1792.37</text:p>
          </table:table-cell>
        </table:table-row>
        <table:table-row table:style-name="ro1">
          <table:table-cell office:value-type="float" office:value="10830965" calcext:value-type="float">
            <text:p>10830965</text:p>
          </table:table-cell>
          <table:table-cell table:formula="of:=[.A679]/1000/(60*60*24)" office:value-type="time" office:time-value="PT03H00M30.965S" calcext:value-type="time">
            <text:p>03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502.69" calcext:value-type="float">
            <text:p>1502.69</text:p>
          </table:table-cell>
          <table:table-cell office:value-type="float" office:value="1794.96" calcext:value-type="float">
            <text:p>1794.96</text:p>
          </table:table-cell>
        </table:table-row>
        <table:table-row table:style-name="ro1">
          <table:table-cell office:value-type="float" office:value="10846965" calcext:value-type="float">
            <text:p>10846965</text:p>
          </table:table-cell>
          <table:table-cell table:formula="of:=[.A680]/1000/(60*60*24)" office:value-type="time" office:time-value="PT03H00M46.965S" calcext:value-type="time">
            <text:p>03:0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1504.91" calcext:value-type="float">
            <text:p>1504.91</text:p>
          </table:table-cell>
          <table:table-cell office:value-type="float" office:value="1797.56" calcext:value-type="float">
            <text:p>1797.56</text:p>
          </table:table-cell>
        </table:table-row>
        <table:table-row table:style-name="ro1">
          <table:table-cell office:value-type="float" office:value="10862965" calcext:value-type="float">
            <text:p>10862965</text:p>
          </table:table-cell>
          <table:table-cell table:formula="of:=[.A681]/1000/(60*60*24)" office:value-type="time" office:time-value="PT03H01M02.965S" calcext:value-type="time">
            <text:p>03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507.13" calcext:value-type="float">
            <text:p>1507.13</text:p>
          </table:table-cell>
          <table:table-cell office:value-type="float" office:value="1800.15" calcext:value-type="float">
            <text:p>1800.15</text:p>
          </table:table-cell>
        </table:table-row>
        <table:table-row table:style-name="ro1">
          <table:table-cell office:value-type="float" office:value="10878965" calcext:value-type="float">
            <text:p>10878965</text:p>
          </table:table-cell>
          <table:table-cell table:formula="of:=[.A682]/1000/(60*60*24)" office:value-type="time" office:time-value="PT03H01M18.965S" calcext:value-type="time">
            <text:p>03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1509.35" calcext:value-type="float">
            <text:p>1509.35</text:p>
          </table:table-cell>
          <table:table-cell office:value-type="float" office:value="1802.74" calcext:value-type="float">
            <text:p>1802.74</text:p>
          </table:table-cell>
        </table:table-row>
        <table:table-row table:style-name="ro1">
          <table:table-cell office:value-type="float" office:value="10894965" calcext:value-type="float">
            <text:p>10894965</text:p>
          </table:table-cell>
          <table:table-cell table:formula="of:=[.A683]/1000/(60*60*24)" office:value-type="time" office:time-value="PT03H01M34.965S" calcext:value-type="time">
            <text:p>03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511.57" calcext:value-type="float">
            <text:p>1511.57</text:p>
          </table:table-cell>
          <table:table-cell office:value-type="float" office:value="1805.33" calcext:value-type="float">
            <text:p>1805.33</text:p>
          </table:table-cell>
        </table:table-row>
        <table:table-row table:style-name="ro1">
          <table:table-cell office:value-type="float" office:value="10910965" calcext:value-type="float">
            <text:p>10910965</text:p>
          </table:table-cell>
          <table:table-cell table:formula="of:=[.A684]/1000/(60*60*24)" office:value-type="time" office:time-value="PT03H01M50.965S" calcext:value-type="time">
            <text:p>03:0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1513.79" calcext:value-type="float">
            <text:p>1513.79</text:p>
          </table:table-cell>
          <table:table-cell office:value-type="float" office:value="1807.92" calcext:value-type="float">
            <text:p>1807.92</text:p>
          </table:table-cell>
        </table:table-row>
        <table:table-row table:style-name="ro1">
          <table:table-cell office:value-type="float" office:value="10926966" calcext:value-type="float">
            <text:p>10926966</text:p>
          </table:table-cell>
          <table:table-cell table:formula="of:=[.A685]/1000/(60*60*24)" office:value-type="time" office:time-value="PT03H02M06.966S" calcext:value-type="time">
            <text:p>03:0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1.79" calcext:value-type="float">
            <text:p>581.79</text:p>
          </table:table-cell>
          <table:table-cell office:value-type="float" office:value="1516.01" calcext:value-type="float">
            <text:p>1516.01</text:p>
          </table:table-cell>
          <table:table-cell office:value-type="float" office:value="1810.51" calcext:value-type="float">
            <text:p>1810.51</text:p>
          </table:table-cell>
        </table:table-row>
        <table:table-row table:style-name="ro1">
          <table:table-cell office:value-type="float" office:value="10942965" calcext:value-type="float">
            <text:p>10942965</text:p>
          </table:table-cell>
          <table:table-cell table:formula="of:=[.A686]/1000/(60*60*24)" office:value-type="time" office:time-value="PT03H02M22.965S" calcext:value-type="time">
            <text:p>03:0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518.22" calcext:value-type="float">
            <text:p>1518.22</text:p>
          </table:table-cell>
          <table:table-cell office:value-type="float" office:value="1813.1" calcext:value-type="float">
            <text:p>1813.1</text:p>
          </table:table-cell>
        </table:table-row>
        <table:table-row table:style-name="ro1">
          <table:table-cell office:value-type="float" office:value="10958965" calcext:value-type="float">
            <text:p>10958965</text:p>
          </table:table-cell>
          <table:table-cell table:formula="of:=[.A687]/1000/(60*60*24)" office:value-type="time" office:time-value="PT03H02M38.965S" calcext:value-type="time">
            <text:p>03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5" calcext:value-type="float">
            <text:p>582.65</text:p>
          </table:table-cell>
          <table:table-cell office:value-type="float" office:value="1520.44" calcext:value-type="float">
            <text:p>1520.44</text:p>
          </table:table-cell>
          <table:table-cell office:value-type="float" office:value="1815.69" calcext:value-type="float">
            <text:p>1815.69</text:p>
          </table:table-cell>
        </table:table-row>
        <table:table-row table:style-name="ro1">
          <table:table-cell office:value-type="float" office:value="10974965" calcext:value-type="float">
            <text:p>10974965</text:p>
          </table:table-cell>
          <table:table-cell table:formula="of:=[.A688]/1000/(60*60*24)" office:value-type="time" office:time-value="PT03H02M54.965S" calcext:value-type="time">
            <text:p>03:0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1522.66" calcext:value-type="float">
            <text:p>1522.66</text:p>
          </table:table-cell>
          <table:table-cell office:value-type="float" office:value="1818.28" calcext:value-type="float">
            <text:p>1818.28</text:p>
          </table:table-cell>
        </table:table-row>
        <table:table-row table:style-name="ro1">
          <table:table-cell office:value-type="float" office:value="10990965" calcext:value-type="float">
            <text:p>10990965</text:p>
          </table:table-cell>
          <table:table-cell table:formula="of:=[.A689]/1000/(60*60*24)" office:value-type="time" office:time-value="PT03H03M10.965S" calcext:value-type="time">
            <text:p>03:0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1524.88" calcext:value-type="float">
            <text:p>1524.88</text:p>
          </table:table-cell>
          <table:table-cell office:value-type="float" office:value="1820.87" calcext:value-type="float">
            <text:p>1820.87</text:p>
          </table:table-cell>
        </table:table-row>
        <table:table-row table:style-name="ro1">
          <table:table-cell office:value-type="float" office:value="11006965" calcext:value-type="float">
            <text:p>11006965</text:p>
          </table:table-cell>
          <table:table-cell table:formula="of:=[.A690]/1000/(60*60*24)" office:value-type="time" office:time-value="PT03H03M26.965S" calcext:value-type="time">
            <text:p>03:0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1527.1" calcext:value-type="float">
            <text:p>1527.1</text:p>
          </table:table-cell>
          <table:table-cell office:value-type="float" office:value="1823.46" calcext:value-type="float">
            <text:p>1823.46</text:p>
          </table:table-cell>
        </table:table-row>
        <table:table-row table:style-name="ro1">
          <table:table-cell office:value-type="float" office:value="11022965" calcext:value-type="float">
            <text:p>11022965</text:p>
          </table:table-cell>
          <table:table-cell table:formula="of:=[.A691]/1000/(60*60*24)" office:value-type="time" office:time-value="PT03H03M42.965S" calcext:value-type="time">
            <text:p>03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1529.32" calcext:value-type="float">
            <text:p>1529.32</text:p>
          </table:table-cell>
          <table:table-cell office:value-type="float" office:value="1826.04" calcext:value-type="float">
            <text:p>1826.04</text:p>
          </table:table-cell>
        </table:table-row>
        <table:table-row table:style-name="ro1">
          <table:table-cell office:value-type="float" office:value="11038965" calcext:value-type="float">
            <text:p>11038965</text:p>
          </table:table-cell>
          <table:table-cell table:formula="of:=[.A692]/1000/(60*60*24)" office:value-type="time" office:time-value="PT03H03M58.965S" calcext:value-type="time">
            <text:p>03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1531.54" calcext:value-type="float">
            <text:p>1531.54</text:p>
          </table:table-cell>
          <table:table-cell office:value-type="float" office:value="1828.63" calcext:value-type="float">
            <text:p>1828.63</text:p>
          </table:table-cell>
        </table:table-row>
        <table:table-row table:style-name="ro1">
          <table:table-cell office:value-type="float" office:value="11054965" calcext:value-type="float">
            <text:p>11054965</text:p>
          </table:table-cell>
          <table:table-cell table:formula="of:=[.A693]/1000/(60*60*24)" office:value-type="time" office:time-value="PT03H04M14.965S" calcext:value-type="time">
            <text:p>03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1533.76" calcext:value-type="float">
            <text:p>1533.76</text:p>
          </table:table-cell>
          <table:table-cell office:value-type="float" office:value="1831.22" calcext:value-type="float">
            <text:p>1831.22</text:p>
          </table:table-cell>
        </table:table-row>
        <table:table-row table:style-name="ro1">
          <table:table-cell office:value-type="float" office:value="11070965" calcext:value-type="float">
            <text:p>11070965</text:p>
          </table:table-cell>
          <table:table-cell table:formula="of:=[.A694]/1000/(60*60*24)" office:value-type="time" office:time-value="PT03H04M30.965S" calcext:value-type="time">
            <text:p>03:0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535.98" calcext:value-type="float">
            <text:p>1535.98</text:p>
          </table:table-cell>
          <table:table-cell office:value-type="float" office:value="1833.81" calcext:value-type="float">
            <text:p>1833.81</text:p>
          </table:table-cell>
        </table:table-row>
        <table:table-row table:style-name="ro1">
          <table:table-cell office:value-type="float" office:value="11086965" calcext:value-type="float">
            <text:p>11086965</text:p>
          </table:table-cell>
          <table:table-cell table:formula="of:=[.A695]/1000/(60*60*24)" office:value-type="time" office:time-value="PT03H04M46.965S" calcext:value-type="time">
            <text:p>03:0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538.2" calcext:value-type="float">
            <text:p>1538.2</text:p>
          </table:table-cell>
          <table:table-cell office:value-type="float" office:value="1836.4" calcext:value-type="float">
            <text:p>1836.4</text:p>
          </table:table-cell>
        </table:table-row>
        <table:table-row table:style-name="ro1">
          <table:table-cell office:value-type="float" office:value="11102965" calcext:value-type="float">
            <text:p>11102965</text:p>
          </table:table-cell>
          <table:table-cell table:formula="of:=[.A696]/1000/(60*60*24)" office:value-type="time" office:time-value="PT03H05M02.965S" calcext:value-type="time">
            <text:p>03:0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540.42" calcext:value-type="float">
            <text:p>1540.42</text:p>
          </table:table-cell>
          <table:table-cell office:value-type="float" office:value="1838.99" calcext:value-type="float">
            <text:p>1838.99</text:p>
          </table:table-cell>
        </table:table-row>
        <table:table-row table:style-name="ro1">
          <table:table-cell office:value-type="float" office:value="11118966" calcext:value-type="float">
            <text:p>11118966</text:p>
          </table:table-cell>
          <table:table-cell table:formula="of:=[.A697]/1000/(60*60*24)" office:value-type="time" office:time-value="PT03H05M18.966S" calcext:value-type="time">
            <text:p>03:0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542.64" calcext:value-type="float">
            <text:p>1542.64</text:p>
          </table:table-cell>
          <table:table-cell office:value-type="float" office:value="1841.58" calcext:value-type="float">
            <text:p>1841.58</text:p>
          </table:table-cell>
        </table:table-row>
        <table:table-row table:style-name="ro1">
          <table:table-cell office:value-type="float" office:value="11134965" calcext:value-type="float">
            <text:p>11134965</text:p>
          </table:table-cell>
          <table:table-cell table:formula="of:=[.A698]/1000/(60*60*24)" office:value-type="time" office:time-value="PT03H05M34.965S" calcext:value-type="time">
            <text:p>03:0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544.86" calcext:value-type="float">
            <text:p>1544.86</text:p>
          </table:table-cell>
          <table:table-cell office:value-type="float" office:value="1844.16" calcext:value-type="float">
            <text:p>1844.16</text:p>
          </table:table-cell>
        </table:table-row>
        <table:table-row table:style-name="ro1">
          <table:table-cell office:value-type="float" office:value="11150965" calcext:value-type="float">
            <text:p>11150965</text:p>
          </table:table-cell>
          <table:table-cell table:formula="of:=[.A699]/1000/(60*60*24)" office:value-type="time" office:time-value="PT03H05M50.965S" calcext:value-type="time">
            <text:p>03:0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547.08" calcext:value-type="float">
            <text:p>1547.08</text:p>
          </table:table-cell>
          <table:table-cell office:value-type="float" office:value="1846.75" calcext:value-type="float">
            <text:p>1846.75</text:p>
          </table:table-cell>
        </table:table-row>
        <table:table-row table:style-name="ro1">
          <table:table-cell office:value-type="float" office:value="11166966" calcext:value-type="float">
            <text:p>11166966</text:p>
          </table:table-cell>
          <table:table-cell table:formula="of:=[.A700]/1000/(60*60*24)" office:value-type="time" office:time-value="PT03H06M06.966S" calcext:value-type="time">
            <text:p>03:06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549.3" calcext:value-type="float">
            <text:p>1549.3</text:p>
          </table:table-cell>
          <table:table-cell office:value-type="float" office:value="1849.33" calcext:value-type="float">
            <text:p>1849.33</text:p>
          </table:table-cell>
        </table:table-row>
        <table:table-row table:style-name="ro1">
          <table:table-cell office:value-type="float" office:value="11182965" calcext:value-type="float">
            <text:p>11182965</text:p>
          </table:table-cell>
          <table:table-cell table:formula="of:=[.A701]/1000/(60*60*24)" office:value-type="time" office:time-value="PT03H06M22.965S" calcext:value-type="time">
            <text:p>03:0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551.52" calcext:value-type="float">
            <text:p>1551.52</text:p>
          </table:table-cell>
          <table:table-cell office:value-type="float" office:value="1851.92" calcext:value-type="float">
            <text:p>1851.92</text:p>
          </table:table-cell>
        </table:table-row>
        <table:table-row table:style-name="ro1">
          <table:table-cell office:value-type="float" office:value="11198965" calcext:value-type="float">
            <text:p>11198965</text:p>
          </table:table-cell>
          <table:table-cell table:formula="of:=[.A702]/1000/(60*60*24)" office:value-type="time" office:time-value="PT03H06M38.965S" calcext:value-type="time">
            <text:p>03:0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553.74" calcext:value-type="float">
            <text:p>1553.74</text:p>
          </table:table-cell>
          <table:table-cell office:value-type="float" office:value="1854.51" calcext:value-type="float">
            <text:p>1854.51</text:p>
          </table:table-cell>
        </table:table-row>
        <table:table-row table:style-name="ro1">
          <table:table-cell office:value-type="float" office:value="11214965" calcext:value-type="float">
            <text:p>11214965</text:p>
          </table:table-cell>
          <table:table-cell table:formula="of:=[.A703]/1000/(60*60*24)" office:value-type="time" office:time-value="PT03H06M54.965S" calcext:value-type="time">
            <text:p>03:0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555.96" calcext:value-type="float">
            <text:p>1555.96</text:p>
          </table:table-cell>
          <table:table-cell office:value-type="float" office:value="1857.09" calcext:value-type="float">
            <text:p>1857.09</text:p>
          </table:table-cell>
        </table:table-row>
        <table:table-row table:style-name="ro1">
          <table:table-cell office:value-type="float" office:value="11230966" calcext:value-type="float">
            <text:p>11230966</text:p>
          </table:table-cell>
          <table:table-cell table:formula="of:=[.A704]/1000/(60*60*24)" office:value-type="time" office:time-value="PT03H07M10.966S" calcext:value-type="time">
            <text:p>03:0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1558.17" calcext:value-type="float">
            <text:p>1558.17</text:p>
          </table:table-cell>
          <table:table-cell office:value-type="float" office:value="1859.68" calcext:value-type="float">
            <text:p>1859.68</text:p>
          </table:table-cell>
        </table:table-row>
        <table:table-row table:style-name="ro1">
          <table:table-cell office:value-type="float" office:value="11246965" calcext:value-type="float">
            <text:p>11246965</text:p>
          </table:table-cell>
          <table:table-cell table:formula="of:=[.A705]/1000/(60*60*24)" office:value-type="time" office:time-value="PT03H07M26.965S" calcext:value-type="time">
            <text:p>03:0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560.39" calcext:value-type="float">
            <text:p>1560.39</text:p>
          </table:table-cell>
          <table:table-cell office:value-type="float" office:value="1862.27" calcext:value-type="float">
            <text:p>1862.27</text:p>
          </table:table-cell>
        </table:table-row>
        <table:table-row table:style-name="ro1">
          <table:table-cell office:value-type="float" office:value="11262965" calcext:value-type="float">
            <text:p>11262965</text:p>
          </table:table-cell>
          <table:table-cell table:formula="of:=[.A706]/1000/(60*60*24)" office:value-type="time" office:time-value="PT03H07M42.965S" calcext:value-type="time">
            <text:p>03:07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562.61" calcext:value-type="float">
            <text:p>1562.61</text:p>
          </table:table-cell>
          <table:table-cell office:value-type="float" office:value="1864.85" calcext:value-type="float">
            <text:p>1864.85</text:p>
          </table:table-cell>
        </table:table-row>
        <table:table-row table:style-name="ro1">
          <table:table-cell office:value-type="float" office:value="11278966" calcext:value-type="float">
            <text:p>11278966</text:p>
          </table:table-cell>
          <table:table-cell table:formula="of:=[.A707]/1000/(60*60*24)" office:value-type="time" office:time-value="PT03H07M58.966S" calcext:value-type="time">
            <text:p>03:0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564.83" calcext:value-type="float">
            <text:p>1564.83</text:p>
          </table:table-cell>
          <table:table-cell office:value-type="float" office:value="1867.44" calcext:value-type="float">
            <text:p>1867.44</text:p>
          </table:table-cell>
        </table:table-row>
        <table:table-row table:style-name="ro1">
          <table:table-cell office:value-type="float" office:value="11294966" calcext:value-type="float">
            <text:p>11294966</text:p>
          </table:table-cell>
          <table:table-cell table:formula="of:=[.A708]/1000/(60*60*24)" office:value-type="time" office:time-value="PT03H08M14.966S" calcext:value-type="time">
            <text:p>03:0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1567.05" calcext:value-type="float">
            <text:p>1567.05</text:p>
          </table:table-cell>
          <table:table-cell office:value-type="float" office:value="1870.02" calcext:value-type="float">
            <text:p>1870.02</text:p>
          </table:table-cell>
        </table:table-row>
        <table:table-row table:style-name="ro1">
          <table:table-cell office:value-type="float" office:value="11310965" calcext:value-type="float">
            <text:p>11310965</text:p>
          </table:table-cell>
          <table:table-cell table:formula="of:=[.A709]/1000/(60*60*24)" office:value-type="time" office:time-value="PT03H08M30.965S" calcext:value-type="time">
            <text:p>03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569.27" calcext:value-type="float">
            <text:p>1569.27</text:p>
          </table:table-cell>
          <table:table-cell office:value-type="float" office:value="1872.61" calcext:value-type="float">
            <text:p>1872.61</text:p>
          </table:table-cell>
        </table:table-row>
        <table:table-row table:style-name="ro1">
          <table:table-cell office:value-type="float" office:value="11326966" calcext:value-type="float">
            <text:p>11326966</text:p>
          </table:table-cell>
          <table:table-cell table:formula="of:=[.A710]/1000/(60*60*24)" office:value-type="time" office:time-value="PT03H08M46.966S" calcext:value-type="time">
            <text:p>03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48" calcext:value-type="float">
            <text:p>582.48</text:p>
          </table:table-cell>
          <table:table-cell office:value-type="float" office:value="1571.49" calcext:value-type="float">
            <text:p>1571.49</text:p>
          </table:table-cell>
          <table:table-cell office:value-type="float" office:value="1875.19" calcext:value-type="float">
            <text:p>1875.19</text:p>
          </table:table-cell>
        </table:table-row>
        <table:table-row table:style-name="ro1">
          <table:table-cell office:value-type="float" office:value="11342966" calcext:value-type="float">
            <text:p>11342966</text:p>
          </table:table-cell>
          <table:table-cell table:formula="of:=[.A711]/1000/(60*60*24)" office:value-type="time" office:time-value="PT03H09M02.966S" calcext:value-type="time">
            <text:p>03:09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1877.78" calcext:value-type="float">
            <text:p>1877.78</text:p>
          </table:table-cell>
        </table:table-row>
        <table:table-row table:style-name="ro1">
          <table:table-cell office:value-type="float" office:value="11358965" calcext:value-type="float">
            <text:p>11358965</text:p>
          </table:table-cell>
          <table:table-cell table:formula="of:=[.A712]/1000/(60*60*24)" office:value-type="time" office:time-value="PT03H09M18.965S" calcext:value-type="time">
            <text:p>03:0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1575.93" calcext:value-type="float">
            <text:p>1575.93</text:p>
          </table:table-cell>
          <table:table-cell office:value-type="float" office:value="1880.36" calcext:value-type="float">
            <text:p>1880.36</text:p>
          </table:table-cell>
        </table:table-row>
        <table:table-row table:style-name="ro1">
          <table:table-cell office:value-type="float" office:value="11374965" calcext:value-type="float">
            <text:p>11374965</text:p>
          </table:table-cell>
          <table:table-cell table:formula="of:=[.A713]/1000/(60*60*24)" office:value-type="time" office:time-value="PT03H09M34.965S" calcext:value-type="time">
            <text:p>03:09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578.15" calcext:value-type="float">
            <text:p>1578.15</text:p>
          </table:table-cell>
          <table:table-cell office:value-type="float" office:value="1882.94" calcext:value-type="float">
            <text:p>1882.94</text:p>
          </table:table-cell>
        </table:table-row>
        <table:table-row table:style-name="ro1">
          <table:table-cell office:value-type="float" office:value="11390966" calcext:value-type="float">
            <text:p>11390966</text:p>
          </table:table-cell>
          <table:table-cell table:formula="of:=[.A714]/1000/(60*60*24)" office:value-type="time" office:time-value="PT03H09M50.966S" calcext:value-type="time">
            <text:p>03:0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1580.37" calcext:value-type="float">
            <text:p>1580.37</text:p>
          </table:table-cell>
          <table:table-cell office:value-type="float" office:value="1885.52" calcext:value-type="float">
            <text:p>1885.52</text:p>
          </table:table-cell>
        </table:table-row>
        <table:table-row table:style-name="ro1">
          <table:table-cell office:value-type="float" office:value="11406965" calcext:value-type="float">
            <text:p>11406965</text:p>
          </table:table-cell>
          <table:table-cell table:formula="of:=[.A715]/1000/(60*60*24)" office:value-type="time" office:time-value="PT03H10M06.965S" calcext:value-type="time">
            <text:p>03:10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582.59" calcext:value-type="float">
            <text:p>1582.59</text:p>
          </table:table-cell>
          <table:table-cell office:value-type="float" office:value="1888.1" calcext:value-type="float">
            <text:p>1888.1</text:p>
          </table:table-cell>
        </table:table-row>
        <table:table-row table:style-name="ro1">
          <table:table-cell office:value-type="float" office:value="11422965" calcext:value-type="float">
            <text:p>11422965</text:p>
          </table:table-cell>
          <table:table-cell table:formula="of:=[.A716]/1000/(60*60*24)" office:value-type="time" office:time-value="PT03H10M22.965S" calcext:value-type="time">
            <text:p>03:1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9" calcext:value-type="float">
            <text:p>582.29</text:p>
          </table:table-cell>
          <table:table-cell office:value-type="float" office:value="1584.81" calcext:value-type="float">
            <text:p>1584.81</text:p>
          </table:table-cell>
          <table:table-cell office:value-type="float" office:value="1890.69" calcext:value-type="float">
            <text:p>1890.69</text:p>
          </table:table-cell>
        </table:table-row>
        <table:table-row table:style-name="ro1">
          <table:table-cell office:value-type="float" office:value="11438965" calcext:value-type="float">
            <text:p>11438965</text:p>
          </table:table-cell>
          <table:table-cell table:formula="of:=[.A717]/1000/(60*60*24)" office:value-type="time" office:time-value="PT03H10M38.965S" calcext:value-type="time">
            <text:p>03:10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587.03" calcext:value-type="float">
            <text:p>1587.03</text:p>
          </table:table-cell>
          <table:table-cell office:value-type="float" office:value="1893.27" calcext:value-type="float">
            <text:p>1893.27</text:p>
          </table:table-cell>
        </table:table-row>
        <table:table-row table:style-name="ro1">
          <table:table-cell office:value-type="float" office:value="11454966" calcext:value-type="float">
            <text:p>11454966</text:p>
          </table:table-cell>
          <table:table-cell table:formula="of:=[.A718]/1000/(60*60*24)" office:value-type="time" office:time-value="PT03H10M54.966S" calcext:value-type="time">
            <text:p>03:10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589.25" calcext:value-type="float">
            <text:p>1589.25</text:p>
          </table:table-cell>
          <table:table-cell office:value-type="float" office:value="1895.85" calcext:value-type="float">
            <text:p>1895.85</text:p>
          </table:table-cell>
        </table:table-row>
        <table:table-row table:style-name="ro1">
          <table:table-cell office:value-type="float" office:value="11470966" calcext:value-type="float">
            <text:p>11470966</text:p>
          </table:table-cell>
          <table:table-cell table:formula="of:=[.A719]/1000/(60*60*24)" office:value-type="time" office:time-value="PT03H11M10.966S" calcext:value-type="time">
            <text:p>03:1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1591.47" calcext:value-type="float">
            <text:p>1591.47</text:p>
          </table:table-cell>
          <table:table-cell office:value-type="float" office:value="1898.43" calcext:value-type="float">
            <text:p>1898.43</text:p>
          </table:table-cell>
        </table:table-row>
        <table:table-row table:style-name="ro1">
          <table:table-cell office:value-type="float" office:value="11486965" calcext:value-type="float">
            <text:p>11486965</text:p>
          </table:table-cell>
          <table:table-cell table:formula="of:=[.A720]/1000/(60*60*24)" office:value-type="time" office:time-value="PT03H11M26.965S" calcext:value-type="time">
            <text:p>03:11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593.69" calcext:value-type="float">
            <text:p>1593.69</text:p>
          </table:table-cell>
          <table:table-cell office:value-type="float" office:value="1901.01" calcext:value-type="float">
            <text:p>1901.01</text:p>
          </table:table-cell>
        </table:table-row>
        <table:table-row table:style-name="ro1">
          <table:table-cell office:value-type="float" office:value="11502965" calcext:value-type="float">
            <text:p>11502965</text:p>
          </table:table-cell>
          <table:table-cell table:formula="of:=[.A721]/1000/(60*60*24)" office:value-type="time" office:time-value="PT03H11M42.965S" calcext:value-type="time">
            <text:p>03:11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39" calcext:value-type="float">
            <text:p>580.39</text:p>
          </table:table-cell>
          <table:table-cell office:value-type="float" office:value="1595.91" calcext:value-type="float">
            <text:p>1595.91</text:p>
          </table:table-cell>
          <table:table-cell office:value-type="float" office:value="1903.59" calcext:value-type="float">
            <text:p>1903.59</text:p>
          </table:table-cell>
        </table:table-row>
        <table:table-row table:style-name="ro1">
          <table:table-cell office:value-type="float" office:value="11518965" calcext:value-type="float">
            <text:p>11518965</text:p>
          </table:table-cell>
          <table:table-cell table:formula="of:=[.A722]/1000/(60*60*24)" office:value-type="time" office:time-value="PT03H11M58.965S" calcext:value-type="time">
            <text:p>03:11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598.13" calcext:value-type="float">
            <text:p>1598.13</text:p>
          </table:table-cell>
          <table:table-cell office:value-type="float" office:value="1906.17" calcext:value-type="float">
            <text:p>1906.17</text:p>
          </table:table-cell>
        </table:table-row>
        <table:table-row table:style-name="ro1">
          <table:table-cell office:value-type="float" office:value="11534966" calcext:value-type="float">
            <text:p>11534966</text:p>
          </table:table-cell>
          <table:table-cell table:formula="of:=[.A723]/1000/(60*60*24)" office:value-type="time" office:time-value="PT03H12M14.966S" calcext:value-type="time">
            <text:p>03:12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600.35" calcext:value-type="float">
            <text:p>1600.35</text:p>
          </table:table-cell>
          <table:table-cell office:value-type="float" office:value="1908.75" calcext:value-type="float">
            <text:p>1908.75</text:p>
          </table:table-cell>
        </table:table-row>
        <table:table-row table:style-name="ro1">
          <table:table-cell office:value-type="float" office:value="11550965" calcext:value-type="float">
            <text:p>11550965</text:p>
          </table:table-cell>
          <table:table-cell table:formula="of:=[.A724]/1000/(60*60*24)" office:value-type="time" office:time-value="PT03H12M30.965S" calcext:value-type="time">
            <text:p>03:12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1602.57" calcext:value-type="float">
            <text:p>1602.57</text:p>
          </table:table-cell>
          <table:table-cell office:value-type="float" office:value="1911.33" calcext:value-type="float">
            <text:p>1911.33</text:p>
          </table:table-cell>
        </table:table-row>
        <table:table-row table:style-name="ro1">
          <table:table-cell office:value-type="float" office:value="11566965" calcext:value-type="float">
            <text:p>11566965</text:p>
          </table:table-cell>
          <table:table-cell table:formula="of:=[.A725]/1000/(60*60*24)" office:value-type="time" office:time-value="PT03H12M46.965S" calcext:value-type="time">
            <text:p>03:1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604.79" calcext:value-type="float">
            <text:p>1604.79</text:p>
          </table:table-cell>
          <table:table-cell office:value-type="float" office:value="1913.91" calcext:value-type="float">
            <text:p>1913.91</text:p>
          </table:table-cell>
        </table:table-row>
        <table:table-row table:style-name="ro1">
          <table:table-cell office:value-type="float" office:value="11582965" calcext:value-type="float">
            <text:p>11582965</text:p>
          </table:table-cell>
          <table:table-cell table:formula="of:=[.A726]/1000/(60*60*24)" office:value-type="time" office:time-value="PT03H13M02.965S" calcext:value-type="time">
            <text:p>03:13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607.01" calcext:value-type="float">
            <text:p>1607.01</text:p>
          </table:table-cell>
          <table:table-cell office:value-type="float" office:value="1916.49" calcext:value-type="float">
            <text:p>1916.49</text:p>
          </table:table-cell>
        </table:table-row>
        <table:table-row table:style-name="ro1">
          <table:table-cell office:value-type="float" office:value="11598965" calcext:value-type="float">
            <text:p>11598965</text:p>
          </table:table-cell>
          <table:table-cell table:formula="of:=[.A727]/1000/(60*60*24)" office:value-type="time" office:time-value="PT03H13M18.965S" calcext:value-type="time">
            <text:p>03:13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609.23" calcext:value-type="float">
            <text:p>1609.23</text:p>
          </table:table-cell>
          <table:table-cell office:value-type="float" office:value="1919.07" calcext:value-type="float">
            <text:p>1919.07</text:p>
          </table:table-cell>
        </table:table-row>
        <table:table-row table:style-name="ro1">
          <table:table-cell office:value-type="float" office:value="11614965" calcext:value-type="float">
            <text:p>11614965</text:p>
          </table:table-cell>
          <table:table-cell table:formula="of:=[.A728]/1000/(60*60*24)" office:value-type="time" office:time-value="PT03H13M34.965S" calcext:value-type="time">
            <text:p>03:13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1611.45" calcext:value-type="float">
            <text:p>1611.45</text:p>
          </table:table-cell>
          <table:table-cell office:value-type="float" office:value="1921.65" calcext:value-type="float">
            <text:p>1921.65</text:p>
          </table:table-cell>
        </table:table-row>
        <table:table-row table:style-name="ro1">
          <table:table-cell office:value-type="float" office:value="11630965" calcext:value-type="float">
            <text:p>11630965</text:p>
          </table:table-cell>
          <table:table-cell table:formula="of:=[.A729]/1000/(60*60*24)" office:value-type="time" office:time-value="PT03H13M50.965S" calcext:value-type="time">
            <text:p>03:13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9" calcext:value-type="float">
            <text:p>580.29</text:p>
          </table:table-cell>
          <table:table-cell office:value-type="float" office:value="1613.67" calcext:value-type="float">
            <text:p>1613.67</text:p>
          </table:table-cell>
          <table:table-cell office:value-type="float" office:value="1924.23" calcext:value-type="float">
            <text:p>1924.23</text:p>
          </table:table-cell>
        </table:table-row>
        <table:table-row table:style-name="ro1">
          <table:table-cell office:value-type="float" office:value="11646965" calcext:value-type="float">
            <text:p>11646965</text:p>
          </table:table-cell>
          <table:table-cell table:formula="of:=[.A730]/1000/(60*60*24)" office:value-type="time" office:time-value="PT03H14M06.965S" calcext:value-type="time">
            <text:p>03:14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615.89" calcext:value-type="float">
            <text:p>1615.89</text:p>
          </table:table-cell>
          <table:table-cell office:value-type="float" office:value="1926.81" calcext:value-type="float">
            <text:p>1926.81</text:p>
          </table:table-cell>
        </table:table-row>
        <table:table-row table:style-name="ro1">
          <table:table-cell office:value-type="float" office:value="11662965" calcext:value-type="float">
            <text:p>11662965</text:p>
          </table:table-cell>
          <table:table-cell table:formula="of:=[.A731]/1000/(60*60*24)" office:value-type="time" office:time-value="PT03H14M22.965S" calcext:value-type="time">
            <text:p>03:1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618.11" calcext:value-type="float">
            <text:p>1618.11</text:p>
          </table:table-cell>
          <table:table-cell office:value-type="float" office:value="1929.39" calcext:value-type="float">
            <text:p>1929.39</text:p>
          </table:table-cell>
        </table:table-row>
        <table:table-row table:style-name="ro1">
          <table:table-cell office:value-type="float" office:value="11678965" calcext:value-type="float">
            <text:p>11678965</text:p>
          </table:table-cell>
          <table:table-cell table:formula="of:=[.A732]/1000/(60*60*24)" office:value-type="time" office:time-value="PT03H14M38.965S" calcext:value-type="time">
            <text:p>03:14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620.33" calcext:value-type="float">
            <text:p>1620.33</text:p>
          </table:table-cell>
          <table:table-cell office:value-type="float" office:value="1931.97" calcext:value-type="float">
            <text:p>1931.97</text:p>
          </table:table-cell>
        </table:table-row>
        <table:table-row table:style-name="ro1">
          <table:table-cell office:value-type="float" office:value="11694966" calcext:value-type="float">
            <text:p>11694966</text:p>
          </table:table-cell>
          <table:table-cell table:formula="of:=[.A733]/1000/(60*60*24)" office:value-type="time" office:time-value="PT03H14M54.966S" calcext:value-type="time">
            <text:p>03:14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9" calcext:value-type="float">
            <text:p>580.19</text:p>
          </table:table-cell>
          <table:table-cell office:value-type="float" office:value="1622.55" calcext:value-type="float">
            <text:p>1622.55</text:p>
          </table:table-cell>
          <table:table-cell office:value-type="float" office:value="1934.54" calcext:value-type="float">
            <text:p>1934.54</text:p>
          </table:table-cell>
        </table:table-row>
        <table:table-row table:style-name="ro1">
          <table:table-cell office:value-type="float" office:value="11710965" calcext:value-type="float">
            <text:p>11710965</text:p>
          </table:table-cell>
          <table:table-cell table:formula="of:=[.A734]/1000/(60*60*24)" office:value-type="time" office:time-value="PT03H15M10.965S" calcext:value-type="time">
            <text:p>03:15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624.76" calcext:value-type="float">
            <text:p>1624.76</text:p>
          </table:table-cell>
          <table:table-cell office:value-type="float" office:value="1937.12" calcext:value-type="float">
            <text:p>1937.12</text:p>
          </table:table-cell>
        </table:table-row>
        <table:table-row table:style-name="ro1">
          <table:table-cell office:value-type="float" office:value="11726965" calcext:value-type="float">
            <text:p>11726965</text:p>
          </table:table-cell>
          <table:table-cell table:formula="of:=[.A735]/1000/(60*60*24)" office:value-type="time" office:time-value="PT03H15M26.965S" calcext:value-type="time">
            <text:p>03:15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626.98" calcext:value-type="float">
            <text:p>1626.98</text:p>
          </table:table-cell>
          <table:table-cell office:value-type="float" office:value="1939.7" calcext:value-type="float">
            <text:p>1939.7</text:p>
          </table:table-cell>
        </table:table-row>
        <table:table-row table:style-name="ro1">
          <table:table-cell office:value-type="float" office:value="11742966" calcext:value-type="float">
            <text:p>11742966</text:p>
          </table:table-cell>
          <table:table-cell table:formula="of:=[.A736]/1000/(60*60*24)" office:value-type="time" office:time-value="PT03H15M42.966S" calcext:value-type="time">
            <text:p>03:15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629.2" calcext:value-type="float">
            <text:p>1629.2</text:p>
          </table:table-cell>
          <table:table-cell office:value-type="float" office:value="1942.28" calcext:value-type="float">
            <text:p>1942.28</text:p>
          </table:table-cell>
        </table:table-row>
        <table:table-row table:style-name="ro1">
          <table:table-cell office:value-type="float" office:value="11758965" calcext:value-type="float">
            <text:p>11758965</text:p>
          </table:table-cell>
          <table:table-cell table:formula="of:=[.A737]/1000/(60*60*24)" office:value-type="time" office:time-value="PT03H15M58.965S" calcext:value-type="time">
            <text:p>03:15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631.42" calcext:value-type="float">
            <text:p>1631.42</text:p>
          </table:table-cell>
          <table:table-cell office:value-type="float" office:value="1944.85" calcext:value-type="float">
            <text:p>1944.85</text:p>
          </table:table-cell>
        </table:table-row>
        <table:table-row table:style-name="ro1">
          <table:table-cell office:value-type="float" office:value="11774965" calcext:value-type="float">
            <text:p>11774965</text:p>
          </table:table-cell>
          <table:table-cell table:formula="of:=[.A738]/1000/(60*60*24)" office:value-type="time" office:time-value="PT03H16M14.965S" calcext:value-type="time">
            <text:p>03:16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633.64" calcext:value-type="float">
            <text:p>1633.64</text:p>
          </table:table-cell>
          <table:table-cell office:value-type="float" office:value="1947.43" calcext:value-type="float">
            <text:p>1947.43</text:p>
          </table:table-cell>
        </table:table-row>
        <table:table-row table:style-name="ro1">
          <table:table-cell office:value-type="float" office:value="11790966" calcext:value-type="float">
            <text:p>11790966</text:p>
          </table:table-cell>
          <table:table-cell table:formula="of:=[.A739]/1000/(60*60*24)" office:value-type="time" office:time-value="PT03H16M30.966S" calcext:value-type="time">
            <text:p>03:16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49" calcext:value-type="float">
            <text:p>580.49</text:p>
          </table:table-cell>
          <table:table-cell office:value-type="float" office:value="1635.86" calcext:value-type="float">
            <text:p>1635.86</text:p>
          </table:table-cell>
          <table:table-cell office:value-type="float" office:value="1950.01" calcext:value-type="float">
            <text:p>1950.01</text:p>
          </table:table-cell>
        </table:table-row>
        <table:table-row table:style-name="ro1">
          <table:table-cell office:value-type="float" office:value="11806966" calcext:value-type="float">
            <text:p>11806966</text:p>
          </table:table-cell>
          <table:table-cell table:formula="of:=[.A740]/1000/(60*60*24)" office:value-type="time" office:time-value="PT03H16M46.966S" calcext:value-type="time">
            <text:p>03:16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638.08" calcext:value-type="float">
            <text:p>1638.08</text:p>
          </table:table-cell>
          <table:table-cell office:value-type="float" office:value="1952.58" calcext:value-type="float">
            <text:p>1952.58</text:p>
          </table:table-cell>
        </table:table-row>
        <table:table-row table:style-name="ro1">
          <table:table-cell office:value-type="float" office:value="11822966" calcext:value-type="float">
            <text:p>11822966</text:p>
          </table:table-cell>
          <table:table-cell table:formula="of:=[.A741]/1000/(60*60*24)" office:value-type="time" office:time-value="PT03H17M02.966S" calcext:value-type="time">
            <text:p>03:17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640.3" calcext:value-type="float">
            <text:p>1640.3</text:p>
          </table:table-cell>
          <table:table-cell office:value-type="float" office:value="1955.16" calcext:value-type="float">
            <text:p>1955.16</text:p>
          </table:table-cell>
        </table:table-row>
        <table:table-row table:style-name="ro1">
          <table:table-cell office:value-type="float" office:value="11838966" calcext:value-type="float">
            <text:p>11838966</text:p>
          </table:table-cell>
          <table:table-cell table:formula="of:=[.A742]/1000/(60*60*24)" office:value-type="time" office:time-value="PT03H17M18.966S" calcext:value-type="time">
            <text:p>03:17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642.52" calcext:value-type="float">
            <text:p>1642.52</text:p>
          </table:table-cell>
          <table:table-cell office:value-type="float" office:value="1957.74" calcext:value-type="float">
            <text:p>1957.74</text:p>
          </table:table-cell>
        </table:table-row>
        <table:table-row table:style-name="ro1">
          <table:table-cell office:value-type="float" office:value="11854966" calcext:value-type="float">
            <text:p>11854966</text:p>
          </table:table-cell>
          <table:table-cell table:formula="of:=[.A743]/1000/(60*60*24)" office:value-type="time" office:time-value="PT03H17M34.966S" calcext:value-type="time">
            <text:p>03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644.74" calcext:value-type="float">
            <text:p>1644.74</text:p>
          </table:table-cell>
          <table:table-cell office:value-type="float" office:value="1960.31" calcext:value-type="float">
            <text:p>1960.31</text:p>
          </table:table-cell>
        </table:table-row>
        <table:table-row table:style-name="ro1">
          <table:table-cell office:value-type="float" office:value="11870965" calcext:value-type="float">
            <text:p>11870965</text:p>
          </table:table-cell>
          <table:table-cell table:formula="of:=[.A744]/1000/(60*60*24)" office:value-type="time" office:time-value="PT03H17M50.965S" calcext:value-type="time">
            <text:p>03:17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646.96" calcext:value-type="float">
            <text:p>1646.96</text:p>
          </table:table-cell>
          <table:table-cell office:value-type="float" office:value="1962.89" calcext:value-type="float">
            <text:p>1962.89</text:p>
          </table:table-cell>
        </table:table-row>
        <table:table-row table:style-name="ro1">
          <table:table-cell office:value-type="float" office:value="11886965" calcext:value-type="float">
            <text:p>11886965</text:p>
          </table:table-cell>
          <table:table-cell table:formula="of:=[.A745]/1000/(60*60*24)" office:value-type="time" office:time-value="PT03H18M06.965S" calcext:value-type="time">
            <text:p>03:18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5" calcext:value-type="float">
            <text:p>579.95</text:p>
          </table:table-cell>
          <table:table-cell office:value-type="float" office:value="1649.18" calcext:value-type="float">
            <text:p>1649.18</text:p>
          </table:table-cell>
          <table:table-cell office:value-type="float" office:value="1965.46" calcext:value-type="float">
            <text:p>1965.46</text:p>
          </table:table-cell>
        </table:table-row>
        <table:table-row table:style-name="ro1">
          <table:table-cell office:value-type="float" office:value="11902965" calcext:value-type="float">
            <text:p>11902965</text:p>
          </table:table-cell>
          <table:table-cell table:formula="of:=[.A746]/1000/(60*60*24)" office:value-type="time" office:time-value="PT03H18M22.965S" calcext:value-type="time">
            <text:p>03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" calcext:value-type="float">
            <text:p>578.5</text:p>
          </table:table-cell>
          <table:table-cell office:value-type="float" office:value="1651.4" calcext:value-type="float">
            <text:p>1651.4</text:p>
          </table:table-cell>
          <table:table-cell office:value-type="float" office:value="1968.03" calcext:value-type="float">
            <text:p>1968.03</text:p>
          </table:table-cell>
        </table:table-row>
        <table:table-row table:style-name="ro1">
          <table:table-cell office:value-type="float" office:value="11918965" calcext:value-type="float">
            <text:p>11918965</text:p>
          </table:table-cell>
          <table:table-cell table:formula="of:=[.A747]/1000/(60*60*24)" office:value-type="time" office:time-value="PT03H18M38.965S" calcext:value-type="time">
            <text:p>03:18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653.62" calcext:value-type="float">
            <text:p>1653.62</text:p>
          </table:table-cell>
          <table:table-cell office:value-type="float" office:value="1970.61" calcext:value-type="float">
            <text:p>1970.61</text:p>
          </table:table-cell>
        </table:table-row>
        <table:table-row table:style-name="ro1">
          <table:table-cell office:value-type="float" office:value="11934965" calcext:value-type="float">
            <text:p>11934965</text:p>
          </table:table-cell>
          <table:table-cell table:formula="of:=[.A748]/1000/(60*60*24)" office:value-type="time" office:time-value="PT03H18M54.965S" calcext:value-type="time">
            <text:p>03:18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5" calcext:value-type="float">
            <text:p>577.95</text:p>
          </table:table-cell>
          <table:table-cell office:value-type="float" office:value="1655.84" calcext:value-type="float">
            <text:p>1655.84</text:p>
          </table:table-cell>
          <table:table-cell office:value-type="float" office:value="1973.18" calcext:value-type="float">
            <text:p>1973.18</text:p>
          </table:table-cell>
        </table:table-row>
        <table:table-row table:style-name="ro1">
          <table:table-cell office:value-type="float" office:value="11950965" calcext:value-type="float">
            <text:p>11950965</text:p>
          </table:table-cell>
          <table:table-cell table:formula="of:=[.A749]/1000/(60*60*24)" office:value-type="time" office:time-value="PT03H19M10.965S" calcext:value-type="time">
            <text:p>03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6" calcext:value-type="float">
            <text:p>578.66</text:p>
          </table:table-cell>
          <table:table-cell office:value-type="float" office:value="1658.06" calcext:value-type="float">
            <text:p>1658.06</text:p>
          </table:table-cell>
          <table:table-cell office:value-type="float" office:value="1975.75" calcext:value-type="float">
            <text:p>1975.75</text:p>
          </table:table-cell>
        </table:table-row>
        <table:table-row table:style-name="ro1">
          <table:table-cell office:value-type="float" office:value="11966965" calcext:value-type="float">
            <text:p>11966965</text:p>
          </table:table-cell>
          <table:table-cell table:formula="of:=[.A750]/1000/(60*60*24)" office:value-type="time" office:time-value="PT03H19M26.965S" calcext:value-type="time">
            <text:p>03:19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660.28" calcext:value-type="float">
            <text:p>1660.28</text:p>
          </table:table-cell>
          <table:table-cell office:value-type="float" office:value="1978.33" calcext:value-type="float">
            <text:p>1978.33</text:p>
          </table:table-cell>
        </table:table-row>
        <table:table-row table:style-name="ro1">
          <table:table-cell office:value-type="float" office:value="11982966" calcext:value-type="float">
            <text:p>11982966</text:p>
          </table:table-cell>
          <table:table-cell table:formula="of:=[.A751]/1000/(60*60*24)" office:value-type="time" office:time-value="PT03H19M42.966S" calcext:value-type="time">
            <text:p>03:19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662.5" calcext:value-type="float">
            <text:p>1662.5</text:p>
          </table:table-cell>
          <table:table-cell office:value-type="float" office:value="1980.9" calcext:value-type="float">
            <text:p>1980.9</text:p>
          </table:table-cell>
        </table:table-row>
        <table:table-row table:style-name="ro1">
          <table:table-cell office:value-type="float" office:value="11998965" calcext:value-type="float">
            <text:p>11998965</text:p>
          </table:table-cell>
          <table:table-cell table:formula="of:=[.A752]/1000/(60*60*24)" office:value-type="time" office:time-value="PT03H19M58.965S" calcext:value-type="time">
            <text:p>03:19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664.72" calcext:value-type="float">
            <text:p>1664.72</text:p>
          </table:table-cell>
          <table:table-cell office:value-type="float" office:value="1983.47" calcext:value-type="float">
            <text:p>1983.47</text:p>
          </table:table-cell>
        </table:table-row>
        <table:table-row table:style-name="ro1">
          <table:table-cell office:value-type="float" office:value="12014965" calcext:value-type="float">
            <text:p>12014965</text:p>
          </table:table-cell>
          <table:table-cell table:formula="of:=[.A753]/1000/(60*60*24)" office:value-type="time" office:time-value="PT03H20M14.965S" calcext:value-type="time">
            <text:p>03:20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6" calcext:value-type="float">
            <text:p>580.16</text:p>
          </table:table-cell>
          <table:table-cell office:value-type="float" office:value="1666.94" calcext:value-type="float">
            <text:p>1666.94</text:p>
          </table:table-cell>
          <table:table-cell office:value-type="float" office:value="1986.04" calcext:value-type="float">
            <text:p>1986.04</text:p>
          </table:table-cell>
        </table:table-row>
        <table:table-row table:style-name="ro1">
          <table:table-cell office:value-type="float" office:value="12030965" calcext:value-type="float">
            <text:p>12030965</text:p>
          </table:table-cell>
          <table:table-cell table:formula="of:=[.A754]/1000/(60*60*24)" office:value-type="time" office:time-value="PT03H20M30.965S" calcext:value-type="time">
            <text:p>03:20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669.16" calcext:value-type="float">
            <text:p>1669.16</text:p>
          </table:table-cell>
          <table:table-cell office:value-type="float" office:value="1988.61" calcext:value-type="float">
            <text:p>1988.61</text:p>
          </table:table-cell>
        </table:table-row>
        <table:table-row table:style-name="ro1">
          <table:table-cell office:value-type="float" office:value="12046965" calcext:value-type="float">
            <text:p>12046965</text:p>
          </table:table-cell>
          <table:table-cell table:formula="of:=[.A755]/1000/(60*60*24)" office:value-type="time" office:time-value="PT03H20M46.965S" calcext:value-type="time">
            <text:p>03:20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671.37" calcext:value-type="float">
            <text:p>1671.37</text:p>
          </table:table-cell>
          <table:table-cell office:value-type="float" office:value="1991.18" calcext:value-type="float">
            <text:p>1991.18</text:p>
          </table:table-cell>
        </table:table-row>
        <table:table-row table:style-name="ro1">
          <table:table-cell office:value-type="float" office:value="12062965" calcext:value-type="float">
            <text:p>12062965</text:p>
          </table:table-cell>
          <table:table-cell table:formula="of:=[.A756]/1000/(60*60*24)" office:value-type="time" office:time-value="PT03H21M02.965S" calcext:value-type="time">
            <text:p>03:21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673.59" calcext:value-type="float">
            <text:p>1673.59</text:p>
          </table:table-cell>
          <table:table-cell office:value-type="float" office:value="1993.75" calcext:value-type="float">
            <text:p>1993.75</text:p>
          </table:table-cell>
        </table:table-row>
        <table:table-row table:style-name="ro1">
          <table:table-cell office:value-type="float" office:value="12078965" calcext:value-type="float">
            <text:p>12078965</text:p>
          </table:table-cell>
          <table:table-cell table:formula="of:=[.A757]/1000/(60*60*24)" office:value-type="time" office:time-value="PT03H21M18.965S" calcext:value-type="time">
            <text:p>03:21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996.32" calcext:value-type="float">
            <text:p>1996.32</text:p>
          </table:table-cell>
        </table:table-row>
        <table:table-row table:style-name="ro1">
          <table:table-cell office:value-type="float" office:value="12094965" calcext:value-type="float">
            <text:p>12094965</text:p>
          </table:table-cell>
          <table:table-cell table:formula="of:=[.A758]/1000/(60*60*24)" office:value-type="time" office:time-value="PT03H21M34.965S" calcext:value-type="time">
            <text:p>03:21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1678.03" calcext:value-type="float">
            <text:p>1678.03</text:p>
          </table:table-cell>
          <table:table-cell office:value-type="float" office:value="1998.89" calcext:value-type="float">
            <text:p>1998.89</text:p>
          </table:table-cell>
        </table:table-row>
        <table:table-row table:style-name="ro1">
          <table:table-cell office:value-type="float" office:value="12110965" calcext:value-type="float">
            <text:p>12110965</text:p>
          </table:table-cell>
          <table:table-cell table:formula="of:=[.A759]/1000/(60*60*24)" office:value-type="time" office:time-value="PT03H21M50.965S" calcext:value-type="time">
            <text:p>03:21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" calcext:value-type="float">
            <text:p>578.5</text:p>
          </table:table-cell>
          <table:table-cell office:value-type="float" office:value="1680.25" calcext:value-type="float">
            <text:p>1680.25</text:p>
          </table:table-cell>
          <table:table-cell office:value-type="float" office:value="2001.46" calcext:value-type="float">
            <text:p>2001.46</text:p>
          </table:table-cell>
        </table:table-row>
        <table:table-row table:style-name="ro1">
          <table:table-cell office:value-type="float" office:value="12126966" calcext:value-type="float">
            <text:p>12126966</text:p>
          </table:table-cell>
          <table:table-cell table:formula="of:=[.A760]/1000/(60*60*24)" office:value-type="time" office:time-value="PT03H22M06.966S" calcext:value-type="time">
            <text:p>03:22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9" calcext:value-type="float">
            <text:p>578.29</text:p>
          </table:table-cell>
          <table:table-cell office:value-type="float" office:value="1682.47" calcext:value-type="float">
            <text:p>1682.47</text:p>
          </table:table-cell>
          <table:table-cell office:value-type="float" office:value="2004.03" calcext:value-type="float">
            <text:p>2004.03</text:p>
          </table:table-cell>
        </table:table-row>
        <table:table-row table:style-name="ro1">
          <table:table-cell office:value-type="float" office:value="12142965" calcext:value-type="float">
            <text:p>12142965</text:p>
          </table:table-cell>
          <table:table-cell table:formula="of:=[.A761]/1000/(60*60*24)" office:value-type="time" office:time-value="PT03H22M22.965S" calcext:value-type="time">
            <text:p>03:22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684.69" calcext:value-type="float">
            <text:p>1684.69</text:p>
          </table:table-cell>
          <table:table-cell office:value-type="float" office:value="2006.6" calcext:value-type="float">
            <text:p>2006.6</text:p>
          </table:table-cell>
        </table:table-row>
        <table:table-row table:style-name="ro1">
          <table:table-cell office:value-type="float" office:value="12158965" calcext:value-type="float">
            <text:p>12158965</text:p>
          </table:table-cell>
          <table:table-cell table:formula="of:=[.A762]/1000/(60*60*24)" office:value-type="time" office:time-value="PT03H22M38.965S" calcext:value-type="time">
            <text:p>03:22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686.91" calcext:value-type="float">
            <text:p>1686.91</text:p>
          </table:table-cell>
          <table:table-cell office:value-type="float" office:value="2009.17" calcext:value-type="float">
            <text:p>2009.17</text:p>
          </table:table-cell>
        </table:table-row>
        <table:table-row table:style-name="ro1">
          <table:table-cell office:value-type="float" office:value="12174965" calcext:value-type="float">
            <text:p>12174965</text:p>
          </table:table-cell>
          <table:table-cell table:formula="of:=[.A763]/1000/(60*60*24)" office:value-type="time" office:time-value="PT03H22M54.965S" calcext:value-type="time">
            <text:p>03:22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689.13" calcext:value-type="float">
            <text:p>1689.13</text:p>
          </table:table-cell>
          <table:table-cell office:value-type="float" office:value="2011.74" calcext:value-type="float">
            <text:p>2011.74</text:p>
          </table:table-cell>
        </table:table-row>
        <table:table-row table:style-name="ro1">
          <table:table-cell office:value-type="float" office:value="12190965" calcext:value-type="float">
            <text:p>12190965</text:p>
          </table:table-cell>
          <table:table-cell table:formula="of:=[.A764]/1000/(60*60*24)" office:value-type="time" office:time-value="PT03H23M10.965S" calcext:value-type="time">
            <text:p>03:23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39" calcext:value-type="float">
            <text:p>578.39</text:p>
          </table:table-cell>
          <table:table-cell office:value-type="float" office:value="1691.35" calcext:value-type="float">
            <text:p>1691.35</text:p>
          </table:table-cell>
          <table:table-cell office:value-type="float" office:value="2014.31" calcext:value-type="float">
            <text:p>2014.31</text:p>
          </table:table-cell>
        </table:table-row>
        <table:table-row table:style-name="ro1">
          <table:table-cell office:value-type="float" office:value="12206965" calcext:value-type="float">
            <text:p>12206965</text:p>
          </table:table-cell>
          <table:table-cell table:formula="of:=[.A765]/1000/(60*60*24)" office:value-type="time" office:time-value="PT03H23M26.965S" calcext:value-type="time">
            <text:p>03:23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693.57" calcext:value-type="float">
            <text:p>1693.57</text:p>
          </table:table-cell>
          <table:table-cell office:value-type="float" office:value="2016.87" calcext:value-type="float">
            <text:p>2016.87</text:p>
          </table:table-cell>
        </table:table-row>
        <table:table-row table:style-name="ro1">
          <table:table-cell office:value-type="float" office:value="12222965" calcext:value-type="float">
            <text:p>12222965</text:p>
          </table:table-cell>
          <table:table-cell table:formula="of:=[.A766]/1000/(60*60*24)" office:value-type="time" office:time-value="PT03H23M42.965S" calcext:value-type="time">
            <text:p>03:23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695.79" calcext:value-type="float">
            <text:p>1695.79</text:p>
          </table:table-cell>
          <table:table-cell office:value-type="float" office:value="2019.44" calcext:value-type="float">
            <text:p>2019.44</text:p>
          </table:table-cell>
        </table:table-row>
        <table:table-row table:style-name="ro1">
          <table:table-cell office:value-type="float" office:value="12238965" calcext:value-type="float">
            <text:p>12238965</text:p>
          </table:table-cell>
          <table:table-cell table:formula="of:=[.A767]/1000/(60*60*24)" office:value-type="time" office:time-value="PT03H23M58.965S" calcext:value-type="time">
            <text:p>03:23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698" calcext:value-type="float">
            <text:p>1698</text:p>
          </table:table-cell>
          <table:table-cell office:value-type="float" office:value="2022.01" calcext:value-type="float">
            <text:p>2022.01</text:p>
          </table:table-cell>
        </table:table-row>
        <table:table-row table:style-name="ro1">
          <table:table-cell office:value-type="float" office:value="12254965" calcext:value-type="float">
            <text:p>12254965</text:p>
          </table:table-cell>
          <table:table-cell table:formula="of:=[.A768]/1000/(60*60*24)" office:value-type="time" office:time-value="PT03H24M14.965S" calcext:value-type="time">
            <text:p>03:24:15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6" calcext:value-type="float">
            <text:p>577.96</text:p>
          </table:table-cell>
          <table:table-cell office:value-type="float" office:value="1700.23" calcext:value-type="float">
            <text:p>1700.23</text:p>
          </table:table-cell>
          <table:table-cell office:value-type="float" office:value="2024.58" calcext:value-type="float">
            <text:p>2024.58</text:p>
          </table:table-cell>
        </table:table-row>
        <table:table-row table:style-name="ro1">
          <table:table-cell office:value-type="float" office:value="12270966" calcext:value-type="float">
            <text:p>12270966</text:p>
          </table:table-cell>
          <table:table-cell table:formula="of:=[.A769]/1000/(60*60*24)" office:value-type="time" office:time-value="PT03H24M30.966S" calcext:value-type="time">
            <text:p>03:24:31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7" calcext:value-type="float">
            <text:p>579.87</text:p>
          </table:table-cell>
          <table:table-cell office:value-type="float" office:value="1702.45" calcext:value-type="float">
            <text:p>1702.45</text:p>
          </table:table-cell>
          <table:table-cell office:value-type="float" office:value="2027.15" calcext:value-type="float">
            <text:p>2027.15</text:p>
          </table:table-cell>
        </table:table-row>
        <table:table-row table:style-name="ro1">
          <table:table-cell office:value-type="float" office:value="12286965" calcext:value-type="float">
            <text:p>12286965</text:p>
          </table:table-cell>
          <table:table-cell table:formula="of:=[.A770]/1000/(60*60*24)" office:value-type="time" office:time-value="PT03H24M46.965S" calcext:value-type="time">
            <text:p>03:24:47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7" calcext:value-type="float">
            <text:p>577.97</text:p>
          </table:table-cell>
          <table:table-cell office:value-type="float" office:value="1704.68" calcext:value-type="float">
            <text:p>1704.68</text:p>
          </table:table-cell>
          <table:table-cell office:value-type="float" office:value="2029.72" calcext:value-type="float">
            <text:p>2029.72</text:p>
          </table:table-cell>
        </table:table-row>
        <table:table-row table:style-name="ro1">
          <table:table-cell office:value-type="float" office:value="12302965" calcext:value-type="float">
            <text:p>12302965</text:p>
          </table:table-cell>
          <table:table-cell table:formula="of:=[.A771]/1000/(60*60*24)" office:value-type="time" office:time-value="PT03H25M02.965S" calcext:value-type="time">
            <text:p>03:25:03</text:p>
          </table:table-cell>
          <table:table-cell office:value-type="float" office:value="1.15" calcext:value-type="float">
            <text:p>1.15</text:p>
          </table:table-cell>
          <table:table-cell office:value-type="float" office:value="500.4" calcext:value-type="float">
            <text:p>500.4</text:p>
          </table:table-cell>
          <table:table-cell office:value-type="float" office:value="577.51" calcext:value-type="float">
            <text:p>577.51</text:p>
          </table:table-cell>
          <table:table-cell office:value-type="float" office:value="1706.9" calcext:value-type="float">
            <text:p>1706.9</text:p>
          </table:table-cell>
          <table:table-cell office:value-type="float" office:value="2032.29" calcext:value-type="float">
            <text:p>2032.29</text:p>
          </table:table-cell>
        </table:table-row>
        <table:table-row table:style-name="ro1">
          <table:table-cell office:value-type="float" office:value="12318965" calcext:value-type="float">
            <text:p>12318965</text:p>
          </table:table-cell>
          <table:table-cell table:formula="of:=[.A772]/1000/(60*60*24)" office:value-type="time" office:time-value="PT03H25M18.965S" calcext:value-type="time">
            <text:p>03:25:19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6" calcext:value-type="float">
            <text:p>577.96</text:p>
          </table:table-cell>
          <table:table-cell office:value-type="float" office:value="1709.13" calcext:value-type="float">
            <text:p>1709.13</text:p>
          </table:table-cell>
          <table:table-cell office:value-type="float" office:value="2034.87" calcext:value-type="float">
            <text:p>2034.87</text:p>
          </table:table-cell>
        </table:table-row>
        <table:table-row table:style-name="ro1">
          <table:table-cell office:value-type="float" office:value="12334966" calcext:value-type="float">
            <text:p>12334966</text:p>
          </table:table-cell>
          <table:table-cell table:formula="of:=[.A773]/1000/(60*60*24)" office:value-type="time" office:time-value="PT03H25M34.966S" calcext:value-type="time">
            <text:p>03:25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711.35" calcext:value-type="float">
            <text:p>1711.35</text:p>
          </table:table-cell>
          <table:table-cell office:value-type="float" office:value="2037.43" calcext:value-type="float">
            <text:p>2037.43</text:p>
          </table:table-cell>
        </table:table-row>
        <table:table-row table:style-name="ro1">
          <table:table-cell office:value-type="float" office:value="12350966" calcext:value-type="float">
            <text:p>12350966</text:p>
          </table:table-cell>
          <table:table-cell table:formula="of:=[.A774]/1000/(60*60*24)" office:value-type="time" office:time-value="PT03H25M50.966S" calcext:value-type="time">
            <text:p>03:25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713.57" calcext:value-type="float">
            <text:p>1713.57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2366965" calcext:value-type="float">
            <text:p>12366965</text:p>
          </table:table-cell>
          <table:table-cell table:formula="of:=[.A775]/1000/(60*60*24)" office:value-type="time" office:time-value="PT03H26M06.965S" calcext:value-type="time">
            <text:p>03:26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5" calcext:value-type="float">
            <text:p>575.95</text:p>
          </table:table-cell>
          <table:table-cell office:value-type="float" office:value="1715.79" calcext:value-type="float">
            <text:p>1715.79</text:p>
          </table:table-cell>
          <table:table-cell office:value-type="float" office:value="2042.56" calcext:value-type="float">
            <text:p>2042.56</text:p>
          </table:table-cell>
        </table:table-row>
        <table:table-row table:style-name="ro1">
          <table:table-cell office:value-type="float" office:value="12382965" calcext:value-type="float">
            <text:p>12382965</text:p>
          </table:table-cell>
          <table:table-cell table:formula="of:=[.A776]/1000/(60*60*24)" office:value-type="time" office:time-value="PT03H26M22.965S" calcext:value-type="time">
            <text:p>03:26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3" calcext:value-type="float">
            <text:p>576.03</text:p>
          </table:table-cell>
          <table:table-cell office:value-type="float" office:value="1718.01" calcext:value-type="float">
            <text:p>1718.01</text:p>
          </table:table-cell>
          <table:table-cell office:value-type="float" office:value="2045.13" calcext:value-type="float">
            <text:p>2045.13</text:p>
          </table:table-cell>
        </table:table-row>
        <table:table-row table:style-name="ro1">
          <table:table-cell office:value-type="float" office:value="12398965" calcext:value-type="float">
            <text:p>12398965</text:p>
          </table:table-cell>
          <table:table-cell table:formula="of:=[.A777]/1000/(60*60*24)" office:value-type="time" office:time-value="PT03H26M38.965S" calcext:value-type="time">
            <text:p>03:26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720.23" calcext:value-type="float">
            <text:p>1720.23</text:p>
          </table:table-cell>
          <table:table-cell office:value-type="float" office:value="2047.69" calcext:value-type="float">
            <text:p>2047.69</text:p>
          </table:table-cell>
        </table:table-row>
        <table:table-row table:style-name="ro1">
          <table:table-cell office:value-type="float" office:value="12414965" calcext:value-type="float">
            <text:p>12414965</text:p>
          </table:table-cell>
          <table:table-cell table:formula="of:=[.A778]/1000/(60*60*24)" office:value-type="time" office:time-value="PT03H26M54.965S" calcext:value-type="time">
            <text:p>03:26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7" calcext:value-type="float">
            <text:p>576.17</text:p>
          </table:table-cell>
          <table:table-cell office:value-type="float" office:value="1722.45" calcext:value-type="float">
            <text:p>1722.45</text:p>
          </table:table-cell>
          <table:table-cell office:value-type="float" office:value="2050.25" calcext:value-type="float">
            <text:p>2050.25</text:p>
          </table:table-cell>
        </table:table-row>
        <table:table-row table:style-name="ro1">
          <table:table-cell office:value-type="float" office:value="12430965" calcext:value-type="float">
            <text:p>12430965</text:p>
          </table:table-cell>
          <table:table-cell table:formula="of:=[.A779]/1000/(60*60*24)" office:value-type="time" office:time-value="PT03H27M10.965S" calcext:value-type="time">
            <text:p>03:27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724.67" calcext:value-type="float">
            <text:p>1724.67</text:p>
          </table:table-cell>
          <table:table-cell office:value-type="float" office:value="2052.82" calcext:value-type="float">
            <text:p>2052.82</text:p>
          </table:table-cell>
        </table:table-row>
        <table:table-row table:style-name="ro1">
          <table:table-cell office:value-type="float" office:value="12446966" calcext:value-type="float">
            <text:p>12446966</text:p>
          </table:table-cell>
          <table:table-cell table:formula="of:=[.A780]/1000/(60*60*24)" office:value-type="time" office:time-value="PT03H27M26.966S" calcext:value-type="time">
            <text:p>03:27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1726.88" calcext:value-type="float">
            <text:p>1726.88</text:p>
          </table:table-cell>
          <table:table-cell office:value-type="float" office:value="2055.38" calcext:value-type="float">
            <text:p>2055.38</text:p>
          </table:table-cell>
        </table:table-row>
        <table:table-row table:style-name="ro1">
          <table:table-cell office:value-type="float" office:value="12462965" calcext:value-type="float">
            <text:p>12462965</text:p>
          </table:table-cell>
          <table:table-cell table:formula="of:=[.A781]/1000/(60*60*24)" office:value-type="time" office:time-value="PT03H27M42.965S" calcext:value-type="time">
            <text:p>03:27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729.1" calcext:value-type="float">
            <text:p>1729.1</text:p>
          </table:table-cell>
          <table:table-cell office:value-type="float" office:value="2057.94" calcext:value-type="float">
            <text:p>2057.94</text:p>
          </table:table-cell>
        </table:table-row>
        <table:table-row table:style-name="ro1">
          <table:table-cell office:value-type="float" office:value="12478966" calcext:value-type="float">
            <text:p>12478966</text:p>
          </table:table-cell>
          <table:table-cell table:formula="of:=[.A782]/1000/(60*60*24)" office:value-type="time" office:time-value="PT03H27M58.966S" calcext:value-type="time">
            <text:p>03:27:59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8.1" calcext:value-type="float">
            <text:p>578.1</text:p>
          </table:table-cell>
          <table:table-cell office:value-type="float" office:value="1731.33" calcext:value-type="float">
            <text:p>1731.33</text:p>
          </table:table-cell>
          <table:table-cell office:value-type="float" office:value="2060.5" calcext:value-type="float">
            <text:p>2060.5</text:p>
          </table:table-cell>
        </table:table-row>
        <table:table-row table:style-name="ro1">
          <table:table-cell office:value-type="float" office:value="12494965" calcext:value-type="float">
            <text:p>12494965</text:p>
          </table:table-cell>
          <table:table-cell table:formula="of:=[.A783]/1000/(60*60*24)" office:value-type="time" office:time-value="PT03H28M14.965S" calcext:value-type="time">
            <text:p>03:28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1733.55" calcext:value-type="float">
            <text:p>1733.55</text:p>
          </table:table-cell>
          <table:table-cell office:value-type="float" office:value="2063.07" calcext:value-type="float">
            <text:p>2063.07</text:p>
          </table:table-cell>
        </table:table-row>
        <table:table-row table:style-name="ro1">
          <table:table-cell office:value-type="float" office:value="12510966" calcext:value-type="float">
            <text:p>12510966</text:p>
          </table:table-cell>
          <table:table-cell table:formula="of:=[.A784]/1000/(60*60*24)" office:value-type="time" office:time-value="PT03H28M30.966S" calcext:value-type="time">
            <text:p>03:28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735.77" calcext:value-type="float">
            <text:p>1735.77</text:p>
          </table:table-cell>
          <table:table-cell office:value-type="float" office:value="2065.63" calcext:value-type="float">
            <text:p>2065.63</text:p>
          </table:table-cell>
        </table:table-row>
        <table:table-row table:style-name="ro1">
          <table:table-cell office:value-type="float" office:value="12526965" calcext:value-type="float">
            <text:p>12526965</text:p>
          </table:table-cell>
          <table:table-cell table:formula="of:=[.A785]/1000/(60*60*24)" office:value-type="time" office:time-value="PT03H28M46.965S" calcext:value-type="time">
            <text:p>03:28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737.99" calcext:value-type="float">
            <text:p>1737.99</text:p>
          </table:table-cell>
          <table:table-cell office:value-type="float" office:value="2068.19" calcext:value-type="float">
            <text:p>2068.19</text:p>
          </table:table-cell>
        </table:table-row>
        <table:table-row table:style-name="ro1">
          <table:table-cell office:value-type="float" office:value="12542965" calcext:value-type="float">
            <text:p>12542965</text:p>
          </table:table-cell>
          <table:table-cell table:formula="of:=[.A786]/1000/(60*60*24)" office:value-type="time" office:time-value="PT03H29M02.965S" calcext:value-type="time">
            <text:p>03:29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740.21" calcext:value-type="float">
            <text:p>1740.21</text:p>
          </table:table-cell>
          <table:table-cell office:value-type="float" office:value="2070.75" calcext:value-type="float">
            <text:p>2070.75</text:p>
          </table:table-cell>
        </table:table-row>
        <table:table-row table:style-name="ro1">
          <table:table-cell office:value-type="float" office:value="12558965" calcext:value-type="float">
            <text:p>12558965</text:p>
          </table:table-cell>
          <table:table-cell table:formula="of:=[.A787]/1000/(60*60*24)" office:value-type="time" office:time-value="PT03H29M18.965S" calcext:value-type="time">
            <text:p>03:29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3" calcext:value-type="float">
            <text:p>576.43</text:p>
          </table:table-cell>
          <table:table-cell office:value-type="float" office:value="1742.42" calcext:value-type="float">
            <text:p>1742.42</text:p>
          </table:table-cell>
          <table:table-cell office:value-type="float" office:value="2073.31" calcext:value-type="float">
            <text:p>2073.31</text:p>
          </table:table-cell>
        </table:table-row>
        <table:table-row table:style-name="ro1">
          <table:table-cell office:value-type="float" office:value="12574965" calcext:value-type="float">
            <text:p>12574965</text:p>
          </table:table-cell>
          <table:table-cell table:formula="of:=[.A788]/1000/(60*60*24)" office:value-type="time" office:time-value="PT03H29M34.965S" calcext:value-type="time">
            <text:p>03:29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744.64" calcext:value-type="float">
            <text:p>1744.64</text:p>
          </table:table-cell>
          <table:table-cell office:value-type="float" office:value="2075.87" calcext:value-type="float">
            <text:p>2075.87</text:p>
          </table:table-cell>
        </table:table-row>
        <table:table-row table:style-name="ro1">
          <table:table-cell office:value-type="float" office:value="12590965" calcext:value-type="float">
            <text:p>12590965</text:p>
          </table:table-cell>
          <table:table-cell table:formula="of:=[.A789]/1000/(60*60*24)" office:value-type="time" office:time-value="PT03H29M50.965S" calcext:value-type="time">
            <text:p>03:29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746.86" calcext:value-type="float">
            <text:p>1746.86</text:p>
          </table:table-cell>
          <table:table-cell office:value-type="float" office:value="2078.43" calcext:value-type="float">
            <text:p>2078.43</text:p>
          </table:table-cell>
        </table:table-row>
        <table:table-row table:style-name="ro1">
          <table:table-cell office:value-type="float" office:value="12606965" calcext:value-type="float">
            <text:p>12606965</text:p>
          </table:table-cell>
          <table:table-cell table:formula="of:=[.A790]/1000/(60*60*24)" office:value-type="time" office:time-value="PT03H30M06.965S" calcext:value-type="time">
            <text:p>03:30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749.08" calcext:value-type="float">
            <text:p>1749.08</text:p>
          </table:table-cell>
          <table:table-cell office:value-type="float" office:value="2080.99" calcext:value-type="float">
            <text:p>2080.99</text:p>
          </table:table-cell>
        </table:table-row>
        <table:table-row table:style-name="ro1">
          <table:table-cell office:value-type="float" office:value="12622966" calcext:value-type="float">
            <text:p>12622966</text:p>
          </table:table-cell>
          <table:table-cell table:formula="of:=[.A791]/1000/(60*60*24)" office:value-type="time" office:time-value="PT03H30M22.966S" calcext:value-type="time">
            <text:p>03:30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751.3" calcext:value-type="float">
            <text:p>1751.3</text:p>
          </table:table-cell>
          <table:table-cell office:value-type="float" office:value="2083.55" calcext:value-type="float">
            <text:p>2083.55</text:p>
          </table:table-cell>
        </table:table-row>
        <table:table-row table:style-name="ro1">
          <table:table-cell office:value-type="float" office:value="12638965" calcext:value-type="float">
            <text:p>12638965</text:p>
          </table:table-cell>
          <table:table-cell table:formula="of:=[.A792]/1000/(60*60*24)" office:value-type="time" office:time-value="PT03H30M38.965S" calcext:value-type="time">
            <text:p>03:30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3" calcext:value-type="float">
            <text:p>576.43</text:p>
          </table:table-cell>
          <table:table-cell office:value-type="float" office:value="1753.52" calcext:value-type="float">
            <text:p>1753.52</text:p>
          </table:table-cell>
          <table:table-cell office:value-type="float" office:value="2086.11" calcext:value-type="float">
            <text:p>2086.11</text:p>
          </table:table-cell>
        </table:table-row>
        <table:table-row table:style-name="ro1">
          <table:table-cell office:value-type="float" office:value="12654965" calcext:value-type="float">
            <text:p>12654965</text:p>
          </table:table-cell>
          <table:table-cell table:formula="of:=[.A793]/1000/(60*60*24)" office:value-type="time" office:time-value="PT03H30M54.965S" calcext:value-type="time">
            <text:p>03:30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755.74" calcext:value-type="float">
            <text:p>1755.74</text:p>
          </table:table-cell>
          <table:table-cell office:value-type="float" office:value="2088.66" calcext:value-type="float">
            <text:p>2088.66</text:p>
          </table:table-cell>
        </table:table-row>
        <table:table-row table:style-name="ro1">
          <table:table-cell office:value-type="float" office:value="12670965" calcext:value-type="float">
            <text:p>12670965</text:p>
          </table:table-cell>
          <table:table-cell table:formula="of:=[.A794]/1000/(60*60*24)" office:value-type="time" office:time-value="PT03H31M10.965S" calcext:value-type="time">
            <text:p>03:31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7" calcext:value-type="float">
            <text:p>574.17</text:p>
          </table:table-cell>
          <table:table-cell office:value-type="float" office:value="1757.96" calcext:value-type="float">
            <text:p>1757.96</text:p>
          </table:table-cell>
          <table:table-cell office:value-type="float" office:value="2091.22" calcext:value-type="float">
            <text:p>2091.22</text:p>
          </table:table-cell>
        </table:table-row>
        <table:table-row table:style-name="ro1">
          <table:table-cell office:value-type="float" office:value="12686965" calcext:value-type="float">
            <text:p>12686965</text:p>
          </table:table-cell>
          <table:table-cell table:formula="of:=[.A795]/1000/(60*60*24)" office:value-type="time" office:time-value="PT03H31M26.965S" calcext:value-type="time">
            <text:p>03:31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760.18" calcext:value-type="float">
            <text:p>1760.18</text:p>
          </table:table-cell>
          <table:table-cell office:value-type="float" office:value="2093.78" calcext:value-type="float">
            <text:p>2093.78</text:p>
          </table:table-cell>
        </table:table-row>
        <table:table-row table:style-name="ro1">
          <table:table-cell office:value-type="float" office:value="12702965" calcext:value-type="float">
            <text:p>12702965</text:p>
          </table:table-cell>
          <table:table-cell table:formula="of:=[.A796]/1000/(60*60*24)" office:value-type="time" office:time-value="PT03H31M42.965S" calcext:value-type="time">
            <text:p>03:31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762.4" calcext:value-type="float">
            <text:p>1762.4</text:p>
          </table:table-cell>
          <table:table-cell office:value-type="float" office:value="2096.33" calcext:value-type="float">
            <text:p>2096.33</text:p>
          </table:table-cell>
        </table:table-row>
        <table:table-row table:style-name="ro1">
          <table:table-cell office:value-type="float" office:value="12718965" calcext:value-type="float">
            <text:p>12718965</text:p>
          </table:table-cell>
          <table:table-cell table:formula="of:=[.A797]/1000/(60*60*24)" office:value-type="time" office:time-value="PT03H31M58.965S" calcext:value-type="time">
            <text:p>03:31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764.62" calcext:value-type="float">
            <text:p>1764.62</text:p>
          </table:table-cell>
          <table:table-cell office:value-type="float" office:value="2098.89" calcext:value-type="float">
            <text:p>2098.89</text:p>
          </table:table-cell>
        </table:table-row>
        <table:table-row table:style-name="ro1">
          <table:table-cell office:value-type="float" office:value="12734965" calcext:value-type="float">
            <text:p>12734965</text:p>
          </table:table-cell>
          <table:table-cell table:formula="of:=[.A798]/1000/(60*60*24)" office:value-type="time" office:time-value="PT03H32M14.965S" calcext:value-type="time">
            <text:p>03:32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766.84" calcext:value-type="float">
            <text:p>1766.84</text:p>
          </table:table-cell>
          <table:table-cell office:value-type="float" office:value="2101.45" calcext:value-type="float">
            <text:p>2101.45</text:p>
          </table:table-cell>
        </table:table-row>
        <table:table-row table:style-name="ro1">
          <table:table-cell office:value-type="float" office:value="12750966" calcext:value-type="float">
            <text:p>12750966</text:p>
          </table:table-cell>
          <table:table-cell table:formula="of:=[.A799]/1000/(60*60*24)" office:value-type="time" office:time-value="PT03H32M30.966S" calcext:value-type="time">
            <text:p>03:32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9" calcext:value-type="float">
            <text:p>576.29</text:p>
          </table:table-cell>
          <table:table-cell office:value-type="float" office:value="1769.06" calcext:value-type="float">
            <text:p>1769.06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12766965" calcext:value-type="float">
            <text:p>12766965</text:p>
          </table:table-cell>
          <table:table-cell table:formula="of:=[.A800]/1000/(60*60*24)" office:value-type="time" office:time-value="PT03H32M46.965S" calcext:value-type="time">
            <text:p>03:32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771.28" calcext:value-type="float">
            <text:p>1771.28</text:p>
          </table:table-cell>
          <table:table-cell office:value-type="float" office:value="2106.56" calcext:value-type="float">
            <text:p>2106.56</text:p>
          </table:table-cell>
        </table:table-row>
        <table:table-row table:style-name="ro1">
          <table:table-cell office:value-type="float" office:value="12782965" calcext:value-type="float">
            <text:p>12782965</text:p>
          </table:table-cell>
          <table:table-cell table:formula="of:=[.A801]/1000/(60*60*24)" office:value-type="time" office:time-value="PT03H33M02.965S" calcext:value-type="time">
            <text:p>03:33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773.5" calcext:value-type="float">
            <text:p>1773.5</text:p>
          </table:table-cell>
          <table:table-cell office:value-type="float" office:value="2109.11" calcext:value-type="float">
            <text:p>2109.11</text:p>
          </table:table-cell>
        </table:table-row>
        <table:table-row table:style-name="ro1">
          <table:table-cell office:value-type="float" office:value="12798965" calcext:value-type="float">
            <text:p>12798965</text:p>
          </table:table-cell>
          <table:table-cell table:formula="of:=[.A802]/1000/(60*60*24)" office:value-type="time" office:time-value="PT03H33M18.965S" calcext:value-type="time">
            <text:p>03:33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775.72" calcext:value-type="float">
            <text:p>1775.72</text:p>
          </table:table-cell>
          <table:table-cell office:value-type="float" office:value="2111.66" calcext:value-type="float">
            <text:p>2111.66</text:p>
          </table:table-cell>
        </table:table-row>
        <table:table-row table:style-name="ro1">
          <table:table-cell office:value-type="float" office:value="12814966" calcext:value-type="float">
            <text:p>12814966</text:p>
          </table:table-cell>
          <table:table-cell table:formula="of:=[.A803]/1000/(60*60*24)" office:value-type="time" office:time-value="PT03H33M34.966S" calcext:value-type="time">
            <text:p>03:33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777.94" calcext:value-type="float">
            <text:p>1777.94</text:p>
          </table:table-cell>
          <table:table-cell office:value-type="float" office:value="2114.22" calcext:value-type="float">
            <text:p>2114.22</text:p>
          </table:table-cell>
        </table:table-row>
        <table:table-row table:style-name="ro1">
          <table:table-cell office:value-type="float" office:value="12830965" calcext:value-type="float">
            <text:p>12830965</text:p>
          </table:table-cell>
          <table:table-cell table:formula="of:=[.A804]/1000/(60*60*24)" office:value-type="time" office:time-value="PT03H33M50.965S" calcext:value-type="time">
            <text:p>03:33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7" calcext:value-type="float">
            <text:p>574.17</text:p>
          </table:table-cell>
          <table:table-cell office:value-type="float" office:value="1780.16" calcext:value-type="float">
            <text:p>1780.16</text:p>
          </table:table-cell>
          <table:table-cell office:value-type="float" office:value="2116.77" calcext:value-type="float">
            <text:p>2116.77</text:p>
          </table:table-cell>
        </table:table-row>
        <table:table-row table:style-name="ro1">
          <table:table-cell office:value-type="float" office:value="12846965" calcext:value-type="float">
            <text:p>12846965</text:p>
          </table:table-cell>
          <table:table-cell table:formula="of:=[.A805]/1000/(60*60*24)" office:value-type="time" office:time-value="PT03H34M06.965S" calcext:value-type="time">
            <text:p>03:34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782.38" calcext:value-type="float">
            <text:p>1782.38</text:p>
          </table:table-cell>
          <table:table-cell office:value-type="float" office:value="2119.32" calcext:value-type="float">
            <text:p>2119.32</text:p>
          </table:table-cell>
        </table:table-row>
        <table:table-row table:style-name="ro1">
          <table:table-cell office:value-type="float" office:value="12862965" calcext:value-type="float">
            <text:p>12862965</text:p>
          </table:table-cell>
          <table:table-cell table:formula="of:=[.A806]/1000/(60*60*24)" office:value-type="time" office:time-value="PT03H34M22.965S" calcext:value-type="time">
            <text:p>03:34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7" calcext:value-type="float">
            <text:p>574.17</text:p>
          </table:table-cell>
          <table:table-cell office:value-type="float" office:value="1784.6" calcext:value-type="float">
            <text:p>1784.6</text:p>
          </table:table-cell>
          <table:table-cell office:value-type="float" office:value="2121.87" calcext:value-type="float">
            <text:p>2121.87</text:p>
          </table:table-cell>
        </table:table-row>
        <table:table-row table:style-name="ro1">
          <table:table-cell office:value-type="float" office:value="12878966" calcext:value-type="float">
            <text:p>12878966</text:p>
          </table:table-cell>
          <table:table-cell table:formula="of:=[.A807]/1000/(60*60*24)" office:value-type="time" office:time-value="PT03H34M38.966S" calcext:value-type="time">
            <text:p>03:34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786.82" calcext:value-type="float">
            <text:p>1786.82</text:p>
          </table:table-cell>
          <table:table-cell office:value-type="float" office:value="2124.43" calcext:value-type="float">
            <text:p>2124.43</text:p>
          </table:table-cell>
        </table:table-row>
        <table:table-row table:style-name="ro1">
          <table:table-cell office:value-type="float" office:value="12894966" calcext:value-type="float">
            <text:p>12894966</text:p>
          </table:table-cell>
          <table:table-cell table:formula="of:=[.A808]/1000/(60*60*24)" office:value-type="time" office:time-value="PT03H34M54.966S" calcext:value-type="time">
            <text:p>03:34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789.03" calcext:value-type="float">
            <text:p>1789.03</text:p>
          </table:table-cell>
          <table:table-cell office:value-type="float" office:value="2126.98" calcext:value-type="float">
            <text:p>2126.98</text:p>
          </table:table-cell>
        </table:table-row>
        <table:table-row table:style-name="ro1">
          <table:table-cell office:value-type="float" office:value="12910965" calcext:value-type="float">
            <text:p>12910965</text:p>
          </table:table-cell>
          <table:table-cell table:formula="of:=[.A809]/1000/(60*60*24)" office:value-type="time" office:time-value="PT03H35M10.965S" calcext:value-type="time">
            <text:p>03:35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791.25" calcext:value-type="float">
            <text:p>1791.25</text:p>
          </table:table-cell>
          <table:table-cell office:value-type="float" office:value="2129.53" calcext:value-type="float">
            <text:p>2129.53</text:p>
          </table:table-cell>
        </table:table-row>
        <table:table-row table:style-name="ro1">
          <table:table-cell office:value-type="float" office:value="12926965" calcext:value-type="float">
            <text:p>12926965</text:p>
          </table:table-cell>
          <table:table-cell table:formula="of:=[.A810]/1000/(60*60*24)" office:value-type="time" office:time-value="PT03H35M26.965S" calcext:value-type="time">
            <text:p>03:35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793.47" calcext:value-type="float">
            <text:p>1793.47</text:p>
          </table:table-cell>
          <table:table-cell office:value-type="float" office:value="2132.09" calcext:value-type="float">
            <text:p>2132.09</text:p>
          </table:table-cell>
        </table:table-row>
        <table:table-row table:style-name="ro1">
          <table:table-cell office:value-type="float" office:value="12942966" calcext:value-type="float">
            <text:p>12942966</text:p>
          </table:table-cell>
          <table:table-cell table:formula="of:=[.A811]/1000/(60*60*24)" office:value-type="time" office:time-value="PT03H35M42.966S" calcext:value-type="time">
            <text:p>03:35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" calcext:value-type="float">
            <text:p>574.4</text:p>
          </table:table-cell>
          <table:table-cell office:value-type="float" office:value="1795.69" calcext:value-type="float">
            <text:p>1795.69</text:p>
          </table:table-cell>
          <table:table-cell office:value-type="float" office:value="2134.64" calcext:value-type="float">
            <text:p>2134.64</text:p>
          </table:table-cell>
        </table:table-row>
        <table:table-row table:style-name="ro1">
          <table:table-cell office:value-type="float" office:value="12958965" calcext:value-type="float">
            <text:p>12958965</text:p>
          </table:table-cell>
          <table:table-cell table:formula="of:=[.A812]/1000/(60*60*24)" office:value-type="time" office:time-value="PT03H35M58.965S" calcext:value-type="time">
            <text:p>03:35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797.91" calcext:value-type="float">
            <text:p>1797.91</text:p>
          </table:table-cell>
          <table:table-cell office:value-type="float" office:value="2137.19" calcext:value-type="float">
            <text:p>2137.19</text:p>
          </table:table-cell>
        </table:table-row>
        <table:table-row table:style-name="ro1">
          <table:table-cell office:value-type="float" office:value="12974965" calcext:value-type="float">
            <text:p>12974965</text:p>
          </table:table-cell>
          <table:table-cell table:formula="of:=[.A813]/1000/(60*60*24)" office:value-type="time" office:time-value="PT03H36M14.965S" calcext:value-type="time">
            <text:p>03:36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800.13" calcext:value-type="float">
            <text:p>1800.13</text:p>
          </table:table-cell>
          <table:table-cell office:value-type="float" office:value="2139.74" calcext:value-type="float">
            <text:p>2139.74</text:p>
          </table:table-cell>
        </table:table-row>
        <table:table-row table:style-name="ro1">
          <table:table-cell office:value-type="float" office:value="12990965" calcext:value-type="float">
            <text:p>12990965</text:p>
          </table:table-cell>
          <table:table-cell table:formula="of:=[.A814]/1000/(60*60*24)" office:value-type="time" office:time-value="PT03H36M30.965S" calcext:value-type="time">
            <text:p>03:36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802.35" calcext:value-type="float">
            <text:p>1802.35</text:p>
          </table:table-cell>
          <table:table-cell office:value-type="float" office:value="2142.29" calcext:value-type="float">
            <text:p>2142.29</text:p>
          </table:table-cell>
        </table:table-row>
        <table:table-row table:style-name="ro1">
          <table:table-cell office:value-type="float" office:value="13006965" calcext:value-type="float">
            <text:p>13006965</text:p>
          </table:table-cell>
          <table:table-cell table:formula="of:=[.A815]/1000/(60*60*24)" office:value-type="time" office:time-value="PT03H36M46.965S" calcext:value-type="time">
            <text:p>03:36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804.57" calcext:value-type="float">
            <text:p>1804.57</text:p>
          </table:table-cell>
          <table:table-cell office:value-type="float" office:value="2144.84" calcext:value-type="float">
            <text:p>2144.84</text:p>
          </table:table-cell>
        </table:table-row>
        <table:table-row table:style-name="ro1">
          <table:table-cell office:value-type="float" office:value="13022965" calcext:value-type="float">
            <text:p>13022965</text:p>
          </table:table-cell>
          <table:table-cell table:formula="of:=[.A816]/1000/(60*60*24)" office:value-type="time" office:time-value="PT03H37M02.965S" calcext:value-type="time">
            <text:p>03:37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806.79" calcext:value-type="float">
            <text:p>1806.79</text:p>
          </table:table-cell>
          <table:table-cell office:value-type="float" office:value="2147.39" calcext:value-type="float">
            <text:p>2147.39</text:p>
          </table:table-cell>
        </table:table-row>
        <table:table-row table:style-name="ro1">
          <table:table-cell office:value-type="float" office:value="13038965" calcext:value-type="float">
            <text:p>13038965</text:p>
          </table:table-cell>
          <table:table-cell table:formula="of:=[.A817]/1000/(60*60*24)" office:value-type="time" office:time-value="PT03H37M18.965S" calcext:value-type="time">
            <text:p>03:37:19</text:p>
          </table:table-cell>
          <table:table-cell office:value-type="float" office:value="1.15" calcext:value-type="float">
            <text:p>1.15</text:p>
          </table:table-cell>
          <table:table-cell office:value-type="float" office:value="501" calcext:value-type="float">
            <text:p>501</text:p>
          </table:table-cell>
          <table:table-cell office:value-type="float" office:value="574.18" calcext:value-type="float">
            <text:p>574.18</text:p>
          </table:table-cell>
          <table:table-cell office:value-type="float" office:value="1809.01" calcext:value-type="float">
            <text:p>1809.01</text:p>
          </table:table-cell>
          <table:table-cell office:value-type="float" office:value="2149.94" calcext:value-type="float">
            <text:p>2149.94</text:p>
          </table:table-cell>
        </table:table-row>
        <table:table-row table:style-name="ro1">
          <table:table-cell office:value-type="float" office:value="13054965" calcext:value-type="float">
            <text:p>13054965</text:p>
          </table:table-cell>
          <table:table-cell table:formula="of:=[.A818]/1000/(60*60*24)" office:value-type="time" office:time-value="PT03H37M34.965S" calcext:value-type="time">
            <text:p>03:37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811.23" calcext:value-type="float">
            <text:p>1811.23</text:p>
          </table:table-cell>
          <table:table-cell office:value-type="float" office:value="2152.49" calcext:value-type="float">
            <text:p>2152.49</text:p>
          </table:table-cell>
        </table:table-row>
        <table:table-row table:style-name="ro1">
          <table:table-cell office:value-type="float" office:value="13070965" calcext:value-type="float">
            <text:p>13070965</text:p>
          </table:table-cell>
          <table:table-cell table:formula="of:=[.A819]/1000/(60*60*24)" office:value-type="time" office:time-value="PT03H37M50.965S" calcext:value-type="time">
            <text:p>03:37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813.45" calcext:value-type="float">
            <text:p>1813.45</text:p>
          </table:table-cell>
          <table:table-cell office:value-type="float" office:value="2155.04" calcext:value-type="float">
            <text:p>2155.04</text:p>
          </table:table-cell>
        </table:table-row>
        <table:table-row table:style-name="ro1">
          <table:table-cell office:value-type="float" office:value="13086966" calcext:value-type="float">
            <text:p>13086966</text:p>
          </table:table-cell>
          <table:table-cell table:formula="of:=[.A820]/1000/(60*60*24)" office:value-type="time" office:time-value="PT03H38M06.966S" calcext:value-type="time">
            <text:p>03:38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815.67" calcext:value-type="float">
            <text:p>1815.67</text:p>
          </table:table-cell>
          <table:table-cell office:value-type="float" office:value="2157.58" calcext:value-type="float">
            <text:p>2157.58</text:p>
          </table:table-cell>
        </table:table-row>
        <table:table-row table:style-name="ro1">
          <table:table-cell office:value-type="float" office:value="13102965" calcext:value-type="float">
            <text:p>13102965</text:p>
          </table:table-cell>
          <table:table-cell table:formula="of:=[.A821]/1000/(60*60*24)" office:value-type="time" office:time-value="PT03H38M22.965S" calcext:value-type="time">
            <text:p>03:38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2" calcext:value-type="float">
            <text:p>572.2</text:p>
          </table:table-cell>
          <table:table-cell office:value-type="float" office:value="1817.89" calcext:value-type="float">
            <text:p>1817.89</text:p>
          </table:table-cell>
          <table:table-cell office:value-type="float" office:value="2160.13" calcext:value-type="float">
            <text:p>2160.13</text:p>
          </table:table-cell>
        </table:table-row>
        <table:table-row table:style-name="ro1">
          <table:table-cell office:value-type="float" office:value="13118965" calcext:value-type="float">
            <text:p>13118965</text:p>
          </table:table-cell>
          <table:table-cell table:formula="of:=[.A822]/1000/(60*60*24)" office:value-type="time" office:time-value="PT03H38M38.965S" calcext:value-type="time">
            <text:p>03:38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820.11" calcext:value-type="float">
            <text:p>1820.11</text:p>
          </table:table-cell>
          <table:table-cell office:value-type="float" office:value="2162.68" calcext:value-type="float">
            <text:p>2162.68</text:p>
          </table:table-cell>
        </table:table-row>
        <table:table-row table:style-name="ro1">
          <table:table-cell office:value-type="float" office:value="13134965" calcext:value-type="float">
            <text:p>13134965</text:p>
          </table:table-cell>
          <table:table-cell table:formula="of:=[.A823]/1000/(60*60*24)" office:value-type="time" office:time-value="PT03H38M54.965S" calcext:value-type="time">
            <text:p>03:38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822.33" calcext:value-type="float">
            <text:p>1822.33</text:p>
          </table:table-cell>
          <table:table-cell office:value-type="float" office:value="2165.22" calcext:value-type="float">
            <text:p>2165.22</text:p>
          </table:table-cell>
        </table:table-row>
        <table:table-row table:style-name="ro1">
          <table:table-cell office:value-type="float" office:value="13150966" calcext:value-type="float">
            <text:p>13150966</text:p>
          </table:table-cell>
          <table:table-cell table:formula="of:=[.A824]/1000/(60*60*24)" office:value-type="time" office:time-value="PT03H39M10.966S" calcext:value-type="time">
            <text:p>03:39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2" calcext:value-type="float">
            <text:p>572.2</text:p>
          </table:table-cell>
          <table:table-cell office:value-type="float" office:value="1824.55" calcext:value-type="float">
            <text:p>1824.55</text:p>
          </table:table-cell>
          <table:table-cell office:value-type="float" office:value="2167.77" calcext:value-type="float">
            <text:p>2167.77</text:p>
          </table:table-cell>
        </table:table-row>
        <table:table-row table:style-name="ro1">
          <table:table-cell office:value-type="float" office:value="13166966" calcext:value-type="float">
            <text:p>13166966</text:p>
          </table:table-cell>
          <table:table-cell table:formula="of:=[.A825]/1000/(60*60*24)" office:value-type="time" office:time-value="PT03H39M26.966S" calcext:value-type="time">
            <text:p>03:39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826.77" calcext:value-type="float">
            <text:p>1826.77</text:p>
          </table:table-cell>
          <table:table-cell office:value-type="float" office:value="2170.31" calcext:value-type="float">
            <text:p>2170.31</text:p>
          </table:table-cell>
        </table:table-row>
        <table:table-row table:style-name="ro1">
          <table:table-cell office:value-type="float" office:value="13182965" calcext:value-type="float">
            <text:p>13182965</text:p>
          </table:table-cell>
          <table:table-cell table:formula="of:=[.A826]/1000/(60*60*24)" office:value-type="time" office:time-value="PT03H39M42.965S" calcext:value-type="time">
            <text:p>03:39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5" calcext:value-type="float">
            <text:p>572.05</text:p>
          </table:table-cell>
          <table:table-cell office:value-type="float" office:value="1828.99" calcext:value-type="float">
            <text:p>1828.99</text:p>
          </table:table-cell>
          <table:table-cell office:value-type="float" office:value="2172.86" calcext:value-type="float">
            <text:p>2172.86</text:p>
          </table:table-cell>
        </table:table-row>
        <table:table-row table:style-name="ro1">
          <table:table-cell office:value-type="float" office:value="13198966" calcext:value-type="float">
            <text:p>13198966</text:p>
          </table:table-cell>
          <table:table-cell table:formula="of:=[.A827]/1000/(60*60*24)" office:value-type="time" office:time-value="PT03H39M58.966S" calcext:value-type="time">
            <text:p>03:39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831.21" calcext:value-type="float">
            <text:p>1831.21</text:p>
          </table:table-cell>
          <table:table-cell office:value-type="float" office:value="2175.4" calcext:value-type="float">
            <text:p>2175.4</text:p>
          </table:table-cell>
        </table:table-row>
        <table:table-row table:style-name="ro1">
          <table:table-cell office:value-type="float" office:value="13214965" calcext:value-type="float">
            <text:p>13214965</text:p>
          </table:table-cell>
          <table:table-cell table:formula="of:=[.A828]/1000/(60*60*24)" office:value-type="time" office:time-value="PT03H40M14.965S" calcext:value-type="time">
            <text:p>03:40:15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4.1" calcext:value-type="float">
            <text:p>574.1</text:p>
          </table:table-cell>
          <table:table-cell office:value-type="float" office:value="1833.43" calcext:value-type="float">
            <text:p>1833.43</text:p>
          </table:table-cell>
          <table:table-cell office:value-type="float" office:value="2177.95" calcext:value-type="float">
            <text:p>2177.95</text:p>
          </table:table-cell>
        </table:table-row>
        <table:table-row table:style-name="ro1">
          <table:table-cell office:value-type="float" office:value="13230965" calcext:value-type="float">
            <text:p>13230965</text:p>
          </table:table-cell>
          <table:table-cell table:formula="of:=[.A829]/1000/(60*60*24)" office:value-type="time" office:time-value="PT03H40M30.965S" calcext:value-type="time">
            <text:p>03:40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835.65" calcext:value-type="float">
            <text:p>1835.65</text:p>
          </table:table-cell>
          <table:table-cell office:value-type="float" office:value="2180.49" calcext:value-type="float">
            <text:p>2180.49</text:p>
          </table:table-cell>
        </table:table-row>
        <table:table-row table:style-name="ro1">
          <table:table-cell office:value-type="float" office:value="13246966" calcext:value-type="float">
            <text:p>13246966</text:p>
          </table:table-cell>
          <table:table-cell table:formula="of:=[.A830]/1000/(60*60*24)" office:value-type="time" office:time-value="PT03H40M46.966S" calcext:value-type="time">
            <text:p>03:40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837.86" calcext:value-type="float">
            <text:p>1837.86</text:p>
          </table:table-cell>
          <table:table-cell office:value-type="float" office:value="2183.03" calcext:value-type="float">
            <text:p>2183.03</text:p>
          </table:table-cell>
        </table:table-row>
        <table:table-row table:style-name="ro1">
          <table:table-cell office:value-type="float" office:value="13262966" calcext:value-type="float">
            <text:p>13262966</text:p>
          </table:table-cell>
          <table:table-cell table:formula="of:=[.A831]/1000/(60*60*24)" office:value-type="time" office:time-value="PT03H41M02.966S" calcext:value-type="time">
            <text:p>03:41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840.08" calcext:value-type="float">
            <text:p>1840.08</text:p>
          </table:table-cell>
          <table:table-cell office:value-type="float" office:value="2185.58" calcext:value-type="float">
            <text:p>2185.58</text:p>
          </table:table-cell>
        </table:table-row>
        <table:table-row table:style-name="ro1">
          <table:table-cell office:value-type="float" office:value="13278965" calcext:value-type="float">
            <text:p>13278965</text:p>
          </table:table-cell>
          <table:table-cell table:formula="of:=[.A832]/1000/(60*60*24)" office:value-type="time" office:time-value="PT03H41M18.965S" calcext:value-type="time">
            <text:p>03:41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8" calcext:value-type="float">
            <text:p>570.18</text:p>
          </table:table-cell>
          <table:table-cell office:value-type="float" office:value="1842.3" calcext:value-type="float">
            <text:p>1842.3</text:p>
          </table:table-cell>
          <table:table-cell office:value-type="float" office:value="2188.12" calcext:value-type="float">
            <text:p>2188.12</text:p>
          </table:table-cell>
        </table:table-row>
        <table:table-row table:style-name="ro1">
          <table:table-cell office:value-type="float" office:value="13294965" calcext:value-type="float">
            <text:p>13294965</text:p>
          </table:table-cell>
          <table:table-cell table:formula="of:=[.A833]/1000/(60*60*24)" office:value-type="time" office:time-value="PT03H41M34.965S" calcext:value-type="time">
            <text:p>03:41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" calcext:value-type="float">
            <text:p>570.5</text:p>
          </table:table-cell>
          <table:table-cell office:value-type="float" office:value="1844.52" calcext:value-type="float">
            <text:p>1844.52</text:p>
          </table:table-cell>
          <table:table-cell office:value-type="float" office:value="2190.66" calcext:value-type="float">
            <text:p>2190.66</text:p>
          </table:table-cell>
        </table:table-row>
        <table:table-row table:style-name="ro1">
          <table:table-cell office:value-type="float" office:value="13310966" calcext:value-type="float">
            <text:p>13310966</text:p>
          </table:table-cell>
          <table:table-cell table:formula="of:=[.A834]/1000/(60*60*24)" office:value-type="time" office:time-value="PT03H41M50.966S" calcext:value-type="time">
            <text:p>03:41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846.74" calcext:value-type="float">
            <text:p>1846.74</text:p>
          </table:table-cell>
          <table:table-cell office:value-type="float" office:value="2193.2" calcext:value-type="float">
            <text:p>2193.2</text:p>
          </table:table-cell>
        </table:table-row>
        <table:table-row table:style-name="ro1">
          <table:table-cell office:value-type="float" office:value="13326966" calcext:value-type="float">
            <text:p>13326966</text:p>
          </table:table-cell>
          <table:table-cell table:formula="of:=[.A835]/1000/(60*60*24)" office:value-type="time" office:time-value="PT03H42M06.966S" calcext:value-type="time">
            <text:p>03:42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848.96" calcext:value-type="float">
            <text:p>1848.96</text:p>
          </table:table-cell>
          <table:table-cell office:value-type="float" office:value="2195.74" calcext:value-type="float">
            <text:p>2195.74</text:p>
          </table:table-cell>
        </table:table-row>
        <table:table-row table:style-name="ro1">
          <table:table-cell office:value-type="float" office:value="13342965" calcext:value-type="float">
            <text:p>13342965</text:p>
          </table:table-cell>
          <table:table-cell table:formula="of:=[.A836]/1000/(60*60*24)" office:value-type="time" office:time-value="PT03H42M22.965S" calcext:value-type="time">
            <text:p>03:42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851.18" calcext:value-type="float">
            <text:p>1851.18</text:p>
          </table:table-cell>
          <table:table-cell office:value-type="float" office:value="2198.28" calcext:value-type="float">
            <text:p>2198.28</text:p>
          </table:table-cell>
        </table:table-row>
        <table:table-row table:style-name="ro1">
          <table:table-cell office:value-type="float" office:value="13358965" calcext:value-type="float">
            <text:p>13358965</text:p>
          </table:table-cell>
          <table:table-cell table:formula="of:=[.A837]/1000/(60*60*24)" office:value-type="time" office:time-value="PT03H42M38.965S" calcext:value-type="time">
            <text:p>03:42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2" calcext:value-type="float">
            <text:p>570.2</text:p>
          </table:table-cell>
          <table:table-cell office:value-type="float" office:value="1853.4" calcext:value-type="float">
            <text:p>1853.4</text:p>
          </table:table-cell>
          <table:table-cell office:value-type="float" office:value="2200.82" calcext:value-type="float">
            <text:p>2200.82</text:p>
          </table:table-cell>
        </table:table-row>
        <table:table-row table:style-name="ro1">
          <table:table-cell office:value-type="float" office:value="13374966" calcext:value-type="float">
            <text:p>13374966</text:p>
          </table:table-cell>
          <table:table-cell table:formula="of:=[.A838]/1000/(60*60*24)" office:value-type="time" office:time-value="PT03H42M54.966S" calcext:value-type="time">
            <text:p>03:42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" calcext:value-type="float">
            <text:p>572.4</text:p>
          </table:table-cell>
          <table:table-cell office:value-type="float" office:value="1855.62" calcext:value-type="float">
            <text:p>1855.62</text:p>
          </table:table-cell>
          <table:table-cell office:value-type="float" office:value="2203.36" calcext:value-type="float">
            <text:p>2203.36</text:p>
          </table:table-cell>
        </table:table-row>
        <table:table-row table:style-name="ro1">
          <table:table-cell office:value-type="float" office:value="13390965" calcext:value-type="float">
            <text:p>13390965</text:p>
          </table:table-cell>
          <table:table-cell table:formula="of:=[.A839]/1000/(60*60*24)" office:value-type="time" office:time-value="PT03H43M10.965S" calcext:value-type="time">
            <text:p>03:43:11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2.09" calcext:value-type="float">
            <text:p>572.09</text:p>
          </table:table-cell>
          <table:table-cell office:value-type="float" office:value="1857.84" calcext:value-type="float">
            <text:p>1857.84</text:p>
          </table:table-cell>
          <table:table-cell office:value-type="float" office:value="2205.91" calcext:value-type="float">
            <text:p>2205.91</text:p>
          </table:table-cell>
        </table:table-row>
        <table:table-row table:style-name="ro1">
          <table:table-cell office:value-type="float" office:value="13406965" calcext:value-type="float">
            <text:p>13406965</text:p>
          </table:table-cell>
          <table:table-cell table:formula="of:=[.A840]/1000/(60*60*24)" office:value-type="time" office:time-value="PT03H43M26.965S" calcext:value-type="time">
            <text:p>03:43:27</text:p>
          </table:table-cell>
          <table:table-cell office:value-type="float" office:value="1.14" calcext:value-type="float">
            <text:p>1.14</text:p>
          </table:table-cell>
          <table:table-cell office:value-type="float" office:value="500.8" calcext:value-type="float">
            <text:p>500.8</text:p>
          </table:table-cell>
          <table:table-cell office:value-type="float" office:value="571.96" calcext:value-type="float">
            <text:p>571.96</text:p>
          </table:table-cell>
          <table:table-cell office:value-type="float" office:value="1860.07" calcext:value-type="float">
            <text:p>1860.07</text:p>
          </table:table-cell>
          <table:table-cell office:value-type="float" office:value="2208.45" calcext:value-type="float">
            <text:p>2208.45</text:p>
          </table:table-cell>
        </table:table-row>
        <table:table-row table:style-name="ro1">
          <table:table-cell office:value-type="float" office:value="13422965" calcext:value-type="float">
            <text:p>13422965</text:p>
          </table:table-cell>
          <table:table-cell table:formula="of:=[.A841]/1000/(60*60*24)" office:value-type="time" office:time-value="PT03H43M42.965S" calcext:value-type="time">
            <text:p>03:43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" calcext:value-type="float">
            <text:p>570.5</text:p>
          </table:table-cell>
          <table:table-cell office:value-type="float" office:value="1862.29" calcext:value-type="float">
            <text:p>1862.29</text:p>
          </table:table-cell>
          <table:table-cell office:value-type="float" office:value="2210.99" calcext:value-type="float">
            <text:p>2210.99</text:p>
          </table:table-cell>
        </table:table-row>
        <table:table-row table:style-name="ro1">
          <table:table-cell office:value-type="float" office:value="13438965" calcext:value-type="float">
            <text:p>13438965</text:p>
          </table:table-cell>
          <table:table-cell table:formula="of:=[.A842]/1000/(60*60*24)" office:value-type="time" office:time-value="PT03H43M58.965S" calcext:value-type="time">
            <text:p>03:43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7" calcext:value-type="float">
            <text:p>570.27</text:p>
          </table:table-cell>
          <table:table-cell office:value-type="float" office:value="1864.51" calcext:value-type="float">
            <text:p>1864.51</text:p>
          </table:table-cell>
          <table:table-cell office:value-type="float" office:value="2213.53" calcext:value-type="float">
            <text:p>2213.53</text:p>
          </table:table-cell>
        </table:table-row>
        <table:table-row table:style-name="ro1">
          <table:table-cell office:value-type="float" office:value="13454966" calcext:value-type="float">
            <text:p>13454966</text:p>
          </table:table-cell>
          <table:table-cell table:formula="of:=[.A843]/1000/(60*60*24)" office:value-type="time" office:time-value="PT03H44M14.966S" calcext:value-type="time">
            <text:p>03:44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" calcext:value-type="float">
            <text:p>499</text:p>
          </table:table-cell>
          <table:table-cell office:value-type="float" office:value="569.83" calcext:value-type="float">
            <text:p>569.83</text:p>
          </table:table-cell>
          <table:table-cell office:value-type="float" office:value="1866.73" calcext:value-type="float">
            <text:p>1866.73</text:p>
          </table:table-cell>
          <table:table-cell office:value-type="float" office:value="2216.06" calcext:value-type="float">
            <text:p>2216.06</text:p>
          </table:table-cell>
        </table:table-row>
        <table:table-row table:style-name="ro1">
          <table:table-cell office:value-type="float" office:value="13470965" calcext:value-type="float">
            <text:p>13470965</text:p>
          </table:table-cell>
          <table:table-cell table:formula="of:=[.A844]/1000/(60*60*24)" office:value-type="time" office:time-value="PT03H44M30.965S" calcext:value-type="time">
            <text:p>03:44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868.95" calcext:value-type="float">
            <text:p>1868.95</text:p>
          </table:table-cell>
          <table:table-cell office:value-type="float" office:value="2218.6" calcext:value-type="float">
            <text:p>2218.6</text:p>
          </table:table-cell>
        </table:table-row>
        <table:table-row table:style-name="ro1">
          <table:table-cell office:value-type="float" office:value="13486965" calcext:value-type="float">
            <text:p>13486965</text:p>
          </table:table-cell>
          <table:table-cell table:formula="of:=[.A845]/1000/(60*60*24)" office:value-type="time" office:time-value="PT03H44M46.965S" calcext:value-type="time">
            <text:p>03:44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871.17" calcext:value-type="float">
            <text:p>1871.17</text:p>
          </table:table-cell>
          <table:table-cell office:value-type="float" office:value="2221.13" calcext:value-type="float">
            <text:p>2221.13</text:p>
          </table:table-cell>
        </table:table-row>
        <table:table-row table:style-name="ro1">
          <table:table-cell office:value-type="float" office:value="13502966" calcext:value-type="float">
            <text:p>13502966</text:p>
          </table:table-cell>
          <table:table-cell table:formula="of:=[.A846]/1000/(60*60*24)" office:value-type="time" office:time-value="PT03H45M02.966S" calcext:value-type="time">
            <text:p>03:45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873.39" calcext:value-type="float">
            <text:p>1873.39</text:p>
          </table:table-cell>
          <table:table-cell office:value-type="float" office:value="2223.67" calcext:value-type="float">
            <text:p>2223.67</text:p>
          </table:table-cell>
        </table:table-row>
        <table:table-row table:style-name="ro1">
          <table:table-cell office:value-type="float" office:value="13518965" calcext:value-type="float">
            <text:p>13518965</text:p>
          </table:table-cell>
          <table:table-cell table:formula="of:=[.A847]/1000/(60*60*24)" office:value-type="time" office:time-value="PT03H45M18.965S" calcext:value-type="time">
            <text:p>03:45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875.61" calcext:value-type="float">
            <text:p>1875.61</text:p>
          </table:table-cell>
          <table:table-cell office:value-type="float" office:value="2226.2" calcext:value-type="float">
            <text:p>2226.2</text:p>
          </table:table-cell>
        </table:table-row>
        <table:table-row table:style-name="ro1">
          <table:table-cell office:value-type="float" office:value="13534965" calcext:value-type="float">
            <text:p>13534965</text:p>
          </table:table-cell>
          <table:table-cell table:formula="of:=[.A848]/1000/(60*60*24)" office:value-type="time" office:time-value="PT03H45M34.965S" calcext:value-type="time">
            <text:p>03:45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877.83" calcext:value-type="float">
            <text:p>1877.83</text:p>
          </table:table-cell>
          <table:table-cell office:value-type="float" office:value="2228.74" calcext:value-type="float">
            <text:p>2228.74</text:p>
          </table:table-cell>
        </table:table-row>
        <table:table-row table:style-name="ro1">
          <table:table-cell office:value-type="float" office:value="13550965" calcext:value-type="float">
            <text:p>13550965</text:p>
          </table:table-cell>
          <table:table-cell table:formula="of:=[.A849]/1000/(60*60*24)" office:value-type="time" office:time-value="PT03H45M50.965S" calcext:value-type="time">
            <text:p>03:45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9.97" calcext:value-type="float">
            <text:p>569.97</text:p>
          </table:table-cell>
          <table:table-cell office:value-type="float" office:value="1880.05" calcext:value-type="float">
            <text:p>1880.05</text:p>
          </table:table-cell>
          <table:table-cell office:value-type="float" office:value="2231.27" calcext:value-type="float">
            <text:p>2231.27</text:p>
          </table:table-cell>
        </table:table-row>
        <table:table-row table:style-name="ro1">
          <table:table-cell office:value-type="float" office:value="13566965" calcext:value-type="float">
            <text:p>13566965</text:p>
          </table:table-cell>
          <table:table-cell table:formula="of:=[.A850]/1000/(60*60*24)" office:value-type="time" office:time-value="PT03H46M06.965S" calcext:value-type="time">
            <text:p>03:46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5" calcext:value-type="float">
            <text:p>570.05</text:p>
          </table:table-cell>
          <table:table-cell office:value-type="float" office:value="1882.27" calcext:value-type="float">
            <text:p>1882.27</text:p>
          </table:table-cell>
          <table:table-cell office:value-type="float" office:value="2233.8" calcext:value-type="float">
            <text:p>2233.8</text:p>
          </table:table-cell>
        </table:table-row>
        <table:table-row table:style-name="ro1">
          <table:table-cell office:value-type="float" office:value="13582966" calcext:value-type="float">
            <text:p>13582966</text:p>
          </table:table-cell>
          <table:table-cell table:formula="of:=[.A851]/1000/(60*60*24)" office:value-type="time" office:time-value="PT03H46M22.966S" calcext:value-type="time">
            <text:p>03:46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2" calcext:value-type="float">
            <text:p>570.42</text:p>
          </table:table-cell>
          <table:table-cell office:value-type="float" office:value="1884.49" calcext:value-type="float">
            <text:p>1884.49</text:p>
          </table:table-cell>
          <table:table-cell office:value-type="float" office:value="2236.33" calcext:value-type="float">
            <text:p>2236.33</text:p>
          </table:table-cell>
        </table:table-row>
        <table:table-row table:style-name="ro1">
          <table:table-cell office:value-type="float" office:value="13598965" calcext:value-type="float">
            <text:p>13598965</text:p>
          </table:table-cell>
          <table:table-cell table:formula="of:=[.A852]/1000/(60*60*24)" office:value-type="time" office:time-value="PT03H46M38.965S" calcext:value-type="time">
            <text:p>03:46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2" calcext:value-type="float">
            <text:p>570.2</text:p>
          </table:table-cell>
          <table:table-cell office:value-type="float" office:value="1886.71" calcext:value-type="float">
            <text:p>1886.71</text:p>
          </table:table-cell>
          <table:table-cell office:value-type="float" office:value="2238.87" calcext:value-type="float">
            <text:p>2238.87</text:p>
          </table:table-cell>
        </table:table-row>
        <table:table-row table:style-name="ro1">
          <table:table-cell office:value-type="float" office:value="13614966" calcext:value-type="float">
            <text:p>13614966</text:p>
          </table:table-cell>
          <table:table-cell table:formula="of:=[.A853]/1000/(60*60*24)" office:value-type="time" office:time-value="PT03H46M54.966S" calcext:value-type="time">
            <text:p>03:46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8" calcext:value-type="float">
            <text:p>570.18</text:p>
          </table:table-cell>
          <table:table-cell office:value-type="float" office:value="1888.92" calcext:value-type="float">
            <text:p>1888.92</text:p>
          </table:table-cell>
          <table:table-cell office:value-type="float" office:value="2241.4" calcext:value-type="float">
            <text:p>2241.4</text:p>
          </table:table-cell>
        </table:table-row>
        <table:table-row table:style-name="ro1">
          <table:table-cell office:value-type="float" office:value="13630965" calcext:value-type="float">
            <text:p>13630965</text:p>
          </table:table-cell>
          <table:table-cell table:formula="of:=[.A854]/1000/(60*60*24)" office:value-type="time" office:time-value="PT03H47M10.965S" calcext:value-type="time">
            <text:p>03:47:1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8" calcext:value-type="float">
            <text:p>570.18</text:p>
          </table:table-cell>
          <table:table-cell office:value-type="float" office:value="1891.14" calcext:value-type="float">
            <text:p>1891.14</text:p>
          </table:table-cell>
          <table:table-cell office:value-type="float" office:value="2243.93" calcext:value-type="float">
            <text:p>2243.93</text:p>
          </table:table-cell>
        </table:table-row>
        <table:table-row table:style-name="ro1">
          <table:table-cell office:value-type="float" office:value="13646965" calcext:value-type="float">
            <text:p>13646965</text:p>
          </table:table-cell>
          <table:table-cell table:formula="of:=[.A855]/1000/(60*60*24)" office:value-type="time" office:time-value="PT03H47M26.965S" calcext:value-type="time">
            <text:p>03:47:27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893.36" calcext:value-type="float">
            <text:p>1893.36</text:p>
          </table:table-cell>
          <table:table-cell office:value-type="float" office:value="2246.46" calcext:value-type="float">
            <text:p>2246.46</text:p>
          </table:table-cell>
        </table:table-row>
        <table:table-row table:style-name="ro1">
          <table:table-cell office:value-type="float" office:value="13662965" calcext:value-type="float">
            <text:p>13662965</text:p>
          </table:table-cell>
          <table:table-cell table:formula="of:=[.A856]/1000/(60*60*24)" office:value-type="time" office:time-value="PT03H47M42.965S" calcext:value-type="time">
            <text:p>03:47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7.97" calcext:value-type="float">
            <text:p>567.97</text:p>
          </table:table-cell>
          <table:table-cell office:value-type="float" office:value="1895.58" calcext:value-type="float">
            <text:p>1895.58</text:p>
          </table:table-cell>
          <table:table-cell office:value-type="float" office:value="2248.99" calcext:value-type="float">
            <text:p>2248.99</text:p>
          </table:table-cell>
        </table:table-row>
        <table:table-row table:style-name="ro1">
          <table:table-cell office:value-type="float" office:value="13678966" calcext:value-type="float">
            <text:p>13678966</text:p>
          </table:table-cell>
          <table:table-cell table:formula="of:=[.A857]/1000/(60*60*24)" office:value-type="time" office:time-value="PT03H47M58.966S" calcext:value-type="time">
            <text:p>03:47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897.8" calcext:value-type="float">
            <text:p>1897.8</text:p>
          </table:table-cell>
          <table:table-cell office:value-type="float" office:value="2251.52" calcext:value-type="float">
            <text:p>2251.52</text:p>
          </table:table-cell>
        </table:table-row>
        <table:table-row table:style-name="ro1">
          <table:table-cell office:value-type="float" office:value="13694965" calcext:value-type="float">
            <text:p>13694965</text:p>
          </table:table-cell>
          <table:table-cell table:formula="of:=[.A858]/1000/(60*60*24)" office:value-type="time" office:time-value="PT03H48M14.965S" calcext:value-type="time">
            <text:p>03:48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2" calcext:value-type="float">
            <text:p>568.52</text:p>
          </table:table-cell>
          <table:table-cell office:value-type="float" office:value="1900.02" calcext:value-type="float">
            <text:p>1900.02</text:p>
          </table:table-cell>
          <table:table-cell office:value-type="float" office:value="2254.05" calcext:value-type="float">
            <text:p>2254.05</text:p>
          </table:table-cell>
        </table:table-row>
        <table:table-row table:style-name="ro1">
          <table:table-cell office:value-type="float" office:value="13710965" calcext:value-type="float">
            <text:p>13710965</text:p>
          </table:table-cell>
          <table:table-cell table:formula="of:=[.A859]/1000/(60*60*24)" office:value-type="time" office:time-value="PT03H48M30.965S" calcext:value-type="time">
            <text:p>03:48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902.24" calcext:value-type="float">
            <text:p>1902.24</text:p>
          </table:table-cell>
          <table:table-cell office:value-type="float" office:value="2256.58" calcext:value-type="float">
            <text:p>2256.58</text:p>
          </table:table-cell>
        </table:table-row>
        <table:table-row table:style-name="ro1">
          <table:table-cell office:value-type="float" office:value="13726966" calcext:value-type="float">
            <text:p>13726966</text:p>
          </table:table-cell>
          <table:table-cell table:formula="of:=[.A860]/1000/(60*60*24)" office:value-type="time" office:time-value="PT03H48M46.966S" calcext:value-type="time">
            <text:p>03:48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7" calcext:value-type="float">
            <text:p>568.07</text:p>
          </table:table-cell>
          <table:table-cell office:value-type="float" office:value="1904.46" calcext:value-type="float">
            <text:p>1904.46</text:p>
          </table:table-cell>
          <table:table-cell office:value-type="float" office:value="2259.11" calcext:value-type="float">
            <text:p>2259.11</text:p>
          </table:table-cell>
        </table:table-row>
        <table:table-row table:style-name="ro1">
          <table:table-cell office:value-type="float" office:value="13742965" calcext:value-type="float">
            <text:p>13742965</text:p>
          </table:table-cell>
          <table:table-cell table:formula="of:=[.A861]/1000/(60*60*24)" office:value-type="time" office:time-value="PT03H49M02.965S" calcext:value-type="time">
            <text:p>03:49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3" calcext:value-type="float">
            <text:p>570.3</text:p>
          </table:table-cell>
          <table:table-cell office:value-type="float" office:value="1906.68" calcext:value-type="float">
            <text:p>1906.68</text:p>
          </table:table-cell>
          <table:table-cell office:value-type="float" office:value="2261.64" calcext:value-type="float">
            <text:p>2261.64</text:p>
          </table:table-cell>
        </table:table-row>
        <table:table-row table:style-name="ro1">
          <table:table-cell office:value-type="float" office:value="13758965" calcext:value-type="float">
            <text:p>13758965</text:p>
          </table:table-cell>
          <table:table-cell table:formula="of:=[.A862]/1000/(60*60*24)" office:value-type="time" office:time-value="PT03H49M18.965S" calcext:value-type="time">
            <text:p>03:49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908.9" calcext:value-type="float">
            <text:p>1908.9</text:p>
          </table:table-cell>
          <table:table-cell office:value-type="float" office:value="2264.17" calcext:value-type="float">
            <text:p>2264.17</text:p>
          </table:table-cell>
        </table:table-row>
        <table:table-row table:style-name="ro1">
          <table:table-cell office:value-type="float" office:value="13774965" calcext:value-type="float">
            <text:p>13774965</text:p>
          </table:table-cell>
          <table:table-cell table:formula="of:=[.A863]/1000/(60*60*24)" office:value-type="time" office:time-value="PT03H49M34.965S" calcext:value-type="time">
            <text:p>03:49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5" calcext:value-type="float">
            <text:p>568.05</text:p>
          </table:table-cell>
          <table:table-cell office:value-type="float" office:value="1911.12" calcext:value-type="float">
            <text:p>1911.12</text:p>
          </table:table-cell>
          <table:table-cell office:value-type="float" office:value="2266.69" calcext:value-type="float">
            <text:p>2266.69</text:p>
          </table:table-cell>
        </table:table-row>
        <table:table-row table:style-name="ro1">
          <table:table-cell office:value-type="float" office:value="13790965" calcext:value-type="float">
            <text:p>13790965</text:p>
          </table:table-cell>
          <table:table-cell table:formula="of:=[.A864]/1000/(60*60*24)" office:value-type="time" office:time-value="PT03H49M50.965S" calcext:value-type="time">
            <text:p>03:49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7" calcext:value-type="float">
            <text:p>568.27</text:p>
          </table:table-cell>
          <table:table-cell office:value-type="float" office:value="1913.34" calcext:value-type="float">
            <text:p>1913.34</text:p>
          </table:table-cell>
          <table:table-cell office:value-type="float" office:value="2269.22" calcext:value-type="float">
            <text:p>2269.22</text:p>
          </table:table-cell>
        </table:table-row>
        <table:table-row table:style-name="ro1">
          <table:table-cell office:value-type="float" office:value="13806965" calcext:value-type="float">
            <text:p>13806965</text:p>
          </table:table-cell>
          <table:table-cell table:formula="of:=[.A865]/1000/(60*60*24)" office:value-type="time" office:time-value="PT03H50M06.965S" calcext:value-type="time">
            <text:p>03:50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915.56" calcext:value-type="float">
            <text:p>1915.56</text:p>
          </table:table-cell>
          <table:table-cell office:value-type="float" office:value="2271.74" calcext:value-type="float">
            <text:p>2271.74</text:p>
          </table:table-cell>
        </table:table-row>
        <table:table-row table:style-name="ro1">
          <table:table-cell office:value-type="float" office:value="13822965" calcext:value-type="float">
            <text:p>13822965</text:p>
          </table:table-cell>
          <table:table-cell table:formula="of:=[.A866]/1000/(60*60*24)" office:value-type="time" office:time-value="PT03H50M22.965S" calcext:value-type="time">
            <text:p>03:50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9" calcext:value-type="float">
            <text:p>568.19</text:p>
          </table:table-cell>
          <table:table-cell office:value-type="float" office:value="1917.78" calcext:value-type="float">
            <text:p>1917.78</text:p>
          </table:table-cell>
          <table:table-cell office:value-type="float" office:value="2274.27" calcext:value-type="float">
            <text:p>2274.27</text:p>
          </table:table-cell>
        </table:table-row>
        <table:table-row table:style-name="ro1">
          <table:table-cell office:value-type="float" office:value="13838965" calcext:value-type="float">
            <text:p>13838965</text:p>
          </table:table-cell>
          <table:table-cell table:formula="of:=[.A867]/1000/(60*60*24)" office:value-type="time" office:time-value="PT03H50M38.965S" calcext:value-type="time">
            <text:p>03:50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8" calcext:value-type="float">
            <text:p>568.28</text:p>
          </table:table-cell>
          <table:table-cell office:value-type="float" office:value="1920" calcext:value-type="float">
            <text:p>1920</text:p>
          </table:table-cell>
          <table:table-cell office:value-type="float" office:value="2276.79" calcext:value-type="float">
            <text:p>2276.79</text:p>
          </table:table-cell>
        </table:table-row>
        <table:table-row table:style-name="ro1">
          <table:table-cell office:value-type="float" office:value="13854965" calcext:value-type="float">
            <text:p>13854965</text:p>
          </table:table-cell>
          <table:table-cell table:formula="of:=[.A868]/1000/(60*60*24)" office:value-type="time" office:time-value="PT03H50M54.965S" calcext:value-type="time">
            <text:p>03:50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2" calcext:value-type="float">
            <text:p>566.2</text:p>
          </table:table-cell>
          <table:table-cell office:value-type="float" office:value="1922.22" calcext:value-type="float">
            <text:p>1922.22</text:p>
          </table:table-cell>
          <table:table-cell office:value-type="float" office:value="2279.31" calcext:value-type="float">
            <text:p>2279.31</text:p>
          </table:table-cell>
        </table:table-row>
        <table:table-row table:style-name="ro1">
          <table:table-cell office:value-type="float" office:value="13870965" calcext:value-type="float">
            <text:p>13870965</text:p>
          </table:table-cell>
          <table:table-cell table:formula="of:=[.A869]/1000/(60*60*24)" office:value-type="time" office:time-value="PT03H51M10.965S" calcext:value-type="time">
            <text:p>03:51:1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924.44" calcext:value-type="float">
            <text:p>1924.44</text:p>
          </table:table-cell>
          <table:table-cell office:value-type="float" office:value="2281.84" calcext:value-type="float">
            <text:p>2281.84</text:p>
          </table:table-cell>
        </table:table-row>
        <table:table-row table:style-name="ro1">
          <table:table-cell office:value-type="float" office:value="13886965" calcext:value-type="float">
            <text:p>13886965</text:p>
          </table:table-cell>
          <table:table-cell table:formula="of:=[.A870]/1000/(60*60*24)" office:value-type="time" office:time-value="PT03H51M26.965S" calcext:value-type="time">
            <text:p>03:51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926.66" calcext:value-type="float">
            <text:p>1926.66</text:p>
          </table:table-cell>
          <table:table-cell office:value-type="float" office:value="2284.36" calcext:value-type="float">
            <text:p>2284.36</text:p>
          </table:table-cell>
        </table:table-row>
        <table:table-row table:style-name="ro1">
          <table:table-cell office:value-type="float" office:value="13902965" calcext:value-type="float">
            <text:p>13902965</text:p>
          </table:table-cell>
          <table:table-cell table:formula="of:=[.A871]/1000/(60*60*24)" office:value-type="time" office:time-value="PT03H51M42.965S" calcext:value-type="time">
            <text:p>03:51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928.88" calcext:value-type="float">
            <text:p>1928.88</text:p>
          </table:table-cell>
          <table:table-cell office:value-type="float" office:value="2286.88" calcext:value-type="float">
            <text:p>2286.88</text:p>
          </table:table-cell>
        </table:table-row>
        <table:table-row table:style-name="ro1">
          <table:table-cell office:value-type="float" office:value="13918965" calcext:value-type="float">
            <text:p>13918965</text:p>
          </table:table-cell>
          <table:table-cell table:formula="of:=[.A872]/1000/(60*60*24)" office:value-type="time" office:time-value="PT03H51M58.965S" calcext:value-type="time">
            <text:p>03:51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2" calcext:value-type="float">
            <text:p>566.42</text:p>
          </table:table-cell>
          <table:table-cell office:value-type="float" office:value="1931.1" calcext:value-type="float">
            <text:p>1931.1</text:p>
          </table:table-cell>
          <table:table-cell office:value-type="float" office:value="2289.4" calcext:value-type="float">
            <text:p>2289.4</text:p>
          </table:table-cell>
        </table:table-row>
        <table:table-row table:style-name="ro1">
          <table:table-cell office:value-type="float" office:value="13934965" calcext:value-type="float">
            <text:p>13934965</text:p>
          </table:table-cell>
          <table:table-cell table:formula="of:=[.A873]/1000/(60*60*24)" office:value-type="time" office:time-value="PT03H52M14.965S" calcext:value-type="time">
            <text:p>03:52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2" calcext:value-type="float">
            <text:p>566.2</text:p>
          </table:table-cell>
          <table:table-cell office:value-type="float" office:value="1933.32" calcext:value-type="float">
            <text:p>1933.32</text:p>
          </table:table-cell>
          <table:table-cell office:value-type="float" office:value="2291.92" calcext:value-type="float">
            <text:p>2291.92</text:p>
          </table:table-cell>
        </table:table-row>
        <table:table-row table:style-name="ro1">
          <table:table-cell office:value-type="float" office:value="13950965" calcext:value-type="float">
            <text:p>13950965</text:p>
          </table:table-cell>
          <table:table-cell table:formula="of:=[.A874]/1000/(60*60*24)" office:value-type="time" office:time-value="PT03H52M30.965S" calcext:value-type="time">
            <text:p>03:52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935.54" calcext:value-type="float">
            <text:p>1935.54</text:p>
          </table:table-cell>
          <table:table-cell office:value-type="float" office:value="2294.44" calcext:value-type="float">
            <text:p>2294.44</text:p>
          </table:table-cell>
        </table:table-row>
        <table:table-row table:style-name="ro1">
          <table:table-cell office:value-type="float" office:value="13966965" calcext:value-type="float">
            <text:p>13966965</text:p>
          </table:table-cell>
          <table:table-cell table:formula="of:=[.A875]/1000/(60*60*24)" office:value-type="time" office:time-value="PT03H52M46.965S" calcext:value-type="time">
            <text:p>03:52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937.76" calcext:value-type="float">
            <text:p>1937.76</text:p>
          </table:table-cell>
          <table:table-cell office:value-type="float" office:value="2296.96" calcext:value-type="float">
            <text:p>2296.96</text:p>
          </table:table-cell>
        </table:table-row>
        <table:table-row table:style-name="ro1">
          <table:table-cell office:value-type="float" office:value="13982965" calcext:value-type="float">
            <text:p>13982965</text:p>
          </table:table-cell>
          <table:table-cell table:formula="of:=[.A876]/1000/(60*60*24)" office:value-type="time" office:time-value="PT03H53M02.965S" calcext:value-type="time">
            <text:p>03:53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939.98" calcext:value-type="float">
            <text:p>1939.98</text:p>
          </table:table-cell>
          <table:table-cell office:value-type="float" office:value="2299.48" calcext:value-type="float">
            <text:p>2299.48</text:p>
          </table:table-cell>
        </table:table-row>
        <table:table-row table:style-name="ro1">
          <table:table-cell office:value-type="float" office:value="13998965" calcext:value-type="float">
            <text:p>13998965</text:p>
          </table:table-cell>
          <table:table-cell table:formula="of:=[.A877]/1000/(60*60*24)" office:value-type="time" office:time-value="PT03H53M18.965S" calcext:value-type="time">
            <text:p>03:53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6" calcext:value-type="float">
            <text:p>566.06</text:p>
          </table:table-cell>
          <table:table-cell office:value-type="float" office:value="1942.19" calcext:value-type="float">
            <text:p>1942.19</text:p>
          </table:table-cell>
          <table:table-cell office:value-type="float" office:value="2301.99" calcext:value-type="float">
            <text:p>2301.99</text:p>
          </table:table-cell>
        </table:table-row>
        <table:table-row table:style-name="ro1">
          <table:table-cell office:value-type="float" office:value="14014965" calcext:value-type="float">
            <text:p>14014965</text:p>
          </table:table-cell>
          <table:table-cell table:formula="of:=[.A878]/1000/(60*60*24)" office:value-type="time" office:time-value="PT03H53M34.965S" calcext:value-type="time">
            <text:p>03:53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944.41" calcext:value-type="float">
            <text:p>1944.41</text:p>
          </table:table-cell>
          <table:table-cell office:value-type="float" office:value="2304.51" calcext:value-type="float">
            <text:p>2304.51</text:p>
          </table:table-cell>
        </table:table-row>
        <table:table-row table:style-name="ro1">
          <table:table-cell office:value-type="float" office:value="14030965" calcext:value-type="float">
            <text:p>14030965</text:p>
          </table:table-cell>
          <table:table-cell table:formula="of:=[.A879]/1000/(60*60*24)" office:value-type="time" office:time-value="PT03H53M50.965S" calcext:value-type="time">
            <text:p>03:53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946.64" calcext:value-type="float">
            <text:p>1946.64</text:p>
          </table:table-cell>
          <table:table-cell office:value-type="float" office:value="2307.03" calcext:value-type="float">
            <text:p>2307.03</text:p>
          </table:table-cell>
        </table:table-row>
        <table:table-row table:style-name="ro1">
          <table:table-cell office:value-type="float" office:value="14046965" calcext:value-type="float">
            <text:p>14046965</text:p>
          </table:table-cell>
          <table:table-cell table:formula="of:=[.A880]/1000/(60*60*24)" office:value-type="time" office:time-value="PT03H54M06.965S" calcext:value-type="time">
            <text:p>03:54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6" calcext:value-type="float">
            <text:p>566.06</text:p>
          </table:table-cell>
          <table:table-cell office:value-type="float" office:value="1948.85" calcext:value-type="float">
            <text:p>1948.85</text:p>
          </table:table-cell>
          <table:table-cell office:value-type="float" office:value="2309.54" calcext:value-type="float">
            <text:p>2309.54</text:p>
          </table:table-cell>
        </table:table-row>
        <table:table-row table:style-name="ro1">
          <table:table-cell office:value-type="float" office:value="14062965" calcext:value-type="float">
            <text:p>14062965</text:p>
          </table:table-cell>
          <table:table-cell table:formula="of:=[.A881]/1000/(60*60*24)" office:value-type="time" office:time-value="PT03H54M22.965S" calcext:value-type="time">
            <text:p>03:54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2" calcext:value-type="float">
            <text:p>566.52</text:p>
          </table:table-cell>
          <table:table-cell office:value-type="float" office:value="1951.07" calcext:value-type="float">
            <text:p>1951.07</text:p>
          </table:table-cell>
          <table:table-cell office:value-type="float" office:value="2312.06" calcext:value-type="float">
            <text:p>2312.06</text:p>
          </table:table-cell>
        </table:table-row>
        <table:table-row table:style-name="ro1">
          <table:table-cell office:value-type="float" office:value="14078966" calcext:value-type="float">
            <text:p>14078966</text:p>
          </table:table-cell>
          <table:table-cell table:formula="of:=[.A882]/1000/(60*60*24)" office:value-type="time" office:time-value="PT03H54M38.966S" calcext:value-type="time">
            <text:p>03:54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8" calcext:value-type="float">
            <text:p>499.8</text:p>
          </table:table-cell>
          <table:table-cell office:value-type="float" office:value="564.74" calcext:value-type="float">
            <text:p>564.74</text:p>
          </table:table-cell>
          <table:table-cell office:value-type="float" office:value="1953.29" calcext:value-type="float">
            <text:p>1953.29</text:p>
          </table:table-cell>
          <table:table-cell office:value-type="float" office:value="2314.57" calcext:value-type="float">
            <text:p>2314.57</text:p>
          </table:table-cell>
        </table:table-row>
        <table:table-row table:style-name="ro1">
          <table:table-cell office:value-type="float" office:value="14094965" calcext:value-type="float">
            <text:p>14094965</text:p>
          </table:table-cell>
          <table:table-cell table:formula="of:=[.A883]/1000/(60*60*24)" office:value-type="time" office:time-value="PT03H54M54.965S" calcext:value-type="time">
            <text:p>03:54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2" calcext:value-type="float">
            <text:p>566.42</text:p>
          </table:table-cell>
          <table:table-cell office:value-type="float" office:value="1955.51" calcext:value-type="float">
            <text:p>1955.51</text:p>
          </table:table-cell>
          <table:table-cell office:value-type="float" office:value="2317.09" calcext:value-type="float">
            <text:p>2317.09</text:p>
          </table:table-cell>
        </table:table-row>
        <table:table-row table:style-name="ro1">
          <table:table-cell office:value-type="float" office:value="14110965" calcext:value-type="float">
            <text:p>14110965</text:p>
          </table:table-cell>
          <table:table-cell table:formula="of:=[.A884]/1000/(60*60*24)" office:value-type="time" office:time-value="PT03H55M10.965S" calcext:value-type="time">
            <text:p>03:55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5.98" calcext:value-type="float">
            <text:p>565.98</text:p>
          </table:table-cell>
          <table:table-cell office:value-type="float" office:value="1957.73" calcext:value-type="float">
            <text:p>1957.73</text:p>
          </table:table-cell>
          <table:table-cell office:value-type="float" office:value="2319.6" calcext:value-type="float">
            <text:p>2319.6</text:p>
          </table:table-cell>
        </table:table-row>
        <table:table-row table:style-name="ro1">
          <table:table-cell office:value-type="float" office:value="14126966" calcext:value-type="float">
            <text:p>14126966</text:p>
          </table:table-cell>
          <table:table-cell table:formula="of:=[.A885]/1000/(60*60*24)" office:value-type="time" office:time-value="PT03H55M26.966S" calcext:value-type="time">
            <text:p>03:55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959.95" calcext:value-type="float">
            <text:p>1959.95</text:p>
          </table:table-cell>
          <table:table-cell office:value-type="float" office:value="2322.11" calcext:value-type="float">
            <text:p>2322.11</text:p>
          </table:table-cell>
        </table:table-row>
        <table:table-row table:style-name="ro1">
          <table:table-cell office:value-type="float" office:value="14142965" calcext:value-type="float">
            <text:p>14142965</text:p>
          </table:table-cell>
          <table:table-cell table:formula="of:=[.A886]/1000/(60*60*24)" office:value-type="time" office:time-value="PT03H55M42.965S" calcext:value-type="time">
            <text:p>03:55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962.17" calcext:value-type="float">
            <text:p>1962.17</text:p>
          </table:table-cell>
          <table:table-cell office:value-type="float" office:value="2324.62" calcext:value-type="float">
            <text:p>2324.62</text:p>
          </table:table-cell>
        </table:table-row>
        <table:table-row table:style-name="ro1">
          <table:table-cell office:value-type="float" office:value="14158965" calcext:value-type="float">
            <text:p>14158965</text:p>
          </table:table-cell>
          <table:table-cell table:formula="of:=[.A887]/1000/(60*60*24)" office:value-type="time" office:time-value="PT03H55M58.965S" calcext:value-type="time">
            <text:p>03:55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2" calcext:value-type="float">
            <text:p>564.42</text:p>
          </table:table-cell>
          <table:table-cell office:value-type="float" office:value="1964.39" calcext:value-type="float">
            <text:p>1964.39</text:p>
          </table:table-cell>
          <table:table-cell office:value-type="float" office:value="2327.14" calcext:value-type="float">
            <text:p>2327.14</text:p>
          </table:table-cell>
        </table:table-row>
        <table:table-row table:style-name="ro1">
          <table:table-cell office:value-type="float" office:value="14174965" calcext:value-type="float">
            <text:p>14174965</text:p>
          </table:table-cell>
          <table:table-cell table:formula="of:=[.A888]/1000/(60*60*24)" office:value-type="time" office:time-value="PT03H56M14.965S" calcext:value-type="time">
            <text:p>03:56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" calcext:value-type="float">
            <text:p>499</text:p>
          </table:table-cell>
          <table:table-cell office:value-type="float" office:value="565.83" calcext:value-type="float">
            <text:p>565.83</text:p>
          </table:table-cell>
          <table:table-cell office:value-type="float" office:value="1966.61" calcext:value-type="float">
            <text:p>1966.61</text:p>
          </table:table-cell>
          <table:table-cell office:value-type="float" office:value="2329.64" calcext:value-type="float">
            <text:p>2329.64</text:p>
          </table:table-cell>
        </table:table-row>
        <table:table-row table:style-name="ro1">
          <table:table-cell office:value-type="float" office:value="14190965" calcext:value-type="float">
            <text:p>14190965</text:p>
          </table:table-cell>
          <table:table-cell table:formula="of:=[.A889]/1000/(60*60*24)" office:value-type="time" office:time-value="PT03H56M30.965S" calcext:value-type="time">
            <text:p>03:56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968.83" calcext:value-type="float">
            <text:p>1968.83</text:p>
          </table:table-cell>
          <table:table-cell office:value-type="float" office:value="2332.15" calcext:value-type="float">
            <text:p>2332.15</text:p>
          </table:table-cell>
        </table:table-row>
        <table:table-row table:style-name="ro1">
          <table:table-cell office:value-type="float" office:value="14206965" calcext:value-type="float">
            <text:p>14206965</text:p>
          </table:table-cell>
          <table:table-cell table:formula="of:=[.A890]/1000/(60*60*24)" office:value-type="time" office:time-value="PT03H56M46.965S" calcext:value-type="time">
            <text:p>03:56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8" calcext:value-type="float">
            <text:p>564.08</text:p>
          </table:table-cell>
          <table:table-cell office:value-type="float" office:value="1971.05" calcext:value-type="float">
            <text:p>1971.05</text:p>
          </table:table-cell>
          <table:table-cell office:value-type="float" office:value="2334.66" calcext:value-type="float">
            <text:p>2334.66</text:p>
          </table:table-cell>
        </table:table-row>
        <table:table-row table:style-name="ro1">
          <table:table-cell office:value-type="float" office:value="14222965" calcext:value-type="float">
            <text:p>14222965</text:p>
          </table:table-cell>
          <table:table-cell table:formula="of:=[.A891]/1000/(60*60*24)" office:value-type="time" office:time-value="PT03H57M02.965S" calcext:value-type="time">
            <text:p>03:57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6.65" calcext:value-type="float">
            <text:p>566.65</text:p>
          </table:table-cell>
          <table:table-cell office:value-type="float" office:value="1973.27" calcext:value-type="float">
            <text:p>1973.27</text:p>
          </table:table-cell>
          <table:table-cell office:value-type="float" office:value="2337.17" calcext:value-type="float">
            <text:p>2337.17</text:p>
          </table:table-cell>
        </table:table-row>
        <table:table-row table:style-name="ro1">
          <table:table-cell office:value-type="float" office:value="14238965" calcext:value-type="float">
            <text:p>14238965</text:p>
          </table:table-cell>
          <table:table-cell table:formula="of:=[.A892]/1000/(60*60*24)" office:value-type="time" office:time-value="PT03H57M18.965S" calcext:value-type="time">
            <text:p>03:57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" calcext:value-type="float">
            <text:p>564.2</text:p>
          </table:table-cell>
          <table:table-cell office:value-type="float" office:value="1975.49" calcext:value-type="float">
            <text:p>1975.49</text:p>
          </table:table-cell>
          <table:table-cell office:value-type="float" office:value="2339.68" calcext:value-type="float">
            <text:p>2339.68</text:p>
          </table:table-cell>
        </table:table-row>
        <table:table-row table:style-name="ro1">
          <table:table-cell office:value-type="float" office:value="14254965" calcext:value-type="float">
            <text:p>14254965</text:p>
          </table:table-cell>
          <table:table-cell table:formula="of:=[.A893]/1000/(60*60*24)" office:value-type="time" office:time-value="PT03H57M34.965S" calcext:value-type="time">
            <text:p>03:57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977.71" calcext:value-type="float">
            <text:p>1977.71</text:p>
          </table:table-cell>
          <table:table-cell office:value-type="float" office:value="2342.19" calcext:value-type="float">
            <text:p>2342.19</text:p>
          </table:table-cell>
        </table:table-row>
        <table:table-row table:style-name="ro1">
          <table:table-cell office:value-type="float" office:value="14270965" calcext:value-type="float">
            <text:p>14270965</text:p>
          </table:table-cell>
          <table:table-cell table:formula="of:=[.A894]/1000/(60*60*24)" office:value-type="time" office:time-value="PT03H57M50.965S" calcext:value-type="time">
            <text:p>03:57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979.93" calcext:value-type="float">
            <text:p>1979.93</text:p>
          </table:table-cell>
          <table:table-cell office:value-type="float" office:value="2344.7" calcext:value-type="float">
            <text:p>2344.7</text:p>
          </table:table-cell>
        </table:table-row>
        <table:table-row table:style-name="ro1">
          <table:table-cell office:value-type="float" office:value="14286965" calcext:value-type="float">
            <text:p>14286965</text:p>
          </table:table-cell>
          <table:table-cell table:formula="of:=[.A895]/1000/(60*60*24)" office:value-type="time" office:time-value="PT03H58M06.965S" calcext:value-type="time">
            <text:p>03:58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6" calcext:value-type="float">
            <text:p>564.06</text:p>
          </table:table-cell>
          <table:table-cell office:value-type="float" office:value="1982.15" calcext:value-type="float">
            <text:p>1982.15</text:p>
          </table:table-cell>
          <table:table-cell office:value-type="float" office:value="2347.21" calcext:value-type="float">
            <text:p>2347.21</text:p>
          </table:table-cell>
        </table:table-row>
        <table:table-row table:style-name="ro1">
          <table:table-cell office:value-type="float" office:value="14302965" calcext:value-type="float">
            <text:p>14302965</text:p>
          </table:table-cell>
          <table:table-cell table:formula="of:=[.A896]/1000/(60*60*24)" office:value-type="time" office:time-value="PT03H58M22.965S" calcext:value-type="time">
            <text:p>03:58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984.37" calcext:value-type="float">
            <text:p>1984.37</text:p>
          </table:table-cell>
          <table:table-cell office:value-type="float" office:value="2349.71" calcext:value-type="float">
            <text:p>2349.71</text:p>
          </table:table-cell>
        </table:table-row>
        <table:table-row table:style-name="ro1">
          <table:table-cell office:value-type="float" office:value="14318965" calcext:value-type="float">
            <text:p>14318965</text:p>
          </table:table-cell>
          <table:table-cell table:formula="of:=[.A897]/1000/(60*60*24)" office:value-type="time" office:time-value="PT03H58M38.965S" calcext:value-type="time">
            <text:p>03:58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" calcext:value-type="float">
            <text:p>564.3</text:p>
          </table:table-cell>
          <table:table-cell office:value-type="float" office:value="1986.58" calcext:value-type="float">
            <text:p>1986.58</text:p>
          </table:table-cell>
          <table:table-cell office:value-type="float" office:value="2352.22" calcext:value-type="float">
            <text:p>2352.22</text:p>
          </table:table-cell>
        </table:table-row>
        <table:table-row table:style-name="ro1">
          <table:table-cell office:value-type="float" office:value="14334966" calcext:value-type="float">
            <text:p>14334966</text:p>
          </table:table-cell>
          <table:table-cell table:formula="of:=[.A898]/1000/(60*60*24)" office:value-type="time" office:time-value="PT03H58M54.966S" calcext:value-type="time">
            <text:p>03:58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4.66" calcext:value-type="float">
            <text:p>564.66</text:p>
          </table:table-cell>
          <table:table-cell office:value-type="float" office:value="1988.8" calcext:value-type="float">
            <text:p>1988.8</text:p>
          </table:table-cell>
          <table:table-cell office:value-type="float" office:value="2354.72" calcext:value-type="float">
            <text:p>2354.72</text:p>
          </table:table-cell>
        </table:table-row>
        <table:table-row table:style-name="ro1">
          <table:table-cell office:value-type="float" office:value="14350966" calcext:value-type="float">
            <text:p>14350966</text:p>
          </table:table-cell>
          <table:table-cell table:formula="of:=[.A899]/1000/(60*60*24)" office:value-type="time" office:time-value="PT03H59M10.966S" calcext:value-type="time">
            <text:p>03:59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1991.02" calcext:value-type="float">
            <text:p>1991.02</text:p>
          </table:table-cell>
          <table:table-cell office:value-type="float" office:value="2357.23" calcext:value-type="float">
            <text:p>2357.23</text:p>
          </table:table-cell>
        </table:table-row>
        <table:table-row table:style-name="ro1">
          <table:table-cell office:value-type="float" office:value="14366965" calcext:value-type="float">
            <text:p>14366965</text:p>
          </table:table-cell>
          <table:table-cell table:formula="of:=[.A900]/1000/(60*60*24)" office:value-type="time" office:time-value="PT03H59M26.965S" calcext:value-type="time">
            <text:p>03:59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1.97" calcext:value-type="float">
            <text:p>561.97</text:p>
          </table:table-cell>
          <table:table-cell office:value-type="float" office:value="1993.24" calcext:value-type="float">
            <text:p>1993.24</text:p>
          </table:table-cell>
          <table:table-cell office:value-type="float" office:value="2359.73" calcext:value-type="float">
            <text:p>2359.73</text:p>
          </table:table-cell>
        </table:table-row>
        <table:table-row table:style-name="ro1">
          <table:table-cell office:value-type="float" office:value="14382965" calcext:value-type="float">
            <text:p>14382965</text:p>
          </table:table-cell>
          <table:table-cell table:formula="of:=[.A901]/1000/(60*60*24)" office:value-type="time" office:time-value="PT03H59M42.965S" calcext:value-type="time">
            <text:p>03:59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995.46" calcext:value-type="float">
            <text:p>1995.46</text:p>
          </table:table-cell>
          <table:table-cell office:value-type="float" office:value="2362.23" calcext:value-type="float">
            <text:p>2362.23</text:p>
          </table:table-cell>
        </table:table-row>
        <table:table-row table:style-name="ro1">
          <table:table-cell office:value-type="float" office:value="14398965" calcext:value-type="float">
            <text:p>14398965</text:p>
          </table:table-cell>
          <table:table-cell table:formula="of:=[.A902]/1000/(60*60*24)" office:value-type="time" office:time-value="PT03H59M58.965S" calcext:value-type="time">
            <text:p>03:59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" calcext:value-type="float">
            <text:p>562.2</text:p>
          </table:table-cell>
          <table:table-cell office:value-type="float" office:value="1997.68" calcext:value-type="float">
            <text:p>1997.68</text:p>
          </table:table-cell>
          <table:table-cell office:value-type="float" office:value="2364.73" calcext:value-type="float">
            <text:p>2364.73</text:p>
          </table:table-cell>
        </table:table-row>
        <table:table-row table:style-name="ro1">
          <table:table-cell office:value-type="float" office:value="14414966" calcext:value-type="float">
            <text:p>14414966</text:p>
          </table:table-cell>
          <table:table-cell table:formula="of:=[.A903]/1000/(60*60*24)" office:value-type="time" office:time-value="PT04H00M14.966S" calcext:value-type="time">
            <text:p>04:00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1" calcext:value-type="float">
            <text:p>562.51</text:p>
          </table:table-cell>
          <table:table-cell office:value-type="float" office:value="1999.9" calcext:value-type="float">
            <text:p>1999.9</text:p>
          </table:table-cell>
          <table:table-cell office:value-type="float" office:value="2367.24" calcext:value-type="float">
            <text:p>2367.24</text:p>
          </table:table-cell>
        </table:table-row>
        <table:table-row table:style-name="ro1">
          <table:table-cell office:value-type="float" office:value="14430965" calcext:value-type="float">
            <text:p>14430965</text:p>
          </table:table-cell>
          <table:table-cell table:formula="of:=[.A904]/1000/(60*60*24)" office:value-type="time" office:time-value="PT04H00M30.965S" calcext:value-type="time">
            <text:p>04:00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8" calcext:value-type="float">
            <text:p>562.28</text:p>
          </table:table-cell>
          <table:table-cell office:value-type="float" office:value="2002.12" calcext:value-type="float">
            <text:p>2002.12</text:p>
          </table:table-cell>
          <table:table-cell office:value-type="float" office:value="2369.74" calcext:value-type="float">
            <text:p>2369.74</text:p>
          </table:table-cell>
        </table:table-row>
        <table:table-row table:style-name="ro1">
          <table:table-cell office:value-type="float" office:value="14446965" calcext:value-type="float">
            <text:p>14446965</text:p>
          </table:table-cell>
          <table:table-cell table:formula="of:=[.A905]/1000/(60*60*24)" office:value-type="time" office:time-value="PT04H00M46.965S" calcext:value-type="time">
            <text:p>04:00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5" calcext:value-type="float">
            <text:p>562.05</text:p>
          </table:table-cell>
          <table:table-cell office:value-type="float" office:value="2004.34" calcext:value-type="float">
            <text:p>2004.34</text:p>
          </table:table-cell>
          <table:table-cell office:value-type="float" office:value="2372.24" calcext:value-type="float">
            <text:p>2372.24</text:p>
          </table:table-cell>
        </table:table-row>
        <table:table-row table:style-name="ro1">
          <table:table-cell office:value-type="float" office:value="14462966" calcext:value-type="float">
            <text:p>14462966</text:p>
          </table:table-cell>
          <table:table-cell table:formula="of:=[.A906]/1000/(60*60*24)" office:value-type="time" office:time-value="PT04H01M02.966S" calcext:value-type="time">
            <text:p>04:01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7" calcext:value-type="float">
            <text:p>562.07</text:p>
          </table:table-cell>
          <table:table-cell office:value-type="float" office:value="2006.56" calcext:value-type="float">
            <text:p>2006.56</text:p>
          </table:table-cell>
          <table:table-cell office:value-type="float" office:value="2374.74" calcext:value-type="float">
            <text:p>2374.74</text:p>
          </table:table-cell>
        </table:table-row>
        <table:table-row table:style-name="ro1">
          <table:table-cell office:value-type="float" office:value="14478965" calcext:value-type="float">
            <text:p>14478965</text:p>
          </table:table-cell>
          <table:table-cell table:formula="of:=[.A907]/1000/(60*60*24)" office:value-type="time" office:time-value="PT04H01M18.965S" calcext:value-type="time">
            <text:p>04:01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6" calcext:value-type="float">
            <text:p>562.06</text:p>
          </table:table-cell>
          <table:table-cell office:value-type="float" office:value="2008.78" calcext:value-type="float">
            <text:p>2008.78</text:p>
          </table:table-cell>
          <table:table-cell office:value-type="float" office:value="2377.23" calcext:value-type="float">
            <text:p>2377.23</text:p>
          </table:table-cell>
        </table:table-row>
        <table:table-row table:style-name="ro1">
          <table:table-cell office:value-type="float" office:value="14494965" calcext:value-type="float">
            <text:p>14494965</text:p>
          </table:table-cell>
          <table:table-cell table:formula="of:=[.A908]/1000/(60*60*24)" office:value-type="time" office:time-value="PT04H01M34.965S" calcext:value-type="time">
            <text:p>04:01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2011" calcext:value-type="float">
            <text:p>2011</text:p>
          </table:table-cell>
          <table:table-cell office:value-type="float" office:value="2379.73" calcext:value-type="float">
            <text:p>2379.73</text:p>
          </table:table-cell>
        </table:table-row>
        <table:table-row table:style-name="ro1">
          <table:table-cell office:value-type="float" office:value="14510965" calcext:value-type="float">
            <text:p>14510965</text:p>
          </table:table-cell>
          <table:table-cell table:formula="of:=[.A909]/1000/(60*60*24)" office:value-type="time" office:time-value="PT04H01M50.965S" calcext:value-type="time">
            <text:p>04:01:51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1" calcext:value-type="float">
            <text:p>560.51</text:p>
          </table:table-cell>
          <table:table-cell office:value-type="float" office:value="2013.22" calcext:value-type="float">
            <text:p>2013.22</text:p>
          </table:table-cell>
          <table:table-cell office:value-type="float" office:value="2382.23" calcext:value-type="float">
            <text:p>2382.23</text:p>
          </table:table-cell>
        </table:table-row>
        <table:table-row table:style-name="ro1">
          <table:table-cell office:value-type="float" office:value="14526965" calcext:value-type="float">
            <text:p>14526965</text:p>
          </table:table-cell>
          <table:table-cell table:formula="of:=[.A910]/1000/(60*60*24)" office:value-type="time" office:time-value="PT04H02M06.965S" calcext:value-type="time">
            <text:p>04:02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1" calcext:value-type="float">
            <text:p>562.41</text:p>
          </table:table-cell>
          <table:table-cell office:value-type="float" office:value="2015.43" calcext:value-type="float">
            <text:p>2015.43</text:p>
          </table:table-cell>
          <table:table-cell office:value-type="float" office:value="2384.73" calcext:value-type="float">
            <text:p>2384.73</text:p>
          </table:table-cell>
        </table:table-row>
        <table:table-row table:style-name="ro1">
          <table:table-cell office:value-type="float" office:value="14542966" calcext:value-type="float">
            <text:p>14542966</text:p>
          </table:table-cell>
          <table:table-cell table:formula="of:=[.A911]/1000/(60*60*24)" office:value-type="time" office:time-value="PT04H02M22.966S" calcext:value-type="time">
            <text:p>04:02:23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3.93" calcext:value-type="float">
            <text:p>563.93</text:p>
          </table:table-cell>
          <table:table-cell office:value-type="float" office:value="2017.66" calcext:value-type="float">
            <text:p>2017.66</text:p>
          </table:table-cell>
          <table:table-cell office:value-type="float" office:value="2387.22" calcext:value-type="float">
            <text:p>2387.22</text:p>
          </table:table-cell>
        </table:table-row>
        <table:table-row table:style-name="ro1">
          <table:table-cell office:value-type="float" office:value="14558965" calcext:value-type="float">
            <text:p>14558965</text:p>
          </table:table-cell>
          <table:table-cell table:formula="of:=[.A912]/1000/(60*60*24)" office:value-type="time" office:time-value="PT04H02M38.965S" calcext:value-type="time">
            <text:p>04:02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1.96" calcext:value-type="float">
            <text:p>561.96</text:p>
          </table:table-cell>
          <table:table-cell office:value-type="float" office:value="2019.88" calcext:value-type="float">
            <text:p>2019.88</text:p>
          </table:table-cell>
          <table:table-cell office:value-type="float" office:value="2389.72" calcext:value-type="float">
            <text:p>2389.72</text:p>
          </table:table-cell>
        </table:table-row>
        <table:table-row table:style-name="ro1">
          <table:table-cell office:value-type="float" office:value="14574965" calcext:value-type="float">
            <text:p>14574965</text:p>
          </table:table-cell>
          <table:table-cell table:formula="of:=[.A913]/1000/(60*60*24)" office:value-type="time" office:time-value="PT04H02M54.965S" calcext:value-type="time">
            <text:p>04:02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" calcext:value-type="float">
            <text:p>560.2</text:p>
          </table:table-cell>
          <table:table-cell office:value-type="float" office:value="2022.1" calcext:value-type="float">
            <text:p>2022.1</text:p>
          </table:table-cell>
          <table:table-cell office:value-type="float" office:value="2392.22" calcext:value-type="float">
            <text:p>2392.22</text:p>
          </table:table-cell>
        </table:table-row>
        <table:table-row table:style-name="ro1">
          <table:table-cell office:value-type="float" office:value="14590965" calcext:value-type="float">
            <text:p>14590965</text:p>
          </table:table-cell>
          <table:table-cell table:formula="of:=[.A914]/1000/(60*60*24)" office:value-type="time" office:time-value="PT04H03M10.965S" calcext:value-type="time">
            <text:p>04:03:11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6" calcext:value-type="float">
            <text:p>560.06</text:p>
          </table:table-cell>
          <table:table-cell office:value-type="float" office:value="2024.32" calcext:value-type="float">
            <text:p>2024.32</text:p>
          </table:table-cell>
          <table:table-cell office:value-type="float" office:value="2394.71" calcext:value-type="float">
            <text:p>2394.71</text:p>
          </table:table-cell>
        </table:table-row>
        <table:table-row table:style-name="ro1">
          <table:table-cell office:value-type="float" office:value="14606965" calcext:value-type="float">
            <text:p>14606965</text:p>
          </table:table-cell>
          <table:table-cell table:formula="of:=[.A915]/1000/(60*60*24)" office:value-type="time" office:time-value="PT04H03M26.965S" calcext:value-type="time">
            <text:p>04:03:27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29" calcext:value-type="float">
            <text:p>560.29</text:p>
          </table:table-cell>
          <table:table-cell office:value-type="float" office:value="2026.54" calcext:value-type="float">
            <text:p>2026.54</text:p>
          </table:table-cell>
          <table:table-cell office:value-type="float" office:value="2397.2" calcext:value-type="float">
            <text:p>2397.2</text:p>
          </table:table-cell>
        </table:table-row>
        <table:table-row table:style-name="ro1">
          <table:table-cell office:value-type="float" office:value="14622966" calcext:value-type="float">
            <text:p>14622966</text:p>
          </table:table-cell>
          <table:table-cell table:formula="of:=[.A916]/1000/(60*60*24)" office:value-type="time" office:time-value="PT04H03M42.966S" calcext:value-type="time">
            <text:p>04:03:43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19" calcext:value-type="float">
            <text:p>560.19</text:p>
          </table:table-cell>
          <table:table-cell office:value-type="float" office:value="2028.76" calcext:value-type="float">
            <text:p>2028.76</text:p>
          </table:table-cell>
          <table:table-cell office:value-type="float" office:value="2399.69" calcext:value-type="float">
            <text:p>2399.69</text:p>
          </table:table-cell>
        </table:table-row>
        <table:table-row table:style-name="ro1">
          <table:table-cell office:value-type="float" office:value="14638965" calcext:value-type="float">
            <text:p>14638965</text:p>
          </table:table-cell>
          <table:table-cell table:formula="of:=[.A917]/1000/(60*60*24)" office:value-type="time" office:time-value="PT04H03M58.965S" calcext:value-type="time">
            <text:p>04:03:59</text:p>
          </table:table-cell>
          <table:table-cell office:value-type="float" office:value="1.12" calcext:value-type="float">
            <text:p>1.12</text:p>
          </table:table-cell>
          <table:table-cell office:value-type="float" office:value="501" calcext:value-type="float">
            <text:p>501</text:p>
          </table:table-cell>
          <table:table-cell office:value-type="float" office:value="562.17" calcext:value-type="float">
            <text:p>562.17</text:p>
          </table:table-cell>
          <table:table-cell office:value-type="float" office:value="2030.98" calcext:value-type="float">
            <text:p>2030.98</text:p>
          </table:table-cell>
          <table:table-cell office:value-type="float" office:value="2402.19" calcext:value-type="float">
            <text:p>2402.19</text:p>
          </table:table-cell>
        </table:table-row>
        <table:table-row table:style-name="ro1">
          <table:table-cell office:value-type="float" office:value="14654966" calcext:value-type="float">
            <text:p>14654966</text:p>
          </table:table-cell>
          <table:table-cell table:formula="of:=[.A918]/1000/(60*60*24)" office:value-type="time" office:time-value="PT04H04M14.966S" calcext:value-type="time">
            <text:p>04:04:15</text:p>
          </table:table-cell>
          <table:table-cell office:value-type="float" office:value="1.12" calcext:value-type="float">
            <text:p>1.12</text:p>
          </table:table-cell>
          <table:table-cell office:value-type="float" office:value="500.8" calcext:value-type="float">
            <text:p>500.8</text:p>
          </table:table-cell>
          <table:table-cell office:value-type="float" office:value="561.93" calcext:value-type="float">
            <text:p>561.93</text:p>
          </table:table-cell>
          <table:table-cell office:value-type="float" office:value="2033.2" calcext:value-type="float">
            <text:p>2033.2</text:p>
          </table:table-cell>
          <table:table-cell office:value-type="float" office:value="2404.69" calcext:value-type="float">
            <text:p>2404.69</text:p>
          </table:table-cell>
        </table:table-row>
        <table:table-row table:style-name="ro1">
          <table:table-cell office:value-type="float" office:value="14670966" calcext:value-type="float">
            <text:p>14670966</text:p>
          </table:table-cell>
          <table:table-cell table:formula="of:=[.A919]/1000/(60*60*24)" office:value-type="time" office:time-value="PT04H04M30.966S" calcext:value-type="time">
            <text:p>04:04:31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28" calcext:value-type="float">
            <text:p>560.28</text:p>
          </table:table-cell>
          <table:table-cell office:value-type="float" office:value="2035.43" calcext:value-type="float">
            <text:p>2035.43</text:p>
          </table:table-cell>
          <table:table-cell office:value-type="float" office:value="2407.18" calcext:value-type="float">
            <text:p>2407.18</text:p>
          </table:table-cell>
        </table:table-row>
        <table:table-row table:style-name="ro1">
          <table:table-cell office:value-type="float" office:value="14686966" calcext:value-type="float">
            <text:p>14686966</text:p>
          </table:table-cell>
          <table:table-cell table:formula="of:=[.A920]/1000/(60*60*24)" office:value-type="time" office:time-value="PT04H04M46.966S" calcext:value-type="time">
            <text:p>04:04:47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28" calcext:value-type="float">
            <text:p>560.28</text:p>
          </table:table-cell>
          <table:table-cell office:value-type="float" office:value="2037.65" calcext:value-type="float">
            <text:p>2037.65</text:p>
          </table:table-cell>
          <table:table-cell office:value-type="float" office:value="2409.67" calcext:value-type="float">
            <text:p>2409.67</text:p>
          </table:table-cell>
        </table:table-row>
        <table:table-row table:style-name="ro1">
          <table:table-cell office:value-type="float" office:value="14702965" calcext:value-type="float">
            <text:p>14702965</text:p>
          </table:table-cell>
          <table:table-cell table:formula="of:=[.A921]/1000/(60*60*24)" office:value-type="time" office:time-value="PT04H05M02.965S" calcext:value-type="time">
            <text:p>04:05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1" calcext:value-type="float">
            <text:p>562.51</text:p>
          </table:table-cell>
          <table:table-cell office:value-type="float" office:value="2039.87" calcext:value-type="float">
            <text:p>2039.87</text:p>
          </table:table-cell>
          <table:table-cell office:value-type="float" office:value="2412.16" calcext:value-type="float">
            <text:p>2412.16</text:p>
          </table:table-cell>
        </table:table-row>
        <table:table-row table:style-name="ro1">
          <table:table-cell office:value-type="float" office:value="14718965" calcext:value-type="float">
            <text:p>14718965</text:p>
          </table:table-cell>
          <table:table-cell table:formula="of:=[.A922]/1000/(60*60*24)" office:value-type="time" office:time-value="PT04H05M18.965S" calcext:value-type="time">
            <text:p>04:05:19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" calcext:value-type="float">
            <text:p>560.2</text:p>
          </table:table-cell>
          <table:table-cell office:value-type="float" office:value="2042.08" calcext:value-type="float">
            <text:p>2042.08</text:p>
          </table:table-cell>
          <table:table-cell office:value-type="float" office:value="2414.65" calcext:value-type="float">
            <text:p>2414.65</text:p>
          </table:table-cell>
        </table:table-row>
        <table:table-row table:style-name="ro1">
          <table:table-cell office:value-type="float" office:value="14734966" calcext:value-type="float">
            <text:p>14734966</text:p>
          </table:table-cell>
          <table:table-cell table:formula="of:=[.A923]/1000/(60*60*24)" office:value-type="time" office:time-value="PT04H05M34.966S" calcext:value-type="time">
            <text:p>04:05:35</text:p>
          </table:table-cell>
          <table:table-cell office:value-type="float" office:value="1.12" calcext:value-type="float">
            <text:p>1.12</text:p>
          </table:table-cell>
          <table:table-cell office:value-type="float" office:value="499" calcext:value-type="float">
            <text:p>499</text:p>
          </table:table-cell>
          <table:table-cell office:value-type="float" office:value="557.85" calcext:value-type="float">
            <text:p>557.85</text:p>
          </table:table-cell>
          <table:table-cell office:value-type="float" office:value="2044.3" calcext:value-type="float">
            <text:p>2044.3</text:p>
          </table:table-cell>
          <table:table-cell office:value-type="float" office:value="2417.13" calcext:value-type="float">
            <text:p>2417.13</text:p>
          </table:table-cell>
        </table:table-row>
        <table:table-row table:style-name="ro1">
          <table:table-cell office:value-type="float" office:value="14750966" calcext:value-type="float">
            <text:p>14750966</text:p>
          </table:table-cell>
          <table:table-cell table:formula="of:=[.A924]/1000/(60*60*24)" office:value-type="time" office:time-value="PT04H05M50.966S" calcext:value-type="time">
            <text:p>04:05:51</text:p>
          </table:table-cell>
          <table:table-cell office:value-type="float" office:value="1.12" calcext:value-type="float">
            <text:p>1.12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9.84" calcext:value-type="float">
            <text:p>559.84</text:p>
          </table:table-cell>
          <table:table-cell office:value-type="float" office:value="2046.53" calcext:value-type="float">
            <text:p>2046.53</text:p>
          </table:table-cell>
          <table:table-cell office:value-type="float" office:value="2419.63" calcext:value-type="float">
            <text:p>2419.63</text:p>
          </table:table-cell>
        </table:table-row>
        <table:table-row table:style-name="ro1">
          <table:table-cell office:value-type="float" office:value="14766966" calcext:value-type="float">
            <text:p>14766966</text:p>
          </table:table-cell>
          <table:table-cell table:formula="of:=[.A925]/1000/(60*60*24)" office:value-type="time" office:time-value="PT04H06M06.966S" calcext:value-type="time">
            <text:p>04:06:07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7" calcext:value-type="float">
            <text:p>560.07</text:p>
          </table:table-cell>
          <table:table-cell office:value-type="float" office:value="2048.75" calcext:value-type="float">
            <text:p>2048.75</text:p>
          </table:table-cell>
          <table:table-cell office:value-type="float" office:value="2422.11" calcext:value-type="float">
            <text:p>2422.11</text:p>
          </table:table-cell>
        </table:table-row>
        <table:table-row table:style-name="ro1">
          <table:table-cell office:value-type="float" office:value="14782965" calcext:value-type="float">
            <text:p>14782965</text:p>
          </table:table-cell>
          <table:table-cell table:formula="of:=[.A926]/1000/(60*60*24)" office:value-type="time" office:time-value="PT04H06M22.965S" calcext:value-type="time">
            <text:p>04:06:23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28" calcext:value-type="float">
            <text:p>560.28</text:p>
          </table:table-cell>
          <table:table-cell office:value-type="float" office:value="2050.97" calcext:value-type="float">
            <text:p>2050.97</text:p>
          </table:table-cell>
          <table:table-cell office:value-type="float" office:value="2424.6" calcext:value-type="float">
            <text:p>2424.6</text:p>
          </table:table-cell>
        </table:table-row>
        <table:table-row table:style-name="ro1">
          <table:table-cell office:value-type="float" office:value="14798965" calcext:value-type="float">
            <text:p>14798965</text:p>
          </table:table-cell>
          <table:table-cell table:formula="of:=[.A927]/1000/(60*60*24)" office:value-type="time" office:time-value="PT04H06M38.965S" calcext:value-type="time">
            <text:p>04:06:39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29" calcext:value-type="float">
            <text:p>560.29</text:p>
          </table:table-cell>
          <table:table-cell office:value-type="float" office:value="2053.19" calcext:value-type="float">
            <text:p>2053.19</text:p>
          </table:table-cell>
          <table:table-cell office:value-type="float" office:value="2427.08" calcext:value-type="float">
            <text:p>2427.08</text:p>
          </table:table-cell>
        </table:table-row>
        <table:table-row table:style-name="ro1">
          <table:table-cell office:value-type="float" office:value="14814965" calcext:value-type="float">
            <text:p>14814965</text:p>
          </table:table-cell>
          <table:table-cell table:formula="of:=[.A928]/1000/(60*60*24)" office:value-type="time" office:time-value="PT04H06M54.965S" calcext:value-type="time">
            <text:p>04:06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" calcext:value-type="float">
            <text:p>560.2</text:p>
          </table:table-cell>
          <table:table-cell office:value-type="float" office:value="2055.41" calcext:value-type="float">
            <text:p>2055.41</text:p>
          </table:table-cell>
          <table:table-cell office:value-type="float" office:value="2429.56" calcext:value-type="float">
            <text:p>2429.56</text:p>
          </table:table-cell>
        </table:table-row>
        <table:table-row table:style-name="ro1">
          <table:table-cell office:value-type="float" office:value="14830965" calcext:value-type="float">
            <text:p>14830965</text:p>
          </table:table-cell>
          <table:table-cell table:formula="of:=[.A929]/1000/(60*60*24)" office:value-type="time" office:time-value="PT04H07M10.965S" calcext:value-type="time">
            <text:p>04:07:11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1" calcext:value-type="float">
            <text:p>560.21</text:p>
          </table:table-cell>
          <table:table-cell office:value-type="float" office:value="2057.63" calcext:value-type="float">
            <text:p>2057.63</text:p>
          </table:table-cell>
          <table:table-cell office:value-type="float" office:value="2432.05" calcext:value-type="float">
            <text:p>2432.05</text:p>
          </table:table-cell>
        </table:table-row>
        <table:table-row table:style-name="ro1">
          <table:table-cell office:value-type="float" office:value="14846965" calcext:value-type="float">
            <text:p>14846965</text:p>
          </table:table-cell>
          <table:table-cell table:formula="of:=[.A930]/1000/(60*60*24)" office:value-type="time" office:time-value="PT04H07M26.965S" calcext:value-type="time">
            <text:p>04:07:27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2059.85" calcext:value-type="float">
            <text:p>2059.85</text:p>
          </table:table-cell>
          <table:table-cell office:value-type="float" office:value="2434.53" calcext:value-type="float">
            <text:p>2434.53</text:p>
          </table:table-cell>
        </table:table-row>
        <table:table-row table:style-name="ro1">
          <table:table-cell office:value-type="float" office:value="14862965" calcext:value-type="float">
            <text:p>14862965</text:p>
          </table:table-cell>
          <table:table-cell table:formula="of:=[.A931]/1000/(60*60*24)" office:value-type="time" office:time-value="PT04H07M42.965S" calcext:value-type="time">
            <text:p>04:07:43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3" calcext:value-type="float">
            <text:p>558.43</text:p>
          </table:table-cell>
          <table:table-cell office:value-type="float" office:value="2062.07" calcext:value-type="float">
            <text:p>2062.07</text:p>
          </table:table-cell>
          <table:table-cell office:value-type="float" office:value="2437.01" calcext:value-type="float">
            <text:p>2437.01</text:p>
          </table:table-cell>
        </table:table-row>
        <table:table-row table:style-name="ro1">
          <table:table-cell office:value-type="float" office:value="14878965" calcext:value-type="float">
            <text:p>14878965</text:p>
          </table:table-cell>
          <table:table-cell table:formula="of:=[.A932]/1000/(60*60*24)" office:value-type="time" office:time-value="PT04H07M58.965S" calcext:value-type="time">
            <text:p>04:07:59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" calcext:value-type="float">
            <text:p>558.3</text:p>
          </table:table-cell>
          <table:table-cell office:value-type="float" office:value="2064.29" calcext:value-type="float">
            <text:p>2064.29</text:p>
          </table:table-cell>
          <table:table-cell office:value-type="float" office:value="2439.49" calcext:value-type="float">
            <text:p>2439.49</text:p>
          </table:table-cell>
        </table:table-row>
        <table:table-row table:style-name="ro1">
          <table:table-cell office:value-type="float" office:value="14894966" calcext:value-type="float">
            <text:p>14894966</text:p>
          </table:table-cell>
          <table:table-cell table:formula="of:=[.A933]/1000/(60*60*24)" office:value-type="time" office:time-value="PT04H08M14.966S" calcext:value-type="time">
            <text:p>04:08:15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1" calcext:value-type="float">
            <text:p>558.31</text:p>
          </table:table-cell>
          <table:table-cell office:value-type="float" office:value="2066.51" calcext:value-type="float">
            <text:p>2066.51</text:p>
          </table:table-cell>
          <table:table-cell office:value-type="float" office:value="2441.97" calcext:value-type="float">
            <text:p>2441.97</text:p>
          </table:table-cell>
        </table:table-row>
        <table:table-row table:style-name="ro1">
          <table:table-cell office:value-type="float" office:value="14910966" calcext:value-type="float">
            <text:p>14910966</text:p>
          </table:table-cell>
          <table:table-cell table:formula="of:=[.A934]/1000/(60*60*24)" office:value-type="time" office:time-value="PT04H08M30.966S" calcext:value-type="time">
            <text:p>04:08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2068.73" calcext:value-type="float">
            <text:p>2068.73</text:p>
          </table:table-cell>
          <table:table-cell office:value-type="float" office:value="2444.45" calcext:value-type="float">
            <text:p>2444.45</text:p>
          </table:table-cell>
        </table:table-row>
        <table:table-row table:style-name="ro1">
          <table:table-cell office:value-type="float" office:value="14926965" calcext:value-type="float">
            <text:p>14926965</text:p>
          </table:table-cell>
          <table:table-cell table:formula="of:=[.A935]/1000/(60*60*24)" office:value-type="time" office:time-value="PT04H08M46.965S" calcext:value-type="time">
            <text:p>04:08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9" calcext:value-type="float">
            <text:p>556.09</text:p>
          </table:table-cell>
          <table:table-cell office:value-type="float" office:value="2070.95" calcext:value-type="float">
            <text:p>2070.95</text:p>
          </table:table-cell>
          <table:table-cell office:value-type="float" office:value="2446.93" calcext:value-type="float">
            <text:p>2446.93</text:p>
          </table:table-cell>
        </table:table-row>
        <table:table-row table:style-name="ro1">
          <table:table-cell office:value-type="float" office:value="14942965" calcext:value-type="float">
            <text:p>14942965</text:p>
          </table:table-cell>
          <table:table-cell table:formula="of:=[.A936]/1000/(60*60*24)" office:value-type="time" office:time-value="PT04H09M02.965S" calcext:value-type="time">
            <text:p>04:09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5.98" calcext:value-type="float">
            <text:p>555.98</text:p>
          </table:table-cell>
          <table:table-cell office:value-type="float" office:value="2073.16" calcext:value-type="float">
            <text:p>2073.16</text:p>
          </table:table-cell>
          <table:table-cell office:value-type="float" office:value="2449.4" calcext:value-type="float">
            <text:p>2449.4</text:p>
          </table:table-cell>
        </table:table-row>
        <table:table-row table:style-name="ro1">
          <table:table-cell office:value-type="float" office:value="14958966" calcext:value-type="float">
            <text:p>14958966</text:p>
          </table:table-cell>
          <table:table-cell table:formula="of:=[.A937]/1000/(60*60*24)" office:value-type="time" office:time-value="PT04H09M18.966S" calcext:value-type="time">
            <text:p>04:09:19</text:p>
          </table:table-cell>
          <table:table-cell office:value-type="float" office:value="1.12" calcext:value-type="float">
            <text:p>1.12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0.07" calcext:value-type="float">
            <text:p>560.07</text:p>
          </table:table-cell>
          <table:table-cell office:value-type="float" office:value="2075.39" calcext:value-type="float">
            <text:p>2075.39</text:p>
          </table:table-cell>
          <table:table-cell office:value-type="float" office:value="2451.89" calcext:value-type="float">
            <text:p>2451.89</text:p>
          </table:table-cell>
        </table:table-row>
        <table:table-row table:style-name="ro1">
          <table:table-cell office:value-type="float" office:value="14974965" calcext:value-type="float">
            <text:p>14974965</text:p>
          </table:table-cell>
          <table:table-cell table:formula="of:=[.A938]/1000/(60*60*24)" office:value-type="time" office:time-value="PT04H09M34.965S" calcext:value-type="time">
            <text:p>04:09:35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7.97" calcext:value-type="float">
            <text:p>557.97</text:p>
          </table:table-cell>
          <table:table-cell office:value-type="float" office:value="2077.61" calcext:value-type="float">
            <text:p>2077.61</text:p>
          </table:table-cell>
          <table:table-cell office:value-type="float" office:value="2454.36" calcext:value-type="float">
            <text:p>2454.36</text:p>
          </table:table-cell>
        </table:table-row>
        <table:table-row table:style-name="ro1">
          <table:table-cell office:value-type="float" office:value="14990965" calcext:value-type="float">
            <text:p>14990965</text:p>
          </table:table-cell>
          <table:table-cell table:formula="of:=[.A939]/1000/(60*60*24)" office:value-type="time" office:time-value="PT04H09M50.965S" calcext:value-type="time">
            <text:p>04:09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3" calcext:value-type="float">
            <text:p>556.43</text:p>
          </table:table-cell>
          <table:table-cell office:value-type="float" office:value="2079.83" calcext:value-type="float">
            <text:p>2079.83</text:p>
          </table:table-cell>
          <table:table-cell office:value-type="float" office:value="2456.84" calcext:value-type="float">
            <text:p>2456.84</text:p>
          </table:table-cell>
        </table:table-row>
        <table:table-row table:style-name="ro1">
          <table:table-cell office:value-type="float" office:value="15006965" calcext:value-type="float">
            <text:p>15006965</text:p>
          </table:table-cell>
          <table:table-cell table:formula="of:=[.A940]/1000/(60*60*24)" office:value-type="time" office:time-value="PT04H10M06.965S" calcext:value-type="time">
            <text:p>04:10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" calcext:value-type="float">
            <text:p>556.3</text:p>
          </table:table-cell>
          <table:table-cell office:value-type="float" office:value="2082.05" calcext:value-type="float">
            <text:p>2082.05</text:p>
          </table:table-cell>
          <table:table-cell office:value-type="float" office:value="2459.31" calcext:value-type="float">
            <text:p>2459.31</text:p>
          </table:table-cell>
        </table:table-row>
        <table:table-row table:style-name="ro1">
          <table:table-cell office:value-type="float" office:value="15022965" calcext:value-type="float">
            <text:p>15022965</text:p>
          </table:table-cell>
          <table:table-cell table:formula="of:=[.A941]/1000/(60*60*24)" office:value-type="time" office:time-value="PT04H10M22.965S" calcext:value-type="time">
            <text:p>04:10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2" calcext:value-type="float">
            <text:p>556.22</text:p>
          </table:table-cell>
          <table:table-cell office:value-type="float" office:value="2084.27" calcext:value-type="float">
            <text:p>2084.27</text:p>
          </table:table-cell>
          <table:table-cell office:value-type="float" office:value="2461.78" calcext:value-type="float">
            <text:p>2461.78</text:p>
          </table:table-cell>
        </table:table-row>
        <table:table-row table:style-name="ro1">
          <table:table-cell office:value-type="float" office:value="15038965" calcext:value-type="float">
            <text:p>15038965</text:p>
          </table:table-cell>
          <table:table-cell table:formula="of:=[.A942]/1000/(60*60*24)" office:value-type="time" office:time-value="PT04H10M38.965S" calcext:value-type="time">
            <text:p>04:10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1" calcext:value-type="float">
            <text:p>556.31</text:p>
          </table:table-cell>
          <table:table-cell office:value-type="float" office:value="2086.49" calcext:value-type="float">
            <text:p>2086.49</text:p>
          </table:table-cell>
          <table:table-cell office:value-type="float" office:value="2464.26" calcext:value-type="float">
            <text:p>2464.26</text:p>
          </table:table-cell>
        </table:table-row>
        <table:table-row table:style-name="ro1">
          <table:table-cell office:value-type="float" office:value="15054966" calcext:value-type="float">
            <text:p>15054966</text:p>
          </table:table-cell>
          <table:table-cell table:formula="of:=[.A943]/1000/(60*60*24)" office:value-type="time" office:time-value="PT04H10M54.966S" calcext:value-type="time">
            <text:p>04:10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8" calcext:value-type="float">
            <text:p>556.08</text:p>
          </table:table-cell>
          <table:table-cell office:value-type="float" office:value="2088.71" calcext:value-type="float">
            <text:p>2088.71</text:p>
          </table:table-cell>
          <table:table-cell office:value-type="float" office:value="2466.73" calcext:value-type="float">
            <text:p>2466.73</text:p>
          </table:table-cell>
        </table:table-row>
        <table:table-row table:style-name="ro1">
          <table:table-cell office:value-type="float" office:value="15070965" calcext:value-type="float">
            <text:p>15070965</text:p>
          </table:table-cell>
          <table:table-cell table:formula="of:=[.A944]/1000/(60*60*24)" office:value-type="time" office:time-value="PT04H11M10.965S" calcext:value-type="time">
            <text:p>04:11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6.66" calcext:value-type="float">
            <text:p>556.66</text:p>
          </table:table-cell>
          <table:table-cell office:value-type="float" office:value="2090.93" calcext:value-type="float">
            <text:p>2090.93</text:p>
          </table:table-cell>
          <table:table-cell office:value-type="float" office:value="2469.2" calcext:value-type="float">
            <text:p>2469.2</text:p>
          </table:table-cell>
        </table:table-row>
        <table:table-row table:style-name="ro1">
          <table:table-cell office:value-type="float" office:value="15086965" calcext:value-type="float">
            <text:p>15086965</text:p>
          </table:table-cell>
          <table:table-cell table:formula="of:=[.A945]/1000/(60*60*24)" office:value-type="time" office:time-value="PT04H11M26.965S" calcext:value-type="time">
            <text:p>04:11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8" calcext:value-type="float">
            <text:p>556.08</text:p>
          </table:table-cell>
          <table:table-cell office:value-type="float" office:value="2093.15" calcext:value-type="float">
            <text:p>2093.15</text:p>
          </table:table-cell>
          <table:table-cell office:value-type="float" office:value="2471.67" calcext:value-type="float">
            <text:p>2471.67</text:p>
          </table:table-cell>
        </table:table-row>
        <table:table-row table:style-name="ro1">
          <table:table-cell office:value-type="float" office:value="15102966" calcext:value-type="float">
            <text:p>15102966</text:p>
          </table:table-cell>
          <table:table-cell table:formula="of:=[.A946]/1000/(60*60*24)" office:value-type="time" office:time-value="PT04H11M42.966S" calcext:value-type="time">
            <text:p>04:11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" calcext:value-type="float">
            <text:p>556.3</text:p>
          </table:table-cell>
          <table:table-cell office:value-type="float" office:value="2095.37" calcext:value-type="float">
            <text:p>2095.37</text:p>
          </table:table-cell>
          <table:table-cell office:value-type="float" office:value="2474.14" calcext:value-type="float">
            <text:p>2474.14</text:p>
          </table:table-cell>
        </table:table-row>
        <table:table-row table:style-name="ro1">
          <table:table-cell office:value-type="float" office:value="15118965" calcext:value-type="float">
            <text:p>15118965</text:p>
          </table:table-cell>
          <table:table-cell table:formula="of:=[.A947]/1000/(60*60*24)" office:value-type="time" office:time-value="PT04H11M58.965S" calcext:value-type="time">
            <text:p>04:11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" calcext:value-type="float">
            <text:p>556.2</text:p>
          </table:table-cell>
          <table:table-cell office:value-type="float" office:value="2097.59" calcext:value-type="float">
            <text:p>2097.59</text:p>
          </table:table-cell>
          <table:table-cell office:value-type="float" office:value="2476.61" calcext:value-type="float">
            <text:p>2476.61</text:p>
          </table:table-cell>
        </table:table-row>
        <table:table-row table:style-name="ro1">
          <table:table-cell office:value-type="float" office:value="15134965" calcext:value-type="float">
            <text:p>15134965</text:p>
          </table:table-cell>
          <table:table-cell table:formula="of:=[.A948]/1000/(60*60*24)" office:value-type="time" office:time-value="PT04H12M14.965S" calcext:value-type="time">
            <text:p>04:12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5.99" calcext:value-type="float">
            <text:p>555.99</text:p>
          </table:table-cell>
          <table:table-cell office:value-type="float" office:value="2099.81" calcext:value-type="float">
            <text:p>2099.81</text:p>
          </table:table-cell>
          <table:table-cell office:value-type="float" office:value="2479.08" calcext:value-type="float">
            <text:p>2479.08</text:p>
          </table:table-cell>
        </table:table-row>
        <table:table-row table:style-name="ro1">
          <table:table-cell office:value-type="float" office:value="15150966" calcext:value-type="float">
            <text:p>15150966</text:p>
          </table:table-cell>
          <table:table-cell table:formula="of:=[.A949]/1000/(60*60*24)" office:value-type="time" office:time-value="PT04H12M30.966S" calcext:value-type="time">
            <text:p>04:12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7" calcext:value-type="float">
            <text:p>554.07</text:p>
          </table:table-cell>
          <table:table-cell office:value-type="float" office:value="2102.03" calcext:value-type="float">
            <text:p>2102.03</text:p>
          </table:table-cell>
          <table:table-cell office:value-type="float" office:value="2481.54" calcext:value-type="float">
            <text:p>2481.54</text:p>
          </table:table-cell>
        </table:table-row>
        <table:table-row table:style-name="ro1">
          <table:table-cell office:value-type="float" office:value="15166965" calcext:value-type="float">
            <text:p>15166965</text:p>
          </table:table-cell>
          <table:table-cell table:formula="of:=[.A950]/1000/(60*60*24)" office:value-type="time" office:time-value="PT04H12M46.965S" calcext:value-type="time">
            <text:p>04:12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1" calcext:value-type="float">
            <text:p>556.21</text:p>
          </table:table-cell>
          <table:table-cell office:value-type="float" office:value="2104.25" calcext:value-type="float">
            <text:p>2104.25</text:p>
          </table:table-cell>
          <table:table-cell office:value-type="float" office:value="2484.01" calcext:value-type="float">
            <text:p>2484.01</text:p>
          </table:table-cell>
        </table:table-row>
        <table:table-row table:style-name="ro1">
          <table:table-cell office:value-type="float" office:value="15182965" calcext:value-type="float">
            <text:p>15182965</text:p>
          </table:table-cell>
          <table:table-cell table:formula="of:=[.A951]/1000/(60*60*24)" office:value-type="time" office:time-value="PT04H13M02.965S" calcext:value-type="time">
            <text:p>04:13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1" calcext:value-type="float">
            <text:p>554.31</text:p>
          </table:table-cell>
          <table:table-cell office:value-type="float" office:value="2106.47" calcext:value-type="float">
            <text:p>2106.47</text:p>
          </table:table-cell>
          <table:table-cell office:value-type="float" office:value="2486.47" calcext:value-type="float">
            <text:p>2486.47</text:p>
          </table:table-cell>
        </table:table-row>
        <table:table-row table:style-name="ro1">
          <table:table-cell office:value-type="float" office:value="15198965" calcext:value-type="float">
            <text:p>15198965</text:p>
          </table:table-cell>
          <table:table-cell table:formula="of:=[.A952]/1000/(60*60*24)" office:value-type="time" office:time-value="PT04H13M18.965S" calcext:value-type="time">
            <text:p>04:13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1" calcext:value-type="float">
            <text:p>554.31</text:p>
          </table:table-cell>
          <table:table-cell office:value-type="float" office:value="2108.69" calcext:value-type="float">
            <text:p>2108.69</text:p>
          </table:table-cell>
          <table:table-cell office:value-type="float" office:value="2488.94" calcext:value-type="float">
            <text:p>2488.94</text:p>
          </table:table-cell>
        </table:table-row>
        <table:table-row table:style-name="ro1">
          <table:table-cell office:value-type="float" office:value="15214965" calcext:value-type="float">
            <text:p>15214965</text:p>
          </table:table-cell>
          <table:table-cell table:formula="of:=[.A953]/1000/(60*60*24)" office:value-type="time" office:time-value="PT04H13M34.965S" calcext:value-type="time">
            <text:p>04:13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3.99" calcext:value-type="float">
            <text:p>553.99</text:p>
          </table:table-cell>
          <table:table-cell office:value-type="float" office:value="2110.9" calcext:value-type="float">
            <text:p>2110.9</text:p>
          </table:table-cell>
          <table:table-cell office:value-type="float" office:value="2491.4" calcext:value-type="float">
            <text:p>2491.4</text:p>
          </table:table-cell>
        </table:table-row>
        <table:table-row table:style-name="ro1">
          <table:table-cell office:value-type="float" office:value="15230965" calcext:value-type="float">
            <text:p>15230965</text:p>
          </table:table-cell>
          <table:table-cell table:formula="of:=[.A954]/1000/(60*60*24)" office:value-type="time" office:time-value="PT04H13M50.965S" calcext:value-type="time">
            <text:p>04:13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2" calcext:value-type="float">
            <text:p>554.32</text:p>
          </table:table-cell>
          <table:table-cell office:value-type="float" office:value="2113.12" calcext:value-type="float">
            <text:p>2113.12</text:p>
          </table:table-cell>
          <table:table-cell office:value-type="float" office:value="2493.87" calcext:value-type="float">
            <text:p>2493.87</text:p>
          </table:table-cell>
        </table:table-row>
        <table:table-row table:style-name="ro1">
          <table:table-cell office:value-type="float" office:value="15246965" calcext:value-type="float">
            <text:p>15246965</text:p>
          </table:table-cell>
          <table:table-cell table:formula="of:=[.A955]/1000/(60*60*24)" office:value-type="time" office:time-value="PT04H14M06.965S" calcext:value-type="time">
            <text:p>04:14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" calcext:value-type="float">
            <text:p>499</text:p>
          </table:table-cell>
          <table:table-cell office:value-type="float" office:value="551.85" calcext:value-type="float">
            <text:p>551.85</text:p>
          </table:table-cell>
          <table:table-cell office:value-type="float" office:value="2115.34" calcext:value-type="float">
            <text:p>2115.34</text:p>
          </table:table-cell>
          <table:table-cell office:value-type="float" office:value="2496.33" calcext:value-type="float">
            <text:p>2496.33</text:p>
          </table:table-cell>
        </table:table-row>
        <table:table-row table:style-name="ro1">
          <table:table-cell office:value-type="float" office:value="15262965" calcext:value-type="float">
            <text:p>15262965</text:p>
          </table:table-cell>
          <table:table-cell table:formula="of:=[.A956]/1000/(60*60*24)" office:value-type="time" office:time-value="PT04H14M22.965S" calcext:value-type="time">
            <text:p>04:14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" calcext:value-type="float">
            <text:p>554.2</text:p>
          </table:table-cell>
          <table:table-cell office:value-type="float" office:value="2117.56" calcext:value-type="float">
            <text:p>2117.56</text:p>
          </table:table-cell>
          <table:table-cell office:value-type="float" office:value="2498.79" calcext:value-type="float">
            <text:p>2498.79</text:p>
          </table:table-cell>
        </table:table-row>
        <table:table-row table:style-name="ro1">
          <table:table-cell office:value-type="float" office:value="15278965" calcext:value-type="float">
            <text:p>15278965</text:p>
          </table:table-cell>
          <table:table-cell table:formula="of:=[.A957]/1000/(60*60*24)" office:value-type="time" office:time-value="PT04H14M38.965S" calcext:value-type="time">
            <text:p>04:14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1" calcext:value-type="float">
            <text:p>552.51</text:p>
          </table:table-cell>
          <table:table-cell office:value-type="float" office:value="2119.78" calcext:value-type="float">
            <text:p>2119.78</text:p>
          </table:table-cell>
          <table:table-cell office:value-type="float" office:value="2501.25" calcext:value-type="float">
            <text:p>2501.25</text:p>
          </table:table-cell>
        </table:table-row>
        <table:table-row table:style-name="ro1">
          <table:table-cell office:value-type="float" office:value="15294965" calcext:value-type="float">
            <text:p>15294965</text:p>
          </table:table-cell>
          <table:table-cell table:formula="of:=[.A958]/1000/(60*60*24)" office:value-type="time" office:time-value="PT04H14M54.965S" calcext:value-type="time">
            <text:p>04:14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1" calcext:value-type="float">
            <text:p>552.31</text:p>
          </table:table-cell>
          <table:table-cell office:value-type="float" office:value="2122" calcext:value-type="float">
            <text:p>2122</text:p>
          </table:table-cell>
          <table:table-cell office:value-type="float" office:value="2503.71" calcext:value-type="float">
            <text:p>2503.71</text:p>
          </table:table-cell>
        </table:table-row>
        <table:table-row table:style-name="ro1">
          <table:table-cell office:value-type="float" office:value="15310966" calcext:value-type="float">
            <text:p>15310966</text:p>
          </table:table-cell>
          <table:table-cell table:formula="of:=[.A959]/1000/(60*60*24)" office:value-type="time" office:time-value="PT04H15M10.966S" calcext:value-type="time">
            <text:p>04:15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2" calcext:value-type="float">
            <text:p>552.22</text:p>
          </table:table-cell>
          <table:table-cell office:value-type="float" office:value="2124.22" calcext:value-type="float">
            <text:p>2124.22</text:p>
          </table:table-cell>
          <table:table-cell office:value-type="float" office:value="2506.16" calcext:value-type="float">
            <text:p>2506.16</text:p>
          </table:table-cell>
        </table:table-row>
        <table:table-row table:style-name="ro1">
          <table:table-cell office:value-type="float" office:value="15326965" calcext:value-type="float">
            <text:p>15326965</text:p>
          </table:table-cell>
          <table:table-cell table:formula="of:=[.A960]/1000/(60*60*24)" office:value-type="time" office:time-value="PT04H15M26.965S" calcext:value-type="time">
            <text:p>04:15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2" calcext:value-type="float">
            <text:p>552</text:p>
          </table:table-cell>
          <table:table-cell office:value-type="float" office:value="2126.44" calcext:value-type="float">
            <text:p>2126.44</text:p>
          </table:table-cell>
          <table:table-cell office:value-type="float" office:value="2508.62" calcext:value-type="float">
            <text:p>2508.62</text:p>
          </table:table-cell>
        </table:table-row>
        <table:table-row table:style-name="ro1">
          <table:table-cell office:value-type="float" office:value="15342965" calcext:value-type="float">
            <text:p>15342965</text:p>
          </table:table-cell>
          <table:table-cell table:formula="of:=[.A961]/1000/(60*60*24)" office:value-type="time" office:time-value="PT04H15M42.965S" calcext:value-type="time">
            <text:p>04:15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29" calcext:value-type="float">
            <text:p>552.29</text:p>
          </table:table-cell>
          <table:table-cell office:value-type="float" office:value="2128.66" calcext:value-type="float">
            <text:p>2128.66</text:p>
          </table:table-cell>
          <table:table-cell office:value-type="float" office:value="2511.07" calcext:value-type="float">
            <text:p>2511.07</text:p>
          </table:table-cell>
        </table:table-row>
        <table:table-row table:style-name="ro1">
          <table:table-cell office:value-type="float" office:value="15358965" calcext:value-type="float">
            <text:p>15358965</text:p>
          </table:table-cell>
          <table:table-cell table:formula="of:=[.A962]/1000/(60*60*24)" office:value-type="time" office:time-value="PT04H15M58.965S" calcext:value-type="time">
            <text:p>04:15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" calcext:value-type="float">
            <text:p>552.3</text:p>
          </table:table-cell>
          <table:table-cell office:value-type="float" office:value="2130.88" calcext:value-type="float">
            <text:p>2130.88</text:p>
          </table:table-cell>
          <table:table-cell office:value-type="float" office:value="2513.53" calcext:value-type="float">
            <text:p>2513.53</text:p>
          </table:table-cell>
        </table:table-row>
        <table:table-row table:style-name="ro1">
          <table:table-cell office:value-type="float" office:value="15374965" calcext:value-type="float">
            <text:p>15374965</text:p>
          </table:table-cell>
          <table:table-cell table:formula="of:=[.A963]/1000/(60*60*24)" office:value-type="time" office:time-value="PT04H16M14.965S" calcext:value-type="time">
            <text:p>04:16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2" calcext:value-type="float">
            <text:p>552.22</text:p>
          </table:table-cell>
          <table:table-cell office:value-type="float" office:value="2133.1" calcext:value-type="float">
            <text:p>2133.1</text:p>
          </table:table-cell>
          <table:table-cell office:value-type="float" office:value="2515.98" calcext:value-type="float">
            <text:p>2515.98</text:p>
          </table:table-cell>
        </table:table-row>
        <table:table-row table:style-name="ro1">
          <table:table-cell office:value-type="float" office:value="15390965" calcext:value-type="float">
            <text:p>15390965</text:p>
          </table:table-cell>
          <table:table-cell table:formula="of:=[.A964]/1000/(60*60*24)" office:value-type="time" office:time-value="PT04H16M30.965S" calcext:value-type="time">
            <text:p>04:16:31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4" calcext:value-type="float">
            <text:p>550.44</text:p>
          </table:table-cell>
          <table:table-cell office:value-type="float" office:value="2135.32" calcext:value-type="float">
            <text:p>2135.32</text:p>
          </table:table-cell>
          <table:table-cell office:value-type="float" office:value="2518.44" calcext:value-type="float">
            <text:p>2518.44</text:p>
          </table:table-cell>
        </table:table-row>
        <table:table-row table:style-name="ro1">
          <table:table-cell office:value-type="float" office:value="15406965" calcext:value-type="float">
            <text:p>15406965</text:p>
          </table:table-cell>
          <table:table-cell table:formula="of:=[.A965]/1000/(60*60*24)" office:value-type="time" office:time-value="PT04H16M46.965S" calcext:value-type="time">
            <text:p>04:16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1.99" calcext:value-type="float">
            <text:p>551.99</text:p>
          </table:table-cell>
          <table:table-cell office:value-type="float" office:value="2137.54" calcext:value-type="float">
            <text:p>2137.54</text:p>
          </table:table-cell>
          <table:table-cell office:value-type="float" office:value="2520.89" calcext:value-type="float">
            <text:p>2520.89</text:p>
          </table:table-cell>
        </table:table-row>
        <table:table-row table:style-name="ro1">
          <table:table-cell office:value-type="float" office:value="15422965" calcext:value-type="float">
            <text:p>15422965</text:p>
          </table:table-cell>
          <table:table-cell table:formula="of:=[.A966]/1000/(60*60*24)" office:value-type="time" office:time-value="PT04H17M02.965S" calcext:value-type="time">
            <text:p>04:17:03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5" calcext:value-type="float">
            <text:p>550.45</text:p>
          </table:table-cell>
          <table:table-cell office:value-type="float" office:value="2139.76" calcext:value-type="float">
            <text:p>2139.76</text:p>
          </table:table-cell>
          <table:table-cell office:value-type="float" office:value="2523.34" calcext:value-type="float">
            <text:p>2523.34</text:p>
          </table:table-cell>
        </table:table-row>
        <table:table-row table:style-name="ro1">
          <table:table-cell office:value-type="float" office:value="15438966" calcext:value-type="float">
            <text:p>15438966</text:p>
          </table:table-cell>
          <table:table-cell table:formula="of:=[.A967]/1000/(60*60*24)" office:value-type="time" office:time-value="PT04H17M18.966S" calcext:value-type="time">
            <text:p>04:17:19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1" calcext:value-type="float">
            <text:p>550.1</text:p>
          </table:table-cell>
          <table:table-cell office:value-type="float" office:value="2141.98" calcext:value-type="float">
            <text:p>2141.98</text:p>
          </table:table-cell>
          <table:table-cell office:value-type="float" office:value="2525.79" calcext:value-type="float">
            <text:p>2525.79</text:p>
          </table:table-cell>
        </table:table-row>
        <table:table-row table:style-name="ro1">
          <table:table-cell office:value-type="float" office:value="15454966" calcext:value-type="float">
            <text:p>15454966</text:p>
          </table:table-cell>
          <table:table-cell table:formula="of:=[.A968]/1000/(60*60*24)" office:value-type="time" office:time-value="PT04H17M34.966S" calcext:value-type="time">
            <text:p>04:17:35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09" calcext:value-type="float">
            <text:p>550.09</text:p>
          </table:table-cell>
          <table:table-cell office:value-type="float" office:value="2144.2" calcext:value-type="float">
            <text:p>2144.2</text:p>
          </table:table-cell>
          <table:table-cell office:value-type="float" office:value="2528.24" calcext:value-type="float">
            <text:p>2528.24</text:p>
          </table:table-cell>
        </table:table-row>
        <table:table-row table:style-name="ro1">
          <table:table-cell office:value-type="float" office:value="15470965" calcext:value-type="float">
            <text:p>15470965</text:p>
          </table:table-cell>
          <table:table-cell table:formula="of:=[.A969]/1000/(60*60*24)" office:value-type="time" office:time-value="PT04H17M50.965S" calcext:value-type="time">
            <text:p>04:17:51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2" calcext:value-type="float">
            <text:p>550.22</text:p>
          </table:table-cell>
          <table:table-cell office:value-type="float" office:value="2146.42" calcext:value-type="float">
            <text:p>2146.42</text:p>
          </table:table-cell>
          <table:table-cell office:value-type="float" office:value="2530.68" calcext:value-type="float">
            <text:p>2530.68</text:p>
          </table:table-cell>
        </table:table-row>
        <table:table-row table:style-name="ro1">
          <table:table-cell office:value-type="float" office:value="15486965" calcext:value-type="float">
            <text:p>15486965</text:p>
          </table:table-cell>
          <table:table-cell table:formula="of:=[.A970]/1000/(60*60*24)" office:value-type="time" office:time-value="PT04H18M06.965S" calcext:value-type="time">
            <text:p>04:18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08" calcext:value-type="float">
            <text:p>552.08</text:p>
          </table:table-cell>
          <table:table-cell office:value-type="float" office:value="2148.64" calcext:value-type="float">
            <text:p>2148.64</text:p>
          </table:table-cell>
          <table:table-cell office:value-type="float" office:value="2533.13" calcext:value-type="float">
            <text:p>2533.13</text:p>
          </table:table-cell>
        </table:table-row>
        <table:table-row table:style-name="ro1">
          <table:table-cell office:value-type="float" office:value="15502965" calcext:value-type="float">
            <text:p>15502965</text:p>
          </table:table-cell>
          <table:table-cell table:formula="of:=[.A971]/1000/(60*60*24)" office:value-type="time" office:time-value="PT04H18M22.965S" calcext:value-type="time">
            <text:p>04:18:23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" calcext:value-type="float">
            <text:p>550.3</text:p>
          </table:table-cell>
          <table:table-cell office:value-type="float" office:value="2150.86" calcext:value-type="float">
            <text:p>2150.86</text:p>
          </table:table-cell>
          <table:table-cell office:value-type="float" office:value="2535.57" calcext:value-type="float">
            <text:p>2535.57</text:p>
          </table:table-cell>
        </table:table-row>
        <table:table-row table:style-name="ro1">
          <table:table-cell office:value-type="float" office:value="15518966" calcext:value-type="float">
            <text:p>15518966</text:p>
          </table:table-cell>
          <table:table-cell table:formula="of:=[.A972]/1000/(60*60*24)" office:value-type="time" office:time-value="PT04H18M38.966S" calcext:value-type="time">
            <text:p>04:18:39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2" calcext:value-type="float">
            <text:p>550.22</text:p>
          </table:table-cell>
          <table:table-cell office:value-type="float" office:value="2153.07" calcext:value-type="float">
            <text:p>2153.07</text:p>
          </table:table-cell>
          <table:table-cell office:value-type="float" office:value="2538.02" calcext:value-type="float">
            <text:p>2538.02</text:p>
          </table:table-cell>
        </table:table-row>
        <table:table-row table:style-name="ro1">
          <table:table-cell office:value-type="float" office:value="15534965" calcext:value-type="float">
            <text:p>15534965</text:p>
          </table:table-cell>
          <table:table-cell table:formula="of:=[.A973]/1000/(60*60*24)" office:value-type="time" office:time-value="PT04H18M54.965S" calcext:value-type="time">
            <text:p>04:18:55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08" calcext:value-type="float">
            <text:p>550.08</text:p>
          </table:table-cell>
          <table:table-cell office:value-type="float" office:value="2155.29" calcext:value-type="float">
            <text:p>2155.29</text:p>
          </table:table-cell>
          <table:table-cell office:value-type="float" office:value="2540.46" calcext:value-type="float">
            <text:p>2540.46</text:p>
          </table:table-cell>
        </table:table-row>
        <table:table-row table:style-name="ro1">
          <table:table-cell office:value-type="float" office:value="15550965" calcext:value-type="float">
            <text:p>15550965</text:p>
          </table:table-cell>
          <table:table-cell table:formula="of:=[.A974]/1000/(60*60*24)" office:value-type="time" office:time-value="PT04H19M10.965S" calcext:value-type="time">
            <text:p>04:19:11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1" calcext:value-type="float">
            <text:p>550.21</text:p>
          </table:table-cell>
          <table:table-cell office:value-type="float" office:value="2157.51" calcext:value-type="float">
            <text:p>2157.51</text:p>
          </table:table-cell>
          <table:table-cell office:value-type="float" office:value="2542.9" calcext:value-type="float">
            <text:p>2542.9</text:p>
          </table:table-cell>
        </table:table-row>
        <table:table-row table:style-name="ro1">
          <table:table-cell office:value-type="float" office:value="15566966" calcext:value-type="float">
            <text:p>15566966</text:p>
          </table:table-cell>
          <table:table-cell table:formula="of:=[.A975]/1000/(60*60*24)" office:value-type="time" office:time-value="PT04H19M26.966S" calcext:value-type="time">
            <text:p>04:19:27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1" calcext:value-type="float">
            <text:p>548.31</text:p>
          </table:table-cell>
          <table:table-cell office:value-type="float" office:value="2159.73" calcext:value-type="float">
            <text:p>2159.73</text:p>
          </table:table-cell>
          <table:table-cell office:value-type="float" office:value="2545.34" calcext:value-type="float">
            <text:p>2545.34</text:p>
          </table:table-cell>
        </table:table-row>
        <table:table-row table:style-name="ro1">
          <table:table-cell office:value-type="float" office:value="15582965" calcext:value-type="float">
            <text:p>15582965</text:p>
          </table:table-cell>
          <table:table-cell table:formula="of:=[.A976]/1000/(60*60*24)" office:value-type="time" office:time-value="PT04H19M42.965S" calcext:value-type="time">
            <text:p>04:19:43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1" calcext:value-type="float">
            <text:p>548.31</text:p>
          </table:table-cell>
          <table:table-cell office:value-type="float" office:value="2161.95" calcext:value-type="float">
            <text:p>2161.95</text:p>
          </table:table-cell>
          <table:table-cell office:value-type="float" office:value="2547.78" calcext:value-type="float">
            <text:p>2547.78</text:p>
          </table:table-cell>
        </table:table-row>
        <table:table-row table:style-name="ro1">
          <table:table-cell office:value-type="float" office:value="15598965" calcext:value-type="float">
            <text:p>15598965</text:p>
          </table:table-cell>
          <table:table-cell table:formula="of:=[.A977]/1000/(60*60*24)" office:value-type="time" office:time-value="PT04H19M58.965S" calcext:value-type="time">
            <text:p>04:19:59</text:p>
          </table:table-cell>
          <table:table-cell office:value-type="float" office:value="1.1" calcext:value-type="float">
            <text:p>1.1</text:p>
          </table:table-cell>
          <table:table-cell office:value-type="float" office:value="499" calcext:value-type="float">
            <text:p>499</text:p>
          </table:table-cell>
          <table:table-cell office:value-type="float" office:value="547.87" calcext:value-type="float">
            <text:p>547.87</text:p>
          </table:table-cell>
          <table:table-cell office:value-type="float" office:value="2164.17" calcext:value-type="float">
            <text:p>2164.17</text:p>
          </table:table-cell>
          <table:table-cell office:value-type="float" office:value="2550.22" calcext:value-type="float">
            <text:p>2550.22</text:p>
          </table:table-cell>
        </table:table-row>
        <table:table-row table:style-name="ro1">
          <table:table-cell office:value-type="float" office:value="15614965" calcext:value-type="float">
            <text:p>15614965</text:p>
          </table:table-cell>
          <table:table-cell table:formula="of:=[.A978]/1000/(60*60*24)" office:value-type="time" office:time-value="PT04H20M14.965S" calcext:value-type="time">
            <text:p>04:20:15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09" calcext:value-type="float">
            <text:p>548.09</text:p>
          </table:table-cell>
          <table:table-cell office:value-type="float" office:value="2166.39" calcext:value-type="float">
            <text:p>2166.39</text:p>
          </table:table-cell>
          <table:table-cell office:value-type="float" office:value="2552.66" calcext:value-type="float">
            <text:p>2552.66</text:p>
          </table:table-cell>
        </table:table-row>
        <table:table-row table:style-name="ro1">
          <table:table-cell office:value-type="float" office:value="15630965" calcext:value-type="float">
            <text:p>15630965</text:p>
          </table:table-cell>
          <table:table-cell table:formula="of:=[.A979]/1000/(60*60*24)" office:value-type="time" office:time-value="PT04H20M30.965S" calcext:value-type="time">
            <text:p>04:20:31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1" calcext:value-type="float">
            <text:p>548.31</text:p>
          </table:table-cell>
          <table:table-cell office:value-type="float" office:value="2168.61" calcext:value-type="float">
            <text:p>2168.61</text:p>
          </table:table-cell>
          <table:table-cell office:value-type="float" office:value="2555.09" calcext:value-type="float">
            <text:p>2555.09</text:p>
          </table:table-cell>
        </table:table-row>
        <table:table-row table:style-name="ro1">
          <table:table-cell office:value-type="float" office:value="15646965" calcext:value-type="float">
            <text:p>15646965</text:p>
          </table:table-cell>
          <table:table-cell table:formula="of:=[.A980]/1000/(60*60*24)" office:value-type="time" office:time-value="PT04H20M46.965S" calcext:value-type="time">
            <text:p>04:20:47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09" calcext:value-type="float">
            <text:p>548.09</text:p>
          </table:table-cell>
          <table:table-cell office:value-type="float" office:value="2170.83" calcext:value-type="float">
            <text:p>2170.83</text:p>
          </table:table-cell>
          <table:table-cell office:value-type="float" office:value="2557.53" calcext:value-type="float">
            <text:p>2557.53</text:p>
          </table:table-cell>
        </table:table-row>
        <table:table-row table:style-name="ro1">
          <table:table-cell office:value-type="float" office:value="15662965" calcext:value-type="float">
            <text:p>15662965</text:p>
          </table:table-cell>
          <table:table-cell table:formula="of:=[.A981]/1000/(60*60*24)" office:value-type="time" office:time-value="PT04H21M02.965S" calcext:value-type="time">
            <text:p>04:21:03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29" calcext:value-type="float">
            <text:p>548.29</text:p>
          </table:table-cell>
          <table:table-cell office:value-type="float" office:value="2173.05" calcext:value-type="float">
            <text:p>2173.05</text:p>
          </table:table-cell>
          <table:table-cell office:value-type="float" office:value="2559.96" calcext:value-type="float">
            <text:p>2559.96</text:p>
          </table:table-cell>
        </table:table-row>
        <table:table-row table:style-name="ro1">
          <table:table-cell office:value-type="float" office:value="15678965" calcext:value-type="float">
            <text:p>15678965</text:p>
          </table:table-cell>
          <table:table-cell table:formula="of:=[.A982]/1000/(60*60*24)" office:value-type="time" office:time-value="PT04H21M18.965S" calcext:value-type="time">
            <text:p>04:21:19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2" calcext:value-type="float">
            <text:p>546.32</text:p>
          </table:table-cell>
          <table:table-cell office:value-type="float" office:value="2175.27" calcext:value-type="float">
            <text:p>2175.27</text:p>
          </table:table-cell>
          <table:table-cell office:value-type="float" office:value="2562.39" calcext:value-type="float">
            <text:p>2562.39</text:p>
          </table:table-cell>
        </table:table-row>
        <table:table-row table:style-name="ro1">
          <table:table-cell office:value-type="float" office:value="15694965" calcext:value-type="float">
            <text:p>15694965</text:p>
          </table:table-cell>
          <table:table-cell table:formula="of:=[.A983]/1000/(60*60*24)" office:value-type="time" office:time-value="PT04H21M34.965S" calcext:value-type="time">
            <text:p>04:21:35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09" calcext:value-type="float">
            <text:p>548.09</text:p>
          </table:table-cell>
          <table:table-cell office:value-type="float" office:value="2177.49" calcext:value-type="float">
            <text:p>2177.49</text:p>
          </table:table-cell>
          <table:table-cell office:value-type="float" office:value="2564.83" calcext:value-type="float">
            <text:p>2564.83</text:p>
          </table:table-cell>
        </table:table-row>
        <table:table-row table:style-name="ro1">
          <table:table-cell office:value-type="float" office:value="15710966" calcext:value-type="float">
            <text:p>15710966</text:p>
          </table:table-cell>
          <table:table-cell table:formula="of:=[.A984]/1000/(60*60*24)" office:value-type="time" office:time-value="PT04H21M50.966S" calcext:value-type="time">
            <text:p>04:21:51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1" calcext:value-type="float">
            <text:p>546.21</text:p>
          </table:table-cell>
          <table:table-cell office:value-type="float" office:value="2179.71" calcext:value-type="float">
            <text:p>2179.71</text:p>
          </table:table-cell>
          <table:table-cell office:value-type="float" office:value="2567.26" calcext:value-type="float">
            <text:p>2567.26</text:p>
          </table:table-cell>
        </table:table-row>
        <table:table-row table:style-name="ro1">
          <table:table-cell office:value-type="float" office:value="15726965" calcext:value-type="float">
            <text:p>15726965</text:p>
          </table:table-cell>
          <table:table-cell table:formula="of:=[.A985]/1000/(60*60*24)" office:value-type="time" office:time-value="PT04H22M06.965S" calcext:value-type="time">
            <text:p>04:22:07</text:p>
          </table:table-cell>
          <table:table-cell office:value-type="float" office:value="1.09" calcext:value-type="float">
            <text:p>1.0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5.99" calcext:value-type="float">
            <text:p>545.99</text:p>
          </table:table-cell>
          <table:table-cell office:value-type="float" office:value="2181.92" calcext:value-type="float">
            <text:p>2181.92</text:p>
          </table:table-cell>
          <table:table-cell office:value-type="float" office:value="2569.68" calcext:value-type="float">
            <text:p>2569.68</text:p>
          </table:table-cell>
        </table:table-row>
        <table:table-row table:style-name="ro1">
          <table:table-cell office:value-type="float" office:value="15742966" calcext:value-type="float">
            <text:p>15742966</text:p>
          </table:table-cell>
          <table:table-cell table:formula="of:=[.A986]/1000/(60*60*24)" office:value-type="time" office:time-value="PT04H22M22.966S" calcext:value-type="time">
            <text:p>04:22:23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1" calcext:value-type="float">
            <text:p>546.31</text:p>
          </table:table-cell>
          <table:table-cell office:value-type="float" office:value="2184.14" calcext:value-type="float">
            <text:p>2184.14</text:p>
          </table:table-cell>
          <table:table-cell office:value-type="float" office:value="2572.11" calcext:value-type="float">
            <text:p>2572.11</text:p>
          </table:table-cell>
        </table:table-row>
        <table:table-row table:style-name="ro1">
          <table:table-cell office:value-type="float" office:value="15758965" calcext:value-type="float">
            <text:p>15758965</text:p>
          </table:table-cell>
          <table:table-cell table:formula="of:=[.A987]/1000/(60*60*24)" office:value-type="time" office:time-value="PT04H22M38.965S" calcext:value-type="time">
            <text:p>04:22:39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2" calcext:value-type="float">
            <text:p>544.22</text:p>
          </table:table-cell>
          <table:table-cell office:value-type="float" office:value="2186.36" calcext:value-type="float">
            <text:p>2186.36</text:p>
          </table:table-cell>
          <table:table-cell office:value-type="float" office:value="2574.54" calcext:value-type="float">
            <text:p>2574.54</text:p>
          </table:table-cell>
        </table:table-row>
        <table:table-row table:style-name="ro1">
          <table:table-cell office:value-type="float" office:value="15774965" calcext:value-type="float">
            <text:p>15774965</text:p>
          </table:table-cell>
          <table:table-cell table:formula="of:=[.A988]/1000/(60*60*24)" office:value-type="time" office:time-value="PT04H22M54.965S" calcext:value-type="time">
            <text:p>04:22:55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" calcext:value-type="float">
            <text:p>546.3</text:p>
          </table:table-cell>
          <table:table-cell office:value-type="float" office:value="2188.58" calcext:value-type="float">
            <text:p>2188.58</text:p>
          </table:table-cell>
          <table:table-cell office:value-type="float" office:value="2576.96" calcext:value-type="float">
            <text:p>2576.96</text:p>
          </table:table-cell>
        </table:table-row>
        <table:table-row table:style-name="ro1">
          <table:table-cell office:value-type="float" office:value="15790965" calcext:value-type="float">
            <text:p>15790965</text:p>
          </table:table-cell>
          <table:table-cell table:formula="of:=[.A989]/1000/(60*60*24)" office:value-type="time" office:time-value="PT04H23M10.965S" calcext:value-type="time">
            <text:p>04:23:11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5" calcext:value-type="float">
            <text:p>546.45</text:p>
          </table:table-cell>
          <table:table-cell office:value-type="float" office:value="2190.8" calcext:value-type="float">
            <text:p>2190.8</text:p>
          </table:table-cell>
          <table:table-cell office:value-type="float" office:value="2579.39" calcext:value-type="float">
            <text:p>2579.39</text:p>
          </table:table-cell>
        </table:table-row>
        <table:table-row table:style-name="ro1">
          <table:table-cell office:value-type="float" office:value="15806966" calcext:value-type="float">
            <text:p>15806966</text:p>
          </table:table-cell>
          <table:table-cell table:formula="of:=[.A990]/1000/(60*60*24)" office:value-type="time" office:time-value="PT04H23M26.966S" calcext:value-type="time">
            <text:p>04:23:27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3" calcext:value-type="float">
            <text:p>544.23</text:p>
          </table:table-cell>
          <table:table-cell office:value-type="float" office:value="2193.02" calcext:value-type="float">
            <text:p>2193.02</text:p>
          </table:table-cell>
          <table:table-cell office:value-type="float" office:value="2581.81" calcext:value-type="float">
            <text:p>2581.81</text:p>
          </table:table-cell>
        </table:table-row>
        <table:table-row table:style-name="ro1">
          <table:table-cell office:value-type="float" office:value="15822965" calcext:value-type="float">
            <text:p>15822965</text:p>
          </table:table-cell>
          <table:table-cell table:formula="of:=[.A991]/1000/(60*60*24)" office:value-type="time" office:time-value="PT04H23M42.965S" calcext:value-type="time">
            <text:p>04:23:43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2" calcext:value-type="float">
            <text:p>544.32</text:p>
          </table:table-cell>
          <table:table-cell office:value-type="float" office:value="2195.24" calcext:value-type="float">
            <text:p>2195.24</text:p>
          </table:table-cell>
          <table:table-cell office:value-type="float" office:value="2584.24" calcext:value-type="float">
            <text:p>2584.24</text:p>
          </table:table-cell>
        </table:table-row>
        <table:table-row table:style-name="ro1">
          <table:table-cell office:value-type="float" office:value="15838966" calcext:value-type="float">
            <text:p>15838966</text:p>
          </table:table-cell>
          <table:table-cell table:formula="of:=[.A992]/1000/(60*60*24)" office:value-type="time" office:time-value="PT04H23M58.966S" calcext:value-type="time">
            <text:p>04:23:59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3" calcext:value-type="float">
            <text:p>544.23</text:p>
          </table:table-cell>
          <table:table-cell office:value-type="float" office:value="2197.46" calcext:value-type="float">
            <text:p>2197.46</text:p>
          </table:table-cell>
          <table:table-cell office:value-type="float" office:value="2586.66" calcext:value-type="float">
            <text:p>2586.66</text:p>
          </table:table-cell>
        </table:table-row>
        <table:table-row table:style-name="ro1">
          <table:table-cell office:value-type="float" office:value="15854965" calcext:value-type="float">
            <text:p>15854965</text:p>
          </table:table-cell>
          <table:table-cell table:formula="of:=[.A993]/1000/(60*60*24)" office:value-type="time" office:time-value="PT04H24M14.965S" calcext:value-type="time">
            <text:p>04:24:15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2" calcext:value-type="float">
            <text:p>544.32</text:p>
          </table:table-cell>
          <table:table-cell office:value-type="float" office:value="2199.68" calcext:value-type="float">
            <text:p>2199.68</text:p>
          </table:table-cell>
          <table:table-cell office:value-type="float" office:value="2589.08" calcext:value-type="float">
            <text:p>2589.08</text:p>
          </table:table-cell>
        </table:table-row>
        <table:table-row table:style-name="ro1">
          <table:table-cell office:value-type="float" office:value="15870965" calcext:value-type="float">
            <text:p>15870965</text:p>
          </table:table-cell>
          <table:table-cell table:formula="of:=[.A994]/1000/(60*60*24)" office:value-type="time" office:time-value="PT04H24M30.965S" calcext:value-type="time">
            <text:p>04:24:31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5" calcext:value-type="float">
            <text:p>542.25</text:p>
          </table:table-cell>
          <table:table-cell office:value-type="float" office:value="2201.9" calcext:value-type="float">
            <text:p>2201.9</text:p>
          </table:table-cell>
          <table:table-cell office:value-type="float" office:value="2591.49" calcext:value-type="float">
            <text:p>2591.49</text:p>
          </table:table-cell>
        </table:table-row>
        <table:table-row table:style-name="ro1">
          <table:table-cell office:value-type="float" office:value="15886965" calcext:value-type="float">
            <text:p>15886965</text:p>
          </table:table-cell>
          <table:table-cell table:formula="of:=[.A995]/1000/(60*60*24)" office:value-type="time" office:time-value="PT04H24M46.965S" calcext:value-type="time">
            <text:p>04:24:47</text:p>
          </table:table-cell>
          <table:table-cell office:value-type="float" office:value="1.09" calcext:value-type="float">
            <text:p>1.0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4.01" calcext:value-type="float">
            <text:p>544.01</text:p>
          </table:table-cell>
          <table:table-cell office:value-type="float" office:value="2204.12" calcext:value-type="float">
            <text:p>2204.12</text:p>
          </table:table-cell>
          <table:table-cell office:value-type="float" office:value="2593.91" calcext:value-type="float">
            <text:p>2593.91</text:p>
          </table:table-cell>
        </table:table-row>
        <table:table-row table:style-name="ro1">
          <table:table-cell office:value-type="float" office:value="15902966" calcext:value-type="float">
            <text:p>15902966</text:p>
          </table:table-cell>
          <table:table-cell table:formula="of:=[.A996]/1000/(60*60*24)" office:value-type="time" office:time-value="PT04H25M02.966S" calcext:value-type="time">
            <text:p>04:25:03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2.11" calcext:value-type="float">
            <text:p>542.11</text:p>
          </table:table-cell>
          <table:table-cell office:value-type="float" office:value="2206.34" calcext:value-type="float">
            <text:p>2206.34</text:p>
          </table:table-cell>
          <table:table-cell office:value-type="float" office:value="2596.33" calcext:value-type="float">
            <text:p>2596.33</text:p>
          </table:table-cell>
        </table:table-row>
        <table:table-row table:style-name="ro1">
          <table:table-cell office:value-type="float" office:value="15918965" calcext:value-type="float">
            <text:p>15918965</text:p>
          </table:table-cell>
          <table:table-cell table:formula="of:=[.A997]/1000/(60*60*24)" office:value-type="time" office:time-value="PT04H25M18.965S" calcext:value-type="time">
            <text:p>04:25:19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3" calcext:value-type="float">
            <text:p>542.23</text:p>
          </table:table-cell>
          <table:table-cell office:value-type="float" office:value="2208.56" calcext:value-type="float">
            <text:p>2208.56</text:p>
          </table:table-cell>
          <table:table-cell office:value-type="float" office:value="2598.74" calcext:value-type="float">
            <text:p>2598.74</text:p>
          </table:table-cell>
        </table:table-row>
        <table:table-row table:style-name="ro1">
          <table:table-cell office:value-type="float" office:value="15934965" calcext:value-type="float">
            <text:p>15934965</text:p>
          </table:table-cell>
          <table:table-cell table:formula="of:=[.A998]/1000/(60*60*24)" office:value-type="time" office:time-value="PT04H25M34.965S" calcext:value-type="time">
            <text:p>04:25:35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1" calcext:value-type="float">
            <text:p>544.31</text:p>
          </table:table-cell>
          <table:table-cell office:value-type="float" office:value="2210.78" calcext:value-type="float">
            <text:p>2210.78</text:p>
          </table:table-cell>
          <table:table-cell office:value-type="float" office:value="2601.15" calcext:value-type="float">
            <text:p>2601.15</text:p>
          </table:table-cell>
        </table:table-row>
        <table:table-row table:style-name="ro1">
          <table:table-cell office:value-type="float" office:value="15950965" calcext:value-type="float">
            <text:p>15950965</text:p>
          </table:table-cell>
          <table:table-cell table:formula="of:=[.A999]/1000/(60*60*24)" office:value-type="time" office:time-value="PT04H25M50.965S" calcext:value-type="time">
            <text:p>04:25:51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2.1" calcext:value-type="float">
            <text:p>542.1</text:p>
          </table:table-cell>
          <table:table-cell office:value-type="float" office:value="2213" calcext:value-type="float">
            <text:p>2213</text:p>
          </table:table-cell>
          <table:table-cell office:value-type="float" office:value="2603.57" calcext:value-type="float">
            <text:p>2603.57</text:p>
          </table:table-cell>
        </table:table-row>
        <table:table-row table:style-name="ro1">
          <table:table-cell office:value-type="float" office:value="15966965" calcext:value-type="float">
            <text:p>15966965</text:p>
          </table:table-cell>
          <table:table-cell table:formula="of:=[.A1000]/1000/(60*60*24)" office:value-type="time" office:time-value="PT04H26M06.965S" calcext:value-type="time">
            <text:p>04:26:07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2" calcext:value-type="float">
            <text:p>544.32</text:p>
          </table:table-cell>
          <table:table-cell office:value-type="float" office:value="2215.22" calcext:value-type="float">
            <text:p>2215.22</text:p>
          </table:table-cell>
          <table:table-cell office:value-type="float" office:value="2605.98" calcext:value-type="float">
            <text:p>2605.98</text:p>
          </table:table-cell>
        </table:table-row>
        <table:table-row table:style-name="ro1">
          <table:table-cell office:value-type="float" office:value="15982965" calcext:value-type="float">
            <text:p>15982965</text:p>
          </table:table-cell>
          <table:table-cell table:formula="of:=[.A1001]/1000/(60*60*24)" office:value-type="time" office:time-value="PT04H26M22.965S" calcext:value-type="time">
            <text:p>04:26:23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2.55" calcext:value-type="float">
            <text:p>542.55</text:p>
          </table:table-cell>
          <table:table-cell office:value-type="float" office:value="2217.44" calcext:value-type="float">
            <text:p>2217.44</text:p>
          </table:table-cell>
          <table:table-cell office:value-type="float" office:value="2608.39" calcext:value-type="float">
            <text:p>2608.39</text:p>
          </table:table-cell>
        </table:table-row>
        <table:table-row table:style-name="ro1">
          <table:table-cell office:value-type="float" office:value="15998966" calcext:value-type="float">
            <text:p>15998966</text:p>
          </table:table-cell>
          <table:table-cell table:formula="of:=[.A1002]/1000/(60*60*24)" office:value-type="time" office:time-value="PT04H26M38.966S" calcext:value-type="time">
            <text:p>04:26:39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6" calcext:value-type="float">
            <text:p>542.46</text:p>
          </table:table-cell>
          <table:table-cell office:value-type="float" office:value="2219.66" calcext:value-type="float">
            <text:p>2219.66</text:p>
          </table:table-cell>
          <table:table-cell office:value-type="float" office:value="2610.8" calcext:value-type="float">
            <text:p>2610.8</text:p>
          </table:table-cell>
        </table:table-row>
        <table:table-row table:style-name="ro1">
          <table:table-cell office:value-type="float" office:value="16014965" calcext:value-type="float">
            <text:p>16014965</text:p>
          </table:table-cell>
          <table:table-cell table:formula="of:=[.A1003]/1000/(60*60*24)" office:value-type="time" office:time-value="PT04H26M54.965S" calcext:value-type="time">
            <text:p>04:26:55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2.68" calcext:value-type="float">
            <text:p>542.68</text:p>
          </table:table-cell>
          <table:table-cell office:value-type="float" office:value="2221.88" calcext:value-type="float">
            <text:p>2221.88</text:p>
          </table:table-cell>
          <table:table-cell office:value-type="float" office:value="2613.21" calcext:value-type="float">
            <text:p>2613.21</text:p>
          </table:table-cell>
        </table:table-row>
        <table:table-row table:style-name="ro1">
          <table:table-cell office:value-type="float" office:value="16030966" calcext:value-type="float">
            <text:p>16030966</text:p>
          </table:table-cell>
          <table:table-cell table:formula="of:=[.A1004]/1000/(60*60*24)" office:value-type="time" office:time-value="PT04H27M10.966S" calcext:value-type="time">
            <text:p>04:27:11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2.67" calcext:value-type="float">
            <text:p>542.67</text:p>
          </table:table-cell>
          <table:table-cell office:value-type="float" office:value="2224.1" calcext:value-type="float">
            <text:p>2224.1</text:p>
          </table:table-cell>
          <table:table-cell office:value-type="float" office:value="2615.62" calcext:value-type="float">
            <text:p>2615.62</text:p>
          </table:table-cell>
        </table:table-row>
        <table:table-row table:style-name="ro1">
          <table:table-cell office:value-type="float" office:value="16046966" calcext:value-type="float">
            <text:p>16046966</text:p>
          </table:table-cell>
          <table:table-cell table:formula="of:=[.A1005]/1000/(60*60*24)" office:value-type="time" office:time-value="PT04H27M26.966S" calcext:value-type="time">
            <text:p>04:27:27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40.53" calcext:value-type="float">
            <text:p>540.53</text:p>
          </table:table-cell>
          <table:table-cell office:value-type="float" office:value="2226.32" calcext:value-type="float">
            <text:p>2226.32</text:p>
          </table:table-cell>
          <table:table-cell office:value-type="float" office:value="2618.02" calcext:value-type="float">
            <text:p>2618.02</text:p>
          </table:table-cell>
        </table:table-row>
        <table:table-row table:style-name="ro1">
          <table:table-cell office:value-type="float" office:value="16062966" calcext:value-type="float">
            <text:p>16062966</text:p>
          </table:table-cell>
          <table:table-cell table:formula="of:=[.A1006]/1000/(60*60*24)" office:value-type="time" office:time-value="PT04H27M42.966S" calcext:value-type="time">
            <text:p>04:27:43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3" calcext:value-type="float">
            <text:p>542.23</text:p>
          </table:table-cell>
          <table:table-cell office:value-type="float" office:value="2228.54" calcext:value-type="float">
            <text:p>2228.54</text:p>
          </table:table-cell>
          <table:table-cell office:value-type="float" office:value="2620.43" calcext:value-type="float">
            <text:p>2620.43</text:p>
          </table:table-cell>
        </table:table-row>
        <table:table-row table:style-name="ro1">
          <table:table-cell office:value-type="float" office:value="16078966" calcext:value-type="float">
            <text:p>16078966</text:p>
          </table:table-cell>
          <table:table-cell table:formula="of:=[.A1007]/1000/(60*60*24)" office:value-type="time" office:time-value="PT04H27M58.966S" calcext:value-type="time">
            <text:p>04:27:59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5" calcext:value-type="float">
            <text:p>540.45</text:p>
          </table:table-cell>
          <table:table-cell office:value-type="float" office:value="2230.76" calcext:value-type="float">
            <text:p>2230.76</text:p>
          </table:table-cell>
          <table:table-cell office:value-type="float" office:value="2622.84" calcext:value-type="float">
            <text:p>2622.84</text:p>
          </table:table-cell>
        </table:table-row>
        <table:table-row table:style-name="ro1">
          <table:table-cell office:value-type="float" office:value="16094966" calcext:value-type="float">
            <text:p>16094966</text:p>
          </table:table-cell>
          <table:table-cell table:formula="of:=[.A1008]/1000/(60*60*24)" office:value-type="time" office:time-value="PT04H28M14.966S" calcext:value-type="time">
            <text:p>04:28:15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1" calcext:value-type="float">
            <text:p>540.31</text:p>
          </table:table-cell>
          <table:table-cell office:value-type="float" office:value="2232.98" calcext:value-type="float">
            <text:p>2232.98</text:p>
          </table:table-cell>
          <table:table-cell office:value-type="float" office:value="2625.24" calcext:value-type="float">
            <text:p>2625.24</text:p>
          </table:table-cell>
        </table:table-row>
        <table:table-row table:style-name="ro1">
          <table:table-cell office:value-type="float" office:value="16110966" calcext:value-type="float">
            <text:p>16110966</text:p>
          </table:table-cell>
          <table:table-cell table:formula="of:=[.A1009]/1000/(60*60*24)" office:value-type="time" office:time-value="PT04H28M30.966S" calcext:value-type="time">
            <text:p>04:28:31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0.22" calcext:value-type="float">
            <text:p>540.22</text:p>
          </table:table-cell>
          <table:table-cell office:value-type="float" office:value="2235.2" calcext:value-type="float">
            <text:p>2235.2</text:p>
          </table:table-cell>
          <table:table-cell office:value-type="float" office:value="2627.64" calcext:value-type="float">
            <text:p>2627.64</text:p>
          </table:table-cell>
        </table:table-row>
        <table:table-row table:style-name="ro1">
          <table:table-cell office:value-type="float" office:value="16126966" calcext:value-type="float">
            <text:p>16126966</text:p>
          </table:table-cell>
          <table:table-cell table:formula="of:=[.A1010]/1000/(60*60*24)" office:value-type="time" office:time-value="PT04H28M46.966S" calcext:value-type="time">
            <text:p>04:28:47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4" calcext:value-type="float">
            <text:p>540.44</text:p>
          </table:table-cell>
          <table:table-cell office:value-type="float" office:value="2237.42" calcext:value-type="float">
            <text:p>2237.42</text:p>
          </table:table-cell>
          <table:table-cell office:value-type="float" office:value="2630.04" calcext:value-type="float">
            <text:p>2630.04</text:p>
          </table:table-cell>
        </table:table-row>
        <table:table-row table:style-name="ro1">
          <table:table-cell office:value-type="float" office:value="16142966" calcext:value-type="float">
            <text:p>16142966</text:p>
          </table:table-cell>
          <table:table-cell table:formula="of:=[.A1011]/1000/(60*60*24)" office:value-type="time" office:time-value="PT04H29M02.966S" calcext:value-type="time">
            <text:p>04:29:03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3" calcext:value-type="float">
            <text:p>538.33</text:p>
          </table:table-cell>
          <table:table-cell office:value-type="float" office:value="2239.64" calcext:value-type="float">
            <text:p>2239.64</text:p>
          </table:table-cell>
          <table:table-cell office:value-type="float" office:value="2632.43" calcext:value-type="float">
            <text:p>2632.43</text:p>
          </table:table-cell>
        </table:table-row>
        <table:table-row table:style-name="ro1">
          <table:table-cell office:value-type="float" office:value="16158965" calcext:value-type="float">
            <text:p>16158965</text:p>
          </table:table-cell>
          <table:table-cell table:formula="of:=[.A1012]/1000/(60*60*24)" office:value-type="time" office:time-value="PT04H29M18.965S" calcext:value-type="time">
            <text:p>04:29:19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2" calcext:value-type="float">
            <text:p>538.32</text:p>
          </table:table-cell>
          <table:table-cell office:value-type="float" office:value="2241.85" calcext:value-type="float">
            <text:p>2241.85</text:p>
          </table:table-cell>
          <table:table-cell office:value-type="float" office:value="2634.83" calcext:value-type="float">
            <text:p>2634.83</text:p>
          </table:table-cell>
        </table:table-row>
        <table:table-row table:style-name="ro1">
          <table:table-cell office:value-type="float" office:value="16174966" calcext:value-type="float">
            <text:p>16174966</text:p>
          </table:table-cell>
          <table:table-cell table:formula="of:=[.A1013]/1000/(60*60*24)" office:value-type="time" office:time-value="PT04H29M34.966S" calcext:value-type="time">
            <text:p>04:29:35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4" calcext:value-type="float">
            <text:p>538.44</text:p>
          </table:table-cell>
          <table:table-cell office:value-type="float" office:value="2244.08" calcext:value-type="float">
            <text:p>2244.08</text:p>
          </table:table-cell>
          <table:table-cell office:value-type="float" office:value="2637.23" calcext:value-type="float">
            <text:p>2637.23</text:p>
          </table:table-cell>
        </table:table-row>
        <table:table-row table:style-name="ro1">
          <table:table-cell office:value-type="float" office:value="16190965" calcext:value-type="float">
            <text:p>16190965</text:p>
          </table:table-cell>
          <table:table-cell table:formula="of:=[.A1014]/1000/(60*60*24)" office:value-type="time" office:time-value="PT04H29M50.965S" calcext:value-type="time">
            <text:p>04:29:51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4" calcext:value-type="float">
            <text:p>538.24</text:p>
          </table:table-cell>
          <table:table-cell office:value-type="float" office:value="2246.29" calcext:value-type="float">
            <text:p>2246.29</text:p>
          </table:table-cell>
          <table:table-cell office:value-type="float" office:value="2639.62" calcext:value-type="float">
            <text:p>2639.62</text:p>
          </table:table-cell>
        </table:table-row>
        <table:table-row table:style-name="ro1">
          <table:table-cell office:value-type="float" office:value="16206965" calcext:value-type="float">
            <text:p>16206965</text:p>
          </table:table-cell>
          <table:table-cell table:formula="of:=[.A1015]/1000/(60*60*24)" office:value-type="time" office:time-value="PT04H30M06.965S" calcext:value-type="time">
            <text:p>04:30:07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5" calcext:value-type="float">
            <text:p>538.25</text:p>
          </table:table-cell>
          <table:table-cell office:value-type="float" office:value="2248.51" calcext:value-type="float">
            <text:p>2248.51</text:p>
          </table:table-cell>
          <table:table-cell office:value-type="float" office:value="2642.02" calcext:value-type="float">
            <text:p>2642.02</text:p>
          </table:table-cell>
        </table:table-row>
        <table:table-row table:style-name="ro1">
          <table:table-cell office:value-type="float" office:value="16222965" calcext:value-type="float">
            <text:p>16222965</text:p>
          </table:table-cell>
          <table:table-cell table:formula="of:=[.A1016]/1000/(60*60*24)" office:value-type="time" office:time-value="PT04H30M22.965S" calcext:value-type="time">
            <text:p>04:30:23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2" calcext:value-type="float">
            <text:p>538.32</text:p>
          </table:table-cell>
          <table:table-cell office:value-type="float" office:value="2250.73" calcext:value-type="float">
            <text:p>2250.73</text:p>
          </table:table-cell>
          <table:table-cell office:value-type="float" office:value="2644.41" calcext:value-type="float">
            <text:p>2644.41</text:p>
          </table:table-cell>
        </table:table-row>
        <table:table-row table:style-name="ro1">
          <table:table-cell office:value-type="float" office:value="16238965" calcext:value-type="float">
            <text:p>16238965</text:p>
          </table:table-cell>
          <table:table-cell table:formula="of:=[.A1017]/1000/(60*60*24)" office:value-type="time" office:time-value="PT04H30M38.965S" calcext:value-type="time">
            <text:p>04:30:39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3" calcext:value-type="float">
            <text:p>536.33</text:p>
          </table:table-cell>
          <table:table-cell office:value-type="float" office:value="2252.95" calcext:value-type="float">
            <text:p>2252.95</text:p>
          </table:table-cell>
          <table:table-cell office:value-type="float" office:value="2646.8" calcext:value-type="float">
            <text:p>2646.8</text:p>
          </table:table-cell>
        </table:table-row>
        <table:table-row table:style-name="ro1">
          <table:table-cell office:value-type="float" office:value="16254966" calcext:value-type="float">
            <text:p>16254966</text:p>
          </table:table-cell>
          <table:table-cell table:formula="of:=[.A1018]/1000/(60*60*24)" office:value-type="time" office:time-value="PT04H30M54.966S" calcext:value-type="time">
            <text:p>04:30:55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6.24" calcext:value-type="float">
            <text:p>536.24</text:p>
          </table:table-cell>
          <table:table-cell office:value-type="float" office:value="2255.17" calcext:value-type="float">
            <text:p>2255.17</text:p>
          </table:table-cell>
          <table:table-cell office:value-type="float" office:value="2649.19" calcext:value-type="float">
            <text:p>2649.19</text:p>
          </table:table-cell>
        </table:table-row>
        <table:table-row table:style-name="ro1">
          <table:table-cell office:value-type="float" office:value="16270966" calcext:value-type="float">
            <text:p>16270966</text:p>
          </table:table-cell>
          <table:table-cell table:formula="of:=[.A1019]/1000/(60*60*24)" office:value-type="time" office:time-value="PT04H31M10.966S" calcext:value-type="time">
            <text:p>04:31:11</text:p>
          </table:table-cell>
          <table:table-cell office:value-type="float" office:value="1.07" calcext:value-type="float">
            <text:p>1.0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38.02" calcext:value-type="float">
            <text:p>538.02</text:p>
          </table:table-cell>
          <table:table-cell office:value-type="float" office:value="2257.39" calcext:value-type="float">
            <text:p>2257.39</text:p>
          </table:table-cell>
          <table:table-cell office:value-type="float" office:value="2651.58" calcext:value-type="float">
            <text:p>2651.58</text:p>
          </table:table-cell>
        </table:table-row>
        <table:table-row table:style-name="ro1">
          <table:table-cell office:value-type="float" office:value="16286966" calcext:value-type="float">
            <text:p>16286966</text:p>
          </table:table-cell>
          <table:table-cell table:formula="of:=[.A1020]/1000/(60*60*24)" office:value-type="time" office:time-value="PT04H31M26.966S" calcext:value-type="time">
            <text:p>04:31:27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3" calcext:value-type="float">
            <text:p>536.33</text:p>
          </table:table-cell>
          <table:table-cell office:value-type="float" office:value="2259.61" calcext:value-type="float">
            <text:p>2259.61</text:p>
          </table:table-cell>
          <table:table-cell office:value-type="float" office:value="2653.96" calcext:value-type="float">
            <text:p>2653.96</text:p>
          </table:table-cell>
        </table:table-row>
        <table:table-row table:style-name="ro1">
          <table:table-cell office:value-type="float" office:value="16302965" calcext:value-type="float">
            <text:p>16302965</text:p>
          </table:table-cell>
          <table:table-cell table:formula="of:=[.A1021]/1000/(60*60*24)" office:value-type="time" office:time-value="PT04H31M42.965S" calcext:value-type="time">
            <text:p>04:31:43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6.45" calcext:value-type="float">
            <text:p>536.45</text:p>
          </table:table-cell>
          <table:table-cell office:value-type="float" office:value="2261.83" calcext:value-type="float">
            <text:p>2261.83</text:p>
          </table:table-cell>
          <table:table-cell office:value-type="float" office:value="2656.35" calcext:value-type="float">
            <text:p>2656.35</text:p>
          </table:table-cell>
        </table:table-row>
        <table:table-row table:style-name="ro1">
          <table:table-cell office:value-type="float" office:value="16318965" calcext:value-type="float">
            <text:p>16318965</text:p>
          </table:table-cell>
          <table:table-cell table:formula="of:=[.A1022]/1000/(60*60*24)" office:value-type="time" office:time-value="PT04H31M58.965S" calcext:value-type="time">
            <text:p>04:31:59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2" calcext:value-type="float">
            <text:p>536.32</text:p>
          </table:table-cell>
          <table:table-cell office:value-type="float" office:value="2264.05" calcext:value-type="float">
            <text:p>2264.05</text:p>
          </table:table-cell>
          <table:table-cell office:value-type="float" office:value="2658.73" calcext:value-type="float">
            <text:p>2658.73</text:p>
          </table:table-cell>
        </table:table-row>
        <table:table-row table:style-name="ro1">
          <table:table-cell office:value-type="float" office:value="16334965" calcext:value-type="float">
            <text:p>16334965</text:p>
          </table:table-cell>
          <table:table-cell table:formula="of:=[.A1023]/1000/(60*60*24)" office:value-type="time" office:time-value="PT04H32M14.965S" calcext:value-type="time">
            <text:p>04:32:15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6.11" calcext:value-type="float">
            <text:p>536.11</text:p>
          </table:table-cell>
          <table:table-cell office:value-type="float" office:value="2266.27" calcext:value-type="float">
            <text:p>2266.27</text:p>
          </table:table-cell>
          <table:table-cell office:value-type="float" office:value="2661.11" calcext:value-type="float">
            <text:p>2661.11</text:p>
          </table:table-cell>
        </table:table-row>
        <table:table-row table:style-name="ro1">
          <table:table-cell office:value-type="float" office:value="16350965" calcext:value-type="float">
            <text:p>16350965</text:p>
          </table:table-cell>
          <table:table-cell table:formula="of:=[.A1024]/1000/(60*60*24)" office:value-type="time" office:time-value="PT04H32M30.965S" calcext:value-type="time">
            <text:p>04:32:31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2" calcext:value-type="float">
            <text:p>536.32</text:p>
          </table:table-cell>
          <table:table-cell office:value-type="float" office:value="2268.49" calcext:value-type="float">
            <text:p>2268.49</text:p>
          </table:table-cell>
          <table:table-cell office:value-type="float" office:value="2663.49" calcext:value-type="float">
            <text:p>2663.49</text:p>
          </table:table-cell>
        </table:table-row>
        <table:table-row table:style-name="ro1">
          <table:table-cell office:value-type="float" office:value="16366965" calcext:value-type="float">
            <text:p>16366965</text:p>
          </table:table-cell>
          <table:table-cell table:formula="of:=[.A1025]/1000/(60*60*24)" office:value-type="time" office:time-value="PT04H32M46.965S" calcext:value-type="time">
            <text:p>04:32:47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4.45" calcext:value-type="float">
            <text:p>534.45</text:p>
          </table:table-cell>
          <table:table-cell office:value-type="float" office:value="2270.71" calcext:value-type="float">
            <text:p>2270.71</text:p>
          </table:table-cell>
          <table:table-cell office:value-type="float" office:value="2665.87" calcext:value-type="float">
            <text:p>2665.87</text:p>
          </table:table-cell>
        </table:table-row>
        <table:table-row table:style-name="ro1">
          <table:table-cell office:value-type="float" office:value="16382965" calcext:value-type="float">
            <text:p>16382965</text:p>
          </table:table-cell>
          <table:table-cell table:formula="of:=[.A1026]/1000/(60*60*24)" office:value-type="time" office:time-value="PT04H33M02.965S" calcext:value-type="time">
            <text:p>04:33:03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4.67" calcext:value-type="float">
            <text:p>534.67</text:p>
          </table:table-cell>
          <table:table-cell office:value-type="float" office:value="2272.93" calcext:value-type="float">
            <text:p>2272.93</text:p>
          </table:table-cell>
          <table:table-cell office:value-type="float" office:value="2668.25" calcext:value-type="float">
            <text:p>2668.25</text:p>
          </table:table-cell>
        </table:table-row>
        <table:table-row table:style-name="ro1">
          <table:table-cell office:value-type="float" office:value="16398965" calcext:value-type="float">
            <text:p>16398965</text:p>
          </table:table-cell>
          <table:table-cell table:formula="of:=[.A1027]/1000/(60*60*24)" office:value-type="time" office:time-value="PT04H33M18.965S" calcext:value-type="time">
            <text:p>04:33:19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2" calcext:value-type="float">
            <text:p>534.32</text:p>
          </table:table-cell>
          <table:table-cell office:value-type="float" office:value="2275.15" calcext:value-type="float">
            <text:p>2275.15</text:p>
          </table:table-cell>
          <table:table-cell office:value-type="float" office:value="2670.62" calcext:value-type="float">
            <text:p>2670.62</text:p>
          </table:table-cell>
        </table:table-row>
        <table:table-row table:style-name="ro1">
          <table:table-cell office:value-type="float" office:value="16414966" calcext:value-type="float">
            <text:p>16414966</text:p>
          </table:table-cell>
          <table:table-cell table:formula="of:=[.A1028]/1000/(60*60*24)" office:value-type="time" office:time-value="PT04H33M34.966S" calcext:value-type="time">
            <text:p>04:33:35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4.11" calcext:value-type="float">
            <text:p>534.11</text:p>
          </table:table-cell>
          <table:table-cell office:value-type="float" office:value="2277.37" calcext:value-type="float">
            <text:p>2277.37</text:p>
          </table:table-cell>
          <table:table-cell office:value-type="float" office:value="2672.99" calcext:value-type="float">
            <text:p>2672.99</text:p>
          </table:table-cell>
        </table:table-row>
        <table:table-row table:style-name="ro1">
          <table:table-cell office:value-type="float" office:value="16430966" calcext:value-type="float">
            <text:p>16430966</text:p>
          </table:table-cell>
          <table:table-cell table:formula="of:=[.A1029]/1000/(60*60*24)" office:value-type="time" office:time-value="PT04H33M50.966S" calcext:value-type="time">
            <text:p>04:33:51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3" calcext:value-type="float">
            <text:p>534.33</text:p>
          </table:table-cell>
          <table:table-cell office:value-type="float" office:value="2279.59" calcext:value-type="float">
            <text:p>2279.59</text:p>
          </table:table-cell>
          <table:table-cell office:value-type="float" office:value="2675.36" calcext:value-type="float">
            <text:p>2675.36</text:p>
          </table:table-cell>
        </table:table-row>
        <table:table-row table:style-name="ro1">
          <table:table-cell office:value-type="float" office:value="16446965" calcext:value-type="float">
            <text:p>16446965</text:p>
          </table:table-cell>
          <table:table-cell table:formula="of:=[.A1030]/1000/(60*60*24)" office:value-type="time" office:time-value="PT04H34M06.965S" calcext:value-type="time">
            <text:p>04:34:07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2.33" calcext:value-type="float">
            <text:p>532.33</text:p>
          </table:table-cell>
          <table:table-cell office:value-type="float" office:value="2281.81" calcext:value-type="float">
            <text:p>2281.81</text:p>
          </table:table-cell>
          <table:table-cell office:value-type="float" office:value="2677.73" calcext:value-type="float">
            <text:p>2677.73</text:p>
          </table:table-cell>
        </table:table-row>
        <table:table-row table:style-name="ro1">
          <table:table-cell office:value-type="float" office:value="16462965" calcext:value-type="float">
            <text:p>16462965</text:p>
          </table:table-cell>
          <table:table-cell table:formula="of:=[.A1031]/1000/(60*60*24)" office:value-type="time" office:time-value="PT04H34M22.965S" calcext:value-type="time">
            <text:p>04:34:23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2.24" calcext:value-type="float">
            <text:p>532.24</text:p>
          </table:table-cell>
          <table:table-cell office:value-type="float" office:value="2284.03" calcext:value-type="float">
            <text:p>2284.03</text:p>
          </table:table-cell>
          <table:table-cell office:value-type="float" office:value="2680.09" calcext:value-type="float">
            <text:p>2680.09</text:p>
          </table:table-cell>
        </table:table-row>
        <table:table-row table:style-name="ro1">
          <table:table-cell office:value-type="float" office:value="16478965" calcext:value-type="float">
            <text:p>16478965</text:p>
          </table:table-cell>
          <table:table-cell table:formula="of:=[.A1032]/1000/(60*60*24)" office:value-type="time" office:time-value="PT04H34M38.965S" calcext:value-type="time">
            <text:p>04:34:39</text:p>
          </table:table-cell>
          <table:table-cell office:value-type="float" office:value="1.06" calcext:value-type="float">
            <text:p>1.06</text:p>
          </table:table-cell>
          <table:table-cell office:value-type="float" office:value="499.2" calcext:value-type="float">
            <text:p>499.2</text:p>
          </table:table-cell>
          <table:table-cell office:value-type="float" office:value="530.12" calcext:value-type="float">
            <text:p>530.12</text:p>
          </table:table-cell>
          <table:table-cell office:value-type="float" office:value="2286.25" calcext:value-type="float">
            <text:p>2286.25</text:p>
          </table:table-cell>
          <table:table-cell office:value-type="float" office:value="2682.45" calcext:value-type="float">
            <text:p>2682.45</text:p>
          </table:table-cell>
        </table:table-row>
        <table:table-row table:style-name="ro1">
          <table:table-cell office:value-type="float" office:value="16494965" calcext:value-type="float">
            <text:p>16494965</text:p>
          </table:table-cell>
          <table:table-cell table:formula="of:=[.A1033]/1000/(60*60*24)" office:value-type="time" office:time-value="PT04H34M54.965S" calcext:value-type="time">
            <text:p>04:34:55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30.54" calcext:value-type="float">
            <text:p>530.54</text:p>
          </table:table-cell>
          <table:table-cell office:value-type="float" office:value="2288.47" calcext:value-type="float">
            <text:p>2288.47</text:p>
          </table:table-cell>
          <table:table-cell office:value-type="float" office:value="2684.81" calcext:value-type="float">
            <text:p>2684.81</text:p>
          </table:table-cell>
        </table:table-row>
        <table:table-row table:style-name="ro1">
          <table:table-cell office:value-type="float" office:value="16510965" calcext:value-type="float">
            <text:p>16510965</text:p>
          </table:table-cell>
          <table:table-cell table:formula="of:=[.A1034]/1000/(60*60*24)" office:value-type="time" office:time-value="PT04H35M10.965S" calcext:value-type="time">
            <text:p>04:35:11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4" calcext:value-type="float">
            <text:p>530.34</text:p>
          </table:table-cell>
          <table:table-cell office:value-type="float" office:value="2290.69" calcext:value-type="float">
            <text:p>2290.69</text:p>
          </table:table-cell>
          <table:table-cell office:value-type="float" office:value="2687.17" calcext:value-type="float">
            <text:p>2687.17</text:p>
          </table:table-cell>
        </table:table-row>
        <table:table-row table:style-name="ro1">
          <table:table-cell office:value-type="float" office:value="16526966" calcext:value-type="float">
            <text:p>16526966</text:p>
          </table:table-cell>
          <table:table-cell table:formula="of:=[.A1035]/1000/(60*60*24)" office:value-type="time" office:time-value="PT04H35M26.966S" calcext:value-type="time">
            <text:p>04:35:27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3" calcext:value-type="float">
            <text:p>530.33</text:p>
          </table:table-cell>
          <table:table-cell office:value-type="float" office:value="2292.91" calcext:value-type="float">
            <text:p>2292.91</text:p>
          </table:table-cell>
          <table:table-cell office:value-type="float" office:value="2689.53" calcext:value-type="float">
            <text:p>2689.53</text:p>
          </table:table-cell>
        </table:table-row>
        <table:table-row table:style-name="ro1">
          <table:table-cell office:value-type="float" office:value="16542965" calcext:value-type="float">
            <text:p>16542965</text:p>
          </table:table-cell>
          <table:table-cell table:formula="of:=[.A1036]/1000/(60*60*24)" office:value-type="time" office:time-value="PT04H35M42.965S" calcext:value-type="time">
            <text:p>04:35:43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8.46" calcext:value-type="float">
            <text:p>528.46</text:p>
          </table:table-cell>
          <table:table-cell office:value-type="float" office:value="2295.13" calcext:value-type="float">
            <text:p>2295.13</text:p>
          </table:table-cell>
          <table:table-cell office:value-type="float" office:value="2691.88" calcext:value-type="float">
            <text:p>2691.88</text:p>
          </table:table-cell>
        </table:table-row>
        <table:table-row table:style-name="ro1">
          <table:table-cell office:value-type="float" office:value="16558965" calcext:value-type="float">
            <text:p>16558965</text:p>
          </table:table-cell>
          <table:table-cell table:formula="of:=[.A1037]/1000/(60*60*24)" office:value-type="time" office:time-value="PT04H35M58.965S" calcext:value-type="time">
            <text:p>04:35:59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8.26" calcext:value-type="float">
            <text:p>528.26</text:p>
          </table:table-cell>
          <table:table-cell office:value-type="float" office:value="2297.35" calcext:value-type="float">
            <text:p>2297.35</text:p>
          </table:table-cell>
          <table:table-cell office:value-type="float" office:value="2694.23" calcext:value-type="float">
            <text:p>2694.23</text:p>
          </table:table-cell>
        </table:table-row>
        <table:table-row table:style-name="ro1">
          <table:table-cell office:value-type="float" office:value="16574965" calcext:value-type="float">
            <text:p>16574965</text:p>
          </table:table-cell>
          <table:table-cell table:formula="of:=[.A1038]/1000/(60*60*24)" office:value-type="time" office:time-value="PT04H36M14.965S" calcext:value-type="time">
            <text:p>04:36:15</text:p>
          </table:table-cell>
          <table:table-cell office:value-type="float" office:value="1.06" calcext:value-type="float">
            <text:p>1.06</text:p>
          </table:table-cell>
          <table:table-cell office:value-type="float" office:value="499.2" calcext:value-type="float">
            <text:p>499.2</text:p>
          </table:table-cell>
          <table:table-cell office:value-type="float" office:value="528.12" calcext:value-type="float">
            <text:p>528.12</text:p>
          </table:table-cell>
          <table:table-cell office:value-type="float" office:value="2299.57" calcext:value-type="float">
            <text:p>2299.57</text:p>
          </table:table-cell>
          <table:table-cell office:value-type="float" office:value="2696.58" calcext:value-type="float">
            <text:p>2696.58</text:p>
          </table:table-cell>
        </table:table-row>
        <table:table-row table:style-name="ro1">
          <table:table-cell office:value-type="float" office:value="16590965" calcext:value-type="float">
            <text:p>16590965</text:p>
          </table:table-cell>
          <table:table-cell table:formula="of:=[.A1039]/1000/(60*60*24)" office:value-type="time" office:time-value="PT04H36M30.965S" calcext:value-type="time">
            <text:p>04:36:31</text:p>
          </table:table-cell>
          <table:table-cell office:value-type="float" office:value="1.06" calcext:value-type="float">
            <text:p>1.06</text:p>
          </table:table-cell>
          <table:table-cell office:value-type="float" office:value="499.2" calcext:value-type="float">
            <text:p>499.2</text:p>
          </table:table-cell>
          <table:table-cell office:value-type="float" office:value="528.14" calcext:value-type="float">
            <text:p>528.14</text:p>
          </table:table-cell>
          <table:table-cell office:value-type="float" office:value="2301.79" calcext:value-type="float">
            <text:p>2301.79</text:p>
          </table:table-cell>
          <table:table-cell office:value-type="float" office:value="2698.93" calcext:value-type="float">
            <text:p>2698.93</text:p>
          </table:table-cell>
        </table:table-row>
        <table:table-row table:style-name="ro1">
          <table:table-cell office:value-type="float" office:value="16606965" calcext:value-type="float">
            <text:p>16606965</text:p>
          </table:table-cell>
          <table:table-cell table:formula="of:=[.A1040]/1000/(60*60*24)" office:value-type="time" office:time-value="PT04H36M46.965S" calcext:value-type="time">
            <text:p>04:36:47</text:p>
          </table:table-cell>
          <table:table-cell office:value-type="float" office:value="1.06" calcext:value-type="float">
            <text:p>1.06</text:p>
          </table:table-cell>
          <table:table-cell office:value-type="float" office:value="499" calcext:value-type="float">
            <text:p>499</text:p>
          </table:table-cell>
          <table:table-cell office:value-type="float" office:value="527.89" calcext:value-type="float">
            <text:p>527.89</text:p>
          </table:table-cell>
          <table:table-cell office:value-type="float" office:value="2304" calcext:value-type="float">
            <text:p>2304</text:p>
          </table:table-cell>
          <table:table-cell office:value-type="float" office:value="2701.27" calcext:value-type="float">
            <text:p>2701.27</text:p>
          </table:table-cell>
        </table:table-row>
        <table:table-row table:style-name="ro1">
          <table:table-cell office:value-type="float" office:value="16622965" calcext:value-type="float">
            <text:p>16622965</text:p>
          </table:table-cell>
          <table:table-cell table:formula="of:=[.A1041]/1000/(60*60*24)" office:value-type="time" office:time-value="PT04H37M02.965S" calcext:value-type="time">
            <text:p>04:37:03</text:p>
          </table:table-cell>
          <table:table-cell office:value-type="float" office:value="1.05" calcext:value-type="float">
            <text:p>1.05</text:p>
          </table:table-cell>
          <table:table-cell office:value-type="float" office:value="500.8" calcext:value-type="float">
            <text:p>500.8</text:p>
          </table:table-cell>
          <table:table-cell office:value-type="float" office:value="527.88" calcext:value-type="float">
            <text:p>527.88</text:p>
          </table:table-cell>
          <table:table-cell office:value-type="float" office:value="2306.23" calcext:value-type="float">
            <text:p>2306.23</text:p>
          </table:table-cell>
          <table:table-cell office:value-type="float" office:value="2703.61" calcext:value-type="float">
            <text:p>2703.61</text:p>
          </table:table-cell>
        </table:table-row>
        <table:table-row table:style-name="ro1">
          <table:table-cell office:value-type="float" office:value="16638966" calcext:value-type="float">
            <text:p>16638966</text:p>
          </table:table-cell>
          <table:table-cell table:formula="of:=[.A1042]/1000/(60*60*24)" office:value-type="time" office:time-value="PT04H37M18.966S" calcext:value-type="time">
            <text:p>04:37:19</text:p>
          </table:table-cell>
          <table:table-cell office:value-type="float" office:value="1.05" calcext:value-type="float">
            <text:p>1.05</text:p>
          </table:table-cell>
          <table:table-cell office:value-type="float" office:value="500.52" calcext:value-type="float">
            <text:p>500.52</text:p>
          </table:table-cell>
          <table:table-cell office:value-type="float" office:value="527.58" calcext:value-type="float">
            <text:p>527.58</text:p>
          </table:table-cell>
          <table:table-cell office:value-type="float" office:value="2308.45" calcext:value-type="float">
            <text:p>2308.45</text:p>
          </table:table-cell>
          <table:table-cell office:value-type="float" office:value="2705.96" calcext:value-type="float">
            <text:p>2705.96</text:p>
          </table:table-cell>
        </table:table-row>
        <table:table-row table:style-name="ro1">
          <table:table-cell office:value-type="float" office:value="16654965" calcext:value-type="float">
            <text:p>16654965</text:p>
          </table:table-cell>
          <table:table-cell table:formula="of:=[.A1043]/1000/(60*60*24)" office:value-type="time" office:time-value="PT04H37M34.965S" calcext:value-type="time">
            <text:p>04:37:35</text:p>
          </table:table-cell>
          <table:table-cell office:value-type="float" office:value="1.05" calcext:value-type="float">
            <text:p>1.05</text:p>
          </table:table-cell>
          <table:table-cell office:value-type="float" office:value="500.6" calcext:value-type="float">
            <text:p>500.6</text:p>
          </table:table-cell>
          <table:table-cell office:value-type="float" office:value="525.68" calcext:value-type="float">
            <text:p>525.68</text:p>
          </table:table-cell>
          <table:table-cell office:value-type="float" office:value="2310.68" calcext:value-type="float">
            <text:p>2310.68</text:p>
          </table:table-cell>
          <table:table-cell office:value-type="float" office:value="2708.29" calcext:value-type="float">
            <text:p>2708.29</text:p>
          </table:table-cell>
        </table:table-row>
        <table:table-row table:style-name="ro1">
          <table:table-cell office:value-type="float" office:value="16670965" calcext:value-type="float">
            <text:p>16670965</text:p>
          </table:table-cell>
          <table:table-cell table:formula="of:=[.A1044]/1000/(60*60*24)" office:value-type="time" office:time-value="PT04H37M50.965S" calcext:value-type="time">
            <text:p>04:37:51</text:p>
          </table:table-cell>
          <table:table-cell office:value-type="float" office:value="1.05" calcext:value-type="float">
            <text:p>1.05</text:p>
          </table:table-cell>
          <table:table-cell office:value-type="float" office:value="501" calcext:value-type="float">
            <text:p>501</text:p>
          </table:table-cell>
          <table:table-cell office:value-type="float" office:value="524.08" calcext:value-type="float">
            <text:p>524.08</text:p>
          </table:table-cell>
          <table:table-cell office:value-type="float" office:value="2312.9" calcext:value-type="float">
            <text:p>2312.9</text:p>
          </table:table-cell>
          <table:table-cell office:value-type="float" office:value="2710.63" calcext:value-type="float">
            <text:p>2710.63</text:p>
          </table:table-cell>
        </table:table-row>
        <table:table-row table:style-name="ro1">
          <table:table-cell office:value-type="float" office:value="16686966" calcext:value-type="float">
            <text:p>16686966</text:p>
          </table:table-cell>
          <table:table-cell table:formula="of:=[.A1045]/1000/(60*60*24)" office:value-type="time" office:time-value="PT04H38M06.966S" calcext:value-type="time">
            <text:p>04:38:07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2.47" calcext:value-type="float">
            <text:p>522.47</text:p>
          </table:table-cell>
          <table:table-cell office:value-type="float" office:value="2315.12" calcext:value-type="float">
            <text:p>2315.12</text:p>
          </table:table-cell>
          <table:table-cell office:value-type="float" office:value="2712.96" calcext:value-type="float">
            <text:p>2712.96</text:p>
          </table:table-cell>
        </table:table-row>
        <table:table-row table:style-name="ro1">
          <table:table-cell office:value-type="float" office:value="16702965" calcext:value-type="float">
            <text:p>16702965</text:p>
          </table:table-cell>
          <table:table-cell table:formula="of:=[.A1046]/1000/(60*60*24)" office:value-type="time" office:time-value="PT04H38M22.965S" calcext:value-type="time">
            <text:p>04:38:23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2.25" calcext:value-type="float">
            <text:p>522.25</text:p>
          </table:table-cell>
          <table:table-cell office:value-type="float" office:value="2317.34" calcext:value-type="float">
            <text:p>2317.34</text:p>
          </table:table-cell>
          <table:table-cell office:value-type="float" office:value="2715.28" calcext:value-type="float">
            <text:p>2715.28</text:p>
          </table:table-cell>
        </table:table-row>
        <table:table-row table:style-name="ro1">
          <table:table-cell office:value-type="float" office:value="16718965" calcext:value-type="float">
            <text:p>16718965</text:p>
          </table:table-cell>
          <table:table-cell table:formula="of:=[.A1047]/1000/(60*60*24)" office:value-type="time" office:time-value="PT04H38M38.965S" calcext:value-type="time">
            <text:p>04:38:39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2.46" calcext:value-type="float">
            <text:p>522.46</text:p>
          </table:table-cell>
          <table:table-cell office:value-type="float" office:value="2319.56" calcext:value-type="float">
            <text:p>2319.56</text:p>
          </table:table-cell>
          <table:table-cell office:value-type="float" office:value="2717.6" calcext:value-type="float">
            <text:p>2717.6</text:p>
          </table:table-cell>
        </table:table-row>
        <table:table-row table:style-name="ro1">
          <table:table-cell office:value-type="float" office:value="16734965" calcext:value-type="float">
            <text:p>16734965</text:p>
          </table:table-cell>
          <table:table-cell table:formula="of:=[.A1048]/1000/(60*60*24)" office:value-type="time" office:time-value="PT04H38M54.965S" calcext:value-type="time">
            <text:p>04:38:55</text:p>
          </table:table-cell>
          <table:table-cell office:value-type="float" office:value="1.04" calcext:value-type="float">
            <text:p>1.0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0.27" calcext:value-type="float">
            <text:p>520.27</text:p>
          </table:table-cell>
          <table:table-cell office:value-type="float" office:value="2321.78" calcext:value-type="float">
            <text:p>2321.78</text:p>
          </table:table-cell>
          <table:table-cell office:value-type="float" office:value="2719.91" calcext:value-type="float">
            <text:p>2719.91</text:p>
          </table:table-cell>
        </table:table-row>
        <table:table-row table:style-name="ro1">
          <table:table-cell office:value-type="float" office:value="16750965" calcext:value-type="float">
            <text:p>16750965</text:p>
          </table:table-cell>
          <table:table-cell table:formula="of:=[.A1049]/1000/(60*60*24)" office:value-type="time" office:time-value="PT04H39M10.965S" calcext:value-type="time">
            <text:p>04:39:11</text:p>
          </table:table-cell>
          <table:table-cell office:value-type="float" office:value="1.04" calcext:value-type="float">
            <text:p>1.0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8.25" calcext:value-type="float">
            <text:p>518.25</text:p>
          </table:table-cell>
          <table:table-cell office:value-type="float" office:value="2324" calcext:value-type="float">
            <text:p>2324</text:p>
          </table:table-cell>
          <table:table-cell office:value-type="float" office:value="2722.22" calcext:value-type="float">
            <text:p>2722.22</text:p>
          </table:table-cell>
        </table:table-row>
        <table:table-row table:style-name="ro1">
          <table:table-cell office:value-type="float" office:value="16766965" calcext:value-type="float">
            <text:p>16766965</text:p>
          </table:table-cell>
          <table:table-cell table:formula="of:=[.A1050]/1000/(60*60*24)" office:value-type="time" office:time-value="PT04H39M26.965S" calcext:value-type="time">
            <text:p>04:39:27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18.34" calcext:value-type="float">
            <text:p>518.34</text:p>
          </table:table-cell>
          <table:table-cell office:value-type="float" office:value="2326.22" calcext:value-type="float">
            <text:p>2326.22</text:p>
          </table:table-cell>
          <table:table-cell office:value-type="float" office:value="2724.53" calcext:value-type="float">
            <text:p>2724.53</text:p>
          </table:table-cell>
        </table:table-row>
        <table:table-row table:style-name="ro1">
          <table:table-cell office:value-type="float" office:value="16782965" calcext:value-type="float">
            <text:p>16782965</text:p>
          </table:table-cell>
          <table:table-cell table:formula="of:=[.A1051]/1000/(60*60*24)" office:value-type="time" office:time-value="PT04H39M42.965S" calcext:value-type="time">
            <text:p>04:39:43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18.33" calcext:value-type="float">
            <text:p>518.33</text:p>
          </table:table-cell>
          <table:table-cell office:value-type="float" office:value="2328.44" calcext:value-type="float">
            <text:p>2328.44</text:p>
          </table:table-cell>
          <table:table-cell office:value-type="float" office:value="2726.84" calcext:value-type="float">
            <text:p>2726.84</text:p>
          </table:table-cell>
        </table:table-row>
        <table:table-row table:style-name="ro1">
          <table:table-cell office:value-type="float" office:value="16798965" calcext:value-type="float">
            <text:p>16798965</text:p>
          </table:table-cell>
          <table:table-cell table:formula="of:=[.A1052]/1000/(60*60*24)" office:value-type="time" office:time-value="PT04H39M58.965S" calcext:value-type="time">
            <text:p>04:39:59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6.25" calcext:value-type="float">
            <text:p>516.25</text:p>
          </table:table-cell>
          <table:table-cell office:value-type="float" office:value="2330.66" calcext:value-type="float">
            <text:p>2330.66</text:p>
          </table:table-cell>
          <table:table-cell office:value-type="float" office:value="2729.14" calcext:value-type="float">
            <text:p>2729.14</text:p>
          </table:table-cell>
        </table:table-row>
        <table:table-row table:style-name="ro1">
          <table:table-cell office:value-type="float" office:value="16814965" calcext:value-type="float">
            <text:p>16814965</text:p>
          </table:table-cell>
          <table:table-cell table:formula="of:=[.A1053]/1000/(60*60*24)" office:value-type="time" office:time-value="PT04H40M14.965S" calcext:value-type="time">
            <text:p>04:40:15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4.35" calcext:value-type="float">
            <text:p>514.35</text:p>
          </table:table-cell>
          <table:table-cell office:value-type="float" office:value="2332.88" calcext:value-type="float">
            <text:p>2332.88</text:p>
          </table:table-cell>
          <table:table-cell office:value-type="float" office:value="2731.43" calcext:value-type="float">
            <text:p>2731.43</text:p>
          </table:table-cell>
        </table:table-row>
        <table:table-row table:style-name="ro1">
          <table:table-cell office:value-type="float" office:value="16830966" calcext:value-type="float">
            <text:p>16830966</text:p>
          </table:table-cell>
          <table:table-cell table:formula="of:=[.A1054]/1000/(60*60*24)" office:value-type="time" office:time-value="PT04H40M30.966S" calcext:value-type="time">
            <text:p>04:40:31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6.34" calcext:value-type="float">
            <text:p>516.34</text:p>
          </table:table-cell>
          <table:table-cell office:value-type="float" office:value="2335.1" calcext:value-type="float">
            <text:p>2335.1</text:p>
          </table:table-cell>
          <table:table-cell office:value-type="float" office:value="2733.72" calcext:value-type="float">
            <text:p>2733.72</text:p>
          </table:table-cell>
        </table:table-row>
        <table:table-row table:style-name="ro1">
          <table:table-cell office:value-type="float" office:value="16846966" calcext:value-type="float">
            <text:p>16846966</text:p>
          </table:table-cell>
          <table:table-cell table:formula="of:=[.A1055]/1000/(60*60*24)" office:value-type="time" office:time-value="PT04H40M46.966S" calcext:value-type="time">
            <text:p>04:40:47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4.25" calcext:value-type="float">
            <text:p>514.25</text:p>
          </table:table-cell>
          <table:table-cell office:value-type="float" office:value="2337.32" calcext:value-type="float">
            <text:p>2337.32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16862965" calcext:value-type="float">
            <text:p>16862965</text:p>
          </table:table-cell>
          <table:table-cell table:formula="of:=[.A1056]/1000/(60*60*24)" office:value-type="time" office:time-value="PT04H41M02.965S" calcext:value-type="time">
            <text:p>04:41:03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2.35" calcext:value-type="float">
            <text:p>512.35</text:p>
          </table:table-cell>
          <table:table-cell office:value-type="float" office:value="2339.54" calcext:value-type="float">
            <text:p>2339.54</text:p>
          </table:table-cell>
          <table:table-cell office:value-type="float" office:value="2738.29" calcext:value-type="float">
            <text:p>2738.29</text:p>
          </table:table-cell>
        </table:table-row>
        <table:table-row table:style-name="ro1">
          <table:table-cell office:value-type="float" office:value="16878965" calcext:value-type="float">
            <text:p>16878965</text:p>
          </table:table-cell>
          <table:table-cell table:formula="of:=[.A1057]/1000/(60*60*24)" office:value-type="time" office:time-value="PT04H41M18.965S" calcext:value-type="time">
            <text:p>04:41:19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2.56" calcext:value-type="float">
            <text:p>512.56</text:p>
          </table:table-cell>
          <table:table-cell office:value-type="float" office:value="2341.75" calcext:value-type="float">
            <text:p>2341.75</text:p>
          </table:table-cell>
          <table:table-cell office:value-type="float" office:value="2740.56" calcext:value-type="float">
            <text:p>2740.56</text:p>
          </table:table-cell>
        </table:table-row>
        <table:table-row table:style-name="ro1">
          <table:table-cell office:value-type="float" office:value="16894965" calcext:value-type="float">
            <text:p>16894965</text:p>
          </table:table-cell>
          <table:table-cell table:formula="of:=[.A1058]/1000/(60*60*24)" office:value-type="time" office:time-value="PT04H41M34.965S" calcext:value-type="time">
            <text:p>04:41:35</text:p>
          </table:table-cell>
          <table:table-cell office:value-type="float" office:value="1.02" calcext:value-type="float">
            <text:p>1.0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0.28" calcext:value-type="float">
            <text:p>510.28</text:p>
          </table:table-cell>
          <table:table-cell office:value-type="float" office:value="2343.97" calcext:value-type="float">
            <text:p>2343.97</text:p>
          </table:table-cell>
          <table:table-cell office:value-type="float" office:value="2742.83" calcext:value-type="float">
            <text:p>2742.83</text:p>
          </table:table-cell>
        </table:table-row>
        <table:table-row table:style-name="ro1">
          <table:table-cell office:value-type="float" office:value="16910965" calcext:value-type="float">
            <text:p>16910965</text:p>
          </table:table-cell>
          <table:table-cell table:formula="of:=[.A1059]/1000/(60*60*24)" office:value-type="time" office:time-value="PT04H41M50.965S" calcext:value-type="time">
            <text:p>04:41:51</text:p>
          </table:table-cell>
          <table:table-cell office:value-type="float" office:value="1.02" calcext:value-type="float">
            <text:p>1.0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0.28" calcext:value-type="float">
            <text:p>510.28</text:p>
          </table:table-cell>
          <table:table-cell office:value-type="float" office:value="2346.19" calcext:value-type="float">
            <text:p>2346.19</text:p>
          </table:table-cell>
          <table:table-cell office:value-type="float" office:value="2745.1" calcext:value-type="float">
            <text:p>2745.1</text:p>
          </table:table-cell>
        </table:table-row>
        <table:table-row table:style-name="ro1">
          <table:table-cell office:value-type="float" office:value="16926965" calcext:value-type="float">
            <text:p>16926965</text:p>
          </table:table-cell>
          <table:table-cell table:formula="of:=[.A1060]/1000/(60*60*24)" office:value-type="time" office:time-value="PT04H42M06.965S" calcext:value-type="time">
            <text:p>04:42:07</text:p>
          </table:table-cell>
          <table:table-cell office:value-type="float" office:value="1.01" calcext:value-type="float">
            <text:p>1.0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6.48" calcext:value-type="float">
            <text:p>506.48</text:p>
          </table:table-cell>
          <table:table-cell office:value-type="float" office:value="2348.41" calcext:value-type="float">
            <text:p>2348.41</text:p>
          </table:table-cell>
          <table:table-cell office:value-type="float" office:value="2747.36" calcext:value-type="float">
            <text:p>2747.36</text:p>
          </table:table-cell>
        </table:table-row>
        <table:table-row table:style-name="ro1">
          <table:table-cell office:value-type="float" office:value="16942966" calcext:value-type="float">
            <text:p>16942966</text:p>
          </table:table-cell>
          <table:table-cell table:formula="of:=[.A1061]/1000/(60*60*24)" office:value-type="time" office:time-value="PT04H42M22.966S" calcext:value-type="time">
            <text:p>04:42:23</text:p>
          </table:table-cell>
          <table:table-cell office:value-type="float" office:value="1.01" calcext:value-type="float">
            <text:p>1.01</text:p>
          </table:table-cell>
          <table:table-cell office:value-type="float" office:value="499.2" calcext:value-type="float">
            <text:p>499.2</text:p>
          </table:table-cell>
          <table:table-cell office:value-type="float" office:value="506.16" calcext:value-type="float">
            <text:p>506.16</text:p>
          </table:table-cell>
          <table:table-cell office:value-type="float" office:value="2350.63" calcext:value-type="float">
            <text:p>2350.63</text:p>
          </table:table-cell>
          <table:table-cell office:value-type="float" office:value="2749.61" calcext:value-type="float">
            <text:p>2749.61</text:p>
          </table:table-cell>
        </table:table-row>
        <table:table-row table:style-name="ro1">
          <table:table-cell office:value-type="float" office:value="16958965" calcext:value-type="float">
            <text:p>16958965</text:p>
          </table:table-cell>
          <table:table-cell table:formula="of:=[.A1062]/1000/(60*60*24)" office:value-type="time" office:time-value="PT04H42M38.965S" calcext:value-type="time">
            <text:p>04:42:39</text:p>
          </table:table-cell>
          <table:table-cell office:value-type="float" office:value="1.01" calcext:value-type="float">
            <text:p>1.01</text:p>
          </table:table-cell>
          <table:table-cell office:value-type="float" office:value="499.2" calcext:value-type="float">
            <text:p>499.2</text:p>
          </table:table-cell>
          <table:table-cell office:value-type="float" office:value="504.15" calcext:value-type="float">
            <text:p>504.15</text:p>
          </table:table-cell>
          <table:table-cell office:value-type="float" office:value="2352.85" calcext:value-type="float">
            <text:p>2352.85</text:p>
          </table:table-cell>
          <table:table-cell office:value-type="float" office:value="2751.86" calcext:value-type="float">
            <text:p>2751.86</text:p>
          </table:table-cell>
        </table:table-row>
        <table:table-row table:style-name="ro1">
          <table:table-cell office:value-type="float" office:value="16974965" calcext:value-type="float">
            <text:p>16974965</text:p>
          </table:table-cell>
          <table:table-cell table:formula="of:=[.A1063]/1000/(60*60*24)" office:value-type="time" office:time-value="PT04H42M54.965S" calcext:value-type="time">
            <text:p>04:42:55</text:p>
          </table:table-cell>
          <table:table-cell office:value-type="float" office:value="1.01" calcext:value-type="float">
            <text:p>1.01</text:p>
          </table:table-cell>
          <table:table-cell office:value-type="float" office:value="499.2" calcext:value-type="float">
            <text:p>499.2</text:p>
          </table:table-cell>
          <table:table-cell office:value-type="float" office:value="504.16" calcext:value-type="float">
            <text:p>504.16</text:p>
          </table:table-cell>
          <table:table-cell office:value-type="float" office:value="2355.07" calcext:value-type="float">
            <text:p>2355.07</text:p>
          </table:table-cell>
          <table:table-cell office:value-type="float" office:value="2754.1" calcext:value-type="float">
            <text:p>2754.1</text:p>
          </table:table-cell>
        </table:table-row>
        <table:table-row table:style-name="ro1">
          <table:table-cell office:value-type="float" office:value="16990965" calcext:value-type="float">
            <text:p>16990965</text:p>
          </table:table-cell>
          <table:table-cell table:formula="of:=[.A1064]/1000/(60*60*24)" office:value-type="time" office:time-value="PT04H43M10.965S" calcext:value-type="time">
            <text:p>04:43:11</text:p>
          </table:table-cell>
          <table:table-cell office:value-type="float" office:value="1.01" calcext:value-type="float">
            <text:p>1.01</text:p>
          </table:table-cell>
          <table:table-cell office:value-type="float" office:value="499.4" calcext:value-type="float">
            <text:p>499.4</text:p>
          </table:table-cell>
          <table:table-cell office:value-type="float" office:value="502.37" calcext:value-type="float">
            <text:p>502.37</text:p>
          </table:table-cell>
          <table:table-cell office:value-type="float" office:value="2357.29" calcext:value-type="float">
            <text:p>2357.29</text:p>
          </table:table-cell>
          <table:table-cell office:value-type="float" office:value="2756.34" calcext:value-type="float">
            <text:p>2756.34</text:p>
          </table:table-cell>
        </table:table-row>
        <table:table-row table:style-name="ro1">
          <table:table-cell office:value-type="float" office:value="17006965" calcext:value-type="float">
            <text:p>17006965</text:p>
          </table:table-cell>
          <table:table-cell table:formula="of:=[.A1065]/1000/(60*60*24)" office:value-type="time" office:time-value="PT04H43M26.965S" calcext:value-type="time">
            <text:p>04:43:27</text:p>
          </table:table-cell>
          <table:table-cell office:value-type="float" office:value="1" calcext:value-type="float">
            <text:p>1</text:p>
          </table:table-cell>
          <table:table-cell office:value-type="float" office:value="499.4" calcext:value-type="float">
            <text:p>499.4</text:p>
          </table:table-cell>
          <table:table-cell office:value-type="float" office:value="500.36" calcext:value-type="float">
            <text:p>500.36</text:p>
          </table:table-cell>
          <table:table-cell office:value-type="float" office:value="2359.51" calcext:value-type="float">
            <text:p>2359.51</text:p>
          </table:table-cell>
          <table:table-cell office:value-type="float" office:value="2758.56" calcext:value-type="float">
            <text:p>2758.56</text:p>
          </table:table-cell>
        </table:table-row>
        <table:table-row table:style-name="ro1">
          <table:table-cell office:value-type="float" office:value="17007964" calcext:value-type="float">
            <text:p>17007964</text:p>
          </table:table-cell>
          <table:table-cell table:formula="of:=[.A1066]/1000/(60*60*24)" office:value-type="time" office:time-value="PT04H43M27.964S" calcext:value-type="time">
            <text:p>04:43:28</text:p>
          </table:table-cell>
          <table:table-cell office:value-type="float" office:value="1" calcext:value-type="float">
            <text:p>1</text:p>
          </table:table-cell>
          <table:table-cell office:value-type="float" office:value="499.32" calcext:value-type="float">
            <text:p>499.32</text:p>
          </table:table-cell>
          <table:table-cell office:value-type="float" office:value="498.3" calcext:value-type="float">
            <text:p>498.3</text:p>
          </table:table-cell>
          <table:table-cell office:value-type="float" office:value="2359.65" calcext:value-type="float">
            <text:p>2359.65</text:p>
          </table:table-cell>
          <table:table-cell office:value-type="float" office:value="2758.7" calcext:value-type="float">
            <text:p>2758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06T22:31:35.121000000</dc:date>
    <meta:editing-duration>PT7M33S</meta:editing-duration>
    <meta:editing-cycles>1</meta:editing-cycles>
    <meta:document-statistic meta:table-count="1" meta:cell-count="7462" meta:object-count="1"/>
    <meta:generator>LibreOffice/7.0.0.3$Windows_X86_64 LibreOffice_project/8061b3e9204bef6b321a21033174034a5e2ea88e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66cm" svg:height="15.088cm" xlink:href=".." xlink:type="simple" chart:class="chart:line" chart:style-name="ch1">
        <chart:title svg:x="10.73cm" svg:y="0.437cm" chart:style-name="ch2">
          <text:p>Eneloop Pro AA @0.2C #2</text:p>
        </chart:title>
        <chart:legend chart:legend-position="end" svg:x="24.411cm" svg:y="7.245cm" style:legend-expansion="high" chart:style-name="ch3"/>
        <chart:plot-area chart:style-name="ch4" table:cell-range-address="LOGGER01.B1:LOGGER01.C1066" chart:data-source-has-labels="both" svg:x="0.537cm" svg:y="1.517cm" svg:width="23.337cm" svg:height="13.27cm">
          <chart:coordinate-region svg:x="1.449cm" svg:y="1.517cm" svg:width="22.425cm" svg:height="11.942cm"/>
          <chart:axis chart:dimension="x" chart:name="primary-x" chart:style-name="ch5" chartooo:axis-type="auto">
            <chartooo:date-scale/>
            <chart:categories table:cell-range-address="LOGGER01.B2:LOGGER01.B106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1.C2:LOGGER01.C1066" chart:label-cell-address="LOGGER01.C1:LOGGER01.C1" chart:class="chart:line">
            <chart:data-point chart:repeated="106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1.C1:LOGGER0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1.B2:LOGGER01.B1066</svg:desc>
                </draw:g>
              </table:table-cell>
              <table:table-cell office:value-type="float" office:value="1.29">
                <text:p>1.29</text:p>
                <draw:g>
                  <svg:desc>LOGGER01.C2:LOGGER01.C1066</svg:desc>
                </draw:g>
              </table:table-cell>
            </table:table-row>
            <table:table-row>
              <table:table-cell office:value-type="float" office:value="0.000184768518518519">
                <text:p>0.00018476851851851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0369953703703704">
                <text:p>0.000369953703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0555138888888889">
                <text:p>0.000555138888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0740324074074074">
                <text:p>0.00074032407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925520833333333">
                <text:p>0.00092552083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11069444444444">
                <text:p>0.001110694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29587962962963">
                <text:p>0.001295879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48106481481481">
                <text:p>0.00148106481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66625">
                <text:p>0.001666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85143518518519">
                <text:p>0.00185143518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203662037037037">
                <text:p>0.002036620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22180555555556">
                <text:p>0.002221805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40700231481481">
                <text:p>0.0024070023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59217592592593">
                <text:p>0.0025921759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77737268518519">
                <text:p>0.00277737268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9625462962963">
                <text:p>0.00296254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314773148148148">
                <text:p>0.0031477314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333292824074074">
                <text:p>0.0033329282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51811342592593">
                <text:p>0.0035181134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70328703703704">
                <text:p>0.003703287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88847222222222">
                <text:p>0.003888472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07365740740741">
                <text:p>0.004073657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25884259259259">
                <text:p>0.004258842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44403935185185">
                <text:p>0.0044440393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62921296296296">
                <text:p>0.004629212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81439814814815">
                <text:p>0.004814398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99959490740741">
                <text:p>0.0049995949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518476851851852">
                <text:p>0.0051847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3699537037037">
                <text:p>0.005369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55513888888889">
                <text:p>0.0055551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74032407407407">
                <text:p>0.0057403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92550925925926">
                <text:p>0.0059255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11070601851852">
                <text:p>0.006110706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29587962962963">
                <text:p>0.0062958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48106481481482">
                <text:p>0.0064810648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66626157407407">
                <text:p>0.006666261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85143518518519">
                <text:p>0.0068514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03663194444445">
                <text:p>0.0070366319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22181712962963">
                <text:p>0.007221817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40699074074074">
                <text:p>0.0074069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5921875">
                <text:p>0.0075921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77737268518519">
                <text:p>0.007777372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9625462962963">
                <text:p>0.0079625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14773148148148">
                <text:p>0.008147731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33291666666667">
                <text:p>0.008332916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51810185185185">
                <text:p>0.008518101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70328703703704">
                <text:p>0.008703287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88847222222222">
                <text:p>0.008888472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07365740740741">
                <text:p>0.009073657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25885416666667">
                <text:p>0.009258854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44403935185185">
                <text:p>0.009444039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62921296296296">
                <text:p>0.009629212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81439814814815">
                <text:p>0.009814398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99958333333333">
                <text:p>0.009999583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1847685185185">
                <text:p>0.0101847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3699537037037">
                <text:p>0.010369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555150462963">
                <text:p>0.0105551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7403240740741">
                <text:p>0.0107403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9255092592593">
                <text:p>0.0109255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1106944444444">
                <text:p>0.011110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2958796296296">
                <text:p>0.0112958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4810648148148">
                <text:p>0.011481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66625">
                <text:p>0.011666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8514351851852">
                <text:p>0.011851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0366319444444">
                <text:p>0.01203663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2218055555556">
                <text:p>0.012221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4069907407407">
                <text:p>0.012406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5921759259259">
                <text:p>0.012592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7773611111111">
                <text:p>0.012777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9625462962963">
                <text:p>0.012962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1477430555556">
                <text:p>0.01314774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3329282407407">
                <text:p>0.01333292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5181134259259">
                <text:p>0.01351811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7032986111111">
                <text:p>0.01370329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8884722222222">
                <text:p>0.013888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0736574074074">
                <text:p>0.0140736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2588425925926">
                <text:p>0.014258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4440277777778">
                <text:p>0.0144440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629224537037">
                <text:p>0.0146292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8143981481481">
                <text:p>0.014814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9995949074074">
                <text:p>0.01499959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1847685185185">
                <text:p>0.015184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3699537037037">
                <text:p>0.015369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555150462963">
                <text:p>0.0155551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7403356481481">
                <text:p>0.015740335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9255092592593">
                <text:p>0.0159255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1106944444444">
                <text:p>0.0161106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2958796296296">
                <text:p>0.0162958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4810648148148">
                <text:p>0.016481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6662615740741">
                <text:p>0.01666626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8514467592593">
                <text:p>0.016851446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0366319444444">
                <text:p>0.01703663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2218055555556">
                <text:p>0.0172218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4069907407407">
                <text:p>0.0174069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5921759259259">
                <text:p>0.0175921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7773726851852">
                <text:p>0.017777372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9625462962963">
                <text:p>0.017962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1477314814815">
                <text:p>0.0181477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3329166666667">
                <text:p>0.0183329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5181134259259">
                <text:p>0.01851811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703287037037">
                <text:p>0.018703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8884722222222">
                <text:p>0.0188884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0736574074074">
                <text:p>0.0190736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2588425925926">
                <text:p>0.019258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4440277777778">
                <text:p>0.0194440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629212962963">
                <text:p>0.019629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8143981481481">
                <text:p>0.0198143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9995833333333">
                <text:p>0.0199995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1847685185185">
                <text:p>0.020184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3699652777778">
                <text:p>0.02036996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555150462963">
                <text:p>0.0205551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7403356481481">
                <text:p>0.020740335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9255092592593">
                <text:p>0.0209255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1106944444444">
                <text:p>0.0211106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2958796296296">
                <text:p>0.0212958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4810648148148">
                <text:p>0.021481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6662615740741">
                <text:p>0.02166626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8514467592593">
                <text:p>0.021851446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0366203703704">
                <text:p>0.0220366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2218055555556">
                <text:p>0.0222218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4069907407407">
                <text:p>0.0224069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5921759259259">
                <text:p>0.0225921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7773611111111">
                <text:p>0.0227773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9625462962963">
                <text:p>0.022962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1477430555556">
                <text:p>0.0231477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3329282407407">
                <text:p>0.02333292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5181018518519">
                <text:p>0.0235181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7032986111111">
                <text:p>0.02370329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8884722222222">
                <text:p>0.023888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0736689814815">
                <text:p>0.02407366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42588425925926">
                <text:p>0.024258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44440277777778">
                <text:p>0.0244440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4629224537037">
                <text:p>0.0246292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48143981481481">
                <text:p>0.0248143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49995833333333">
                <text:p>0.0249995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51847685185185">
                <text:p>0.025184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53699652777778">
                <text:p>0.0253699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5551388888889">
                <text:p>0.025555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7403240740741">
                <text:p>0.025740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9255092592593">
                <text:p>0.0259255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61106944444444">
                <text:p>0.026110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2958912037037">
                <text:p>0.02629589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64810648148148">
                <text:p>0.026481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66625">
                <text:p>0.02666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8514351851852">
                <text:p>0.0268514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70366203703704">
                <text:p>0.0270366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72218171296296">
                <text:p>0.02722181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74069907407407">
                <text:p>0.027406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5921759259259">
                <text:p>0.027592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7773611111111">
                <text:p>0.027777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9625578703704">
                <text:p>0.0279625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1477314814815">
                <text:p>0.028147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3329282407407">
                <text:p>0.0283329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5181018518518">
                <text:p>0.028518101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703287037037">
                <text:p>0.028703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8884722222222">
                <text:p>0.028888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0736689814815">
                <text:p>0.0290736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2588425925926">
                <text:p>0.029258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4440277777778">
                <text:p>0.029444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629212962963">
                <text:p>0.029629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8143981481481">
                <text:p>0.0298143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9995949074074">
                <text:p>0.0299995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1847800925926">
                <text:p>0.0301847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3699537037037">
                <text:p>0.030369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5551388888889">
                <text:p>0.030555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7403240740741">
                <text:p>0.030740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9255092592593">
                <text:p>0.030925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1106944444444">
                <text:p>0.031110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2958912037037">
                <text:p>0.031295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4810763888889">
                <text:p>0.0314810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66625">
                <text:p>0.03166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8514467592593">
                <text:p>0.0318514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0366319444444">
                <text:p>0.0320366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2218055555556">
                <text:p>0.0322218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4069907407407">
                <text:p>0.032406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5921759259259">
                <text:p>0.032592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7773611111111">
                <text:p>0.032777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9509953703704">
                <text:p>0.0329509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1361805555556">
                <text:p>0.0331361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3213541666667">
                <text:p>0.0333213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5065393518519">
                <text:p>0.0335065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6917361111111">
                <text:p>0.0336917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38769212962963">
                <text:p>0.0338769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0620949074074">
                <text:p>0.0340620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2472916666667">
                <text:p>0.0342472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4324768518518">
                <text:p>0.03443247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617662037037">
                <text:p>0.0346176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8028356481481">
                <text:p>0.034802835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9880208333333">
                <text:p>0.0349880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1732060185185">
                <text:p>0.0351732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3583912037037">
                <text:p>0.035358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5435763888889">
                <text:p>0.0355435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7287615740741">
                <text:p>0.0357287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9139467592593">
                <text:p>0.0359139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0991319444444">
                <text:p>0.0360991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2843171296296">
                <text:p>0.0362843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4695023148148">
                <text:p>0.036469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6546875">
                <text:p>0.03665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8398726851852">
                <text:p>0.0368398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0250578703704">
                <text:p>0.0370250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2102546296296">
                <text:p>0.0372102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3954398148148">
                <text:p>0.0373954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5806134259259">
                <text:p>0.0375806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7657986111111">
                <text:p>0.0377657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9509953703704">
                <text:p>0.0379509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1361805555556">
                <text:p>0.0381361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3213541666667">
                <text:p>0.0383213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5065509259259">
                <text:p>0.0385065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691724537037">
                <text:p>0.03869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8769212962963">
                <text:p>0.0388769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0620949074074">
                <text:p>0.0390620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2472800925926">
                <text:p>0.0392472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4324652777778">
                <text:p>0.0394324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617650462963">
                <text:p>0.03961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8028356481481">
                <text:p>0.039802835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9880208333333">
                <text:p>0.0399880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01732060185185">
                <text:p>0.0401732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03584027777778">
                <text:p>0.0403584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05435763888889">
                <text:p>0.0405435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07287615740741">
                <text:p>0.0407287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09139467592593">
                <text:p>0.0409139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0991435185185">
                <text:p>0.0410991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2843171296296">
                <text:p>0.0412843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4695023148148">
                <text:p>0.041469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6546990740741">
                <text:p>0.0416546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8398842592593">
                <text:p>0.0418398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0250578703704">
                <text:p>0.0420250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2102430555556">
                <text:p>0.0422102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3954282407408">
                <text:p>0.04239542824074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5806134259259">
                <text:p>0.0425806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7657986111111">
                <text:p>0.0427657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9509837962963">
                <text:p>0.042950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1361689814815">
                <text:p>0.0431361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3213657407407">
                <text:p>0.0433213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5065509259259">
                <text:p>0.0435065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691724537037">
                <text:p>0.04369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8769097222222">
                <text:p>0.0438769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0620949074074">
                <text:p>0.0440620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2472916666667">
                <text:p>0.0442472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4324768518519">
                <text:p>0.0444324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617650462963">
                <text:p>0.04461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8028356481482">
                <text:p>0.044802835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9880208333333">
                <text:p>0.044988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1732060185185">
                <text:p>0.045173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3583912037037">
                <text:p>0.045358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55435763888889">
                <text:p>0.0455435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57287615740741">
                <text:p>0.0457287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59139467592593">
                <text:p>0.0459139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0991319444444">
                <text:p>0.0460991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2843171296296">
                <text:p>0.0462843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4695023148148">
                <text:p>0.0464695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6546990740741">
                <text:p>0.0466546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8398726851852">
                <text:p>0.0468398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0250578703704">
                <text:p>0.0470250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2102430555556">
                <text:p>0.0472102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3954282407407">
                <text:p>0.0473954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580625">
                <text:p>0.04758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7657986111111">
                <text:p>0.0477657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9509837962963">
                <text:p>0.047950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1361689814815">
                <text:p>0.0481361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3213541666667">
                <text:p>0.0483213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5065509259259">
                <text:p>0.0485065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691724537037">
                <text:p>0.04869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8769097222222">
                <text:p>0.0488769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0621064814815">
                <text:p>0.0490621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2472800925926">
                <text:p>0.0492472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4324652777778">
                <text:p>0.0494324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617662037037">
                <text:p>0.0496176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8028472222222">
                <text:p>0.0498028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9880208333333">
                <text:p>0.0499880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1732060185185">
                <text:p>0.0501732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3583912037037">
                <text:p>0.0503583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5435763888889">
                <text:p>0.0505435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7287731481482">
                <text:p>0.05072877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9139467592593">
                <text:p>0.0509139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10991319444444">
                <text:p>0.0510991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12843171296296">
                <text:p>0.0512843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14695138888889">
                <text:p>0.0514695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16546875">
                <text:p>0.051654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8398726851852">
                <text:p>0.0518398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0250578703704">
                <text:p>0.052025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2102546296296">
                <text:p>0.0522102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3954282407407">
                <text:p>0.052395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5806134259259">
                <text:p>0.0525806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7657986111111">
                <text:p>0.0527657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9509837962963">
                <text:p>0.052950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31361689814815">
                <text:p>0.0531361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3213541666667">
                <text:p>0.0533213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35065393518519">
                <text:p>0.0535065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691724537037">
                <text:p>0.053691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38769097222222">
                <text:p>0.0538769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0620949074074">
                <text:p>0.0540620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2472800925926">
                <text:p>0.0542472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4324768518519">
                <text:p>0.05443247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617662037037">
                <text:p>0.0546176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8028472222222">
                <text:p>0.05480284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9880208333333">
                <text:p>0.0549880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51732060185185">
                <text:p>0.055173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53583912037037">
                <text:p>0.0553583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55435763888889">
                <text:p>0.055543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57287615740741">
                <text:p>0.0557287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59139467592593">
                <text:p>0.0559139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60991319444444">
                <text:p>0.056099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62843287037037">
                <text:p>0.0562843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64695023148148">
                <text:p>0.0564695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66546875">
                <text:p>0.056654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68398726851852">
                <text:p>0.0568398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0250578703704">
                <text:p>0.057025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72102430555556">
                <text:p>0.0572102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3954282407407">
                <text:p>0.057395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75806134259259">
                <text:p>0.0575806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77657986111111">
                <text:p>0.0577657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79509837962963">
                <text:p>0.057950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1361689814815">
                <text:p>0.0581361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83213657407408">
                <text:p>0.05832136574074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5065393518519">
                <text:p>0.0585065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86917361111111">
                <text:p>0.0586917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88769097222222">
                <text:p>0.058876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0621064814815">
                <text:p>0.0590621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2472800925926">
                <text:p>0.0592472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4324768518519">
                <text:p>0.05943247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617662037037">
                <text:p>0.0596176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8028356481482">
                <text:p>0.059802835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9880208333333">
                <text:p>0.059988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01732175925926">
                <text:p>0.0601732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03583912037037">
                <text:p>0.0603583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05435763888889">
                <text:p>0.060543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07287615740741">
                <text:p>0.0607287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09139467592593">
                <text:p>0.0609139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10991319444444">
                <text:p>0.061099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12843287037037">
                <text:p>0.0612843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14695138888889">
                <text:p>0.0614695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16546875">
                <text:p>0.06165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18398726851852">
                <text:p>0.0618398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0250578703704">
                <text:p>0.062025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2102430555556">
                <text:p>0.0622102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3954282407407">
                <text:p>0.062395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5806134259259">
                <text:p>0.0625806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7657986111111">
                <text:p>0.0627657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9509953703704">
                <text:p>0.0629509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31361689814815">
                <text:p>0.0631361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33213541666667">
                <text:p>0.0633213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35065393518519">
                <text:p>0.0635065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3691724537037">
                <text:p>0.063691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38769097222222">
                <text:p>0.063876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0621064814815">
                <text:p>0.0640621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2472800925926">
                <text:p>0.0642472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4324652777778">
                <text:p>0.0644324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617662037037">
                <text:p>0.0646176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8028356481481">
                <text:p>0.0648028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9880208333333">
                <text:p>0.064988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51732060185185">
                <text:p>0.065173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53584027777778">
                <text:p>0.0653584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5543587962963">
                <text:p>0.0655435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57287615740741">
                <text:p>0.0657287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59139467592593">
                <text:p>0.0659139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60991319444444">
                <text:p>0.066099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62843171296296">
                <text:p>0.0662843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64695023148148">
                <text:p>0.0664695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66546875">
                <text:p>0.066654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68398726851852">
                <text:p>0.0668398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0250578703704">
                <text:p>0.067025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2102430555556">
                <text:p>0.0672102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3954282407407">
                <text:p>0.067395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5806134259259">
                <text:p>0.0675806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7657986111111">
                <text:p>0.0677657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9509837962963">
                <text:p>0.067950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81361689814815">
                <text:p>0.0681361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83213657407407">
                <text:p>0.0683213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85065509259259">
                <text:p>0.0685065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86917361111111">
                <text:p>0.0686917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88769097222222">
                <text:p>0.068876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0620949074074">
                <text:p>0.0690620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2472916666667">
                <text:p>0.0692472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4324652777778">
                <text:p>0.0694324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617662037037">
                <text:p>0.0696176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8028472222222">
                <text:p>0.06980284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9880208333333">
                <text:p>0.069988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01732060185185">
                <text:p>0.070173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03583912037037">
                <text:p>0.0703583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05435763888889">
                <text:p>0.070543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07287615740741">
                <text:p>0.0707287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09139583333333">
                <text:p>0.0709139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10991319444445">
                <text:p>0.071099131944444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12843287037037">
                <text:p>0.0712843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14695138888889">
                <text:p>0.0714695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16546990740741">
                <text:p>0.0716546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18398726851852">
                <text:p>0.0718398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0250578703704">
                <text:p>0.072025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2102430555556">
                <text:p>0.0722102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3954282407407">
                <text:p>0.072395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580625">
                <text:p>0.072580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7657986111111">
                <text:p>0.0727657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9509837962963">
                <text:p>0.072950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1361689814815">
                <text:p>0.0731361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3213541666667">
                <text:p>0.0733213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5065509259259">
                <text:p>0.0735065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6917361111111">
                <text:p>0.0736917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8769097222222">
                <text:p>0.073876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0620949074074">
                <text:p>0.0740620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2472800925926">
                <text:p>0.0742472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4324652777778">
                <text:p>0.0744324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617662037037">
                <text:p>0.0746176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8028472222222">
                <text:p>0.07480284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9880324074074">
                <text:p>0.07498803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1732060185185">
                <text:p>0.075173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3584027777778">
                <text:p>0.0753584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543587962963">
                <text:p>0.0755435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7287615740741">
                <text:p>0.0757287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9139467592593">
                <text:p>0.075913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60991319444444">
                <text:p>0.076099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62843287037037">
                <text:p>0.0762843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64695023148148">
                <text:p>0.076469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66546875">
                <text:p>0.076654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68398842592593">
                <text:p>0.0768398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0250578703704">
                <text:p>0.077025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2102430555556">
                <text:p>0.0772102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3954282407408">
                <text:p>0.077395428240740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5806134259259">
                <text:p>0.0775806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77657986111111">
                <text:p>0.077765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79509837962963">
                <text:p>0.077950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81361689814815">
                <text:p>0.0781361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83213541666667">
                <text:p>0.078321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85065393518519">
                <text:p>0.07850653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8691724537037">
                <text:p>0.078691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88769097222222">
                <text:p>0.078876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90620949074074">
                <text:p>0.0790620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92472800925926">
                <text:p>0.0792472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94324652777778">
                <text:p>0.079432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9617650462963">
                <text:p>0.079617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98028356481481">
                <text:p>0.0798028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99880324074074">
                <text:p>0.07998803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01732060185185">
                <text:p>0.080173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03583912037037">
                <text:p>0.080358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05435763888889">
                <text:p>0.080543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07287731481481">
                <text:p>0.08072877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09139467592593">
                <text:p>0.080913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10991319444444">
                <text:p>0.0810991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12843287037037">
                <text:p>0.0812843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14695023148148">
                <text:p>0.081469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16546875">
                <text:p>0.081654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18398726851852">
                <text:p>0.0818398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20250694444444">
                <text:p>0.08202506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22102546296296">
                <text:p>0.08221025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23954398148148">
                <text:p>0.08239543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2580625">
                <text:p>0.0825806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27657986111111">
                <text:p>0.082765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29509837962963">
                <text:p>0.082950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31361689814815">
                <text:p>0.083136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33213657407407">
                <text:p>0.0833213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35065393518519">
                <text:p>0.08350653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36917361111111">
                <text:p>0.08369173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38769097222222">
                <text:p>0.083876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40620949074074">
                <text:p>0.0840620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42472800925926">
                <text:p>0.084247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44324652777778">
                <text:p>0.084432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4617650462963">
                <text:p>0.084617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48028356481482">
                <text:p>0.0848028356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49880324074074">
                <text:p>0.0849880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51732060185185">
                <text:p>0.0851732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53583912037037">
                <text:p>0.085358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55435763888889">
                <text:p>0.0855435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57287615740741">
                <text:p>0.0857287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59139583333333">
                <text:p>0.08591395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60991319444445">
                <text:p>0.086099131944444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62843171296296">
                <text:p>0.086284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64695023148148">
                <text:p>0.086469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66546875">
                <text:p>0.086654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68398726851852">
                <text:p>0.086839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70250694444444">
                <text:p>0.08702506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72102546296296">
                <text:p>0.08721025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73954282407408">
                <text:p>0.087395428240740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75806134259259">
                <text:p>0.0875806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77657986111111">
                <text:p>0.087765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79509837962963">
                <text:p>0.087950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81361805555556">
                <text:p>0.08813618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83213657407407">
                <text:p>0.08832136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85065509259259">
                <text:p>0.08850655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8691724537037">
                <text:p>0.088691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88769097222222">
                <text:p>0.088876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90621064814815">
                <text:p>0.08906210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92472800925926">
                <text:p>0.089247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94324768518518">
                <text:p>0.089432476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9617662037037">
                <text:p>0.0896176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98028472222222">
                <text:p>0.0898028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99880208333333">
                <text:p>0.0899880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01732060185185">
                <text:p>0.0901732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03584027777778">
                <text:p>0.09035840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0543587962963">
                <text:p>0.0905435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07287615740741">
                <text:p>0.0907287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09139467592593">
                <text:p>0.090913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10991319444445">
                <text:p>0.091099131944444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12843171296296">
                <text:p>0.091284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14695023148148">
                <text:p>0.091469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16546875">
                <text:p>0.091654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18398726851852">
                <text:p>0.09183987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0250578703704">
                <text:p>0.092025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2102430555556">
                <text:p>0.0922102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3954282407408">
                <text:p>0.092395428240740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5806134259259">
                <text:p>0.0925806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7657986111111">
                <text:p>0.092765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9509837962963">
                <text:p>0.092950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31361689814815">
                <text:p>0.093136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33213541666667">
                <text:p>0.093321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35065393518519">
                <text:p>0.09350653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691724537037">
                <text:p>0.0936917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8769097222222">
                <text:p>0.09387690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0620949074074">
                <text:p>0.0940620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42472916666667">
                <text:p>0.09424729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44324768518518">
                <text:p>0.094432476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617650462963">
                <text:p>0.0946176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8028472222222">
                <text:p>0.09480284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9880208333333">
                <text:p>0.0949880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51732175925926">
                <text:p>0.09517321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53583912037037">
                <text:p>0.0953583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5435763888889">
                <text:p>0.09554357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7287731481481">
                <text:p>0.09572877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59139467592593">
                <text:p>0.095913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60991319444444">
                <text:p>0.09609913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2843171296296">
                <text:p>0.09628431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4695023148148">
                <text:p>0.09646950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6546875">
                <text:p>0.096654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8398726851852">
                <text:p>0.096839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70250578703704">
                <text:p>0.09702505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2102430555556">
                <text:p>0.0972102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73954398148148">
                <text:p>0.09739543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75806134259259">
                <text:p>0.09758061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7657986111111">
                <text:p>0.09776579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9509837962963">
                <text:p>0.0979509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1361689814815">
                <text:p>0.098136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83213541666667">
                <text:p>0.098321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85065393518519">
                <text:p>0.09850653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8691724537037">
                <text:p>0.0986917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8769212962963">
                <text:p>0.0988769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90620949074074">
                <text:p>0.09906209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2472800925926">
                <text:p>0.09924728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4324652777778">
                <text:p>0.099432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9617650462963">
                <text:p>0.099617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98028356481482">
                <text:p>0.0998028356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99880324074074">
                <text:p>0.0999880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0173206018519">
                <text:p>0.100173206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0358391203704">
                <text:p>0.1003583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0543576388889">
                <text:p>0.1005435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0728761574074">
                <text:p>0.1007287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0913946759259">
                <text:p>0.1009139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1099131944444">
                <text:p>0.1010991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128431712963">
                <text:p>0.10128431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1469513888889">
                <text:p>0.1014695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16546875">
                <text:p>0.101654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839872685185">
                <text:p>0.10183987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02505787037">
                <text:p>0.10202505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210243055556">
                <text:p>0.10221024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2395439814815">
                <text:p>0.1023954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580613425926">
                <text:p>0.1025806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2765810185185">
                <text:p>0.1027658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95099537037">
                <text:p>0.1029509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3136168981481">
                <text:p>0.1031361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3321354166667">
                <text:p>0.1033213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3506539351852">
                <text:p>0.1035065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3691724537037">
                <text:p>0.1036917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876921296296">
                <text:p>0.1038769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4062106481481">
                <text:p>0.1040621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247291666667">
                <text:p>0.1042472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432465277778">
                <text:p>0.10443246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617650462963">
                <text:p>0.104617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4802835648148">
                <text:p>0.10480283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4988020833333">
                <text:p>0.10498802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5173217592593">
                <text:p>0.1051732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5358402777778">
                <text:p>0.1053584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5543587962963">
                <text:p>0.1055435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5728761574074">
                <text:p>0.1057287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5913946759259">
                <text:p>0.1059139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6099131944444">
                <text:p>0.1060991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6284328703704">
                <text:p>0.1062843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6469502314815">
                <text:p>0.10646950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66546875">
                <text:p>0.106654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6839884259259">
                <text:p>0.1068398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025069444444">
                <text:p>0.1070250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210243055556">
                <text:p>0.10721024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395439814815">
                <text:p>0.1073954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580613425926">
                <text:p>0.1075806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7765810185185">
                <text:p>0.1077658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795099537037">
                <text:p>0.1079509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8136168981481">
                <text:p>0.1081361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8321354166667">
                <text:p>0.1083213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8506539351852">
                <text:p>0.10850653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8691724537037">
                <text:p>0.108691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8876909722222">
                <text:p>0.1088769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9062094907407">
                <text:p>0.1090620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9247280092593">
                <text:p>0.10924728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9432476851852">
                <text:p>0.1094324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9617650462963">
                <text:p>0.109617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9802835648148">
                <text:p>0.10980283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9988020833333">
                <text:p>0.10998802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0173217592593">
                <text:p>0.1101732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0358402777778">
                <text:p>0.1103584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0543576388889">
                <text:p>0.11054357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0728761574074">
                <text:p>0.11072876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0913958333333">
                <text:p>0.1109139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1099131944444">
                <text:p>0.11109913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128431712963">
                <text:p>0.11128431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1469502314815">
                <text:p>0.11146950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16546875">
                <text:p>0.111654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1839872685185">
                <text:p>0.11183987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02505787037">
                <text:p>0.11202505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210243055556">
                <text:p>0.11221024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395428240741">
                <text:p>0.11239542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580613425926">
                <text:p>0.11258061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765810185185">
                <text:p>0.1127658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950983796296">
                <text:p>0.11295098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3136168981481">
                <text:p>0.11313616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3321354166667">
                <text:p>0.11332135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3506539351852">
                <text:p>0.11350653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3691724537037">
                <text:p>0.1136917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3876909722222">
                <text:p>0.11387690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062094907407">
                <text:p>0.1140620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247280092593">
                <text:p>0.11424728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432465277778">
                <text:p>0.11443246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617650462963">
                <text:p>0.1146176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802835648148">
                <text:p>0.11480283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988020833333">
                <text:p>0.11498802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5173206018519">
                <text:p>0.115173206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5358391203704">
                <text:p>0.11535839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5543576388889">
                <text:p>0.11554357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5728773148148">
                <text:p>0.1157287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5913946759259">
                <text:p>0.11591394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6099131944444">
                <text:p>0.11609913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628431712963">
                <text:p>0.11628431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6469502314815">
                <text:p>0.11646950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66546875">
                <text:p>0.116654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6839884259259">
                <text:p>0.1168398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02505787037">
                <text:p>0.11702505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21025462963">
                <text:p>0.1172102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395428240741">
                <text:p>0.11739542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580613425926">
                <text:p>0.11758061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765798611111">
                <text:p>0.11776579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950983796296">
                <text:p>0.11795098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8136180555556">
                <text:p>0.1181361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8321365740741">
                <text:p>0.1183213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8506539351852">
                <text:p>0.11850653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8691736111111">
                <text:p>0.1186917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8876921296296">
                <text:p>0.1188769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062094907407">
                <text:p>0.1190620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247291666667">
                <text:p>0.1192472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432465277778">
                <text:p>0.11943246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617650462963">
                <text:p>0.1196176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802835648148">
                <text:p>0.11980283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988032407407">
                <text:p>0.1199880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173217592593">
                <text:p>0.1201732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358391203704">
                <text:p>0.12035839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543587962963">
                <text:p>0.1205435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728761574074">
                <text:p>0.12072876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913946759259">
                <text:p>0.12091394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099131944444">
                <text:p>0.12109913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284328703704">
                <text:p>0.1212843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469513888889">
                <text:p>0.1214695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654699074074">
                <text:p>0.1216546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839872685185">
                <text:p>0.12183987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02505787037">
                <text:p>0.12202505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210243055556">
                <text:p>0.12221024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395428240741">
                <text:p>0.12239542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580613425926">
                <text:p>0.12258061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765798611111">
                <text:p>0.12276579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950983796296">
                <text:p>0.12295098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3136168981481">
                <text:p>0.12313616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3321354166667">
                <text:p>0.12332135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3506539351852">
                <text:p>0.12350653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3691724537037">
                <text:p>0.1236917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3876909722222">
                <text:p>0.12387690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062094907407">
                <text:p>0.1240620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247280092593">
                <text:p>0.12424728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432465277778">
                <text:p>0.12443246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617650462963">
                <text:p>0.1246176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802835648148">
                <text:p>0.12480283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988020833333">
                <text:p>0.12498802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5173206018519">
                <text:p>0.125173206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5358391203704">
                <text:p>0.12535839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5543576388889">
                <text:p>0.12554357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5728761574074">
                <text:p>0.12572876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5913946759259">
                <text:p>0.12591394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6099131944444">
                <text:p>0.12609913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628431712963">
                <text:p>0.12628431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6469513888889">
                <text:p>0.1264695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66546875">
                <text:p>0.126654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6839872685185">
                <text:p>0.12683987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702505787037">
                <text:p>0.12702505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7210243055556">
                <text:p>0.12721024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7395428240741">
                <text:p>0.12739542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7580613425926">
                <text:p>0.12758061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7765798611111">
                <text:p>0.12776579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7950983796296">
                <text:p>0.12795098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8136168981481">
                <text:p>0.12813616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8321354166667">
                <text:p>0.12832135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8506539351852">
                <text:p>0.12850653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8691736111111">
                <text:p>0.1286917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8876909722222">
                <text:p>0.12887690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9062094907407">
                <text:p>0.1290620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9247291666667">
                <text:p>0.1292472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9432465277778">
                <text:p>0.12943246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9617650462963">
                <text:p>0.1296176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9802835648148">
                <text:p>0.12980283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9988032407407">
                <text:p>0.1299880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0173206018519">
                <text:p>0.130173206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0358391203704">
                <text:p>0.13035839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0543587962963">
                <text:p>0.1305435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0728773148148">
                <text:p>0.1307287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0913946759259">
                <text:p>0.13091394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1099143518519">
                <text:p>0.1310991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1284328703704">
                <text:p>0.1312843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1469502314815">
                <text:p>0.13146950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16546875">
                <text:p>0.1316546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1839884259259">
                <text:p>0.1318398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202505787037">
                <text:p>0.13202505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2210243055556">
                <text:p>0.13221024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2395428240741">
                <text:p>0.13239542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2580625">
                <text:p>0.1325806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2765810185185">
                <text:p>0.1327658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2950983796296">
                <text:p>0.13295098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3136168981481">
                <text:p>0.13313616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3321354166667">
                <text:p>0.13332135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3506550925926">
                <text:p>0.1335065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3691724537037">
                <text:p>0.1336917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3876909722222">
                <text:p>0.13387690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062094907407">
                <text:p>0.13406209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247280092593">
                <text:p>0.13424728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432465277778">
                <text:p>0.13443246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617650462963">
                <text:p>0.1346176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802835648148">
                <text:p>0.13480283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988020833333">
                <text:p>0.13498802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5173206018519">
                <text:p>0.135173206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5358402777778">
                <text:p>0.1353584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5543576388889">
                <text:p>0.13554357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5728761574074">
                <text:p>0.13572876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5913958333333">
                <text:p>0.1359139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099131944444">
                <text:p>0.13609913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28431712963">
                <text:p>0.13628431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469513888889">
                <text:p>0.1364695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654699074074">
                <text:p>0.1366546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839884259259">
                <text:p>0.1368398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025069444444">
                <text:p>0.1370250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21025462963">
                <text:p>0.1372102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395428240741">
                <text:p>0.13739542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580613425926">
                <text:p>0.13758061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765798611111">
                <text:p>0.13776579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950983796296">
                <text:p>0.13795098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136168981481">
                <text:p>0.13813616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321354166667">
                <text:p>0.13832135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506539351852">
                <text:p>0.13850653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691736111111">
                <text:p>0.1386917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8876909722222">
                <text:p>0.13887690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062094907407">
                <text:p>0.13906209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247280092593">
                <text:p>0.13924728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432465277778">
                <text:p>0.13943246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617650462963">
                <text:p>0.1396176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802835648148">
                <text:p>0.13980283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988020833333">
                <text:p>0.13998802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173206018519">
                <text:p>0.140173206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358402777778">
                <text:p>0.1403584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543576388889">
                <text:p>0.14054357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728761574074">
                <text:p>0.14072876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913946759259">
                <text:p>0.14091394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1099131944444">
                <text:p>0.14109913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128431712963">
                <text:p>0.14128431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1469502314815">
                <text:p>0.14146950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16546875">
                <text:p>0.1416546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1839872685185">
                <text:p>0.14183987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2025069444444">
                <text:p>0.1420250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2210243055556">
                <text:p>0.14221024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2395428240741">
                <text:p>0.14239542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2580613425926">
                <text:p>0.14258061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2765810185185">
                <text:p>0.1427658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295099537037">
                <text:p>0.1429509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3136168981481">
                <text:p>0.14313616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3321354166667">
                <text:p>0.14332135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3506539351852">
                <text:p>0.14350653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3691724537037">
                <text:p>0.14369172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3876909722222">
                <text:p>0.14387690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4062106481481">
                <text:p>0.1440621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4247280092593">
                <text:p>0.14424728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4432476851852">
                <text:p>0.1444324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4617650462963">
                <text:p>0.1446176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4802847222222">
                <text:p>0.1448028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4988020833333">
                <text:p>0.14498802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5173206018519">
                <text:p>0.145173206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5358391203704">
                <text:p>0.14535839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5543576388889">
                <text:p>0.14554357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5728761574074">
                <text:p>0.14572876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5913946759259">
                <text:p>0.14591394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6099143518519">
                <text:p>0.14609914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628431712963">
                <text:p>0.14628431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6469502314815">
                <text:p>0.14646950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66546875">
                <text:p>0.1466546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6839872685185">
                <text:p>0.14683987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02505787037">
                <text:p>0.14702505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210243055556">
                <text:p>0.14721024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395428240741">
                <text:p>0.14739542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580625">
                <text:p>0.1475806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765798611111">
                <text:p>0.14776579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950983796296">
                <text:p>0.14795098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8136168981481">
                <text:p>0.14813616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8321365740741">
                <text:p>0.1483213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8506539351852">
                <text:p>0.14850653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8691724537037">
                <text:p>0.14869172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8876909722222">
                <text:p>0.14887690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062106481481">
                <text:p>0.1490621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247291666667">
                <text:p>0.1492472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432465277778">
                <text:p>0.14943246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617650462963">
                <text:p>0.14961765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802847222222">
                <text:p>0.1498028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988020833333">
                <text:p>0.14998802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0173206018519">
                <text:p>0.150173206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0358391203704">
                <text:p>0.15035839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0543576388889">
                <text:p>0.15054357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0728761574074">
                <text:p>0.15072876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0913946759259">
                <text:p>0.15091394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1099131944444">
                <text:p>0.15109913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128431712963">
                <text:p>0.15128431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1469513888889">
                <text:p>0.1514695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16546875">
                <text:p>0.1516546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1839872685185">
                <text:p>0.15183987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02505787037">
                <text:p>0.15202505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21025462963">
                <text:p>0.1522102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395439814815">
                <text:p>0.1523954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580613425926">
                <text:p>0.15258061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765810185185">
                <text:p>0.1527658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950983796296">
                <text:p>0.15295098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3136168981481">
                <text:p>0.15313616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3321365740741">
                <text:p>0.1533213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3506550925926">
                <text:p>0.1535065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3691724537037">
                <text:p>0.15369172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3876909722222">
                <text:p>0.153876909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4062106481481">
                <text:p>0.1540621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4247291666667">
                <text:p>0.15424729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4432465277778">
                <text:p>0.15443246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4617650462963">
                <text:p>0.15461765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4802847222222">
                <text:p>0.1548028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4988020833333">
                <text:p>0.15498802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5173206018519">
                <text:p>0.155173206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5358391203704">
                <text:p>0.15535839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5543576388889">
                <text:p>0.15554357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5728773148148">
                <text:p>0.15572877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5913946759259">
                <text:p>0.15591394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6099131944444">
                <text:p>0.15609913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6284328703704">
                <text:p>0.1562843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6469502314815">
                <text:p>0.15646950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66546875">
                <text:p>0.15665468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6839872685185">
                <text:p>0.156839872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702505787037">
                <text:p>0.15702505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721025462963">
                <text:p>0.1572102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7395428240741">
                <text:p>0.157395428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7580625">
                <text:p>0.1575806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7765798611111">
                <text:p>0.15776579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7950983796296">
                <text:p>0.15795098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8136168981481">
                <text:p>0.15813616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8321365740741">
                <text:p>0.15832136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8506539351852">
                <text:p>0.15850653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8691724537037">
                <text:p>0.15869172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8876921296296">
                <text:p>0.15887692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9062094907407">
                <text:p>0.15906209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9247280092593">
                <text:p>0.15924728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9432465277778">
                <text:p>0.15943246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9617650462963">
                <text:p>0.15961765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9802835648148">
                <text:p>0.15980283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9988020833333">
                <text:p>0.15998802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0173206018519">
                <text:p>0.160173206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0358391203704">
                <text:p>0.160358391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0543576388889">
                <text:p>0.16054357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0728761574074">
                <text:p>0.160728761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0913946759259">
                <text:p>0.16091394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1099131944444">
                <text:p>0.16109913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128431712963">
                <text:p>0.161284317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1469502314815">
                <text:p>0.16146950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16546875">
                <text:p>0.16165468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1839872685185">
                <text:p>0.16183987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02505787037">
                <text:p>0.162025057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210243055556">
                <text:p>0.162210243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395428240741">
                <text:p>0.162395428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580613425926">
                <text:p>0.16258061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765798611111">
                <text:p>0.16276579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95099537037">
                <text:p>0.1629509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3136168981481">
                <text:p>0.163136168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3321354166667">
                <text:p>0.163321354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3506550925926">
                <text:p>0.16350655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3691724537037">
                <text:p>0.16369172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3876909722222">
                <text:p>0.16387690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062094907407">
                <text:p>0.16406209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247280092593">
                <text:p>0.16424728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432465277778">
                <text:p>0.164432465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617650462963">
                <text:p>0.16461765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802835648148">
                <text:p>0.16480283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988020833333">
                <text:p>0.164988020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5173206018519">
                <text:p>0.165173206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5358391203704">
                <text:p>0.165358391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5543576388889">
                <text:p>0.165543576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5728761574074">
                <text:p>0.165728761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5913958333333">
                <text:p>0.16591395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6099143518519">
                <text:p>0.166099143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628431712963">
                <text:p>0.166284317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6469502314815">
                <text:p>0.166469502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66546875">
                <text:p>0.16665468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6839884259259">
                <text:p>0.16683988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02505787037">
                <text:p>0.167025057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210243055556">
                <text:p>0.167210243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395439814815">
                <text:p>0.16739543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580613425926">
                <text:p>0.16758061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765798611111">
                <text:p>0.16776579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950983796296">
                <text:p>0.167950983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8136168981481">
                <text:p>0.168136168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8321365740741">
                <text:p>0.16832136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8506539351852">
                <text:p>0.168506539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8691724537037">
                <text:p>0.16869172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8876909722222">
                <text:p>0.168876909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9062094907407">
                <text:p>0.169062094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9247291666667">
                <text:p>0.169247291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9432465277778">
                <text:p>0.169432465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9617662037037">
                <text:p>0.16961766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9802847222222">
                <text:p>0.169802847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9988032407407">
                <text:p>0.169988032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0173206018519">
                <text:p>0.170173206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70358391203704">
                <text:p>0.170358391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0543587962963">
                <text:p>0.17054358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0728773148148">
                <text:p>0.170728773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0913958333333">
                <text:p>0.170913958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1099131944444">
                <text:p>0.171099131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128431712963">
                <text:p>0.171284317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1469502314815">
                <text:p>0.171469502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16546875">
                <text:p>0.17165468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1839872685185">
                <text:p>0.171839872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202505787037">
                <text:p>0.172025057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2210243055556">
                <text:p>0.172210243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2395439814815">
                <text:p>0.172395439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2580625">
                <text:p>0.1725806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765798611111">
                <text:p>0.172765798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950983796296">
                <text:p>0.172950983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136180555556">
                <text:p>0.173136180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3321354166667">
                <text:p>0.173321354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3506539351852">
                <text:p>0.173506539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691724537037">
                <text:p>0.173691724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876909722222">
                <text:p>0.173876909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062094907407">
                <text:p>0.174062094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247291666667">
                <text:p>0.174247291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432465277778">
                <text:p>0.174432465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617650462963">
                <text:p>0.17461765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802847222222">
                <text:p>0.174802847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988020833333">
                <text:p>0.174988020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173206018519">
                <text:p>0.1751732060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358402777778">
                <text:p>0.175358402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543576388889">
                <text:p>0.175543576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728761574074">
                <text:p>0.175728761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913946759259">
                <text:p>0.1759139467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6099131944444">
                <text:p>0.176099131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628431712963">
                <text:p>0.176284317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6469502314815">
                <text:p>0.176469502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66546875">
                <text:p>0.17665468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6839872685185">
                <text:p>0.176839872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02505787037">
                <text:p>0.177025057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21025462963">
                <text:p>0.1772102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395428240741">
                <text:p>0.177395428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580613425926">
                <text:p>0.177580613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765798611111">
                <text:p>0.177765798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950983796296">
                <text:p>0.177950983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8136168981481">
                <text:p>0.1781361689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321354166667">
                <text:p>0.178321354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8506539351852">
                <text:p>0.1785065393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691736111111">
                <text:p>0.178691736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876921296296">
                <text:p>0.178876921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062094907407">
                <text:p>0.1790620949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247280092593">
                <text:p>0.179247280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9432465277778">
                <text:p>0.1794324652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617662037037">
                <text:p>0.179617662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802835648148">
                <text:p>0.1798028356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988020833333">
                <text:p>0.179988020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0173217592593">
                <text:p>0.180173217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0358391203704">
                <text:p>0.1803583912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0543576388889">
                <text:p>0.180543576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0728761574074">
                <text:p>0.180728761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0913946759259">
                <text:p>0.180913946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1099131944444">
                <text:p>0.181099131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128431712963">
                <text:p>0.181284317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1469502314815">
                <text:p>0.1814695023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6546875">
                <text:p>0.18165468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1839884259259">
                <text:p>0.181839884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02505787037">
                <text:p>0.1820250578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21025462963">
                <text:p>0.18221025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395428240741">
                <text:p>0.1823954282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580613425926">
                <text:p>0.1825806134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765798611111">
                <text:p>0.1827657986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95099537037">
                <text:p>0.18295099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136168981481">
                <text:p>0.1831361689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321365740741">
                <text:p>0.183321365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506539351852">
                <text:p>0.1835065393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691724537037">
                <text:p>0.183691724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876909722222">
                <text:p>0.1838769097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062106481481">
                <text:p>0.184062106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247280092593">
                <text:p>0.1842472800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432465277778">
                <text:p>0.1844324652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617650462963">
                <text:p>0.184617650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802835648148">
                <text:p>0.1848028356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988020833333">
                <text:p>0.1849880208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5173217592593">
                <text:p>0.185173217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5358391203704">
                <text:p>0.1853583912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5543587962963">
                <text:p>0.185543587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5728773148148">
                <text:p>0.1857287731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913958333333">
                <text:p>0.185913958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6099143518519">
                <text:p>0.1860991435185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6284328703704">
                <text:p>0.1862843287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6469513888889">
                <text:p>0.186469513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6654699074074">
                <text:p>0.1866546990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6839884259259">
                <text:p>0.1868398842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702505787037">
                <text:p>0.1870250578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721025462963">
                <text:p>0.18721025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7395428240741">
                <text:p>0.1873954282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7580613425926">
                <text:p>0.1875806134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7765798611111">
                <text:p>0.1877657986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7950983796296">
                <text:p>0.1879509837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136180555556">
                <text:p>0.1881361805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321365740741">
                <text:p>0.188321365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506550925926">
                <text:p>0.1885065509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691724537037">
                <text:p>0.188691724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876909722222">
                <text:p>0.1888769097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062094907407">
                <text:p>0.1890620949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247280092593">
                <text:p>0.1892472800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432465277778">
                <text:p>0.1894324652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617650462963">
                <text:p>0.1896176504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802835648148">
                <text:p>0.1898028356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988032407407">
                <text:p>0.189988032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0173217592593">
                <text:p>0.1901732175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0358391203704">
                <text:p>0.1903583912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0543576388889">
                <text:p>0.1905435763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0728761574074">
                <text:p>0.1907287615740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0913946759259">
                <text:p>0.1909139467592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1099131944444">
                <text:p>0.19109913194444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1284328703704">
                <text:p>0.19128432870370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1469502314815">
                <text:p>0.1914695023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16546875">
                <text:p>0.191654687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1839872685185">
                <text:p>0.1918398726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202505787037">
                <text:p>0.1920250578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2210243055556">
                <text:p>0.1922102430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2395428240741">
                <text:p>0.19239542824074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2580625">
                <text:p>0.19258062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2765798611111">
                <text:p>0.1927657986111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2950983796296">
                <text:p>0.1929509837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3136180555556">
                <text:p>0.1931361805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3321354166667">
                <text:p>0.1933213541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3506539351852">
                <text:p>0.1935065393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3691724537037">
                <text:p>0.1936917245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3876909722222">
                <text:p>0.19387690972222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4062094907407">
                <text:p>0.19406209490740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4247280092593">
                <text:p>0.19424728009259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4432465277778">
                <text:p>0.19443246527777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4617650462963">
                <text:p>0.1946176504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4802847222222">
                <text:p>0.19480284722222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4988032407407">
                <text:p>0.19498803240740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5173206018519">
                <text:p>0.19517320601851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5358391203704">
                <text:p>0.19535839120370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5543576388889">
                <text:p>0.19554357638888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5728761574074">
                <text:p>0.19572876157407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5913946759259">
                <text:p>0.19591394675925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6099143518519">
                <text:p>0.19609914351851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628431712963">
                <text:p>0.1962843171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6469502314815">
                <text:p>0.19646950231481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66546875">
                <text:p>0.196654687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6839872685185">
                <text:p>0.196839872685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96851435185185">
                <text:p>0.1968514351851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